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 style:list-style-name="WWNum4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3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3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4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5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6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3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4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2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7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4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3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6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3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2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2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2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7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5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3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2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4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5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3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5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7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6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5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4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2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4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7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6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6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9" style:family="paragraph" style:parent-style-name="Standard" style:list-style-name="WWNum5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0" style:family="paragraph" style:parent-style-name="Standard" style:list-style-name="WWNum4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2" style:family="paragraph" style:parent-style-name="Standard" style:list-style-name="WWNum7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3" style:family="paragraph" style:parent-style-name="Standard" style:list-style-name="WWNum4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4" style:family="paragraph" style:parent-style-name="Standard" style:list-style-name="WWNum6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5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6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7" style:family="paragraph" style:parent-style-name="Standard" style:list-style-name="WWNum5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8" style:family="paragraph" style:parent-style-name="Standard" style:list-style-name="WWNum1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9" style:family="paragraph" style:parent-style-name="Standard" style:list-style-name="WWNum7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0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1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2" style:family="paragraph" style:parent-style-name="Standard" style:list-style-name="WWNum2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3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4" style:family="paragraph" style:parent-style-name="Standard" style:list-style-name="WWNum5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5" style:family="paragraph" style:parent-style-name="Standard" style:list-style-name="WWNum6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6" style:family="paragraph" style:parent-style-name="Standard" style:list-style-name="WWNum7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7" style:family="paragraph" style:parent-style-name="Standard" style:list-style-name="WWNum3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8" style:family="paragraph" style:parent-style-name="Standard" style:list-style-name="WWNum5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9" style:family="paragraph" style:parent-style-name="Standard" style:list-style-name="WWNum6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0" style:family="paragraph" style:parent-style-name="Standard" style:list-style-name="WWNum4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1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2" style:family="paragraph" style:parent-style-name="Standard" style:list-style-name="WWNum7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3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4" style:family="paragraph" style:parent-style-name="Standard" style:list-style-name="WWNum3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5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6" style:family="paragraph" style:parent-style-name="Standard" style:list-style-name="WWNum7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7" style:family="paragraph" style:parent-style-name="Standard" style:list-style-name="WWNum5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8" style:family="paragraph" style:parent-style-name="Standard" style:list-style-name="WWNum6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9" style:family="paragraph" style:parent-style-name="Standard" style:list-style-name="WWNum6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0" style:family="paragraph" style:parent-style-name="Standard" style:list-style-name="WWNum7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1" style:family="paragraph" style:parent-style-name="Standard" style:list-style-name="WWNum3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2" style:family="paragraph" style:parent-style-name="Standard" style:list-style-name="WWNum4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3" style:family="paragraph" style:parent-style-name="Standard" style:list-style-name="WWNum3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4" style:family="paragraph" style:parent-style-name="Standard" style:list-style-name="WWNum3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5" style:family="paragraph" style:parent-style-name="Standard" style:list-style-name="WWNum2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7" style:family="paragraph" style:parent-style-name="Standard" style:list-style-name="WWNum4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8" style:family="paragraph" style:parent-style-name="Standard" style:list-style-name="WWNum5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0" style:family="paragraph" style:parent-style-name="Standard" style:list-style-name="WWNum6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1" style:family="paragraph" style:parent-style-name="Standard" style:list-style-name="WWNum3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2" style:family="paragraph" style:parent-style-name="Standard" style:list-style-name="WWNum4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3" style:family="paragraph" style:parent-style-name="Standard" style:list-style-name="WWNum2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4" style:family="paragraph" style:parent-style-name="Standard" style:list-style-name="WWNum7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5" style:family="paragraph" style:parent-style-name="Standard" style:list-style-name="WWNum4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6" style:family="paragraph" style:parent-style-name="Standard" style:list-style-name="WWNum3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7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8" style:family="paragraph" style:parent-style-name="Standard" style:list-style-name="WWNum6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9" style:family="paragraph" style:parent-style-name="Standard" style:list-style-name="WWNum3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0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1" style:family="paragraph" style:parent-style-name="Standard" style:list-style-name="WWNum2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2" style:family="paragraph" style:parent-style-name="Standard" style:list-style-name="WWNum2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3" style:family="paragraph" style:parent-style-name="Standard" style:list-style-name="WWNum2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4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5" style:family="paragraph" style:parent-style-name="Standard" style:list-style-name="WWNum7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6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7" style:family="paragraph" style:parent-style-name="Standard" style:list-style-name="WWNum5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8" style:family="paragraph" style:parent-style-name="Standard" style:list-style-name="WWNum3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9" style:family="paragraph" style:parent-style-name="Standard" style:list-style-name="WWNum2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0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1" style:family="paragraph" style:parent-style-name="Standard" style:list-style-name="WWNum4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2" style:family="paragraph" style:parent-style-name="Standard" style:list-style-name="WWNum5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3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4" style:family="paragraph" style:parent-style-name="Standard" style:list-style-name="WWNum3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6" style:family="paragraph" style:parent-style-name="Standard" style:list-style-name="WWNum5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7" style:family="paragraph" style:parent-style-name="Standard" style:list-style-name="WWNum7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8" style:family="paragraph" style:parent-style-name="Standard" style:list-style-name="WWNum6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9" style:family="paragraph" style:parent-style-name="Standard" style:list-style-name="WWNum5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0" style:family="paragraph" style:parent-style-name="Standard" style:list-style-name="WWNum4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1" style:family="paragraph" style:parent-style-name="Standard" style:list-style-name="WWNum2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2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4" style:family="paragraph" style:parent-style-name="Standard" style:list-style-name="WWNum4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5" style:family="paragraph" style:parent-style-name="Standard" style:list-style-name="WWNum7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6" style:family="paragraph" style:parent-style-name="Standard" style:list-style-name="WWNum6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7" style:family="paragraph" style:parent-style-name="Standard" style:list-style-name="WWNum6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8" style:family="paragraph" style:parent-style-name="Standard" style:list-style-name="WWNum5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9" style:family="paragraph" style:parent-style-name="Standard" style:list-style-name="WWNum4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0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1" style:family="paragraph" style:parent-style-name="Standard" style:list-style-name="WWNum7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2" style:family="paragraph" style:parent-style-name="Standard" style:list-style-name="WWNum4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3" style:family="paragraph" style:parent-style-name="Standard" style:list-style-name="WWNum6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4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5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6" style:family="paragraph" style:parent-style-name="Standard" style:list-style-name="WWNum5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7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8" style:family="paragraph" style:parent-style-name="Standard" style:list-style-name="WWNum7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9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0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1" style:family="paragraph" style:parent-style-name="Standard" style:list-style-name="WWNum2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2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3" style:family="paragraph" style:parent-style-name="Standard" style:list-style-name="WWNum5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4" style:family="paragraph" style:parent-style-name="Standard" style:list-style-name="WWNum6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5" style:family="paragraph" style:parent-style-name="Standard" style:list-style-name="WWNum7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6" style:family="paragraph" style:parent-style-name="Standard" style:list-style-name="WWNum3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7" style:family="paragraph" style:parent-style-name="Standard" style:list-style-name="WWNum5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8" style:family="paragraph" style:parent-style-name="Standard" style:list-style-name="WWNum6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9" style:family="paragraph" style:parent-style-name="Standard" style:list-style-name="WWNum4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0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1" style:family="paragraph" style:parent-style-name="Standard" style:list-style-name="WWNum7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2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3" style:family="paragraph" style:parent-style-name="Standard" style:list-style-name="WWNum3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4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5" style:family="paragraph" style:parent-style-name="Standard" style:list-style-name="WWNum7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6" style:family="paragraph" style:parent-style-name="Standard" style:list-style-name="WWNum5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7" style:family="paragraph" style:parent-style-name="Standard" style:list-style-name="WWNum6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8" style:family="paragraph" style:parent-style-name="Standard" style:list-style-name="WWNum6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9" style:family="paragraph" style:parent-style-name="Standard" style:list-style-name="WWNum7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0" style:family="paragraph" style:parent-style-name="Standard" style:list-style-name="WWNum3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1" style:family="paragraph" style:parent-style-name="Standard" style:list-style-name="WWNum4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2" style:family="paragraph" style:parent-style-name="Standard" style:list-style-name="WWNum3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3" style:family="paragraph" style:parent-style-name="Standard" style:list-style-name="WWNum3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4" style:family="paragraph" style:parent-style-name="Standard" style:list-style-name="WWNum2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6" style:family="paragraph" style:parent-style-name="Standard" style:list-style-name="WWNum4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7" style:family="paragraph" style:parent-style-name="Standard" style:list-style-name="WWNum5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9" style:family="paragraph" style:parent-style-name="Standard" style:list-style-name="WWNum6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0" style:family="paragraph" style:parent-style-name="Standard" style:list-style-name="WWNum3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1" style:family="paragraph" style:parent-style-name="Standard" style:list-style-name="WWNum4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2" style:family="paragraph" style:parent-style-name="Standard" style:list-style-name="WWNum2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3" style:family="paragraph" style:parent-style-name="Standard" style:list-style-name="WWNum7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4" style:family="paragraph" style:parent-style-name="Standard" style:list-style-name="WWNum4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5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6" style:family="paragraph" style:parent-style-name="Standard" style:list-style-name="WWNum6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7" style:family="paragraph" style:parent-style-name="Standard" style:list-style-name="WWNum3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8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9" style:family="paragraph" style:parent-style-name="Standard" style:list-style-name="WWNum2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0" style:family="paragraph" style:parent-style-name="Standard" style:list-style-name="WWNum2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1" style:family="paragraph" style:parent-style-name="Standard" style:list-style-name="WWNum2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2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3" style:family="paragraph" style:parent-style-name="Standard" style:list-style-name="WWNum7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4" style:family="paragraph" style:parent-style-name="Standard" style:list-style-name="WWNum2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5" style:family="paragraph" style:parent-style-name="Standard" style:list-style-name="WWNum5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6" style:family="paragraph" style:parent-style-name="Standard" style:list-style-name="WWNum3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7" style:family="paragraph" style:parent-style-name="Standard" style:list-style-name="WWNum2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8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9" style:family="paragraph" style:parent-style-name="Standard" style:list-style-name="WWNum4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0" style:family="paragraph" style:parent-style-name="Standard" style:list-style-name="WWNum5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1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2" style:family="paragraph" style:parent-style-name="Standard" style:list-style-name="WWNum3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4" style:family="paragraph" style:parent-style-name="Standard" style:list-style-name="WWNum5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5" style:family="paragraph" style:parent-style-name="Standard" style:list-style-name="WWNum7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6" style:family="paragraph" style:parent-style-name="Standard" style:list-style-name="WWNum6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7" style:family="paragraph" style:parent-style-name="Standard" style:list-style-name="WWNum5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8" style:family="paragraph" style:parent-style-name="Standard" style:list-style-name="WWNum4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9" style:family="paragraph" style:parent-style-name="Standard" style:list-style-name="WWNum2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0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1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2" style:family="paragraph" style:parent-style-name="Standard" style:list-style-name="WWNum4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3" style:family="paragraph" style:parent-style-name="Standard" style:list-style-name="WWNum7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4" style:family="paragraph" style:parent-style-name="Standard" style:list-style-name="WWNum6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5" style:family="paragraph" style:parent-style-name="Standard" style:list-style-name="WWNum6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6" style:family="paragraph" style:parent-style-name="Standard" style:list-style-name="WWNum5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7" style:family="paragraph" style:parent-style-name="Standard" style:list-style-name="WWNum4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8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9" style:family="paragraph" style:parent-style-name="Standard" style:list-style-name="WWNum7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0" style:family="paragraph" style:parent-style-name="Standard" style:list-style-name="WWNum4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1" style:family="paragraph" style:parent-style-name="Standard" style:list-style-name="WWNum6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2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3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4" style:family="paragraph" style:parent-style-name="Standard" style:list-style-name="WWNum5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5" style:family="paragraph" style:parent-style-name="Standard" style:list-style-name="WWNum1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6" style:family="paragraph" style:parent-style-name="Standard" style:list-style-name="WWNum7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7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8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9" style:family="paragraph" style:parent-style-name="Standard" style:list-style-name="WWNum2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0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1" style:family="paragraph" style:parent-style-name="Standard" style:list-style-name="WWNum5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2" style:family="paragraph" style:parent-style-name="Standard" style:list-style-name="WWNum6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3" style:family="paragraph" style:parent-style-name="Standard" style:list-style-name="WWNum7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4" style:family="paragraph" style:parent-style-name="Standard" style:list-style-name="WWNum3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5" style:family="paragraph" style:parent-style-name="Standard" style:list-style-name="WWNum5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6" style:family="paragraph" style:parent-style-name="Standard" style:list-style-name="WWNum6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7" style:family="paragraph" style:parent-style-name="Standard" style:list-style-name="WWNum4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8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9" style:family="paragraph" style:parent-style-name="Standard" style:list-style-name="WWNum7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0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1" style:family="paragraph" style:parent-style-name="Standard" style:list-style-name="WWNum3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2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3" style:family="paragraph" style:parent-style-name="Standard" style:list-style-name="WWNum7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4" style:family="paragraph" style:parent-style-name="Standard" style:list-style-name="WWNum5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5" style:family="paragraph" style:parent-style-name="Standard" style:list-style-name="WWNum6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6" style:family="paragraph" style:parent-style-name="Standard" style:list-style-name="WWNum6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7" style:family="paragraph" style:parent-style-name="Standard" style:list-style-name="WWNum7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8" style:family="paragraph" style:parent-style-name="Standard" style:list-style-name="WWNum3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9" style:family="paragraph" style:parent-style-name="Standard">
      <style:paragraph-properties fo:margin-left="0in" fo:margin-right="0in" fo:text-indent="0in" style:auto-text-indent="false"/>
    </style:style>
    <style:style style:name="P240" style:family="paragraph" style:parent-style-name="Standard">
      <style:paragraph-properties fo:margin-left="0in" fo:margin-right="0in" fo:text-indent="0in" style:auto-text-indent="false"/>
      <style:text-properties style:font-name="Courier New" style:font-name-asian="Courier New1" style:font-name-complex="Courier New1"/>
    </style:style>
    <style:style style:name="P241" style:family="paragraph" style:parent-style-name="Standard" style:list-style-name="WWNum3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42" style:family="paragraph" style:parent-style-name="Standard" style:list-style-name="WWNum3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43" style:family="paragraph" style:parent-style-name="Standard">
      <style:paragraph-properties fo:margin-top="0.1945in" fo:margin-bottom="0in" loext:contextual-spacing="false" fo:line-height="100%" fo:keep-together="auto" fo:keep-with-next="auto"/>
    </style:style>
    <style:style style:name="P244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245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style:font-name="Courier New" style:font-name-asian="Courier New1" style:font-name-complex="Courier New1"/>
    </style:style>
    <style:style style:name="P246" style:family="paragraph" style:parent-style-name="Title">
      <style:paragraph-properties fo:margin-left="0in" fo:margin-right="0in" fo:text-indent="0in" style:auto-text-indent="false"/>
      <style:text-properties style:font-name="Courier New" style:font-name-asian="Courier New1" style:font-name-complex="Courier New1"/>
    </style:style>
    <style:style style:name="P247" style:family="paragraph" style:parent-style-name="Title" style:master-page-name="Standard">
      <style:paragraph-properties style:page-number="1"/>
    </style:style>
    <style:style style:name="P248" style:family="paragraph" style:parent-style-name="Heading_20_3">
      <style:paragraph-properties fo:margin-top="0.1665in" fo:margin-bottom="0.1665in" loext:contextual-spacing="false" fo:line-height="100%"/>
    </style:style>
    <style:style style:name="P249" style:family="paragraph" style:parent-style-name="Heading_20_3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250" style:family="paragraph" style:parent-style-name="Heading_20_3">
      <style:paragraph-properties fo:margin-left="0.5in" fo:margin-right="0in" fo:margin-top="0.1945in" fo:margin-bottom="0.0555in" loext:contextual-spacing="false" fo:line-height="100%" fo:keep-together="auto" fo:text-indent="0in" style:auto-text-indent="false" fo:keep-with-next="auto"/>
    </style:style>
    <style:style style:name="P251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252" style:family="paragraph" style:parent-style-name="Heading_20_2">
      <style:text-properties style:font-name="Courier New" style:font-name-asian="Courier New1" style:font-name-complex="Courier New1"/>
    </style:style>
    <style:style style:name="P253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weight="bold" style:font-name-asian="Courier New1" style:font-weight-asian="bold" style:font-name-complex="Courier New1"/>
    </style:style>
    <style:style style:name="T3" style:family="text">
      <style:text-properties fo:color="#000000" style:font-name="Courier New" fo:font-size="13pt" fo:font-weight="bold" style:font-name-asian="Courier New1" style:font-size-asian="13pt" style:font-weight-asian="bold" style:font-name-complex="Courier New1" style:font-size-complex="13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7"><text:bookmark text:name="_qhbnfvc1mj18"/><text:span text:style-name="T1">2-8 Grades 0 To Hero Math Book</text:span></text:p>
      <text:p text:style-name="P1"/>
      <text:p text:style-name="P2"><text:span text:style-name="T2">This easy-to-learn, no-LaTeX math book</text:span><text:span text:style-name="T1"> is a fun, emoji-friendly journey through Grades 2 to 8, covering essential math topics in a clear, visual, and approachable way. Whether you're learning addition, exploring fractions, mastering multiplication, or diving into geometry, this book keeps things simple and engaging — </text:span><text:span text:style-name="T2">no confusing symbols</text:span><text:span text:style-name="T1">, </text:span><text:span text:style-name="T2">no complex formatting</text:span><text:span text:style-name="T1">, and </text:span><text:span text:style-name="T2">no LaTeX required</text:span><text:span text:style-name="T1">.</text:span></text:p>
      <text:p text:style-name="P2"><text:span text:style-name="T1">Ideal for:</text:span></text:p>
      <text:list xml:id="list390865408" text:style-name="WWNum48">
        <text:list-item>
          <text:p text:style-name="P3"><text:span text:style-name="T1">📚 Students who learn better with visuals and plain language<text:line-break/></text:span></text:p>
        </text:list-item>
        <text:list-item>
          <text:p text:style-name="P82"><text:span text:style-name="T1">🧑‍🏫 Teachers looking for printable, student-friendly resources<text:line-break/></text:span></text:p>
        </text:list-item>
        <text:list-item>
          <text:p text:style-name="P82"><text:span text:style-name="T1">👨‍👩‍👧 Parents supporting learning at home<text:line-break/></text:span></text:p>
        </text:list-item>
        <text:list-item>
          <text:p text:style-name="P161"><text:span text:style-name="T1">💡 Anyone who prefers </text:span><text:span text:style-name="T2">clarity over complexity<text:line-break/></text:span></text:p>
        </text:list-item>
      </text:list>
      <text:p text:style-name="P2"><text:span text:style-name="T1">With quizzes, examples, and relatable scenarios, this book makes math </text:span><text:span text:style-name="T2">less intimidating and more enjoyable</text:span><text:span text:style-name="T1"> — one emoji at a time.</text:span></text:p>
      <text:p text:style-name="Standard"/>
      <text:p text:style-name="Heading_20_2"><text:bookmark text:name="_bcdtsekl6dgo"/><text:span text:style-name="T1">Pre-Math Chapter 1: What's 1 + 1?</text:span></text:p>
      <text:p text:style-name="Standard"><text:span text:style-name="T1">Let’s keep it simple.</text:span></text:p>
      <text:p text:style-name="P1"/>
      <text:p text:style-name="Standard"><text:span text:style-name="T1">You have 1 🍎.</text:span></text:p>
      <text:p text:style-name="Standard"><text:span text:style-name="T1">Your friend gives you 1 more 🍎.</text:span></text:p>
      <text:p text:style-name="Standard"><text:span text:style-name="T1">Now you have:</text:span></text:p>
      <text:p text:style-name="Standard"><text:span text:style-name="T1">1 + 1 = 2</text:span></text:p>
      <text:p text:style-name="Standard"><text:span text:style-name="T1">That’s it!</text:span></text:p>
      <text:p text:style-name="P1"/>
      <text:p text:style-name="Standard"><text:span text:style-name="T1">✅ One thing plus another one thing makes two things.</text:span></text:p>
      <text:p text:style-name="P1"/>
      <text:p text:style-name="Heading_20_2"><text:bookmark text:name="_o0g408dwhtd1"/><text:span text:style-name="T1">Pre-Math Chapter 2: Basic Maths</text:span></text:p>
      <text:p text:style-name="Standard"><text:span text:style-name="T1">Let’s warm up with the four most important math operations:</text:span></text:p>
      <text:p text:style-name="P1"/>
      <text:p text:style-name="Standard"><text:span text:style-name="T1">➕ Addition</text:span></text:p>
      <text:p text:style-name="Standard"><text:span text:style-name="T1">Putting things together.</text:span></text:p>
      <text:p text:style-name="P1"/>
      <text:p text:style-name="Standard"><text:span text:style-name="T1">2 + 3 = 5</text:span></text:p>
      <text:p text:style-name="Standard"><text:span text:style-name="T1">One pair of shoes + three more = five shoes</text:span></text:p>
      <text:p text:style-name="Standard"><text:span text:style-name="T1">➖ Subtraction</text:span></text:p>
      <text:p text:style-name="Standard"><text:span text:style-name="T1">Taking things away.</text:span></text:p>
      <text:p text:style-name="P1"/>
      <text:p text:style-name="Standard"><text:soft-page-break/><text:span text:style-name="T1">5 - 2 = 3</text:span></text:p>
      <text:p text:style-name="Standard"><text:span text:style-name="T1">You have five cookies. You eat two. Three are left.</text:span></text:p>
      <text:p text:style-name="Standard"><text:span text:style-name="T1">✖️ Multiplication</text:span></text:p>
      <text:p text:style-name="Standard"><text:span text:style-name="T1">Repeated addition.</text:span></text:p>
      <text:p text:style-name="P1"/>
      <text:p text:style-name="Standard"><text:span text:style-name="T1">3 * 4 = 12</text:span></text:p>
      <text:p text:style-name="Standard"><text:span text:style-name="T1">Three groups of four apples = twelve apples</text:span></text:p>
      <text:p text:style-name="Standard"><text:span text:style-name="T1">➗ Division</text:span></text:p>
      <text:p text:style-name="Standard"><text:span text:style-name="T1">Splitting into equal parts.</text:span></text:p>
      <text:p text:style-name="P1"/>
      <text:p text:style-name="Standard"><text:span text:style-name="T1">12 / 4 = 3</text:span></text:p>
      <text:p text:style-name="Standard"><text:span text:style-name="T1">Twelve slices of pizza shared with 4 friends = 3 slices each</text:span></text:p>
      <text:p text:style-name="Standard"><text:span text:style-name="T1">That's the core of most math!</text:span></text:p>
      <text:p text:style-name="P1"/>
      <text:p text:style-name="Standard"><text:span text:style-name="T1">✍️ Quick Quiz: Can You Solve These?</text:span></text:p>
      <text:p text:style-name="Standard"><text:span text:style-name="T1">What’s 4 + 3?</text:span></text:p>
      <text:p text:style-name="P1"/>
      <text:p text:style-name="Standard"><text:span text:style-name="T1">If you have 10 apples and give away 6, how many are left?</text:span></text:p>
      <text:p text:style-name="P1"/>
      <text:p text:style-name="Standard"><text:span text:style-name="T1">How much is 5 times 2?</text:span></text:p>
      <text:p text:style-name="P1"/>
      <text:p text:style-name="Standard"><text:span text:style-name="T1">Split 8 cookies among 4 kids. How many cookies per kid?</text:span></text:p>
      <text:p text:style-name="P1"/>
      <text:p text:style-name="Standard"><text:span text:style-name="T1">BONUS: What’s 3 + 2 * 2? (Hint: Do multiplication first!)</text:span></text:p>
      <text:p text:style-name="P1"/>
      <text:p text:style-name="Standard"><text:span text:style-name="T1">✅ Answers at the end of the book—or just scroll down if you’re impatient 😉</text:span></text:p>
      <text:p text:style-name="P246"><text:bookmark text:name="_9kyjn31h61r0"/></text:p>
      <text:p text:style-name="P252"><text:bookmark text:name="_2zasq5d8bp3n"/></text:p>
      <text:p text:style-name="Heading_20_2"><text:bookmark text:name="_ed3rftoajy9o"/><text:span text:style-name="T1">Pre-Math Chapter 3: Add and Subtract Within 100</text:span></text:p>
      <text:p text:style-name="Standard"><text:span text:style-name="T1">Let’s level up! You already know how to add and subtract small numbers. Now we go up to 💯!</text:span></text:p>
      <text:p text:style-name="P1"/>
      <text:p text:style-name="Standard"><text:span text:style-name="T1">➕ Adding within 100</text:span></text:p>
      <text:p text:style-name="Standard"><text:span text:style-name="T1">Just line up the numbers:</text:span></text:p>
      <text:p text:style-name="P240"><text:soft-page-break/></text:p>
      <text:p text:style-name="P239"><text:span text:style-name="T1">23 + 45 = ?</text:span></text:p>
      <text:p text:style-name="Standard"><text:span text:style-name="T1">Step 1: Add the ones → 3 + 5 = 8 <text:s/></text:span></text:p>
      <text:p text:style-name="Standard"><text:span text:style-name="T1">Step 2: Add the tens <text:s/>→ 2 + 4 = 6 <text:s/></text:span></text:p>
      <text:p text:style-name="Standard"><text:span text:style-name="T1">So: 23 + 45 = 68</text:span></text:p>
      <text:p text:style-name="Standard"><text:span text:style-name="T1">Another one:</text:span></text:p>
      <text:p text:style-name="P1"/>
      <text:p text:style-name="Standard"><text:span text:style-name="T1">58 + 19 = ?</text:span></text:p>
      <text:p text:style-name="Standard"><text:span text:style-name="T1">Step 1: 8 + 9 = 17 → write down 7, carry the 1 <text:s/></text:span></text:p>
      <text:p text:style-name="Standard"><text:span text:style-name="T1">Step 2: 5 + 1 (carried) + 1 = 7 <text:s/></text:span></text:p>
      <text:p text:style-name="Standard"><text:span text:style-name="T1">So: 58 + 19 = 77</text:span></text:p>
      <text:p text:style-name="Standard"><text:span text:style-name="T1">➖ Subtracting within 100</text:span></text:p>
      <text:p text:style-name="P1"/>
      <text:p text:style-name="Standard"><text:span text:style-name="T1">76 - 42 = ?</text:span></text:p>
      <text:p text:style-name="Standard"><text:span text:style-name="T1">Step 1: 6 - 2 = 4 <text:s/></text:span></text:p>
      <text:p text:style-name="Standard"><text:span text:style-name="T1">Step 2: 7 - 4 = 3 <text:s/></text:span></text:p>
      <text:p text:style-name="Standard"><text:span text:style-name="T1">Answer: 76 - 42 = 34</text:span></text:p>
      <text:p text:style-name="Standard"><text:span text:style-name="T1">When borrowing is needed:</text:span></text:p>
      <text:p text:style-name="P1"/>
      <text:p text:style-name="Standard"><text:span text:style-name="T1">62 - 38 = ?</text:span></text:p>
      <text:p text:style-name="Standard"><text:span text:style-name="T1">Step 1: 2 - 8 → can't do! Borrow 1 from the 6 → now it's 5 <text:s/></text:span></text:p>
      <text:p text:style-name="Standard"><text:span text:style-name="T1">Now: 12 - 8 = 4 <text:s/></text:span></text:p>
      <text:p text:style-name="Standard"><text:span text:style-name="T1">Then: 5 - 3 = 2 <text:s/></text:span></text:p>
      <text:p text:style-name="Standard"><text:span text:style-name="T1">So: 62 - 38 = 24</text:span></text:p>
      <text:p text:style-name="Standard"><text:span text:style-name="T1">🧠 Try it Yourself!</text:span></text:p>
      <text:p text:style-name="Standard"><text:span text:style-name="T1">39 + 26 = ?</text:span></text:p>
      <text:p text:style-name="P1"/>
      <text:p text:style-name="Standard"><text:span text:style-name="T1">85 - 47 = ?</text:span></text:p>
      <text:p text:style-name="P1"/>
      <text:p text:style-name="Standard"><text:span text:style-name="T1">61 + 14 = ?</text:span></text:p>
      <text:p text:style-name="P1"/>
      <text:p text:style-name="Standard"><text:span text:style-name="T1">50 - 29 = ?</text:span></text:p>
      <text:p text:style-name="P1"/>
      <text:p text:style-name="Standard"><text:soft-page-break/><text:span text:style-name="T1">BONUS: 48 + 36 - 20 = ?</text:span></text:p>
      <text:p text:style-name="P1"/>
      <text:p text:style-name="Heading_20_2"><text:bookmark text:name="_38d4ubpkpcg3"/><text:span text:style-name="T1">📘 Grade 2 – Unit 4: Add and Subtract Within 1,000</text:span></text:p>
      <text:p text:style-name="Standard"><text:span text:style-name="T1">Time to work with hundreds! Let’s build your skills with bigger numbers.</text:span></text:p>
      <text:p text:style-name="P1"/>
      <text:p text:style-name="Standard"><text:span text:style-name="T1">➕ Adding within 1,000</text:span></text:p>
      <text:p text:style-name="Standard"><text:span text:style-name="T1">Just like before—line up the digits by place value (ones, tens, hundreds).</text:span></text:p>
      <text:p text:style-name="P1"/>
      <text:p text:style-name="Standard"><text:span text:style-name="T1">Example 1:</text:span></text:p>
      <text:p text:style-name="P1"/>
      <text:p text:style-name="Standard"><text:span text:style-name="T1">324 + 152 = ?</text:span></text:p>
      <text:p text:style-name="P1"/>
      <text:p text:style-name="Standard"><text:span text:style-name="T1">Step 1: Ones → 4 + 2 = 6 <text:s/></text:span></text:p>
      <text:p text:style-name="Standard"><text:span text:style-name="T1">Step 2: Tens → 2 + 5 = 7 <text:s/></text:span></text:p>
      <text:p text:style-name="Standard"><text:span text:style-name="T1">Step 3: Hundreds → 3 + 1 = 4</text:span></text:p>
      <text:p text:style-name="P1"/>
      <text:p text:style-name="Standard"><text:span text:style-name="T1">Answer: 476</text:span></text:p>
      <text:p text:style-name="Standard"><text:span text:style-name="T1">Example 2 (with carrying):</text:span></text:p>
      <text:p text:style-name="P1"/>
      <text:p text:style-name="P1"/>
      <text:p text:style-name="Standard"><text:span text:style-name="T1">468 + 279 = ?</text:span></text:p>
      <text:p text:style-name="P1"/>
      <text:p text:style-name="Standard"><text:span text:style-name="T1">Step 1: 8 + 9 = 17 → write 7, carry 1 <text:s/></text:span></text:p>
      <text:p text:style-name="Standard"><text:span text:style-name="T1">Step 2: 6 + 7 + 1 = 14 → write 4, carry 1 <text:s/></text:span></text:p>
      <text:p text:style-name="Standard"><text:span text:style-name="T1">Step 3: 4 + 2 + 1 = 7</text:span></text:p>
      <text:p text:style-name="P1"/>
      <text:p text:style-name="Standard"><text:span text:style-name="T1">Answer: 747</text:span></text:p>
      <text:p text:style-name="Standard"><text:span text:style-name="T1">➖ Subtracting within 1,000</text:span></text:p>
      <text:p text:style-name="Standard"><text:span text:style-name="T1">Sometimes you’ll need to borrow!</text:span></text:p>
      <text:p text:style-name="P1"/>
      <text:p text:style-name="Standard"><text:span text:style-name="T1">Example 1:</text:span></text:p>
      <text:p text:style-name="P1"/>
      <text:p text:style-name="P1"/>
      <text:p text:style-name="Standard"><text:soft-page-break/><text:span text:style-name="T1">803 - 256 = ?</text:span></text:p>
      <text:p text:style-name="P1"/>
      <text:p text:style-name="Standard"><text:span text:style-name="T1">Step 1: 3 - 6 → can’t do! Borrow 1 from the tens (0 becomes 9, 3 becomes 13) <text:s/></text:span></text:p>
      <text:p text:style-name="Standard"><text:span text:style-name="T1">13 - 6 = 7 <text:s/></text:span></text:p>
      <text:p text:style-name="Standard"><text:span text:style-name="T1">9 - 5 = 4 <text:s/></text:span></text:p>
      <text:p text:style-name="Standard"><text:span text:style-name="T1">7 - 2 = 5</text:span></text:p>
      <text:p text:style-name="P1"/>
      <text:p text:style-name="Standard"><text:span text:style-name="T1">Answer: 547</text:span></text:p>
      <text:p text:style-name="Standard"><text:span text:style-name="T1">🧠 Practice Time!</text:span></text:p>
      <text:p text:style-name="Standard"><text:span text:style-name="T1">123 + 456 = ?</text:span></text:p>
      <text:p text:style-name="P1"/>
      <text:p text:style-name="Standard"><text:span text:style-name="T1">980 - 345 = ?</text:span></text:p>
      <text:p text:style-name="P1"/>
      <text:p text:style-name="Standard"><text:span text:style-name="T1">305 + 197 = ?</text:span></text:p>
      <text:p text:style-name="P1"/>
      <text:p text:style-name="Standard"><text:span text:style-name="T1">402 - 189 = ?</text:span></text:p>
      <text:p text:style-name="P1"/>
      <text:p text:style-name="Standard"><text:span text:style-name="T1">BONUS: 456 + 129 - 300 = ?</text:span></text:p>
      <text:p text:style-name="P1"/>
      <text:p text:style-name="Heading_20_2"><text:bookmark text:name="_wbpgt2js8893"/><text:span text:style-name="T1">📘 Grade 2 – Unit 5: Money and Time</text:span></text:p>
      <text:p text:style-name="Standard"><text:span text:style-name="T1">Let’s talk 💰 and 🕒!</text:span></text:p>
      <text:p text:style-name="P1"/>
      <text:p text:style-name="Standard"><text:span text:style-name="T1">💵 Understanding Money</text:span></text:p>
      <text:p text:style-name="Standard"><text:span text:style-name="T1">Money comes in coins and notes.</text:span></text:p>
      <text:p text:style-name="Standard"><text:span text:style-name="T1">Here are some common U.S. coins:</text:span></text:p>
      <text:p text:style-name="P1"/>
      <text:p text:style-name="P1"/>
      <text:p text:style-name="P1"/>
      <text:p text:style-name="Standard"><text:span text:style-name="T1">Penny = 1¢ <text:s/></text:span></text:p>
      <text:p text:style-name="Standard"><text:span text:style-name="T1">Nickel = 5¢ <text:s/></text:span></text:p>
      <text:p text:style-name="Standard"><text:span text:style-name="T1">Dime = 10¢ <text:s/></text:span></text:p>
      <text:p text:style-name="Standard"><text:span text:style-name="T1">Quarter = 25¢</text:span></text:p>
      <text:p text:style-name="Standard"><text:span text:style-name="T1">Example 1:</text:span></text:p>
      <text:p text:style-name="Standard"><text:soft-page-break/><text:span text:style-name="T1">You have:</text:span></text:p>
      <text:p text:style-name="P1"/>
      <text:p text:style-name="P1"/>
      <text:p text:style-name="Standard"><text:span text:style-name="T1">2 dimes + 1 nickel + 3 pennies <text:s/></text:span></text:p>
      <text:p text:style-name="Standard"><text:span text:style-name="T1">= 20¢ + 5¢ + 3¢ = 28¢</text:span></text:p>
      <text:p text:style-name="Standard"><text:span text:style-name="T1">Example 2:</text:span></text:p>
      <text:p text:style-name="Standard"><text:span text:style-name="T1">If something costs 75¢ and you give $1.00:</text:span></text:p>
      <text:p text:style-name="P1"/>
      <text:p text:style-name="P1"/>
      <text:p text:style-name="Standard"><text:span text:style-name="T1">100¢ - 75¢ = 25¢ change</text:span></text:p>
      <text:p text:style-name="Standard"><text:span text:style-name="T1">🕒 Telling Time</text:span></text:p>
      <text:p text:style-name="Standard"><text:span text:style-name="T1">A clock has:</text:span></text:p>
      <text:p text:style-name="P1"/>
      <text:p text:style-name="Standard"><text:span text:style-name="T1">Hour hand (short)</text:span></text:p>
      <text:p text:style-name="P1"/>
      <text:p text:style-name="Standard"><text:span text:style-name="T1">Minute hand (long)</text:span></text:p>
      <text:p text:style-name="P1"/>
      <text:p text:style-name="Standard"><text:span text:style-name="T1">Example 1:</text:span></text:p>
      <text:p text:style-name="Standard"><text:span text:style-name="T1">If the short hand is on 3 and the long hand is on 12:</text:span></text:p>
      <text:p text:style-name="Standard"><text:span text:style-name="T1">🕒 It’s 3:00.</text:span></text:p>
      <text:p text:style-name="P1"/>
      <text:p text:style-name="Standard"><text:span text:style-name="T1">Example 2:</text:span></text:p>
      <text:p text:style-name="Standard"><text:span text:style-name="T1">If the short hand is between 4 and 5, and the long hand is on 6:</text:span></text:p>
      <text:p text:style-name="Standard"><text:span text:style-name="T1">🕟 It’s 4:30.</text:span></text:p>
      <text:p text:style-name="P1"/>
      <text:p text:style-name="Standard"><text:span text:style-name="T1">🧠 Try It Out!</text:span></text:p>
      <text:p text:style-name="Standard"><text:span text:style-name="T1">What’s the total of: 1 quarter + 2 nickels + 4 pennies?</text:span></text:p>
      <text:p text:style-name="P1"/>
      <text:p text:style-name="Standard"><text:span text:style-name="T1">You have 50¢. Can you buy a toy that costs 65¢?</text:span></text:p>
      <text:p text:style-name="P1"/>
      <text:p text:style-name="Standard"><text:span text:style-name="T1">If it’s 2:15 now, what time will it be in 30 minutes?</text:span></text:p>
      <text:p text:style-name="P1"/>
      <text:p text:style-name="Standard"><text:span text:style-name="T1">What time is shown if the hour hand is on 9 and the minute hand is on 12?</text:span></text:p>
      <text:p text:style-name="P1"><text:soft-page-break/></text:p>
      <text:p text:style-name="Standard"><text:span text:style-name="T1">BONUS: You give $5 for something that costs $3.75. What’s your change?</text:span></text:p>
      <text:p text:style-name="P1"/>
      <text:p text:style-name="P1"/>
      <text:p text:style-name="P1"/>
      <text:p text:style-name="P252"><text:bookmark text:name="_amaj9fsh14g3"/></text:p>
      <text:p text:style-name="Heading_20_2"><text:bookmark text:name="_jtcq0o2wop2"/><text:span text:style-name="T1">📘 Grade 2 – Unit 6: Measurement</text:span></text:p>
      <text:p text:style-name="Standard"><text:span text:style-name="T1">We measure things to find out how long, how heavy, or how much.</text:span></text:p>
      <text:p text:style-name="P1"/>
      <text:p text:style-name="Standard"><text:span text:style-name="T1">📏 Length</text:span></text:p>
      <text:p text:style-name="Standard"><text:span text:style-name="T1">Common units:</text:span></text:p>
      <text:p text:style-name="P1"/>
      <text:p text:style-name="Standard"><text:span text:style-name="T1">Inches (in)</text:span></text:p>
      <text:p text:style-name="P1"/>
      <text:p text:style-name="Standard"><text:span text:style-name="T1">Feet (ft) → 1 foot = 12 inches</text:span></text:p>
      <text:p text:style-name="P1"/>
      <text:p text:style-name="Standard"><text:span text:style-name="T1">Centimeters (cm)</text:span></text:p>
      <text:p text:style-name="P1"/>
      <text:p text:style-name="Standard"><text:span text:style-name="T1">Meters (m) → 1 meter = 100 cm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A pencil is 15 cm long. <text:s/></text:span></text:p>
      <text:p text:style-name="Standard"><text:span text:style-name="T1">A book is 30 cm long. <text:s/></text:span></text:p>
      <text:p text:style-name="Standard"><text:span text:style-name="T1">Which one is longer? → The book!</text:span></text:p>
      <text:p text:style-name="Standard"><text:span text:style-name="T1">⚖️ Weight</text:span></text:p>
      <text:p text:style-name="Standard"><text:span text:style-name="T1">Common units:</text:span></text:p>
      <text:p text:style-name="P1"/>
      <text:p text:style-name="Standard"><text:span text:style-name="T1">Ounces (oz)</text:span></text:p>
      <text:p text:style-name="P1"/>
      <text:p text:style-name="Standard"><text:span text:style-name="T1">Pounds (lb) → 1 pound = 16 ounces</text:span></text:p>
      <text:p text:style-name="P1"/>
      <text:p text:style-name="Standard"><text:soft-page-break/><text:span text:style-name="T1">Grams (g)</text:span></text:p>
      <text:p text:style-name="P1"/>
      <text:p text:style-name="Standard"><text:span text:style-name="T1">Kilograms (kg) → 1 kilogram = 1,000 grams</text:span></text:p>
      <text:p text:style-name="P1"/>
      <text:p text:style-name="Standard"><text:span text:style-name="T1">Example:</text:span></text:p>
      <text:p text:style-name="Standard"><text:span text:style-name="T1">css</text:span></text:p>
      <text:p text:style-name="P1"/>
      <text:p text:style-name="Standard"><text:span text:style-name="T1">An apple weighs about 200g. <text:s/></text:span></text:p>
      <text:p text:style-name="Standard"><text:span text:style-name="T1">A watermelon might weigh 5kg!</text:span></text:p>
      <text:p text:style-name="Standard"><text:span text:style-name="T1">🧪 Volume (Liquid)</text:span></text:p>
      <text:p text:style-name="Standard"><text:span text:style-name="T1">Common units:</text:span></text:p>
      <text:p text:style-name="P1"/>
      <text:p text:style-name="Standard"><text:span text:style-name="T1">Cups</text:span></text:p>
      <text:p text:style-name="P1"/>
      <text:p text:style-name="Standard"><text:span text:style-name="T1">Pints</text:span></text:p>
      <text:p text:style-name="P1"/>
      <text:p text:style-name="Standard"><text:span text:style-name="T1">Quarts</text:span></text:p>
      <text:p text:style-name="P1"/>
      <text:p text:style-name="Standard"><text:span text:style-name="T1">Gallons</text:span></text:p>
      <text:p text:style-name="P1"/>
      <text:p text:style-name="Standard"><text:span text:style-name="T1">Milliliters (mL)</text:span></text:p>
      <text:p text:style-name="P1"/>
      <text:p text:style-name="Standard"><text:span text:style-name="T1">Liters (L)</text:span></text:p>
      <text:p text:style-name="P1"/>
      <text:p text:style-name="Standard"><text:span text:style-name="T1">Example:</text:span></text:p>
      <text:p text:style-name="Standard"><text:span text:style-name="T1">java</text:span></text:p>
      <text:p text:style-name="P1"/>
      <text:p text:style-name="Standard"><text:span text:style-name="T1">1 liter of water = 1,000 milliliters <text:s/></text:span></text:p>
      <text:p text:style-name="Standard"><text:span text:style-name="T1">A small juice box = about 250 mL</text:span></text:p>
      <text:p text:style-name="Standard"><text:span text:style-name="T1">🧠 Try It Out!</text:span></text:p>
      <text:p text:style-name="Standard"><text:span text:style-name="T1">Is 50 cm longer or shorter than 1 meter?</text:span></text:p>
      <text:p text:style-name="P1"/>
      <text:p text:style-name="Standard"><text:span text:style-name="T1">What’s heavier: 1 kg of feathers or 1 kg of bricks?</text:span></text:p>
      <text:p text:style-name="P1"><text:soft-page-break/></text:p>
      <text:p text:style-name="Standard"><text:span text:style-name="T1">Which is more: 1 quart or 1 cup?</text:span></text:p>
      <text:p text:style-name="P1"/>
      <text:p text:style-name="Standard"><text:span text:style-name="T1">If your backpack weighs 2 kg, is that heavy or light for you?</text:span></text:p>
      <text:p text:style-name="P1"/>
      <text:p text:style-name="Standard"><text:span text:style-name="T1">BONUS: Convert 3 feet to inches.</text:span></text:p>
      <text:p text:style-name="P1"/>
      <text:p text:style-name="Standard"><text:span text:style-name="T1">Want to continue to Unit 7: Data?</text:span></text:p>
      <text:p text:style-name="P1"/>
      <text:p text:style-name="P1"/>
      <text:p text:style-name="P1"/>
      <text:p text:style-name="P1"/>
      <text:p text:style-name="Heading_20_2"><text:bookmark text:name="_vtm9fm1jhr0m"/><text:span text:style-name="T1">📘 Grade 2 – Unit 7: Data</text:span></text:p>
      <text:p text:style-name="Standard"><text:span text:style-name="T1">Data is just information we collect.</text:span></text:p>
      <text:p text:style-name="Standard"><text:span text:style-name="T1">We can count it, sort it, and show it using pictures or charts!</text:span></text:p>
      <text:p text:style-name="P1"/>
      <text:p text:style-name="Standard"><text:span text:style-name="T1">📊 Tally Charts</text:span></text:p>
      <text:p text:style-name="Standard"><text:span text:style-name="T1">Each tally mark = 1.</text:span></text:p>
      <text:p text:style-name="Standard"><text:span text:style-name="T1">We group tallies by 5 to make counting easy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Favorite Fruits:</text:span></text:p>
      <text:p text:style-name="Standard"><text:span text:style-name="T1">🍎 Apple <text:s text:c="2"/>|||| <text:s text:c="8"/>(4)</text:span></text:p>
      <text:p text:style-name="Standard"><text:span text:style-name="T1">🍌 Banana <text:s/>|||| | <text:s text:c="6"/>(5)</text:span></text:p>
      <text:p text:style-name="Standard"><text:span text:style-name="T1">🍇 Grape <text:s text:c="2"/>|||| ||| <text:s text:c="4"/>(7)</text:span></text:p>
      <text:p text:style-name="Standard"><text:span text:style-name="T1">📈 Bar Graphs</text:span></text:p>
      <text:p text:style-name="Standard"><text:span text:style-name="T1">Bar graphs turn data into bars so we can see which is biggest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oft-page-break/><text:span text:style-name="T1">Pets Owned:</text:span></text:p>
      <text:p text:style-name="Standard"><text:span text:style-name="T1">Cats <text:s text:c="3"/>█████ <text:s text:c="5"/>(5)</text:span></text:p>
      <text:p text:style-name="Standard"><text:span text:style-name="T1">Dogs <text:s text:c="3"/>████ <text:s text:c="7"/>(4)</text:span></text:p>
      <text:p text:style-name="Standard"><text:span text:style-name="T1">Fish <text:s text:c="3"/>███ <text:s text:c="8"/>(3)</text:span></text:p>
      <text:p text:style-name="Standard"><text:span text:style-name="T1">You can compare data easily:</text:span></text:p>
      <text:p text:style-name="Standard"><text:span text:style-name="T1">→ More kids have cats than fish.</text:span></text:p>
      <text:p text:style-name="P1"/>
      <text:p text:style-name="Standard"><text:span text:style-name="T1">📉 Picture Graphs</text:span></text:p>
      <text:p text:style-name="Standard"><text:span text:style-name="T1">Each picture = a number.</text:span></text:p>
      <text:p text:style-name="P1"/>
      <text:p text:style-name="P1"/>
      <text:p text:style-name="P1"/>
      <text:p text:style-name="Standard"><text:span text:style-name="T1">Favorite Sports:</text:span></text:p>
      <text:p text:style-name="Standard"><text:span text:style-name="T1">⚽ ⚽ ⚽ ⚽ → Soccer (4)</text:span></text:p>
      <text:p text:style-name="Standard"><text:span text:style-name="T1">🏀 🏀 🏀 <text:s text:c="2"/>→ Basketball (3)</text:span></text:p>
      <text:p text:style-name="Standard"><text:span text:style-name="T1">🎾 🎾 <text:s text:c="4"/>→ Tennis (2)</text:span></text:p>
      <text:p text:style-name="Standard"><text:span text:style-name="T1">🧠 Try It Out!</text:span></text:p>
      <text:p text:style-name="Standard"><text:span text:style-name="T1">Which fruit had the most votes in the tally chart?</text:span></text:p>
      <text:p text:style-name="P1"/>
      <text:p text:style-name="Standard"><text:span text:style-name="T1">In the bar graph, how many more kids have cats than fish?</text:span></text:p>
      <text:p text:style-name="P1"/>
      <text:p text:style-name="Standard"><text:span text:style-name="T1">If each ⚽ = 2 kids, how many kids chose soccer?</text:span></text:p>
      <text:p text:style-name="P1"/>
      <text:p text:style-name="Standard"><text:span text:style-name="T1">Make your own tally chart of what you eat this week!</text:span></text:p>
      <text:p text:style-name="P1"/>
      <text:p text:style-name="Standard"><text:span text:style-name="T1">BONUS: Create a bar graph using this data:</text:span></text:p>
      <text:p text:style-name="P1"/>
      <text:p text:style-name="Standard"><text:span text:style-name="T1">Red: 6</text:span></text:p>
      <text:p text:style-name="P1"/>
      <text:p text:style-name="Standard"><text:span text:style-name="T1">Blue: 3</text:span></text:p>
      <text:p text:style-name="P1"/>
      <text:p text:style-name="Standard"><text:span text:style-name="T1">Green: 5</text:span></text:p>
      <text:p text:style-name="P1"/>
      <text:p text:style-name="P1"><text:soft-page-break/></text:p>
      <text:p text:style-name="P1"/>
      <text:p text:style-name="P1"/>
      <text:p text:style-name="Heading_20_2"><text:bookmark text:name="_wwvufyvnu96"/><text:span text:style-name="T1">📘 Grade 2 – Unit 8: Geometry</text:span></text:p>
      <text:p text:style-name="Standard"><text:span text:style-name="T1">Geometry is the study of shapes and their properties.</text:span></text:p>
      <text:p text:style-name="P1"/>
      <text:p text:style-name="Standard"><text:span text:style-name="T1">🔷 Basic 2D Shapes</text:span></text:p>
      <text:p text:style-name="P1"/>
      <text:p text:style-name="Standard"><text:span text:style-name="T1">Shape<text:tab/>Sides<text:tab/>Corners</text:span></text:p>
      <text:p text:style-name="Standard"><text:span text:style-name="T1">Square<text:tab/>4<text:tab/>4</text:span></text:p>
      <text:p text:style-name="Standard"><text:span text:style-name="T1">Rectangle<text:tab/>4<text:tab/>4</text:span></text:p>
      <text:p text:style-name="Standard"><text:span text:style-name="T1">Triangle<text:tab/>3<text:tab/>3</text:span></text:p>
      <text:p text:style-name="Standard"><text:span text:style-name="T1">Circle<text:tab/>0<text:tab/>0</text:span></text:p>
      <text:p text:style-name="Standard"><text:span text:style-name="T1">A side is a straight line.</text:span></text:p>
      <text:p text:style-name="Standard"><text:span text:style-name="T1">A corner (or vertex) is where two sides meet.</text:span></text:p>
      <text:p text:style-name="P1"/>
      <text:p text:style-name="Standard"><text:span text:style-name="T1">🔷 More Shapes</text:span></text:p>
      <text:p text:style-name="Standard"><text:span text:style-name="T1">Pentagon → 5 sides</text:span></text:p>
      <text:p text:style-name="P1"/>
      <text:p text:style-name="Standard"><text:span text:style-name="T1">Hexagon → 6 sides</text:span></text:p>
      <text:p text:style-name="P1"/>
      <text:p text:style-name="Standard"><text:span text:style-name="T1">Octagon → 8 sides</text:span></text:p>
      <text:p text:style-name="P1"/>
      <text:p text:style-name="Standard"><text:span text:style-name="T1">🎯 Think of a stop sign: it’s an octagon!</text:span></text:p>
      <text:p text:style-name="P1"/>
      <text:p text:style-name="Standard"><text:span text:style-name="T1">🧊 3D Shapes</text:span></text:p>
      <text:p text:style-name="P1"/>
      <text:p text:style-name="Standard"><text:span text:style-name="T1">Shape<text:tab/>Faces<text:tab/>Edges<text:tab/>Corners</text:span></text:p>
      <text:p text:style-name="Standard"><text:span text:style-name="T1">Cube<text:tab/>6<text:tab/>12<text:tab/>8</text:span></text:p>
      <text:p text:style-name="Standard"><text:span text:style-name="T1">Cylinder<text:tab/>3<text:tab/>2<text:tab/>0</text:span></text:p>
      <text:p text:style-name="Standard"><text:span text:style-name="T1">Sphere<text:tab/>1<text:tab/>0<text:tab/>0</text:span></text:p>
      <text:p text:style-name="Standard"><text:span text:style-name="T1">Rectangular Prism<text:tab/>6<text:tab/>12<text:tab/>8</text:span></text:p>
      <text:p text:style-name="Standard"><text:span text:style-name="T1">🧠 Try It Out!</text:span></text:p>
      <text:p text:style-name="Standard"><text:soft-page-break/><text:span text:style-name="T1">How many sides does a hexagon have?</text:span></text:p>
      <text:p text:style-name="P1"/>
      <text:p text:style-name="Standard"><text:span text:style-name="T1">Which shape has no corners: triangle or circle?</text:span></text:p>
      <text:p text:style-name="P1"/>
      <text:p text:style-name="Standard"><text:span text:style-name="T1">Name a 3D object that looks like a can.</text:span></text:p>
      <text:p text:style-name="P1"/>
      <text:p text:style-name="Standard"><text:span text:style-name="T1">Which has more edges: cube or cylinder?</text:span></text:p>
      <text:p text:style-name="P1"/>
      <text:p text:style-name="Standard"><text:span text:style-name="T1">BONUS: Draw your own triangle, square, and rectangle — then label the sides and corners!</text:span></text:p>
      <text:p text:style-name="P1"/>
      <text:p text:style-name="P1"/>
      <text:p text:style-name="Heading_20_2"><text:bookmark text:name="_eo6gi0dgitsc"/><text:span text:style-name="T1">🧮 Grade 3 – Unit 1: Intro to Multiplication</text:span></text:p>
      <text:p text:style-name="Standard"><text:span text:style-name="T1">Multiplication is just repeated addition.</text:span></text:p>
      <text:p text:style-name="Standard"><text:span text:style-name="T1">If you can add, you can multiply!</text:span></text:p>
      <text:p text:style-name="P1"/>
      <text:p text:style-name="Standard"><text:span text:style-name="T1">🔁 What is Multiplication?</text:span></text:p>
      <text:p text:style-name="Standard"><text:span text:style-name="T1">Instead of writing:</text:span></text:p>
      <text:p text:style-name="P1"/>
      <text:p text:style-name="P1"/>
      <text:p text:style-name="Standard"><text:span text:style-name="T1">2 + 2 + 2 + 2 = 8</text:span></text:p>
      <text:p text:style-name="Standard"><text:span text:style-name="T1">We write:</text:span></text:p>
      <text:p text:style-name="P1"/>
      <text:p text:style-name="P1"/>
      <text:p text:style-name="P1"/>
      <text:p text:style-name="Standard"><text:span text:style-name="T1">2 × 4 = 8 <text:s/></text:span></text:p>
      <text:p text:style-name="Standard"><text:span text:style-name="T1">(2, four times)</text:span></text:p>
      <text:p text:style-name="Standard"><text:span text:style-name="T1">So:</text:span></text:p>
      <text:p text:style-name="P1"/>
      <text:p text:style-name="P1"/>
      <text:p text:style-name="P1"/>
      <text:p text:style-name="Standard"><text:span text:style-name="T1">3 × 5 = 15 → means 3 added 5 times: 3 + 3 + 3 + 3 + 3 = 15</text:span></text:p>
      <text:p text:style-name="Standard"><text:span text:style-name="T1">🧱 Multiplication Models</text:span></text:p>
      <text:p text:style-name="Standard"><text:span text:style-name="T1">Arrays</text:span></text:p>
      <text:p text:style-name="P1"><text:soft-page-break/></text:p>
      <text:p text:style-name="P1"/>
      <text:p text:style-name="Standard"><text:span text:style-name="T1">3 × 2 → 3 rows of 2</text:span></text:p>
      <text:p text:style-name="P1"/>
      <text:p text:style-name="Standard"><text:span text:style-name="T1">⬛⬛ <text:s/></text:span></text:p>
      <text:p text:style-name="Standard"><text:span text:style-name="T1">⬛⬛ <text:s/></text:span></text:p>
      <text:p text:style-name="Standard"><text:span text:style-name="T1">⬛⬛ <text:s/></text:span></text:p>
      <text:p text:style-name="Standard"><text:span text:style-name="T1">Groups</text:span></text:p>
      <text:p text:style-name="P1"/>
      <text:p text:style-name="P1"/>
      <text:p text:style-name="Standard"><text:span text:style-name="T1">4 × 2 → 4 groups of 2 stars:</text:span></text:p>
      <text:p text:style-name="P1"/>
      <text:p text:style-name="Standard"><text:span text:style-name="T1">⭐ ⭐ <text:s text:c="4"/>⭐ ⭐ <text:s text:c="4"/>⭐ ⭐ <text:s text:c="4"/>⭐ ⭐</text:span></text:p>
      <text:p text:style-name="Standard"><text:span text:style-name="T1">🎯 Some Multiplication Facts</text:span></text:p>
      <text:p text:style-name="P1"/>
      <text:p text:style-name="Standard"><text:span text:style-name="T1">Fact<text:tab/>Meaning</text:span></text:p>
      <text:p text:style-name="Standard"><text:span text:style-name="T1">1 × 5 = 5<text:tab/>One group of five</text:span></text:p>
      <text:p text:style-name="Standard"><text:span text:style-name="T1">5 × 1 = 5<text:tab/>Five groups of one</text:span></text:p>
      <text:p text:style-name="Standard"><text:span text:style-name="T1">0 × 7 = 0<text:tab/>Zero groups = zero</text:span></text:p>
      <text:p text:style-name="Standard"><text:span text:style-name="T1">3 × 0 = 0<text:tab/>Still zero!</text:span></text:p>
      <text:p text:style-name="Standard"><text:span text:style-name="T1">🧠 Try It Out!</text:span></text:p>
      <text:p text:style-name="Standard"><text:span text:style-name="T1">What is 4 × 2?</text:span></text:p>
      <text:p text:style-name="P1"/>
      <text:p text:style-name="Standard"><text:span text:style-name="T1">Write 3 × 3 as an addition problem.</text:span></text:p>
      <text:p text:style-name="P1"/>
      <text:p text:style-name="Standard"><text:span text:style-name="T1">Draw an array for 2 × 5.</text:span></text:p>
      <text:p text:style-name="P1"/>
      <text:p text:style-name="Standard"><text:span text:style-name="T1">What’s 0 × 9?</text:span></text:p>
      <text:p text:style-name="P1"/>
      <text:p text:style-name="Standard"><text:span text:style-name="T1">BONUS: You see 3 chairs at each table, and there are 6 tables. How many chairs in total?</text:span></text:p>
      <text:p text:style-name="P1"/>
      <text:p text:style-name="P1"/>
      <text:p text:style-name="P1"/>
      <text:p text:style-name="P1"><text:soft-page-break/></text:p>
      <text:p text:style-name="Heading_20_2"><text:bookmark text:name="_mvitcypl81cs"/><text:span text:style-name="T1">🧮 Grade 3 – Unit 2: 1-Digit Multiplication</text:span></text:p>
      <text:p text:style-name="Standard"><text:span text:style-name="T1">Now it’s time to master multiplication facts for numbers 1 to 9!</text:span></text:p>
      <text:p text:style-name="P1"/>
      <text:p text:style-name="Standard"><text:span text:style-name="T1">✖️ Times Tables Basics</text:span></text:p>
      <text:p text:style-name="Standard"><text:span text:style-name="T1">Here are some must-know facts:</text:span></text:p>
      <text:p text:style-name="P1"/>
      <text:p text:style-name="Standard"><text:span text:style-name="T1">×2 Table:</text:span></text:p>
      <text:p text:style-name="P1"/>
      <text:p text:style-name="Standard"><text:span text:style-name="T1">2 × 1 = 2 <text:s/></text:span></text:p>
      <text:p text:style-name="Standard"><text:span text:style-name="T1">2 × 2 = 4 <text:s/></text:span></text:p>
      <text:p text:style-name="Standard"><text:span text:style-name="T1">2 × 3 = 6 <text:s/></text:span></text:p>
      <text:p text:style-name="Standard"><text:span text:style-name="T1">2 × 4 = 8 <text:s/></text:span></text:p>
      <text:p text:style-name="Standard"><text:span text:style-name="T1">2 × 5 = 10</text:span></text:p>
      <text:p text:style-name="Standard"><text:span text:style-name="T1">... and so on</text:span></text:p>
      <text:p text:style-name="Standard"><text:span text:style-name="T1">×5 Table:</text:span></text:p>
      <text:p text:style-name="P1"/>
      <text:p text:style-name="Standard"><text:span text:style-name="T1">5 × 1 = 5 <text:s/></text:span></text:p>
      <text:p text:style-name="Standard"><text:span text:style-name="T1">5 × 2 = 10 <text:s/></text:span></text:p>
      <text:p text:style-name="Standard"><text:span text:style-name="T1">5 × 3 = 15 <text:s/></text:span></text:p>
      <text:p text:style-name="Standard"><text:span text:style-name="T1">5 × 4 = 20 <text:s/></text:span></text:p>
      <text:p text:style-name="Standard"><text:span text:style-name="T1">5 × 5 = 25</text:span></text:p>
      <text:p text:style-name="Standard"><text:span text:style-name="T1">×10 Table:</text:span></text:p>
      <text:p text:style-name="P1"/>
      <text:p text:style-name="Standard"><text:span text:style-name="T1">10 × 1 = 10 <text:s/></text:span></text:p>
      <text:p text:style-name="Standard"><text:span text:style-name="T1">10 × 2 = 20 <text:s/></text:span></text:p>
      <text:p text:style-name="Standard"><text:span text:style-name="T1">10 × 3 = 30 <text:s/></text:span></text:p>
      <text:p text:style-name="Standard"><text:span text:style-name="T1">10 × 4 = 40</text:span></text:p>
      <text:p text:style-name="Standard"><text:span text:style-name="T1">You’ll notice:</text:span></text:p>
      <text:p text:style-name="P1"/>
      <text:p text:style-name="Standard"><text:span text:style-name="T1">×2 doubles numbers</text:span></text:p>
      <text:p text:style-name="P1"/>
      <text:p text:style-name="Standard"><text:span text:style-name="T1">×5 always ends in 0 or 5</text:span></text:p>
      <text:p text:style-name="P1"><text:soft-page-break/></text:p>
      <text:p text:style-name="Standard"><text:span text:style-name="T1">×10 just adds a zero!</text:span></text:p>
      <text:p text:style-name="P1"/>
      <text:p text:style-name="Standard"><text:span text:style-name="T1">🧠 Quick Tips</text:span></text:p>
      <text:p text:style-name="Standard"><text:span text:style-name="T1">Commutative rule: 3 × 4 = 4 × 3</text:span></text:p>
      <text:p text:style-name="P1"/>
      <text:p text:style-name="Standard"><text:span text:style-name="T1">Multiply any number by 0, you get 0</text:span></text:p>
      <text:p text:style-name="P1"/>
      <text:p text:style-name="Standard"><text:span text:style-name="T1">Multiply any number by 1, you get the same number</text:span></text:p>
      <text:p text:style-name="P1"/>
      <text:p text:style-name="Standard"><text:span text:style-name="T1">🧠 Try It Out!</text:span></text:p>
      <text:p text:style-name="Standard"><text:span text:style-name="T1">What is 6 × 2?</text:span></text:p>
      <text:p text:style-name="P1"/>
      <text:p text:style-name="Standard"><text:span text:style-name="T1">What’s the same as 3 × 7?</text:span></text:p>
      <text:p text:style-name="P1"/>
      <text:p text:style-name="Standard"><text:span text:style-name="T1">Fill in the blank: 5 × ___ = 35</text:span></text:p>
      <text:p text:style-name="P1"/>
      <text:p text:style-name="Standard"><text:span text:style-name="T1">What’s 0 × 8?</text:span></text:p>
      <text:p text:style-name="P1"/>
      <text:p text:style-name="Standard"><text:span text:style-name="T1">BONUS: How many fingers on 9 hands?</text:span></text:p>
      <text:p text:style-name="P1"/>
      <text:p text:style-name="P1"/>
      <text:p text:style-name="P1"/>
      <text:p text:style-name="P1"/>
      <text:p text:style-name="P1"/>
      <text:p text:style-name="P252"><text:bookmark text:name="_rndvdm80md1g"/></text:p>
      <text:p text:style-name="Heading_20_2"><text:bookmark text:name="_2z13rwp0ik7n"/><text:span text:style-name="T1">➕➖ Grade 3 – Unit 3: Addition, Subtraction, and Estimation</text:span></text:p>
      <text:p text:style-name="Standard"><text:span text:style-name="T1">You already know how to add and subtract — now let’s get faster and smarter with it!</text:span></text:p>
      <text:p text:style-name="P1"/>
      <text:p text:style-name="Standard"><text:span text:style-name="T1">➕ Adding Bigger Numbers</text:span></text:p>
      <text:p text:style-name="Standard"><text:span text:style-name="T1">Line up the digits by place (ones, tens, hundreds).</text:span></text:p>
      <text:p text:style-name="P1"/>
      <text:p text:style-name="Standard"><text:span text:style-name="T1">Example:</text:span></text:p>
      <text:p text:style-name="P1"><text:soft-page-break/></text:p>
      <text:p text:style-name="P1"/>
      <text:p text:style-name="Standard"><text:span text:style-name="T1">426 + 385 = ?</text:span></text:p>
      <text:p text:style-name="P1"/>
      <text:p text:style-name="Standard"><text:span text:style-name="T1">6 + 5 = 11 → write 1, carry 1 <text:s/></text:span></text:p>
      <text:p text:style-name="Standard"><text:span text:style-name="T1">2 + 8 + 1 = 11 → write 1, carry 1 <text:s/></text:span></text:p>
      <text:p text:style-name="Standard"><text:span text:style-name="T1">4 + 3 + 1 = 8</text:span></text:p>
      <text:p text:style-name="P1"/>
      <text:p text:style-name="Standard"><text:span text:style-name="T1">Answer: 811</text:span></text:p>
      <text:p text:style-name="Standard"><text:span text:style-name="T1">➖ Subtracting Bigger Numbers</text:span></text:p>
      <text:p text:style-name="Standard"><text:span text:style-name="T1">Borrow if needed!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703 - 476 = ?</text:span></text:p>
      <text:p text:style-name="P1"/>
      <text:p text:style-name="Standard"><text:span text:style-name="T1">3 - 6 → can’t do! Borrow from the tens → <text:s/></text:span></text:p>
      <text:p text:style-name="Standard"><text:span text:style-name="T1">13 - 6 = 7 <text:s/></text:span></text:p>
      <text:p text:style-name="Standard"><text:span text:style-name="T1">9 - 7 = 2 <text:s/></text:span></text:p>
      <text:p text:style-name="Standard"><text:span text:style-name="T1">6 - 4 = 2</text:span></text:p>
      <text:p text:style-name="P1"/>
      <text:p text:style-name="Standard"><text:span text:style-name="T1">Answer: 227</text:span></text:p>
      <text:p text:style-name="Standard"><text:span text:style-name="T1">🔍 Estimation</text:span></text:p>
      <text:p text:style-name="Standard"><text:span text:style-name="T1">Estimation means making a smart guess.</text:span></text:p>
      <text:p text:style-name="P1"/>
      <text:p text:style-name="Standard"><text:span text:style-name="T1">Round the numbers:</text:span></text:p>
      <text:p text:style-name="P1"/>
      <text:p text:style-name="Standard"><text:span text:style-name="T1">389 + 213 ≈ 400 + 200 = 600</text:span></text:p>
      <text:p text:style-name="Standard"><text:span text:style-name="T1">Subtraction example:</text:span></text:p>
      <text:p text:style-name="P1"/>
      <text:p text:style-name="Standard"><text:span text:style-name="T1">692 - 301 ≈ 700 - 300 = 400</text:span></text:p>
      <text:p text:style-name="Standard"><text:span text:style-name="T1">Estimation helps you check if your answers make sense.</text:span></text:p>
      <text:p text:style-name="P1"><text:soft-page-break/></text:p>
      <text:p text:style-name="Standard"><text:span text:style-name="T1">🧠 Try It Out!</text:span></text:p>
      <text:p text:style-name="Standard"><text:span text:style-name="T1">426 + 389 = ?</text:span></text:p>
      <text:p text:style-name="P1"/>
      <text:p text:style-name="Standard"><text:span text:style-name="T1">802 - 476 = ?</text:span></text:p>
      <text:p text:style-name="P1"/>
      <text:p text:style-name="Standard"><text:span text:style-name="T1">Estimate: 219 + 342 ≈ ?</text:span></text:p>
      <text:p text:style-name="P1"/>
      <text:p text:style-name="Standard"><text:span text:style-name="T1">Estimate: 721 - 299 ≈ ?</text:span></text:p>
      <text:p text:style-name="P1"/>
      <text:p text:style-name="Standard"><text:span text:style-name="T1">BONUS: Your exact answer is 496. You estimated 500. Were you close?</text:span></text:p>
      <text:p text:style-name="P1"/>
      <text:p text:style-name="P1"/>
      <text:p text:style-name="P1"/>
      <text:p text:style-name="P1"/>
      <text:p text:style-name="P1"/>
      <text:p text:style-name="P252"><text:bookmark text:name="_u61n9m3ud6do"/></text:p>
      <text:p text:style-name="Heading_20_2"><text:bookmark text:name="_91czskyd9602"/><text:span text:style-name="T1">➗ Grade 3 – Unit 4: Intro to Division</text:span></text:p>
      <text:p text:style-name="Standard"><text:span text:style-name="T1">Division means splitting into equal groups.</text:span></text:p>
      <text:p text:style-name="P1"/>
      <text:p text:style-name="Standard"><text:span text:style-name="T1">If you know multiplication, you’re ready for division!</text:span></text:p>
      <text:p text:style-name="P1"/>
      <text:p text:style-name="Standard"><text:span text:style-name="T1">🍕 What is Division?</text:span></text:p>
      <text:p text:style-name="Standard"><text:span text:style-name="T1">Example:</text:span></text:p>
      <text:p text:style-name="P1"/>
      <text:p text:style-name="P1"/>
      <text:p text:style-name="Standard"><text:span text:style-name="T1">8 ÷ 2 = 4 <text:s/></text:span></text:p>
      <text:p text:style-name="Standard"><text:span text:style-name="T1">(8 split into 2 equal groups → each group has 4)</text:span></text:p>
      <text:p text:style-name="P1"/>
      <text:p text:style-name="Standard"><text:span text:style-name="T1">OR</text:span></text:p>
      <text:p text:style-name="P1"/>
      <text:p text:style-name="Standard"><text:span text:style-name="T1">8 ÷ 4 = 2 <text:s/></text:span></text:p>
      <text:p text:style-name="Standard"><text:span text:style-name="T1">(8 split into 4 equal parts → each part is 2)</text:span></text:p>
      <text:p text:style-name="Standard"><text:soft-page-break/><text:span text:style-name="T1">🔁 Division Is the Opposite of Multiplication</text:span></text:p>
      <text:p text:style-name="Standard"><text:span text:style-name="T1">Think of it like a puzzle:</text:span></text:p>
      <text:p text:style-name="P1"/>
      <text:p text:style-name="P1"/>
      <text:p text:style-name="P1"/>
      <text:p text:style-name="Standard"><text:span text:style-name="T1">If 3 × 5 = 15, then 15 ÷ 3 = 5 <text:s/></text:span></text:p>
      <text:p text:style-name="Standard"><text:span text:style-name="T1">and 15 ÷ 5 = 3</text:span></text:p>
      <text:p text:style-name="Standard"><text:span text:style-name="T1">🎉 Real Life Example</text:span></text:p>
      <text:p text:style-name="Standard"><text:span text:style-name="T1">You have 12 cookies and 3 friends. How many cookies per friend?</text:span></text:p>
      <text:p text:style-name="P1"/>
      <text:p text:style-name="P1"/>
      <text:p text:style-name="Standard"><text:span text:style-name="T1">12 ÷ 3 = 4</text:span></text:p>
      <text:p text:style-name="Standard"><text:span text:style-name="T1">Each friend gets 4 cookies!</text:span></text:p>
      <text:p text:style-name="P1"/>
      <text:p text:style-name="Standard"><text:span text:style-name="T1">💡 Important Rules</text:span></text:p>
      <text:p text:style-name="Standard"><text:span text:style-name="T1">Any number ÷ 1 = the same number</text:span></text:p>
      <text:p text:style-name="P1"/>
      <text:p text:style-name="Standard"><text:span text:style-name="T1">Any number ÷ itself = 1</text:span></text:p>
      <text:p text:style-name="P1"/>
      <text:p text:style-name="Standard"><text:span text:style-name="T1">0 ÷ any number = 0</text:span></text:p>
      <text:p text:style-name="P1"/>
      <text:p text:style-name="Standard"><text:span text:style-name="T1">You can’t divide by 0!</text:span></text:p>
      <text:p text:style-name="P1"/>
      <text:p text:style-name="Standard"><text:span text:style-name="T1">🧠 Try It Out!</text:span></text:p>
      <text:p text:style-name="Standard"><text:span text:style-name="T1">20 ÷ 5 = ?</text:span></text:p>
      <text:p text:style-name="P1"/>
      <text:p text:style-name="Standard"><text:span text:style-name="T1">15 ÷ 3 = ?</text:span></text:p>
      <text:p text:style-name="P1"/>
      <text:p text:style-name="Standard"><text:span text:style-name="T1">If 7 × 6 = 42, what’s 42 ÷ 7?</text:span></text:p>
      <text:p text:style-name="P1"/>
      <text:p text:style-name="Standard"><text:span text:style-name="T1">You have 18 marbles and 6 jars. How many per jar?</text:span></text:p>
      <text:p text:style-name="P1"/>
      <text:p text:style-name="Standard"><text:span text:style-name="T1">BONUS: 0 ÷ 9 = ?</text:span></text:p>
      <text:p text:style-name="P1"><text:soft-page-break/></text:p>
      <text:p text:style-name="P1"/>
      <text:p text:style-name="P1"/>
      <text:p text:style-name="P1"/>
      <text:p text:style-name="P1"/>
      <text:p text:style-name="P252"><text:bookmark text:name="_7mx2zf1tdgg2"/></text:p>
      <text:p text:style-name="Heading_20_2"><text:bookmark text:name="_67br8hg1mb4x"/><text:span text:style-name="T1">🍰 Grade 3 – Unit 5: Understand Fractions</text:span></text:p>
      <text:p text:style-name="Standard"><text:span text:style-name="T1">A fraction is a way to show part of a whole.</text:span></text:p>
      <text:p text:style-name="P1"/>
      <text:p text:style-name="Standard"><text:span text:style-name="T1">➗ What is a Fraction?</text:span></text:p>
      <text:p text:style-name="Standard"><text:span text:style-name="T1">A fraction has two parts:</text:span></text:p>
      <text:p text:style-name="P1"/>
      <text:p text:style-name="P1"/>
      <text:p text:style-name="P1"/>
      <text:p text:style-name="Standard"><text:span text:style-name="T1"><text:s text:c="3"/>1</text:span></text:p>
      <text:p text:style-name="Standard"><text:span text:style-name="T1"><text:s text:c="2"/>---</text:span></text:p>
      <text:p text:style-name="Standard"><text:span text:style-name="T1"><text:s text:c="3"/>4</text:span></text:p>
      <text:p text:style-name="Standard"><text:span text:style-name="T1">Top number (numerator) → how many parts you have</text:span></text:p>
      <text:p text:style-name="P1"/>
      <text:p text:style-name="Standard"><text:span text:style-name="T1">Bottom number (denominator) → how many equal parts the whole is split into</text:span></text:p>
      <text:p text:style-name="P1"/>
      <text:p text:style-name="Standard"><text:span text:style-name="T1">So 1/4 means 1 out of 4 equal parts</text:span></text:p>
      <text:p text:style-name="P1"/>
      <text:p text:style-name="Standard"><text:span text:style-name="T1">🍕 Example:</text:span></text:p>
      <text:p text:style-name="Standard"><text:span text:style-name="T1">A pizza is cut into 4 equal slices.</text:span></text:p>
      <text:p text:style-name="Standard"><text:span text:style-name="T1">You eat 1 slice.</text:span></text:p>
      <text:p text:style-name="P1"/>
      <text:p text:style-name="Standard"><text:span text:style-name="T1">You ate:</text:span></text:p>
      <text:p text:style-name="P1"/>
      <text:p text:style-name="P1"/>
      <text:p text:style-name="Standard"><text:span text:style-name="T1">1/4 of the pizza</text:span></text:p>
      <text:p text:style-name="Standard"><text:span text:style-name="T1">📏 More Examples</text:span></text:p>
      <text:p text:style-name="Standard"><text:span text:style-name="T1">1/2 = one-half</text:span></text:p>
      <text:p text:style-name="P1"><text:soft-page-break/></text:p>
      <text:p text:style-name="Standard"><text:span text:style-name="T1">3/4 = three out of four parts</text:span></text:p>
      <text:p text:style-name="P1"/>
      <text:p text:style-name="Standard"><text:span text:style-name="T1">2/3 = two out of three parts</text:span></text:p>
      <text:p text:style-name="P1"/>
      <text:p text:style-name="Standard"><text:span text:style-name="T1">Fractions can also be shown with pictures!</text:span></text:p>
      <text:p text:style-name="P1"/>
      <text:p text:style-name="P1"/>
      <text:p text:style-name="P1"/>
      <text:p text:style-name="Standard"><text:span text:style-name="T1">O O O O <text:s text:c="2"/>→ 4 circles <text:s/></text:span></text:p>
      <text:p text:style-name="Standard"><text:span text:style-name="T1">[O O O _] → 3/4 shaded</text:span></text:p>
      <text:p text:style-name="Standard"><text:span text:style-name="T1">🧠 Try It Out!</text:span></text:p>
      <text:p text:style-name="Standard"><text:span text:style-name="T1">What fraction is one part out of 2?</text:span></text:p>
      <text:p text:style-name="P1"/>
      <text:p text:style-name="Standard"><text:span text:style-name="T1">If a candy bar is split into 8 pieces and you eat 5, what’s the fraction you ate?</text:span></text:p>
      <text:p text:style-name="P1"/>
      <text:p text:style-name="Standard"><text:span text:style-name="T1">Draw a circle. Shade 1/2 of it.</text:span></text:p>
      <text:p text:style-name="P1"/>
      <text:p text:style-name="Standard"><text:span text:style-name="T1">Which is bigger: 1/2 or 1/3?</text:span></text:p>
      <text:p text:style-name="P1"/>
      <text:p text:style-name="Standard"><text:span text:style-name="T1">BONUS: If 2 out of 5 kids like carrots, what fraction of kids like carrots?</text:span></text:p>
      <text:p text:style-name="P1"/>
      <text:p text:style-name="P1"/>
      <text:p text:style-name="P1"/>
      <text:p text:style-name="P1"/>
      <text:p text:style-name="P1"/>
      <text:p text:style-name="P252"><text:bookmark text:name="_92k5q5mxpeh4"/></text:p>
      <text:p text:style-name="Heading_20_2"><text:bookmark text:name="_feqn24yn7vid"/><text:span text:style-name="T1">➗ Grade 3 – Unit 6: Equivalent &amp; Comparing Fractions</text:span></text:p>
      <text:p text:style-name="Standard"><text:span text:style-name="T1">Let’s look at fractions that mean the same and how to tell which is bigger or smaller.</text:span></text:p>
      <text:p text:style-name="P1"/>
      <text:p text:style-name="Standard"><text:span text:style-name="T1">🔁 Equivalent Fractions</text:span></text:p>
      <text:p text:style-name="Standard"><text:span text:style-name="T1">Some fractions look different but are equal in value.</text:span></text:p>
      <text:p text:style-name="P1"/>
      <text:p text:style-name="Standard"><text:soft-page-break/><text:span text:style-name="T1">Examples:</text:span></text:p>
      <text:p text:style-name="P1"/>
      <text:p text:style-name="P1"/>
      <text:p text:style-name="Standard"><text:span text:style-name="T1">1/2 = 2/4 = 4/8</text:span></text:p>
      <text:p text:style-name="P1"/>
      <text:p text:style-name="Standard"><text:span text:style-name="T1">(They all show half!)</text:span></text:p>
      <text:p text:style-name="Standard"><text:span text:style-name="T1">If you double both the top and bottom of 1/2:</text:span></text:p>
      <text:p text:style-name="P1"/>
      <text:p text:style-name="P1"/>
      <text:p text:style-name="P1"/>
      <text:p text:style-name="Standard"><text:span text:style-name="T1">1 × 2 = 2 <text:s/></text:span></text:p>
      <text:p text:style-name="Standard"><text:span text:style-name="T1">2 × 2 = 4 <text:s/></text:span></text:p>
      <text:p text:style-name="Standard"><text:span text:style-name="T1">→ 2/4 = same as 1/2</text:span></text:p>
      <text:p text:style-name="Standard"><text:span text:style-name="T1">🔍 Comparing Fractions</text:span></text:p>
      <text:p text:style-name="Standard"><text:span text:style-name="T1">When the bottoms (denominators) are the same:</text:span></text:p>
      <text:p text:style-name="P1"/>
      <text:p text:style-name="P1"/>
      <text:p text:style-name="P1"/>
      <text:p text:style-name="Standard"><text:span text:style-name="T1">3/8 &lt; 5/8 → because 3 is less than 5</text:span></text:p>
      <text:p text:style-name="Standard"><text:span text:style-name="T1">When the tops (numerators) are the same:</text:span></text:p>
      <text:p text:style-name="P1"/>
      <text:p text:style-name="Standard"><text:span text:style-name="T1">css</text:span></text:p>
      <text:p text:style-name="P1"/>
      <text:p text:style-name="Standard"><text:span text:style-name="T1">1/4 &gt; 1/6 → smaller bottom means bigger pieces!</text:span></text:p>
      <text:p text:style-name="Standard"><text:span text:style-name="T1">You can also use a number line or visual models to compare!</text:span></text:p>
      <text:p text:style-name="P1"/>
      <text:p text:style-name="Standard"><text:span text:style-name="T1">🍕 Quick Picture Trick</text:span></text:p>
      <text:p text:style-name="Standard"><text:span text:style-name="T1">More slices = smaller pieces!</text:span></text:p>
      <text:p text:style-name="P1"/>
      <text:p text:style-name="Standard"><text:span text:style-name="T1">So:</text:span></text:p>
      <text:p text:style-name="P1"/>
      <text:p text:style-name="P1"/>
      <text:p text:style-name="P1"/>
      <text:p text:style-name="Standard"><text:soft-page-break/><text:span text:style-name="T1">1/3 &gt; 1/5 <text:s/></text:span></text:p>
      <text:p text:style-name="Standard"><text:span text:style-name="T1">(Thirds are bigger than fifths)</text:span></text:p>
      <text:p text:style-name="Standard"><text:span text:style-name="T1">🧠 Try It Out!</text:span></text:p>
      <text:p text:style-name="Standard"><text:span text:style-name="T1">Which is bigger: 2/3 or 3/4?</text:span></text:p>
      <text:p text:style-name="P1"/>
      <text:p text:style-name="Standard"><text:span text:style-name="T1">Are 1/2 and 2/4 equal?</text:span></text:p>
      <text:p text:style-name="P1"/>
      <text:p text:style-name="Standard"><text:span text:style-name="T1">Fill in the blank: 3/6 = ___/12</text:span></text:p>
      <text:p text:style-name="P1"/>
      <text:p text:style-name="Standard"><text:span text:style-name="T1">Is 4/8 the same as 1/2?</text:span></text:p>
      <text:p text:style-name="P1"/>
      <text:p text:style-name="Standard"><text:span text:style-name="T1">BONUS: Draw and label 1/2, 1/3, and 1/4 on a number line.</text:span></text:p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jczbey2ifwgt"/><text:span text:style-name="T1">🔄 Grade 3 – Unit 7: More with Multiplication and Division</text:span></text:p>
      <text:p text:style-name="Standard"><text:span text:style-name="T1">You’ve got the basics — now let’s go deeper and get faster with facts and problems!</text:span></text:p>
      <text:p text:style-name="P1"/>
      <text:p text:style-name="Standard"><text:span text:style-name="T1">⏱️ Memorize Key Facts</text:span></text:p>
      <text:p text:style-name="Standard"><text:span text:style-name="T1">Know these well:</text:span></text:p>
      <text:p text:style-name="P1"/>
      <text:p text:style-name="Standard"><text:span text:style-name="T1">6 × 6 = 36</text:span></text:p>
      <text:p text:style-name="P1"/>
      <text:p text:style-name="Standard"><text:span text:style-name="T1">7 × 8 = 56</text:span></text:p>
      <text:p text:style-name="P1"/>
      <text:p text:style-name="Standard"><text:span text:style-name="T1">9 × 3 = 27</text:span></text:p>
      <text:p text:style-name="P1"/>
      <text:p text:style-name="Standard"><text:span text:style-name="T1">12 ÷ 4 = 3</text:span></text:p>
      <text:p text:style-name="P1"/>
      <text:p text:style-name="Standard"><text:span text:style-name="T1">36 ÷ 6 = 6</text:span></text:p>
      <text:p text:style-name="P1"><text:soft-page-break/></text:p>
      <text:p text:style-name="Standard"><text:span text:style-name="T1">Flashcards or skip-counting help a lot!</text:span></text:p>
      <text:p text:style-name="P1"/>
      <text:p text:style-name="Standard"><text:span text:style-name="T1">📦 Word Problems</text:span></text:p>
      <text:p text:style-name="Standard"><text:span text:style-name="T1">Always ask:</text:span></text:p>
      <text:p text:style-name="P1"/>
      <text:p text:style-name="Standard"><text:span text:style-name="T1">What do I know?</text:span></text:p>
      <text:p text:style-name="P1"/>
      <text:p text:style-name="Standard"><text:span text:style-name="T1">What do I need to find?</text:span></text:p>
      <text:p text:style-name="P1"/>
      <text:p text:style-name="Standard"><text:span text:style-name="T1">Is it multiplication or division?</text:span></text:p>
      <text:p text:style-name="P1"/>
      <text:p text:style-name="Standard"><text:span text:style-name="T1">Example:</text:span></text:p>
      <text:p text:style-name="Standard"><text:span text:style-name="T1">A farmer has 5 baskets. Each holds 6 apples.</text:span></text:p>
      <text:p text:style-name="Standard"><text:span text:style-name="T1">How many apples total?</text:span></text:p>
      <text:p text:style-name="P1"/>
      <text:p text:style-name="Standard"><text:span text:style-name="T1">→ 5 × 6 = 30 apples</text:span></text:p>
      <text:p text:style-name="P1"/>
      <text:p text:style-name="Standard"><text:span text:style-name="T1">Another:</text:span></text:p>
      <text:p text:style-name="Standard"><text:span text:style-name="T1">There are 32 pencils. They are packed into boxes of 8.</text:span></text:p>
      <text:p text:style-name="Standard"><text:span text:style-name="T1">How many boxes?</text:span></text:p>
      <text:p text:style-name="P1"/>
      <text:p text:style-name="Standard"><text:span text:style-name="T1">→ 32 ÷ 8 = 4 boxes</text:span></text:p>
      <text:p text:style-name="P1"/>
      <text:p text:style-name="Standard"><text:span text:style-name="T1">💡 Multiplication &amp; Division Work Together</text:span></text:p>
      <text:p text:style-name="Standard"><text:span text:style-name="T1">They’re inverse (opposite) operations:</text:span></text:p>
      <text:p text:style-name="P1"/>
      <text:p text:style-name="P1"/>
      <text:p text:style-name="P1"/>
      <text:p text:style-name="Standard"><text:span text:style-name="T1">If 4 × 7 = 28, <text:s/></text:span></text:p>
      <text:p text:style-name="Standard"><text:span text:style-name="T1">then 28 ÷ 7 = 4 <text:s/></text:span></text:p>
      <text:p text:style-name="Standard"><text:span text:style-name="T1">and 28 ÷ 4 = 7</text:span></text:p>
      <text:p text:style-name="Standard"><text:span text:style-name="T1">🧠 Try It Out!</text:span></text:p>
      <text:p text:style-name="Standard"><text:soft-page-break/><text:span text:style-name="T1">What is 7 × 6?</text:span></text:p>
      <text:p text:style-name="P1"/>
      <text:p text:style-name="Standard"><text:span text:style-name="T1">48 ÷ 8 = ?</text:span></text:p>
      <text:p text:style-name="P1"/>
      <text:p text:style-name="Standard"><text:span text:style-name="T1">You have 4 shelves with 9 books each. How many books total?</text:span></text:p>
      <text:p text:style-name="P1"/>
      <text:p text:style-name="Standard"><text:span text:style-name="T1">There are 24 stickers. Each child gets 6. How many children?</text:span></text:p>
      <text:p text:style-name="P1"/>
      <text:p text:style-name="Standard"><text:span text:style-name="T1">BONUS: Write 3 multiplication facts and their matching division facts.</text:span></text:p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clh4fwe2n6y8"/><text:span text:style-name="T1">🔢 Grade 3 – Unit 8: Arithmetic Patterns and Problem Solving</text:span></text:p>
      <text:p text:style-name="Standard"><text:span text:style-name="T1">Math has patterns—when you spot them, solving problems gets easier!</text:span></text:p>
      <text:p text:style-name="P1"/>
      <text:p text:style-name="Standard"><text:span text:style-name="T1">🔁 Number Patterns</text:span></text:p>
      <text:p text:style-name="Standard"><text:span text:style-name="T1">Skip Counting</text:span></text:p>
      <text:p text:style-name="Standard"><text:span text:style-name="T1">2, 4, 6, 8, 10 → add 2 each time</text:span></text:p>
      <text:p text:style-name="P1"/>
      <text:p text:style-name="Standard"><text:span text:style-name="T1">5, 10, 15, 20 → add 5 each time</text:span></text:p>
      <text:p text:style-name="P1"/>
      <text:p text:style-name="Standard"><text:span text:style-name="T1">100, 90, 80, 70 → subtract 10</text:span></text:p>
      <text:p text:style-name="P1"/>
      <text:p text:style-name="Standard"><text:span text:style-name="T1">You’re seeing addition or subtraction patterns!</text:span></text:p>
      <text:p text:style-name="P1"/>
      <text:p text:style-name="Standard"><text:span text:style-name="T1">Multiplication Patterns</text:span></text:p>
      <text:p text:style-name="Standard"><text:span text:style-name="T1">Look at the ×5 table:</text:span></text:p>
      <text:p text:style-name="P1"/>
      <text:p text:style-name="P1"/>
      <text:p text:style-name="P1"/>
      <text:p text:style-name="Standard"><text:soft-page-break/><text:span text:style-name="T1">5, 10, 15, 20, 25...</text:span></text:p>
      <text:p text:style-name="Standard"><text:span text:style-name="T1">→ always ends in 0 or 5</text:span></text:p>
      <text:p text:style-name="Standard"><text:span text:style-name="T1">×9 table:</text:span></text:p>
      <text:p text:style-name="P1"/>
      <text:p text:style-name="P1"/>
      <text:p text:style-name="P1"/>
      <text:p text:style-name="Standard"><text:span text:style-name="T1">9, 18, 27, 36...</text:span></text:p>
      <text:p text:style-name="Standard"><text:span text:style-name="T1">→ The digits add up to 9 (e.g., 2 + 7 = 9)</text:span></text:p>
      <text:p text:style-name="Standard"><text:span text:style-name="T1">💡 Problem Solving Steps</text:span></text:p>
      <text:p text:style-name="Standard"><text:span text:style-name="T1">Read the problem carefully</text:span></text:p>
      <text:p text:style-name="P1"/>
      <text:p text:style-name="Standard"><text:span text:style-name="T1">Underline key info</text:span></text:p>
      <text:p text:style-name="P1"/>
      <text:p text:style-name="Standard"><text:span text:style-name="T1">Choose the right operation (add, subtract, multiply, divide)</text:span></text:p>
      <text:p text:style-name="P1"/>
      <text:p text:style-name="Standard"><text:span text:style-name="T1">Solve and check</text:span></text:p>
      <text:p text:style-name="P1"/>
      <text:p text:style-name="Standard"><text:span text:style-name="T1">🧩 Example:</text:span></text:p>
      <text:p text:style-name="Standard"><text:span text:style-name="T1">Liam sees a pattern: 3, 6, 9, 12, __</text:span></text:p>
      <text:p text:style-name="Standard"><text:span text:style-name="T1">What comes next?</text:span></text:p>
      <text:p text:style-name="P1"/>
      <text:p text:style-name="Standard"><text:span text:style-name="T1">→ Add 3 each time → 15</text:span></text:p>
      <text:p text:style-name="P1"/>
      <text:p text:style-name="Standard"><text:span text:style-name="T1">🧠 Try It Out!</text:span></text:p>
      <text:p text:style-name="Standard"><text:span text:style-name="T1">What’s the next number: 100, 90, 80, ___</text:span></text:p>
      <text:p text:style-name="P1"/>
      <text:p text:style-name="Standard"><text:span text:style-name="T1">What comes after: 7, 14, 21, 28, ___</text:span></text:p>
      <text:p text:style-name="P1"/>
      <text:p text:style-name="Standard"><text:span text:style-name="T1">Fill in the blank: 4 × ___ = 36</text:span></text:p>
      <text:p text:style-name="P1"/>
      <text:p text:style-name="Standard"><text:span text:style-name="T1">A toy costs $5. How much for 4 toys?</text:span></text:p>
      <text:p text:style-name="P1"/>
      <text:p text:style-name="Standard"><text:span text:style-name="T1">BONUS: Find a pattern in this list: 1, 2, 4, 8, 16, ___</text:span></text:p>
      <text:p text:style-name="P1"><text:soft-page-break/></text:p>
      <text:p text:style-name="P1"/>
      <text:p text:style-name="P1"/>
      <text:p text:style-name="P1"/>
      <text:p text:style-name="P1"/>
      <text:p text:style-name="P252"><text:bookmark text:name="_ygtpyb2x54z8"/></text:p>
      <text:p text:style-name="Heading_20_2"><text:bookmark text:name="_yzee1ygy4wvy"/><text:span text:style-name="T1">🔷 Grade 3 – Unit 9: Quadrilaterals</text:span></text:p>
      <text:p text:style-name="Standard"><text:span text:style-name="T1">Quadrilaterals are shapes with 4 sides and 4 corners.</text:span></text:p>
      <text:p text:style-name="P1"/>
      <text:p text:style-name="Standard"><text:span text:style-name="T1">Let’s meet them!</text:span></text:p>
      <text:p text:style-name="P1"/>
      <text:p text:style-name="Standard"><text:span text:style-name="T1">🟦 Common Quadrilaterals</text:span></text:p>
      <text:p text:style-name="P1"/>
      <text:p text:style-name="Standard"><text:span text:style-name="T1">Shape<text:tab/>Sides<text:tab/>Special Things</text:span></text:p>
      <text:p text:style-name="Standard"><text:span text:style-name="T1">Square<text:tab/>4<text:tab/>All sides equal, all right angles</text:span></text:p>
      <text:p text:style-name="Standard"><text:span text:style-name="T1">Rectangle<text:tab/>4<text:tab/>Opposite sides equal, all right angles</text:span></text:p>
      <text:p text:style-name="Standard"><text:span text:style-name="T1">Rhombus<text:tab/>4<text:tab/>All sides equal, angles may tilt</text:span></text:p>
      <text:p text:style-name="Standard"><text:span text:style-name="T1">Parallelogram<text:tab/>4<text:tab/>Opposite sides equal and parallel</text:span></text:p>
      <text:p text:style-name="Standard"><text:span text:style-name="T1">Trapezoid<text:tab/>4<text:tab/>Only 1 pair of sides is parallel</text:span></text:p>
      <text:p text:style-name="Standard"><text:span text:style-name="T1">Kite<text:tab/>4<text:tab/>Two pairs of equal-length sides</text:span></text:p>
      <text:p text:style-name="Standard"><text:span text:style-name="T1">🎯 Fun Facts</text:span></text:p>
      <text:p text:style-name="Standard"><text:span text:style-name="T1">All squares are rectangles, but not all rectangles are squares</text:span></text:p>
      <text:p text:style-name="P1"/>
      <text:p text:style-name="Standard"><text:span text:style-name="T1">A rhombus is like a tilted square</text:span></text:p>
      <text:p text:style-name="P1"/>
      <text:p text:style-name="Standard"><text:span text:style-name="T1">A trapezoid looks like a triangle with the top cut off</text:span></text:p>
      <text:p text:style-name="P1"/>
      <text:p text:style-name="Standard"><text:span text:style-name="T1">🖍️ Shape Sorter</text:span></text:p>
      <text:p text:style-name="Standard"><text:span text:style-name="T1">✅ All quadrilaterals have:</text:span></text:p>
      <text:p text:style-name="P1"/>
      <text:p text:style-name="Standard"><text:span text:style-name="T1">4 straight sides</text:span></text:p>
      <text:p text:style-name="P1"/>
      <text:p text:style-name="Standard"><text:span text:style-name="T1">4 corners (vertices)</text:span></text:p>
      <text:p text:style-name="P1"><text:soft-page-break/></text:p>
      <text:p text:style-name="Standard"><text:span text:style-name="T1">But shapes can look very different!</text:span></text:p>
      <text:p text:style-name="P1"/>
      <text:p text:style-name="Standard"><text:span text:style-name="T1">🧠 Try It Out!</text:span></text:p>
      <text:p text:style-name="Standard"><text:span text:style-name="T1">Which has only one pair of parallel sides: trapezoid or square?</text:span></text:p>
      <text:p text:style-name="P1"/>
      <text:p text:style-name="Standard"><text:span text:style-name="T1">True or False: A square is a rhombus.</text:span></text:p>
      <text:p text:style-name="P1"/>
      <text:p text:style-name="Standard"><text:span text:style-name="T1">Draw a kite shape — label equal sides.</text:span></text:p>
      <text:p text:style-name="P1"/>
      <text:p text:style-name="Standard"><text:span text:style-name="T1">Which shapes have all right angles?</text:span></text:p>
      <text:p text:style-name="P1"/>
      <text:p text:style-name="Standard"><text:span text:style-name="T1">BONUS: Make a chart of quadrilaterals with names, drawings, and 2 facts each.</text:span></text:p>
      <text:p text:style-name="P1"/>
      <text:p text:style-name="P1"/>
      <text:p text:style-name="P1"/>
      <text:p text:style-name="P1"/>
      <text:p text:style-name="Heading_20_2"><text:bookmark text:name="_9smvo1vk3yg3"/><text:span text:style-name="T1">📏 Grade 3 – Unit 10: Area</text:span></text:p>
      <text:p text:style-name="Standard"><text:span text:style-name="T1">Area is the amount of space inside a shape.</text:span></text:p>
      <text:p text:style-name="Standard"><text:span text:style-name="T1">We measure it in square units (like square centimeters, cm²).</text:span></text:p>
      <text:p text:style-name="P1"/>
      <text:p text:style-name="Standard"><text:span text:style-name="T1">🔲 What Is a Square Unit?</text:span></text:p>
      <text:p text:style-name="Standard"><text:span text:style-name="T1">Imagine a tiny square that’s 1 unit on each side:</text:span></text:p>
      <text:p text:style-name="P1"/>
      <text:p text:style-name="P1"/>
      <text:p text:style-name="Standard"><text:span text:style-name="T1">⬛ = 1 square unit</text:span></text:p>
      <text:p text:style-name="Standard"><text:span text:style-name="T1">If a rectangle fits 6 of those squares inside, its area is:</text:span></text:p>
      <text:p text:style-name="P1"/>
      <text:p text:style-name="P1"/>
      <text:p text:style-name="P1"/>
      <text:p text:style-name="Standard"><text:span text:style-name="T1">Area = 6 square units</text:span></text:p>
      <text:p text:style-name="Standard"><text:span text:style-name="T1">📦 Area of a Rectangle</text:span></text:p>
      <text:p text:style-name="Standard"><text:span text:style-name="T1">Use this formula:</text:span></text:p>
      <text:p text:style-name="P1"><text:soft-page-break/></text:p>
      <text:p text:style-name="P1"/>
      <text:p text:style-name="P1"/>
      <text:p text:style-name="Standard"><text:span text:style-name="T1">Area = length × width</text:span></text:p>
      <text:p text:style-name="Standard"><text:span text:style-name="T1">Example:</text:span></text:p>
      <text:p text:style-name="P1"/>
      <text:p text:style-name="P1"/>
      <text:p text:style-name="Standard"><text:span text:style-name="T1">A rectangle is 5 units long and 3 units wide.</text:span></text:p>
      <text:p text:style-name="P1"/>
      <text:p text:style-name="Standard"><text:span text:style-name="T1">Area = 5 × 3 = 15 square units</text:span></text:p>
      <text:p text:style-name="Standard"><text:span text:style-name="T1">🧱 Counting Squares</text:span></text:p>
      <text:p text:style-name="Standard"><text:span text:style-name="T1">If the shape is drawn on a grid, just count the squares!</text:span></text:p>
      <text:p text:style-name="P1"/>
      <text:p text:style-name="P1"/>
      <text:p text:style-name="P1"/>
      <text:p text:style-name="Standard"><text:span text:style-name="T1">[⬛⬛⬛]</text:span></text:p>
      <text:p text:style-name="Standard"><text:span text:style-name="T1">[⬛⬛⬛]</text:span></text:p>
      <text:p text:style-name="P1"/>
      <text:p text:style-name="Standard"><text:span text:style-name="T1">2 rows of 3 → 2 × 3 = 6 square units</text:span></text:p>
      <text:p text:style-name="Standard"><text:span text:style-name="T1">🧠 Try It Out!</text:span></text:p>
      <text:p text:style-name="Standard"><text:span text:style-name="T1">What’s the area of a 4 by 6 rectangle?</text:span></text:p>
      <text:p text:style-name="P1"/>
      <text:p text:style-name="Standard"><text:span text:style-name="T1">A shape covers 12 square units — could it be 3 × 4?</text:span></text:p>
      <text:p text:style-name="P1"/>
      <text:p text:style-name="Standard"><text:span text:style-name="T1">Draw a rectangle with area = 10 square units</text:span></text:p>
      <text:p text:style-name="P1"/>
      <text:p text:style-name="Standard"><text:span text:style-name="T1">True or False: Area = length + width</text:span></text:p>
      <text:p text:style-name="P1"/>
      <text:p text:style-name="Standard"><text:span text:style-name="T1">BONUS: A square has area 36. What’s the length of one side?</text:span></text:p>
      <text:p text:style-name="P1"/>
      <text:p text:style-name="P1"/>
      <text:p text:style-name="P1"/>
      <text:p text:style-name="P1"/>
      <text:p text:style-name="P1"><text:soft-page-break/></text:p>
      <text:p text:style-name="P252"><text:bookmark text:name="_q9bj9x9eunev"/></text:p>
      <text:p text:style-name="Heading_20_2"><text:bookmark text:name="_hek65wtpygnu"/><text:span text:style-name="T1">📏 Grade 3 – Unit 11: Perimeter</text:span></text:p>
      <text:p text:style-name="Standard"><text:span text:style-name="T1">Perimeter is the distance around a shape.</text:span></text:p>
      <text:p text:style-name="Standard"><text:span text:style-name="T1">You add up all the sides!</text:span></text:p>
      <text:p text:style-name="P1"/>
      <text:p text:style-name="Standard"><text:span text:style-name="T1">➕ Perimeter Formula</text:span></text:p>
      <text:p text:style-name="Standard"><text:span text:style-name="T1">For a rectangle:</text:span></text:p>
      <text:p text:style-name="P1"/>
      <text:p text:style-name="P1"/>
      <text:p text:style-name="P1"/>
      <text:p text:style-name="Standard"><text:span text:style-name="T1">Perimeter = 2 × (length + width)</text:span></text:p>
      <text:p text:style-name="Standard"><text:span text:style-name="T1">Example:</text:span></text:p>
      <text:p text:style-name="P1"/>
      <text:p text:style-name="P1"/>
      <text:p text:style-name="Standard"><text:span text:style-name="T1">A rectangle is 6 units long and 4 units wide.</text:span></text:p>
      <text:p text:style-name="P1"/>
      <text:p text:style-name="Standard"><text:span text:style-name="T1">Perimeter = 2 × (6 + 4) = 2 × 10 = 20 units</text:span></text:p>
      <text:p text:style-name="Standard"><text:span text:style-name="T1">➕ Just Add the Sides</text:span></text:p>
      <text:p text:style-name="Standard"><text:span text:style-name="T1">If the shape isn’t a rectangle, just add all side lengths:</text:span></text:p>
      <text:p text:style-name="P1"/>
      <text:p text:style-name="P1"/>
      <text:p text:style-name="P1"/>
      <text:p text:style-name="Standard"><text:span text:style-name="T1">Shape sides: 3, 5, 4, 6 <text:s/></text:span></text:p>
      <text:p text:style-name="Standard"><text:span text:style-name="T1">Perimeter = 3 + 5 + 4 + 6 = 18 units</text:span></text:p>
      <text:p text:style-name="Standard"><text:span text:style-name="T1">🔁 Perimeter vs. Area</text:span></text:p>
      <text:p text:style-name="Standard"><text:span text:style-name="T1">Area = inside space</text:span></text:p>
      <text:p text:style-name="P1"/>
      <text:p text:style-name="Standard"><text:span text:style-name="T1">Perimeter = edge length</text:span></text:p>
      <text:p text:style-name="P1"/>
      <text:p text:style-name="Standard"><text:span text:style-name="T1">Think:</text:span></text:p>
      <text:p text:style-name="P1"/>
      <text:p text:style-name="Standard"><text:span text:style-name="T1">Area = covering a field</text:span></text:p>
      <text:p text:style-name="P1"><text:soft-page-break/></text:p>
      <text:p text:style-name="Standard"><text:span text:style-name="T1">Perimeter = building a fence around it</text:span></text:p>
      <text:p text:style-name="P1"/>
      <text:p text:style-name="Standard"><text:span text:style-name="T1">🧠 Try It Out!</text:span></text:p>
      <text:p text:style-name="Standard"><text:span text:style-name="T1">What is the perimeter of a square with side length 5?</text:span></text:p>
      <text:p text:style-name="P1"/>
      <text:p text:style-name="Standard"><text:span text:style-name="T1">A rectangle is 7 long and 3 wide. What’s the perimeter?</text:span></text:p>
      <text:p text:style-name="P1"/>
      <text:p text:style-name="Standard"><text:span text:style-name="T1">Add the sides: 6 + 6 + 2 + 2 = ?</text:span></text:p>
      <text:p text:style-name="P1"/>
      <text:p text:style-name="Standard"><text:span text:style-name="T1">A triangle has sides 4, 4, and 4. What’s the perimeter?</text:span></text:p>
      <text:p text:style-name="P1"/>
      <text:p text:style-name="Standard"><text:span text:style-name="T1">BONUS: If a shape has 4 equal sides and a perimeter of 40, what is each side?</text:span></text:p>
      <text:p text:style-name="P1"/>
      <text:p text:style-name="P1"/>
      <text:p text:style-name="P1"/>
      <text:p text:style-name="P1"/>
      <text:p text:style-name="P1"/>
      <text:p text:style-name="P252"><text:bookmark text:name="_urjkzluf7u4z"/></text:p>
      <text:p text:style-name="Heading_20_2"><text:bookmark text:name="_qfdhqnhbvx5l"/><text:span text:style-name="T1">🕒 Grade 3 – Unit 12: Time</text:span></text:p>
      <text:p text:style-name="Standard"><text:span text:style-name="T1">Time tells us when things happen and how long they take.</text:span></text:p>
      <text:p text:style-name="P1"/>
      <text:p text:style-name="Standard"><text:span text:style-name="T1">🕰️ Reading an Analog Clock</text:span></text:p>
      <text:p text:style-name="Standard"><text:span text:style-name="T1">Short hand = hour</text:span></text:p>
      <text:p text:style-name="P1"/>
      <text:p text:style-name="Standard"><text:span text:style-name="T1">Long hand = minute</text:span></text:p>
      <text:p text:style-name="P1"/>
      <text:p text:style-name="Standard"><text:span text:style-name="T1">Examples:</text:span></text:p>
      <text:p text:style-name="Standard"><text:span text:style-name="T1">If the short hand is on 2 and long hand is on 12 → 2:00</text:span></text:p>
      <text:p text:style-name="P1"/>
      <text:p text:style-name="Standard"><text:span text:style-name="T1">If the short hand is between 3 and 4, and long hand is on 6 → 3:30</text:span></text:p>
      <text:p text:style-name="P1"/>
      <text:p text:style-name="Standard"><text:span text:style-name="T1">⏱️ Minutes and Hours</text:span></text:p>
      <text:p text:style-name="Standard"><text:soft-page-break/><text:span text:style-name="T1">1 hour = 60 minutes</text:span></text:p>
      <text:p text:style-name="P1"/>
      <text:p text:style-name="Standard"><text:span text:style-name="T1">30 minutes = half an hour</text:span></text:p>
      <text:p text:style-name="P1"/>
      <text:p text:style-name="Standard"><text:span text:style-name="T1">15 minutes = a quarter hour</text:span></text:p>
      <text:p text:style-name="P1"/>
      <text:p text:style-name="Standard"><text:span text:style-name="T1">How long between:</text:span></text:p>
      <text:p text:style-name="Standard"><text:span text:style-name="T1">2:00 and 2:30? → 30 minutes</text:span></text:p>
      <text:p text:style-name="P1"/>
      <text:p text:style-name="Standard"><text:span text:style-name="T1">3:15 and 4:00? → 45 minutes</text:span></text:p>
      <text:p text:style-name="P1"/>
      <text:p text:style-name="Standard"><text:span text:style-name="T1">🧠 Elapsed Time</text:span></text:p>
      <text:p text:style-name="Standard"><text:span text:style-name="T1">Elapsed time means: How much time has passed?</text:span></text:p>
      <text:p text:style-name="P1"/>
      <text:p text:style-name="Standard"><text:span text:style-name="T1">Example:</text:span></text:p>
      <text:p text:style-name="Standard"><text:span text:style-name="T1">Start: 1:15</text:span></text:p>
      <text:p text:style-name="Standard"><text:span text:style-name="T1">End: 2:00</text:span></text:p>
      <text:p text:style-name="Standard"><text:span text:style-name="T1">Elapsed: 45 minutes</text:span></text:p>
      <text:p text:style-name="P1"/>
      <text:p text:style-name="Standard"><text:span text:style-name="T1">🧠 Try It Out!</text:span></text:p>
      <text:p text:style-name="Standard"><text:span text:style-name="T1">What time is it when the short hand is on 5 and the long hand is on 12?</text:span></text:p>
      <text:p text:style-name="P1"/>
      <text:p text:style-name="Standard"><text:span text:style-name="T1">How many minutes are in 2 hours?</text:span></text:p>
      <text:p text:style-name="P1"/>
      <text:p text:style-name="Standard"><text:span text:style-name="T1">If a movie starts at 4:30 and ends at 6:00, how long is it?</text:span></text:p>
      <text:p text:style-name="P1"/>
      <text:p text:style-name="Standard"><text:span text:style-name="T1">Is 6:15 before or after 6:00?</text:span></text:p>
      <text:p text:style-name="P1"/>
      <text:p text:style-name="Standard"><text:span text:style-name="T1">BONUS: You start a game at 3:45 and play for 50 minutes. What time do you fsh?</text:span></text:p>
      <text:p text:style-name="P1"/>
      <text:p text:style-name="P1"/>
      <text:p text:style-name="P1"/>
      <text:p text:style-name="P1"/>
      <text:p text:style-name="P1"><text:soft-page-break/></text:p>
      <text:p text:style-name="P252"><text:bookmark text:name="_noq5svgb1tqy"/></text:p>
      <text:p text:style-name="Heading_20_2"><text:bookmark text:name="_204wvaprbc0u"/><text:span text:style-name="T1">📏 Grade 3 – Unit 13: Measurement</text:span></text:p>
      <text:p text:style-name="Standard"><text:span text:style-name="T1">We measure to find out how long, how heavy, or how much something holds.</text:span></text:p>
      <text:p text:style-name="P1"/>
      <text:p text:style-name="Standard"><text:span text:style-name="T1">📏 Length</text:span></text:p>
      <text:p text:style-name="Standard"><text:span text:style-name="T1">Common units:</text:span></text:p>
      <text:p text:style-name="P1"/>
      <text:p text:style-name="Standard"><text:span text:style-name="T1">Inches (in)</text:span></text:p>
      <text:p text:style-name="P1"/>
      <text:p text:style-name="Standard"><text:span text:style-name="T1">Feet (ft) → 1 foot = 12 inches</text:span></text:p>
      <text:p text:style-name="P1"/>
      <text:p text:style-name="Standard"><text:span text:style-name="T1">Yards (yd) → 1 yard = 3 feet</text:span></text:p>
      <text:p text:style-name="P1"/>
      <text:p text:style-name="Standard"><text:span text:style-name="T1">Centimeters (cm)</text:span></text:p>
      <text:p text:style-name="P1"/>
      <text:p text:style-name="Standard"><text:span text:style-name="T1">Meters (m) → 1 meter = 100 cm</text:span></text:p>
      <text:p text:style-name="P1"/>
      <text:p text:style-name="Standard"><text:span text:style-name="T1">Example:</text:span></text:p>
      <text:p text:style-name="Standard"><text:span text:style-name="T1">A door is about 2 meters tall.</text:span></text:p>
      <text:p text:style-name="Standard"><text:span text:style-name="T1">A crayon is about 10 cm long.</text:span></text:p>
      <text:p text:style-name="P1"/>
      <text:p text:style-name="Standard"><text:span text:style-name="T1">⚖️ Weight (Mass)</text:span></text:p>
      <text:p text:style-name="Standard"><text:span text:style-name="T1">Common units:</text:span></text:p>
      <text:p text:style-name="P1"/>
      <text:p text:style-name="Standard"><text:span text:style-name="T1">Ounces (oz)</text:span></text:p>
      <text:p text:style-name="P1"/>
      <text:p text:style-name="Standard"><text:span text:style-name="T1">Pounds (lb) → 1 lb = 16 oz</text:span></text:p>
      <text:p text:style-name="P1"/>
      <text:p text:style-name="Standard"><text:span text:style-name="T1">Grams (g)</text:span></text:p>
      <text:p text:style-name="P1"/>
      <text:p text:style-name="Standard"><text:span text:style-name="T1">Kilograms (kg) → 1 kg = 1,000 g</text:span></text:p>
      <text:p text:style-name="P1"/>
      <text:p text:style-name="Standard"><text:soft-page-break/><text:span text:style-name="T1">Example:</text:span></text:p>
      <text:p text:style-name="Standard"><text:span text:style-name="T1">A watermelon might weigh 3 kg.</text:span></text:p>
      <text:p text:style-name="Standard"><text:span text:style-name="T1">A paperclip weighs about 1 g.</text:span></text:p>
      <text:p text:style-name="P1"/>
      <text:p text:style-name="Standard"><text:span text:style-name="T1">🧪 Capacity (Volume)</text:span></text:p>
      <text:p text:style-name="Standard"><text:span text:style-name="T1">Common units:</text:span></text:p>
      <text:p text:style-name="P1"/>
      <text:p text:style-name="Standard"><text:span text:style-name="T1">Cups, pints, quarts, gallons (U.S.)</text:span></text:p>
      <text:p text:style-name="P1"/>
      <text:p text:style-name="Standard"><text:span text:style-name="T1">Milliliters (mL), liters (L)</text:span></text:p>
      <text:p text:style-name="P1"/>
      <text:p text:style-name="Standard"><text:span text:style-name="T1">Example:</text:span></text:p>
      <text:p text:style-name="Standard"><text:span text:style-name="T1">1 liter = 1,000 milliliters</text:span></text:p>
      <text:p text:style-name="P1"/>
      <text:p text:style-name="Standard"><text:span text:style-name="T1">A milk jug holds about 1 gallon or 4 liters</text:span></text:p>
      <text:p text:style-name="P1"/>
      <text:p text:style-name="Standard"><text:span text:style-name="T1">🧠 Try It Out!</text:span></text:p>
      <text:p text:style-name="Standard"><text:span text:style-name="T1">What’s longer: 1 foot or 10 inches?</text:span></text:p>
      <text:p text:style-name="P1"/>
      <text:p text:style-name="Standard"><text:span text:style-name="T1">How many grams in 1 kilogram?</text:span></text:p>
      <text:p text:style-name="P1"/>
      <text:p text:style-name="Standard"><text:span text:style-name="T1">Would you measure a pool in cups or liters?</text:span></text:p>
      <text:p text:style-name="P1"/>
      <text:p text:style-name="Standard"><text:span text:style-name="T1">Which is heavier: 500g or 1 kg?</text:span></text:p>
      <text:p text:style-name="P1"/>
      <text:p text:style-name="Standard"><text:span text:style-name="T1">BONUS: If a rope is 3 feet long, how many inches is that?</text:span></text:p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3wz7usozfurf"/><text:span text:style-name="T1">📊 Grade 3 – Unit 14: Represent and Interpret Data</text:span></text:p>
      <text:p text:style-name="Standard"><text:soft-page-break/><text:span text:style-name="T1">Data helps us understand information with numbers, pictures, and graphs.</text:span></text:p>
      <text:p text:style-name="P1"/>
      <text:p text:style-name="Standard"><text:span text:style-name="T1">📋 Types of Data Displays</text:span></text:p>
      <text:p text:style-name="Standard"><text:span text:style-name="T1">✅ Tally Chart</text:span></text:p>
      <text:p text:style-name="P1"/>
      <text:p text:style-name="P1"/>
      <text:p text:style-name="Standard"><text:span text:style-name="T1">Pets Owned:</text:span></text:p>
      <text:p text:style-name="Standard"><text:span text:style-name="T1">🐶 Dogs <text:s text:c="4"/>|||| <text:s text:c="5"/>= 4 <text:s/></text:span></text:p>
      <text:p text:style-name="Standard"><text:span text:style-name="T1">🐱 Cats <text:s text:c="4"/>|||| | <text:s text:c="3"/>= 5 <text:s/></text:span></text:p>
      <text:p text:style-name="Standard"><text:span text:style-name="T1">🐰 Rabbits <text:s/>|| <text:s text:c="7"/>= 2</text:span></text:p>
      <text:p text:style-name="Standard"><text:span text:style-name="T1">📊 Bar Graph</text:span></text:p>
      <text:p text:style-name="P1"/>
      <text:p text:style-name="P1"/>
      <text:p text:style-name="Standard"><text:span text:style-name="T1">Books Read This Month:</text:span></text:p>
      <text:p text:style-name="Standard"><text:span text:style-name="T1">| Genre <text:s text:c="3"/>| Books |</text:span></text:p>
      <text:p text:style-name="Standard"><text:span text:style-name="T1">|----------|--------|</text:span></text:p>
      <text:p text:style-name="Standard"><text:span text:style-name="T1">| Fiction <text:s/>| ██████ <text:s text:c="5"/>(6) <text:s/></text:span></text:p>
      <text:p text:style-name="Standard"><text:span text:style-name="T1">| Comics <text:s text:c="2"/>| ████ <text:s text:c="7"/>(4) <text:s/></text:span></text:p>
      <text:p text:style-name="Standard"><text:span text:style-name="T1">| Science <text:s/>| ███ <text:s text:c="8"/>(3)</text:span></text:p>
      <text:p text:style-name="Standard"><text:span text:style-name="T1">🖼️ Picture Graph</text:span></text:p>
      <text:p text:style-name="Standard"><text:span text:style-name="T1">Each 📚 = 2 books</text:span></text:p>
      <text:p text:style-name="P1"/>
      <text:p text:style-name="P1"/>
      <text:p text:style-name="Standard"><text:span text:style-name="T1">📚📚📚📚 → 8 books <text:s/></text:span></text:p>
      <text:p text:style-name="Standard"><text:span text:style-name="T1">📚📚📚 <text:s text:c="2"/>→ 6 books <text:s/></text:span></text:p>
      <text:p text:style-name="Standard"><text:span text:style-name="T1">📚📚 <text:s text:c="4"/>→ 4 books</text:span></text:p>
      <text:p text:style-name="Standard"><text:span text:style-name="T1">🔍 Interpreting Data</text:span></text:p>
      <text:p text:style-name="Standard"><text:span text:style-name="T1">Ask:</text:span></text:p>
      <text:p text:style-name="P1"/>
      <text:p text:style-name="Standard"><text:span text:style-name="T1">What is being counted?</text:span></text:p>
      <text:p text:style-name="P1"/>
      <text:p text:style-name="Standard"><text:span text:style-name="T1">Which has the most/least?</text:span></text:p>
      <text:p text:style-name="P1"/>
      <text:p text:style-name="Standard"><text:soft-page-break/><text:span text:style-name="T1">How many more/fewer?</text:span></text:p>
      <text:p text:style-name="P1"/>
      <text:p text:style-name="Standard"><text:span text:style-name="T1">🧠 Try It Out!</text:span></text:p>
      <text:p text:style-name="Standard"><text:span text:style-name="T1">If 🐱 = 2 cats, how many cats are shown with 3 symbols?</text:span></text:p>
      <text:p text:style-name="P1"/>
      <text:p text:style-name="Standard"><text:span text:style-name="T1">Which pet is most popular in the tally chart?</text:span></text:p>
      <text:p text:style-name="P1"/>
      <text:p text:style-name="Standard"><text:span text:style-name="T1">How many more books were read in Fiction than in Science?</text:span></text:p>
      <text:p text:style-name="P1"/>
      <text:p text:style-name="Standard"><text:span text:style-name="T1">Which type of data chart is your favorite and why?</text:span></text:p>
      <text:p text:style-name="P1"/>
      <text:p text:style-name="Standard"><text:span text:style-name="T1">BONUS: Make your own chart showing favorite snacks in your class!</text:span></text:p>
      <text:p text:style-name="P1"/>
      <text:p text:style-name="Heading_20_2"><text:bookmark text:name="_7o7pfjehnx95"/><text:span text:style-name="T1">🔢 Grade 4 – Unit 1: Place Value</text:span></text:p>
      <text:p text:style-name="Standard"><text:span text:style-name="T1">Place value helps us understand what each digit means in a number.</text:span></text:p>
      <text:p text:style-name="Standard"><text:span text:style-name="T1">Each place is 10 times bigger than the one to its right.</text:span></text:p>
      <text:p text:style-name="P1"/>
      <text:p text:style-name="Standard"><text:span text:style-name="T1">🔍 Place Value Chart</text:span></text:p>
      <text:p text:style-name="P1"/>
      <text:p text:style-name="Standard"><text:span text:style-name="T1">Place<text:tab/>Value</text:span></text:p>
      <text:p text:style-name="Standard"><text:span text:style-name="T1">Thousands<text:tab/>1,000s</text:span></text:p>
      <text:p text:style-name="Standard"><text:span text:style-name="T1">Hundreds<text:tab/>100s</text:span></text:p>
      <text:p text:style-name="Standard"><text:span text:style-name="T1">Tens<text:tab/>10s</text:span></text:p>
      <text:p text:style-name="Standard"><text:span text:style-name="T1">Ones<text:tab/>1s</text:span></text:p>
      <text:p text:style-name="Standard"><text:span text:style-name="T1">Example:</text:span></text:p>
      <text:p text:style-name="Standard"><text:span text:style-name="T1">javascript</text:span></text:p>
      <text:p text:style-name="P1"/>
      <text:p text:style-name="Standard"><text:span text:style-name="T1">Number: 4,382</text:span></text:p>
      <text:p text:style-name="P1"/>
      <text:p text:style-name="Standard"><text:span text:style-name="T1">4 → Thousands = 4,000 <text:s/></text:span></text:p>
      <text:p text:style-name="Standard"><text:span text:style-name="T1">3 → Hundreds = 300 <text:s/></text:span></text:p>
      <text:p text:style-name="Standard"><text:span text:style-name="T1">8 → Tens = 80 <text:s/></text:span></text:p>
      <text:p text:style-name="Standard"><text:span text:style-name="T1">2 → Ones = 2</text:span></text:p>
      <text:p text:style-name="Standard"><text:soft-page-break/><text:span text:style-name="T1">💡 Expanded Form</text:span></text:p>
      <text:p text:style-name="Standard"><text:span text:style-name="T1">Break the number into parts:</text:span></text:p>
      <text:p text:style-name="P1"/>
      <text:p text:style-name="P1"/>
      <text:p text:style-name="Standard"><text:span text:style-name="T1">4,382 = 4,000 + 300 + 80 + 2</text:span></text:p>
      <text:p text:style-name="Standard"><text:span text:style-name="T1">🔁 Comparing Numbers</text:span></text:p>
      <text:p text:style-name="Standard"><text:span text:style-name="T1">Use &gt;, &lt;, or = to compare:</text:span></text:p>
      <text:p text:style-name="P1"/>
      <text:p text:style-name="Standard"><text:span text:style-name="T1">5,209 &gt; 4,998</text:span></text:p>
      <text:p text:style-name="P1"/>
      <text:p text:style-name="Standard"><text:span text:style-name="T1">3,301 &lt; 3,310</text:span></text:p>
      <text:p text:style-name="P1"/>
      <text:p text:style-name="Standard"><text:span text:style-name="T1">6,000 = 6,000</text:span></text:p>
      <text:p text:style-name="P1"/>
      <text:p text:style-name="Standard"><text:span text:style-name="T1">Look at the leftmost digits first!</text:span></text:p>
      <text:p text:style-name="P1"/>
      <text:p text:style-name="Standard"><text:span text:style-name="T1">🔢 Rounding Numbers</text:span></text:p>
      <text:p text:style-name="Standard"><text:span text:style-name="T1">Round to the nearest 10 or 100:</text:span></text:p>
      <text:p text:style-name="P1"/>
      <text:p text:style-name="Standard"><text:span text:style-name="T1">If the digit is 5 or more, round up</text:span></text:p>
      <text:p text:style-name="P1"/>
      <text:p text:style-name="Standard"><text:span text:style-name="T1">If it’s 4 or less, round down</text:span></text:p>
      <text:p text:style-name="P1"/>
      <text:p text:style-name="Standard"><text:span text:style-name="T1">Example:</text:span></text:p>
      <text:p text:style-name="Standard"><text:span text:style-name="T1">css</text:span></text:p>
      <text:p text:style-name="P1"/>
      <text:p text:style-name="Standard"><text:span text:style-name="T1">Round 368 to nearest 10 → 370 <text:s/></text:span></text:p>
      <text:p text:style-name="Standard"><text:span text:style-name="T1">Round 368 to nearest 100 → 400</text:span></text:p>
      <text:p text:style-name="Standard"><text:span text:style-name="T1">🧠 Try It Out!</text:span></text:p>
      <text:p text:style-name="Standard"><text:span text:style-name="T1">What’s the value of the 7 in 7,154?</text:span></text:p>
      <text:p text:style-name="P1"/>
      <text:p text:style-name="Standard"><text:span text:style-name="T1">Write 5,682 in expanded form.</text:span></text:p>
      <text:p text:style-name="P1"/>
      <text:p text:style-name="Standard"><text:soft-page-break/><text:span text:style-name="T1">Round 2,947 to the nearest 100.</text:span></text:p>
      <text:p text:style-name="P1"/>
      <text:p text:style-name="Standard"><text:span text:style-name="T1">Which is greater: 4,209 or 4,920?</text:span></text:p>
      <text:p text:style-name="P1"/>
      <text:p text:style-name="Standard"><text:span text:style-name="T1">BONUS: What’s the smallest 4-digit number you can make using 3, 0, 8, and 1?</text:span></text:p>
      <text:p text:style-name="P1"/>
      <text:p text:style-name="Standard"><text:span text:style-name="T1">Want to continue with Unit 2 – Addition, Subtraction, and Estimation next?</text:span></text:p>
      <text:p text:style-name="P1"/>
      <text:p text:style-name="P1"/>
      <text:p text:style-name="P1"/>
      <text:p text:style-name="P1"/>
      <text:p text:style-name="Heading_20_2"><text:bookmark text:name="_l6ccxnbwlm3u"/><text:span text:style-name="T1">➕➖ Grade 4 – Unit 2: Addition, Subtraction, and Estimation</text:span></text:p>
      <text:p text:style-name="Standard"><text:span text:style-name="T1">Let’s work with bigger numbers and sharpen your skills with estimating answers too.</text:span></text:p>
      <text:p text:style-name="P1"/>
      <text:p text:style-name="Standard"><text:span text:style-name="T1">➕ Multi-Digit Addition</text:span></text:p>
      <text:p text:style-name="Standard"><text:span text:style-name="T1">Line up digits carefully — use place value!</text:span></text:p>
      <text:p text:style-name="P1"/>
      <text:p text:style-name="Standard"><text:span text:style-name="T1">Example:</text:span></text:p>
      <text:p text:style-name="Standard"><text:span text:style-name="T1">markdown</text:span></text:p>
      <text:p text:style-name="P1"/>
      <text:p text:style-name="Standard"><text:span text:style-name="T1"><text:s text:c="2"/>3,482 <text:s/></text:span></text:p>
      <text:p text:style-name="Standard"><text:span text:style-name="T1">+ 1,657 <text:s/></text:span></text:p>
      <text:p text:style-name="Standard"><text:span text:style-name="T1">_______ <text:s/></text:span></text:p>
      <text:p text:style-name="Standard"><text:span text:style-name="T1"><text:s text:c="2"/>5,139</text:span></text:p>
      <text:p text:style-name="Standard"><text:span text:style-name="T1">Start from the right (ones place) and carry when needed.</text:span></text:p>
      <text:p text:style-name="P1"/>
      <text:p text:style-name="Standard"><text:span text:style-name="T1">➖ Multi-Digit Subtraction</text:span></text:p>
      <text:p text:style-name="Standard"><text:span text:style-name="T1">Borrow when needed!</text:span></text:p>
      <text:p text:style-name="P1"/>
      <text:p text:style-name="Standard"><text:span text:style-name="T1">Example:</text:span></text:p>
      <text:p text:style-name="Standard"><text:span text:style-name="T1">markdown</text:span></text:p>
      <text:p text:style-name="P1"/>
      <text:p text:style-name="Standard"><text:span text:style-name="T1"><text:s text:c="2"/>7,004 <text:s/></text:span></text:p>
      <text:p text:style-name="Standard"><text:soft-page-break/><text:span text:style-name="T1">– <text:s/>2,879 <text:s/></text:span></text:p>
      <text:p text:style-name="Standard"><text:span text:style-name="T1">_______ <text:s/></text:span></text:p>
      <text:p text:style-name="Standard"><text:span text:style-name="T1"><text:s text:c="2"/>4,125</text:span></text:p>
      <text:p text:style-name="Standard"><text:span text:style-name="T1">Take your time with borrowing — especially across zeros!</text:span></text:p>
      <text:p text:style-name="P1"/>
      <text:p text:style-name="Standard"><text:span text:style-name="T1">🔍 Estimation</text:span></text:p>
      <text:p text:style-name="Standard"><text:span text:style-name="T1">Estimate to check if your answer is reasonable.</text:span></text:p>
      <text:p text:style-name="P1"/>
      <text:p text:style-name="Standard"><text:span text:style-name="T1">Round first:</text:span></text:p>
      <text:p text:style-name="P1"/>
      <text:p text:style-name="P1"/>
      <text:p text:style-name="Standard"><text:span text:style-name="T1">4,289 + 3,712 ≈ 4,000 + 4,000 = 8,000 <text:s/></text:span></text:p>
      <text:p text:style-name="Standard"><text:span text:style-name="T1">So the exact answer should be close to 8,000</text:span></text:p>
      <text:p text:style-name="Standard"><text:span text:style-name="T1">Subtraction example:</text:span></text:p>
      <text:p text:style-name="P1"/>
      <text:p text:style-name="Standard"><text:span text:style-name="T1">5,174 – 2,165 ≈ 5,000 – 2,000 = 3,000</text:span></text:p>
      <text:p text:style-name="Standard"><text:span text:style-name="T1">🧠 Try It Out!</text:span></text:p>
      <text:p text:style-name="Standard"><text:span text:style-name="T1">4,286 + 3,105 = ?</text:span></text:p>
      <text:p text:style-name="P1"/>
      <text:p text:style-name="Standard"><text:span text:style-name="T1">9,000 – 6,752 = ?</text:span></text:p>
      <text:p text:style-name="P1"/>
      <text:p text:style-name="Standard"><text:span text:style-name="T1">Round 6,837 to the nearest 100.</text:span></text:p>
      <text:p text:style-name="P1"/>
      <text:p text:style-name="Standard"><text:span text:style-name="T1">Estimate: 3,246 + 2,679 ≈ ?</text:span></text:p>
      <text:p text:style-name="P1"/>
      <text:p text:style-name="Standard"><text:span text:style-name="T1">BONUS: If your estimate is 7,000 but the actual answer is 6,992 — were you close?</text:span></text:p>
      <text:p text:style-name="P1"/>
      <text:p text:style-name="Standard"><text:span text:style-name="T1">Continue with Unit 3 – Multiply by 1-digit numbers?</text:span></text:p>
      <text:p text:style-name="P1"/>
      <text:p text:style-name="P1"/>
      <text:p text:style-name="P1"/>
      <text:p text:style-name="P1"/>
      <text:p text:style-name="Heading_20_2"><text:bookmark text:name="_bvb7uof16mc7"/><text:span text:style-name="T1">✖️ Grade 4 – Unit 3: Multiply by 1-Digit Numbers</text:span></text:p>
      <text:p text:style-name="Standard"><text:soft-page-break/><text:span text:style-name="T1">Let’s learn how to multiply large numbers by 1-digit numbers using place value and regrouping.</text:span></text:p>
      <text:p text:style-name="P1"/>
      <text:p text:style-name="Standard"><text:span text:style-name="T1">🔢 Place Value Method</text:span></text:p>
      <text:p text:style-name="Standard"><text:span text:style-name="T1">Multiply each digit one at a time, starting from the right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<text:s text:c="2"/>436 <text:s/></text:span></text:p>
      <text:p text:style-name="Standard"><text:span text:style-name="T1">× <text:s text:c="2"/>3 <text:s/></text:span></text:p>
      <text:p text:style-name="Standard"><text:span text:style-name="T1">______</text:span></text:p>
      <text:p text:style-name="P1"/>
      <text:p text:style-name="Standard"><text:span text:style-name="T1">Step 1: 3 × 6 = 18 → write 8, carry 1 <text:s/></text:span></text:p>
      <text:p text:style-name="Standard"><text:span text:style-name="T1">Step 2: 3 × 3 = 9 + 1 = 10 → write 0, carry 1 <text:s/></text:span></text:p>
      <text:p text:style-name="Standard"><text:span text:style-name="T1">Step 3: 3 × 4 = 12 + 1 = 13 <text:s/></text:span></text:p>
      <text:p text:style-name="P1"/>
      <text:p text:style-name="Standard"><text:span text:style-name="T1">Answer: 1,308</text:span></text:p>
      <text:p text:style-name="Standard"><text:span text:style-name="T1">💡 Estimate First</text:span></text:p>
      <text:p text:style-name="Standard"><text:span text:style-name="T1">Before you multiply, estimate the answer to check your work:</text:span></text:p>
      <text:p text:style-name="P1"/>
      <text:p text:style-name="Standard"><text:span text:style-name="T1">python</text:span></text:p>
      <text:p text:style-name="P1"/>
      <text:p text:style-name="Standard"><text:span text:style-name="T1">Estimate 436 × 3 → round 436 to 400 <text:s/></text:span></text:p>
      <text:p text:style-name="Standard"><text:span text:style-name="T1">400 × 3 = 1,200 (so the exact answer should be near 1,200)</text:span></text:p>
      <text:p text:style-name="Standard"><text:span text:style-name="T1">📦 Word Problem Example</text:span></text:p>
      <text:p text:style-name="Standard"><text:span text:style-name="T1">A factory makes 245 boxes of cookies each day. How many cookies in 4 days?</text:span></text:p>
      <text:p text:style-name="P1"/>
      <text:p text:style-name="P1"/>
      <text:p text:style-name="Standard"><text:span text:style-name="T1">245 × 4 = 980 cookies</text:span></text:p>
      <text:p text:style-name="Standard"><text:span text:style-name="T1">🧠 Try It Out!</text:span></text:p>
      <text:p text:style-name="Standard"><text:span text:style-name="T1">327 × 2 = ?</text:span></text:p>
      <text:p text:style-name="P1"/>
      <text:p text:style-name="Standard"><text:span text:style-name="T1">186 × 5 = ?</text:span></text:p>
      <text:p text:style-name="P1"><text:soft-page-break/></text:p>
      <text:p text:style-name="Standard"><text:span text:style-name="T1">Estimate first: 489 × 6 ≈ ?</text:span></text:p>
      <text:p text:style-name="P1"/>
      <text:p text:style-name="Standard"><text:span text:style-name="T1">A school has 213 books per shelf. There are 3 shelves. How many books total?</text:span></text:p>
      <text:p text:style-name="P1"/>
      <text:p text:style-name="Standard"><text:span text:style-name="T1">BONUS: Multiply 409 × 7 using the standard algorithm.</text:span></text:p>
      <text:p text:style-name="P1"/>
      <text:p text:style-name="P1"/>
      <text:p text:style-name="P1"/>
      <text:p text:style-name="P1"/>
      <text:p text:style-name="P1"/>
      <text:p text:style-name="P252"><text:bookmark text:name="_4se2egj5rc1p"/></text:p>
      <text:p text:style-name="Heading_20_2"><text:bookmark text:name="_l4pwnbam5e3f"/><text:span text:style-name="T1">✖️ Grade 4 – Unit 4: Multiply by 2-Digit Numbers</text:span></text:p>
      <text:p text:style-name="Standard"><text:span text:style-name="T1">Now we’re multiplying big numbers by 2-digit numbers.</text:span></text:p>
      <text:p text:style-name="Standard"><text:span text:style-name="T1">It’s just like multiplying twice — then adding!</text:span></text:p>
      <text:p text:style-name="P1"/>
      <text:p text:style-name="Standard"><text:span text:style-name="T1">🧮 Step-by-Step Example</text:span></text:p>
      <text:p text:style-name="Standard"><text:span text:style-name="T1">Let’s multiply:</text:span></text:p>
      <text:p text:style-name="P1"/>
      <text:p text:style-name="Standard"><text:span text:style-name="T1">markdown</text:span></text:p>
      <text:p text:style-name="P1"/>
      <text:p text:style-name="Standard"><text:span text:style-name="T1"><text:s text:c="3"/>34 <text:s/></text:span></text:p>
      <text:p text:style-name="Standard"><text:span text:style-name="T1">× <text:s/>12 <text:s/></text:span></text:p>
      <text:p text:style-name="Standard"><text:span text:style-name="T1">______</text:span></text:p>
      <text:p text:style-name="Standard"><text:span text:style-name="T1">Step 1: Multiply by the ones digit (2):</text:span></text:p>
      <text:p text:style-name="P1"/>
      <text:p text:style-name="P1"/>
      <text:p text:style-name="Standard"><text:span text:style-name="T1">34 × 2 = 68</text:span></text:p>
      <text:p text:style-name="Standard"><text:span text:style-name="T1">Step 2: Multiply by the tens digit (1):</text:span></text:p>
      <text:p text:style-name="Standard"><text:span text:style-name="T1">(Remember: it’s actually 10, so shift one place left!)</text:span></text:p>
      <text:p text:style-name="P1"/>
      <text:p text:style-name="P1"/>
      <text:p text:style-name="Standard"><text:span text:style-name="T1">34 × 10 = 340</text:span></text:p>
      <text:p text:style-name="Standard"><text:soft-page-break/><text:span text:style-name="T1">Step 3: Add them together:</text:span></text:p>
      <text:p text:style-name="P1"/>
      <text:p text:style-name="P1"/>
      <text:p text:style-name="Standard"><text:span text:style-name="T1"><text:s text:c="3"/>68 <text:s/></text:span></text:p>
      <text:p text:style-name="Standard"><text:span text:style-name="T1">+340 <text:s/></text:span></text:p>
      <text:p text:style-name="Standard"><text:span text:style-name="T1">____ <text:s/></text:span></text:p>
      <text:p text:style-name="Standard"><text:span text:style-name="T1"><text:s/>408</text:span></text:p>
      <text:p text:style-name="Standard"><text:span text:style-name="T1">💡 Estimate First</text:span></text:p>
      <text:p text:style-name="Standard"><text:span text:style-name="T1">Estimate 34 × 12:</text:span></text:p>
      <text:p text:style-name="P1"/>
      <text:p text:style-name="Standard"><text:span text:style-name="T1">Round 34 → 30</text:span></text:p>
      <text:p text:style-name="P1"/>
      <text:p text:style-name="Standard"><text:span text:style-name="T1">Round 12 → 10</text:span></text:p>
      <text:p text:style-name="Standard"><text:span text:style-name="T1">→ 30 × 10 = 300</text:span></text:p>
      <text:p text:style-name="Standard"><text:span text:style-name="T1">Your final answer should be close!</text:span></text:p>
      <text:p text:style-name="P1"/>
      <text:p text:style-name="Standard"><text:span text:style-name="T1">📦 Word Problem Example</text:span></text:p>
      <text:p text:style-name="Standard"><text:span text:style-name="T1">A pack of 23 crayons costs $12.</text:span></text:p>
      <text:p text:style-name="Standard"><text:span text:style-name="T1">How much for 23 packs?</text:span></text:p>
      <text:p text:style-name="P1"/>
      <text:p text:style-name="P1"/>
      <text:p text:style-name="Standard"><text:span text:style-name="T1">23 × 12 = 276 dollars</text:span></text:p>
      <text:p text:style-name="Standard"><text:span text:style-name="T1">🧠 Try It Out!</text:span></text:p>
      <text:p text:style-name="Standard"><text:span text:style-name="T1">21 × 13 = ?</text:span></text:p>
      <text:p text:style-name="P1"/>
      <text:p text:style-name="Standard"><text:span text:style-name="T1">46 × 32 = ?</text:span></text:p>
      <text:p text:style-name="P1"/>
      <text:p text:style-name="Standard"><text:span text:style-name="T1">Estimate: 48 × 19 ≈ ?</text:span></text:p>
      <text:p text:style-name="P1"/>
      <text:p text:style-name="Standard"><text:span text:style-name="T1">A bus holds 34 students. There are 15 buses. How many students in total?</text:span></text:p>
      <text:p text:style-name="P1"/>
      <text:p text:style-name="Standard"><text:span text:style-name="T1">BONUS: Multiply 67 × 24 using both steps (ones and tens).</text:span></text:p>
      <text:p text:style-name="P1"/>
      <text:p text:style-name="Standard"><text:soft-page-break/><text:span text:style-name="T1">Want to continue with Unit 5 – Division?</text:span></text:p>
      <text:p text:style-name="P1"/>
      <text:p text:style-name="P1"/>
      <text:p text:style-name="P1"/>
      <text:p text:style-name="P1"/>
      <text:p text:style-name="Heading_20_2"><text:bookmark text:name="_k4ltj61viakr"/><text:span text:style-name="T1">➗ Grade 4 – Unit 5: Division</text:span></text:p>
      <text:p text:style-name="Standard"><text:span text:style-name="T1">Division means splitting into equal parts.</text:span></text:p>
      <text:p text:style-name="Standard"><text:span text:style-name="T1">Now we’ll divide larger numbers, sometimes with remainders!</text:span></text:p>
      <text:p text:style-name="P1"/>
      <text:p text:style-name="Standard"><text:span text:style-name="T1">🔢 Long Division Steps</text:span></text:p>
      <text:p text:style-name="Standard"><text:span text:style-name="T1">Let’s divide:</text:span></text:p>
      <text:p text:style-name="P1"/>
      <text:p text:style-name="P1"/>
      <text:p text:style-name="Standard"><text:span text:style-name="T1">728 ÷ 4</text:span></text:p>
      <text:p text:style-name="Standard"><text:span text:style-name="T1">Step 1: Divide</text:span></text:p>
      <text:p text:style-name="Standard"><text:span text:style-name="T1">4 goes into 7 → 1 time (write 1)</text:span></text:p>
      <text:p text:style-name="Standard"><text:span text:style-name="T1">1 × 4 = 4</text:span></text:p>
      <text:p text:style-name="Standard"><text:span text:style-name="T1">7 – 4 = 3</text:span></text:p>
      <text:p text:style-name="P1"/>
      <text:p text:style-name="Standard"><text:span text:style-name="T1">Step 2: Bring down the 2 → now 32</text:span></text:p>
      <text:p text:style-name="Standard"><text:span text:style-name="T1">4 goes into 32 → 8 times</text:span></text:p>
      <text:p text:style-name="Standard"><text:span text:style-name="T1">8 × 4 = 32 → subtract → 0</text:span></text:p>
      <text:p text:style-name="P1"/>
      <text:p text:style-name="Standard"><text:span text:style-name="T1">Step 3: Bring down the 8</text:span></text:p>
      <text:p text:style-name="Standard"><text:span text:style-name="T1">4 goes into 8 → 2 times</text:span></text:p>
      <text:p text:style-name="Standard"><text:span text:style-name="T1">2 × 4 = 8 → subtract → 0</text:span></text:p>
      <text:p text:style-name="P1"/>
      <text:p text:style-name="Standard"><text:span text:style-name="T1">✅ Final Answer: 182</text:span></text:p>
      <text:p text:style-name="P1"/>
      <text:p text:style-name="Standard"><text:span text:style-name="T1">➕ What’s a Remainder?</text:span></text:p>
      <text:p text:style-name="Standard"><text:span text:style-name="T1">If it doesn’t divide evenly, you’ll have a remainder.</text:span></text:p>
      <text:p text:style-name="P1"/>
      <text:p text:style-name="Standard"><text:span text:style-name="T1">Example:</text:span></text:p>
      <text:p text:style-name="P1"><text:soft-page-break/></text:p>
      <text:p text:style-name="P1"/>
      <text:p text:style-name="Standard"><text:span text:style-name="T1">25 ÷ 4 = 6 R1 <text:s/></text:span></text:p>
      <text:p text:style-name="Standard"><text:span text:style-name="T1">(because 4 × 6 = 24, and 1 is left)</text:span></text:p>
      <text:p text:style-name="Standard"><text:span text:style-name="T1">💡 Estimate First</text:span></text:p>
      <text:p text:style-name="Standard"><text:span text:style-name="T1">Estimate:</text:span></text:p>
      <text:p text:style-name="P1"/>
      <text:p text:style-name="P1"/>
      <text:p text:style-name="Standard"><text:span text:style-name="T1">820 ÷ 4 <text:s/></text:span></text:p>
      <text:p text:style-name="Standard"><text:span text:style-name="T1">→ 800 ÷ 4 = 200</text:span></text:p>
      <text:p text:style-name="Standard"><text:span text:style-name="T1">📦 Word Problem</text:span></text:p>
      <text:p text:style-name="Standard"><text:span text:style-name="T1">You have 96 pencils and want to pack them into boxes of 8.</text:span></text:p>
      <text:p text:style-name="Standard"><text:span text:style-name="T1">How many boxes?</text:span></text:p>
      <text:p text:style-name="P1"/>
      <text:p text:style-name="P1"/>
      <text:p text:style-name="Standard"><text:span text:style-name="T1">96 ÷ 8 = 12 boxes</text:span></text:p>
      <text:p text:style-name="Standard"><text:span text:style-name="T1">🧠 Try It Out!</text:span></text:p>
      <text:p text:style-name="Standard"><text:span text:style-name="T1">684 ÷ 3 = ?</text:span></text:p>
      <text:p text:style-name="P1"/>
      <text:p text:style-name="Standard"><text:span text:style-name="T1">135 ÷ 4 = ? (Include remainder)</text:span></text:p>
      <text:p text:style-name="P1"/>
      <text:p text:style-name="Standard"><text:span text:style-name="T1">Estimate: 912 ÷ 3 ≈ ?</text:span></text:p>
      <text:p text:style-name="P1"/>
      <text:p text:style-name="Standard"><text:span text:style-name="T1">You have 150 stickers. Each student gets 6. How many students?</text:span></text:p>
      <text:p text:style-name="P1"/>
      <text:p text:style-name="Standard"><text:span text:style-name="T1">BONUS: Divide 1,024 ÷ 8 using long division.</text:span></text:p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joollbez5g30"/><text:span text:style-name="T1">🔁 Grade 4 – Unit 6: Factors, Multiples, and Patterns</text:span></text:p>
      <text:p text:style-name="Standard"><text:soft-page-break/><text:span text:style-name="T1">Let’s explore how numbers are built and how they repeat in patterns.</text:span></text:p>
      <text:p text:style-name="P1"/>
      <text:p text:style-name="Standard"><text:span text:style-name="T1">🔹 Factors</text:span></text:p>
      <text:p text:style-name="Standard"><text:span text:style-name="T1">A factor is a number you multiply to get another number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Factors of 12:</text:span></text:p>
      <text:p text:style-name="Standard"><text:span text:style-name="T1">1 × 12 <text:s/></text:span></text:p>
      <text:p text:style-name="Standard"><text:span text:style-name="T1">2 × 6 <text:s/></text:span></text:p>
      <text:p text:style-name="Standard"><text:span text:style-name="T1">3 × 4 <text:s/></text:span></text:p>
      <text:p text:style-name="Standard"><text:span text:style-name="T1">→ Factors: 1, 2, 3, 4, 6, 12</text:span></text:p>
      <text:p text:style-name="Standard"><text:span text:style-name="T1">🔸 Multiples</text:span></text:p>
      <text:p text:style-name="Standard"><text:span text:style-name="T1">A multiple is the result of multiplying a number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Multiples of 5:</text:span></text:p>
      <text:p text:style-name="Standard"><text:span text:style-name="T1">5, 10, 15, 20, 25...</text:span></text:p>
      <text:p text:style-name="Standard"><text:span text:style-name="T1">Multiples go on forever!</text:span></text:p>
      <text:p text:style-name="P1"/>
      <text:p text:style-name="Standard"><text:span text:style-name="T1">🔁 Number Patterns</text:span></text:p>
      <text:p text:style-name="Standard"><text:span text:style-name="T1">Look for rules!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Pattern: 3, 6, 9, 12, 15... <text:s/></text:span></text:p>
      <text:p text:style-name="Standard"><text:span text:style-name="T1">Rule: Add 3 each time</text:span></text:p>
      <text:p text:style-name="Standard"><text:span text:style-name="T1">Another:</text:span></text:p>
      <text:p text:style-name="P1"/>
      <text:p text:style-name="P1"><text:soft-page-break/></text:p>
      <text:p text:style-name="Standard"><text:span text:style-name="T1">100, 90, 80, 70... <text:s/></text:span></text:p>
      <text:p text:style-name="Standard"><text:span text:style-name="T1">Rule: Subtract 10 each time</text:span></text:p>
      <text:p text:style-name="Standard"><text:span text:style-name="T1">🧠 Try It Out!</text:span></text:p>
      <text:p text:style-name="Standard"><text:span text:style-name="T1">List all factors of 18</text:span></text:p>
      <text:p text:style-name="P1"/>
      <text:p text:style-name="Standard"><text:span text:style-name="T1">List the first 5 multiples of 7</text:span></text:p>
      <text:p text:style-name="P1"/>
      <text:p text:style-name="Standard"><text:span text:style-name="T1">What’s the next number: 2, 4, 8, 16, ___?</text:span></text:p>
      <text:p text:style-name="P1"/>
      <text:p text:style-name="Standard"><text:span text:style-name="T1">Is 24 a multiple of 6?</text:span></text:p>
      <text:p text:style-name="P1"/>
      <text:p text:style-name="Standard"><text:span text:style-name="T1">BONUS: Write a pattern that starts at 5 and multiplies by 2 each time</text:span></text:p>
      <text:p text:style-name="P252"><text:bookmark text:name="_ycrjtguyd1mi"/></text:p>
      <text:p text:style-name="Heading_20_2"><text:bookmark text:name="_x4gqr5jknyt9"/><text:span text:style-name="T1">➗ Grade 4 – Unit 7: Equivalent Fractions and Comparing Fractions</text:span></text:p>
      <text:p text:style-name="Standard"><text:span text:style-name="T1">Let’s work with fractions that are equal and learn how to tell which is larger or smaller.</text:span></text:p>
      <text:p text:style-name="P1"/>
      <text:p text:style-name="Standard"><text:span text:style-name="T1">🔁 Equivalent Fractions</text:span></text:p>
      <text:p text:style-name="Standard"><text:span text:style-name="T1">Two fractions are equivalent if they show the same amount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1/2 = 2/4 = 4/8 <text:s/></text:span></text:p>
      <text:p text:style-name="Standard"><text:span text:style-name="T1">(They all represent one-half!)</text:span></text:p>
      <text:p text:style-name="Standard"><text:span text:style-name="T1">To make equivalent fractions, multiply or divide both top and bottom:</text:span></text:p>
      <text:p text:style-name="P1"/>
      <text:p text:style-name="P1"/>
      <text:p text:style-name="P1"/>
      <text:p text:style-name="Standard"><text:span text:style-name="T1">2/3 = (2×2)/(3×2) = 4/6</text:span></text:p>
      <text:p text:style-name="Standard"><text:span text:style-name="T1">🔍 Comparing Fractions</text:span></text:p>
      <text:p text:style-name="Standard"><text:span text:style-name="T1">If the bottoms (denominators) are the same:</text:span></text:p>
      <text:p text:style-name="P1"/>
      <text:p text:style-name="P1"><text:soft-page-break/></text:p>
      <text:p text:style-name="P1"/>
      <text:p text:style-name="Standard"><text:span text:style-name="T1">3/8 &lt; 5/8 → compare the numerators</text:span></text:p>
      <text:p text:style-name="Standard"><text:span text:style-name="T1">If the tops (numerators) are the same:</text:span></text:p>
      <text:p text:style-name="P1"/>
      <text:p text:style-name="Standard"><text:span text:style-name="T1">css</text:span></text:p>
      <text:p text:style-name="P1"/>
      <text:p text:style-name="Standard"><text:span text:style-name="T1">2/5 &gt; 2/7 → smaller bottom means bigger pieces</text:span></text:p>
      <text:p text:style-name="Standard"><text:span text:style-name="T1">Use models or number lines if you're not sure.</text:span></text:p>
      <text:p text:style-name="P1"/>
      <text:p text:style-name="Standard"><text:span text:style-name="T1">📏 Use Common Denominators</text:span></text:p>
      <text:p text:style-name="Standard"><text:span text:style-name="T1">To compare different denominators, find a common one.</text:span></text:p>
      <text:p text:style-name="P1"/>
      <text:p text:style-name="Standard"><text:span text:style-name="T1">Example:</text:span></text:p>
      <text:p text:style-name="Standard"><text:span text:style-name="T1">Compare 3/4 and 5/8</text:span></text:p>
      <text:p text:style-name="Standard"><text:span text:style-name="T1">→ Make denominators the same:</text:span></text:p>
      <text:p text:style-name="P1"/>
      <text:p text:style-name="P1"/>
      <text:p text:style-name="P1"/>
      <text:p text:style-name="Standard"><text:span text:style-name="T1">3/4 = 6/8 <text:s/></text:span></text:p>
      <text:p text:style-name="Standard"><text:span text:style-name="T1">So: 6/8 &gt; 5/8 → 3/4 &gt; 5/8</text:span></text:p>
      <text:p text:style-name="Standard"><text:span text:style-name="T1">🧠 Try It Out!</text:span></text:p>
      <text:p text:style-name="Standard"><text:span text:style-name="T1">Are 2/3 and 4/6 equivalent?</text:span></text:p>
      <text:p text:style-name="P1"/>
      <text:p text:style-name="Standard"><text:span text:style-name="T1">Which is greater: 3/5 or 3/8?</text:span></text:p>
      <text:p text:style-name="P1"/>
      <text:p text:style-name="Standard"><text:span text:style-name="T1">Write two fractions equal to 5/6</text:span></text:p>
      <text:p text:style-name="P1"/>
      <text:p text:style-name="Standard"><text:span text:style-name="T1">Which is smaller: 7/10 or 3/4?</text:span></text:p>
      <text:p text:style-name="P1"/>
      <text:p text:style-name="Standard"><text:span text:style-name="T1">BONUS: Draw a number line and place 1/2, 2/4, and 4/8 on it — what do you notice?</text:span></text:p>
      <text:p text:style-name="P1"/>
      <text:p text:style-name="P1"/>
      <text:p text:style-name="P1"><text:soft-page-break/></text:p>
      <text:p text:style-name="Heading_20_2"><text:bookmark text:name="_9y5mju6oe34f"/><text:span text:style-name="T1">➕➖ Grade 4 – Unit 8: Add and Subtract Fractions</text:span></text:p>
      <text:p text:style-name="Standard"><text:span text:style-name="T1">Fractions can be added or subtracted — just make sure the denominators match!</text:span></text:p>
      <text:p text:style-name="P1"/>
      <text:p text:style-name="Standard"><text:span text:style-name="T1">➕ Adding Fractions (Same Denominator)</text:span></text:p>
      <text:p text:style-name="Standard"><text:span text:style-name="T1">Just add the tops (numerators):</text:span></text:p>
      <text:p text:style-name="P1"/>
      <text:p text:style-name="P1"/>
      <text:p text:style-name="P1"/>
      <text:p text:style-name="Standard"><text:span text:style-name="T1">2/5 + 1/5 = 3/5</text:span></text:p>
      <text:p text:style-name="Standard"><text:span text:style-name="T1">The bottom (denominator) stays the same.</text:span></text:p>
      <text:p text:style-name="P1"/>
      <text:p text:style-name="Standard"><text:span text:style-name="T1">➖ Subtracting Fractions (Same Denominator)</text:span></text:p>
      <text:p text:style-name="Standard"><text:span text:style-name="T1">Just subtract the tops:</text:span></text:p>
      <text:p text:style-name="P1"/>
      <text:p text:style-name="P1"/>
      <text:p text:style-name="P1"/>
      <text:p text:style-name="Standard"><text:span text:style-name="T1">5/8 – 2/8 = 3/8</text:span></text:p>
      <text:p text:style-name="Standard"><text:span text:style-name="T1">🔁 Different Denominators?</text:span></text:p>
      <text:p text:style-name="Standard"><text:span text:style-name="T1">You need to make them the same first (common denominator)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1/4 + 1/2 <text:s/></text:span></text:p>
      <text:p text:style-name="Standard"><text:span text:style-name="T1">→ Make 1/2 into 2/4 <text:s/></text:span></text:p>
      <text:p text:style-name="Standard"><text:span text:style-name="T1">Now: 1/4 + 2/4 = 3/4</text:span></text:p>
      <text:p text:style-name="Standard"><text:span text:style-name="T1">🍰 Word Problem Example</text:span></text:p>
      <text:p text:style-name="Standard"><text:span text:style-name="T1">You ate 1/6 of a cake. Your friend ate 2/6.</text:span></text:p>
      <text:p text:style-name="Standard"><text:span text:style-name="T1">How much did you eat together?</text:span></text:p>
      <text:p text:style-name="P1"/>
      <text:p text:style-name="P1"/>
      <text:p text:style-name="P1"/>
      <text:p text:style-name="Standard"><text:soft-page-break/><text:span text:style-name="T1">1/6 + 2/6 = 3/6 → or simplify to 1/2</text:span></text:p>
      <text:p text:style-name="Standard"><text:span text:style-name="T1">🧠 Try It Out!</text:span></text:p>
      <text:p text:style-name="Standard"><text:span text:style-name="T1">3/10 + 4/10 = ?</text:span></text:p>
      <text:p text:style-name="P1"/>
      <text:p text:style-name="Standard"><text:span text:style-name="T1">7/9 – 2/9 = ?</text:span></text:p>
      <text:p text:style-name="P1"/>
      <text:p text:style-name="Standard"><text:span text:style-name="T1">Add: 2/3 + 1/6 (Hint: change 2/3 to 4/6)</text:span></text:p>
      <text:p text:style-name="P1"/>
      <text:p text:style-name="Standard"><text:span text:style-name="T1">Subtract: 5/6 – 1/3 (Hint: change 1/3 to 2/6)</text:span></text:p>
      <text:p text:style-name="P1"/>
      <text:p text:style-name="Standard"><text:span text:style-name="T1">BONUS: You drink 3/8 of a bottle in the morning and 2/8 in the afternoon. How much total?</text:span></text:p>
      <text:p text:style-name="P1"/>
      <text:p text:style-name="P1"/>
      <text:p text:style-name="P1"/>
      <text:p text:style-name="P1"/>
      <text:p text:style-name="P1"/>
      <text:p text:style-name="P252"><text:bookmark text:name="_d028r2aqyzq"/></text:p>
      <text:p text:style-name="Heading_20_2"><text:bookmark text:name="_gojwf12adlng"/><text:span text:style-name="T1">✖️ Grade 4 – Unit 9: Multiply Fractions</text:span></text:p>
      <text:p text:style-name="Standard"><text:span text:style-name="T1">Multiplying fractions is easy — just multiply straight across!</text:span></text:p>
      <text:p text:style-name="P1"/>
      <text:p text:style-name="Standard"><text:span text:style-name="T1">🔢 Multiply Fraction × Whole Number</text:span></text:p>
      <text:p text:style-name="Standard"><text:span text:style-name="T1">Think of it as repeated addition: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3 × 1/4 = 1/4 + 1/4 + 1/4 = 3/4</text:span></text:p>
      <text:p text:style-name="Standard"><text:span text:style-name="T1">✖️ Multiply Fraction × Fraction</text:span></text:p>
      <text:p text:style-name="Standard"><text:span text:style-name="T1">Just multiply top × top and bottom × bottom:</text:span></text:p>
      <text:p text:style-name="P1"/>
      <text:p text:style-name="P1"/>
      <text:p text:style-name="P1"/>
      <text:p text:style-name="Standard"><text:span text:style-name="T1">1/2 × 2/3 = (1×2)/(2×3) = 2/6 = 1/3</text:span></text:p>
      <text:p text:style-name="Standard"><text:soft-page-break/><text:span text:style-name="T1">🍕 Word Problem Example</text:span></text:p>
      <text:p text:style-name="Standard"><text:span text:style-name="T1">You eat 2/3 of a pizza, and each piece is 1/4 of the whole.</text:span></text:p>
      <text:p text:style-name="Standard"><text:span text:style-name="T1">How much did you eat?</text:span></text:p>
      <text:p text:style-name="P1"/>
      <text:p text:style-name="P1"/>
      <text:p text:style-name="P1"/>
      <text:p text:style-name="Standard"><text:span text:style-name="T1">2 × 1/4 = 2/4 = 1/2</text:span></text:p>
      <text:p text:style-name="Standard"><text:span text:style-name="T1">🧠 Try It Out!</text:span></text:p>
      <text:p text:style-name="Standard"><text:span text:style-name="T1">3 × 1/5 = ?</text:span></text:p>
      <text:p text:style-name="P1"/>
      <text:p text:style-name="Standard"><text:span text:style-name="T1">2/3 × 1/2 = ?</text:span></text:p>
      <text:p text:style-name="P1"/>
      <text:p text:style-name="Standard"><text:span text:style-name="T1">4 × 1/6 = ?</text:span></text:p>
      <text:p text:style-name="P1"/>
      <text:p text:style-name="Standard"><text:span text:style-name="T1">1/3 × 3/4 = ?</text:span></text:p>
      <text:p text:style-name="P1"/>
      <text:p text:style-name="Standard"><text:span text:style-name="T1">BONUS: Multiply 2/5 × 5/6 and simplify</text:span></text:p>
      <text:p text:style-name="P1"/>
      <text:p text:style-name="Standard"><text:span text:style-name="T1">Continue with Unit 10 – Understand Decimals?</text:span></text:p>
      <text:p text:style-name="P1"/>
      <text:p text:style-name="P1"/>
      <text:p text:style-name="P1"/>
      <text:p text:style-name="P1"/>
      <text:p text:style-name="Heading_20_2"><text:bookmark text:name="_c64ahippp6bq"/><text:span text:style-name="T1">💯 Grade 4 – Unit 10: Understand Decimals</text:span></text:p>
      <text:p text:style-name="Standard"><text:span text:style-name="T1">Decimals are numbers that show parts of a whole — like fractions, but with a dot (decimal point).</text:span></text:p>
      <text:p text:style-name="P1"/>
      <text:p text:style-name="Standard"><text:span text:style-name="T1">🔢 What is a Decimal?</text:span></text:p>
      <text:p text:style-name="Standard"><text:span text:style-name="T1">A decimal has tenths, hundredths, and more.</text:span></text:p>
      <text:p text:style-name="P1"/>
      <text:p text:style-name="Standard"><text:span text:style-name="T1">Example:</text:span></text:p>
      <text:p text:style-name="P1"/>
      <text:p text:style-name="Standard"><text:span text:style-name="T1">0.5 → means 5 tenths = 5/10 <text:s/></text:span></text:p>
      <text:p text:style-name="Standard"><text:span text:style-name="T1">0.25 → means 25 hundredths = 25/100</text:span></text:p>
      <text:p text:style-name="Standard"><text:soft-page-break/><text:span text:style-name="T1">🔍 Place Value After the Decimal</text:span></text:p>
      <text:p text:style-name="P1"/>
      <text:p text:style-name="Standard"><text:span text:style-name="T1">Place<text:tab/>Example: 3.47</text:span></text:p>
      <text:p text:style-name="Standard"><text:span text:style-name="T1">Ones<text:tab/>3</text:span></text:p>
      <text:p text:style-name="Standard"><text:span text:style-name="T1">.<text:tab/>Decimal point</text:span></text:p>
      <text:p text:style-name="Standard"><text:span text:style-name="T1">Tenths<text:tab/>4</text:span></text:p>
      <text:p text:style-name="Standard"><text:span text:style-name="T1">Hundredths<text:tab/>7</text:span></text:p>
      <text:p text:style-name="Standard"><text:span text:style-name="T1">🔁 Fractions and Decimals</text:span></text:p>
      <text:p text:style-name="P1"/>
      <text:p text:style-name="Standard"><text:span text:style-name="T1">Fraction<text:tab/>Decimal</text:span></text:p>
      <text:p text:style-name="Standard"><text:span text:style-name="T1">1/2<text:tab/>0.5</text:span></text:p>
      <text:p text:style-name="Standard"><text:span text:style-name="T1">1/4<text:tab/>0.25</text:span></text:p>
      <text:p text:style-name="Standard"><text:span text:style-name="T1">3/4<text:tab/>0.75</text:span></text:p>
      <text:p text:style-name="Standard"><text:span text:style-name="T1">1/10<text:tab/>0.1</text:span></text:p>
      <text:p text:style-name="Standard"><text:span text:style-name="T1">🧠 Try It Out!</text:span></text:p>
      <text:p text:style-name="Standard"><text:span text:style-name="T1">What is 0.3 as a fraction?</text:span></text:p>
      <text:p text:style-name="P1"/>
      <text:p text:style-name="Standard"><text:span text:style-name="T1">What does the 6 mean in 0.6?</text:span></text:p>
      <text:p text:style-name="P1"/>
      <text:p text:style-name="Standard"><text:span text:style-name="T1">Which is greater: 0.8 or 0.65?</text:span></text:p>
      <text:p text:style-name="P1"/>
      <text:p text:style-name="Standard"><text:span text:style-name="T1">Write 1/4 as a decimal.</text:span></text:p>
      <text:p text:style-name="P1"/>
      <text:p text:style-name="Standard"><text:span text:style-name="T1">BONUS: Fill in the blanks — 0.1, 0.2, ___, ___, 0.5</text:span></text:p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d922mvpugfai"/><text:span text:style-name="T1">🔷 Grade 4 – Unit 11: Plane Figures</text:span></text:p>
      <text:p text:style-name="Standard"><text:span text:style-name="T1">Plane figures are flat shapes that we see in 2D (two dimensions).</text:span></text:p>
      <text:p text:style-name="P1"/>
      <text:p text:style-name="Standard"><text:soft-page-break/><text:span text:style-name="T1">🔺 Types of Plane Figures</text:span></text:p>
      <text:p text:style-name="P1"/>
      <text:p text:style-name="Standard"><text:span text:style-name="T1">Shape<text:tab/>Description</text:span></text:p>
      <text:p text:style-name="Standard"><text:span text:style-name="T1">Triangle<text:tab/>3 sides, 3 angles</text:span></text:p>
      <text:p text:style-name="Standard"><text:span text:style-name="T1">Quadrilateral<text:tab/>4 sides (includes squares, rectangles)</text:span></text:p>
      <text:p text:style-name="Standard"><text:span text:style-name="T1">Pentagon<text:tab/>5 sides</text:span></text:p>
      <text:p text:style-name="Standard"><text:span text:style-name="T1">Hexagon<text:tab/>6 sides</text:span></text:p>
      <text:p text:style-name="Standard"><text:span text:style-name="T1">Octagon<text:tab/>8 sides</text:span></text:p>
      <text:p text:style-name="Standard"><text:span text:style-name="T1">Circle<text:tab/>No sides or corners (round)</text:span></text:p>
      <text:p text:style-name="Standard"><text:span text:style-name="T1">🟥 Special Quadrilaterals</text:span></text:p>
      <text:p text:style-name="P1"/>
      <text:p text:style-name="Standard"><text:span text:style-name="T1">Shape<text:tab/>Properties</text:span></text:p>
      <text:p text:style-name="Standard"><text:span text:style-name="T1">Square<text:tab/>4 equal sides, all right angles</text:span></text:p>
      <text:p text:style-name="Standard"><text:span text:style-name="T1">Rectangle<text:tab/>Opposite sides equal, all right angles</text:span></text:p>
      <text:p text:style-name="Standard"><text:span text:style-name="T1">Rhombus<text:tab/>4 equal sides, but angles may not be right</text:span></text:p>
      <text:p text:style-name="Standard"><text:span text:style-name="T1">Trapezoid<text:tab/>Only one pair of parallel sides</text:span></text:p>
      <text:p text:style-name="Standard"><text:span text:style-name="T1">Parallelogram<text:tab/>Opposite sides parallel and equal</text:span></text:p>
      <text:p text:style-name="Standard"><text:span text:style-name="T1">📏 Sides and Angles</text:span></text:p>
      <text:p text:style-name="Standard"><text:span text:style-name="T1">A side is a straight line in a shape</text:span></text:p>
      <text:p text:style-name="P1"/>
      <text:p text:style-name="Standard"><text:span text:style-name="T1">An angle is where two sides meet</text:span></text:p>
      <text:p text:style-name="P1"/>
      <text:p text:style-name="Standard"><text:span text:style-name="T1">A right angle is a square corner (90°)</text:span></text:p>
      <text:p text:style-name="P1"/>
      <text:p text:style-name="Standard"><text:span text:style-name="T1">🧠 Try It Out!</text:span></text:p>
      <text:p text:style-name="Standard"><text:span text:style-name="T1">How many sides does a hexagon have?</text:span></text:p>
      <text:p text:style-name="P1"/>
      <text:p text:style-name="Standard"><text:span text:style-name="T1">Name two quadrilaterals with right angles.</text:span></text:p>
      <text:p text:style-name="P1"/>
      <text:p text:style-name="Standard"><text:span text:style-name="T1">Does a circle have sides or angles?</text:span></text:p>
      <text:p text:style-name="P1"/>
      <text:p text:style-name="Standard"><text:span text:style-name="T1">What do all triangles have in common?</text:span></text:p>
      <text:p text:style-name="P1"/>
      <text:p text:style-name="Standard"><text:soft-page-break/><text:span text:style-name="T1">BONUS: Draw a shape with 5 equal sides — what’s it called?</text:span></text:p>
      <text:p text:style-name="P1"/>
      <text:p text:style-name="P1"/>
      <text:p text:style-name="P1"/>
      <text:p text:style-name="P1"/>
      <text:p text:style-name="P1"/>
      <text:p text:style-name="P252"><text:bookmark text:name="_5423nywexg6y"/></text:p>
      <text:p text:style-name="Heading_20_2"><text:bookmark text:name="_ivu4tuguj93"/><text:span text:style-name="T1">📐 Grade 4 – Unit 12: Measuring Angles</text:span></text:p>
      <text:p text:style-name="Standard"><text:span text:style-name="T1">Angles are made when two lines meet at a point.</text:span></text:p>
      <text:p text:style-name="Standard"><text:span text:style-name="T1">We measure them in degrees (°) using a protractor.</text:span></text:p>
      <text:p text:style-name="P1"/>
      <text:p text:style-name="Standard"><text:span text:style-name="T1">🔺 Types of Angles</text:span></text:p>
      <text:p text:style-name="P1"/>
      <text:p text:style-name="Standard"><text:span text:style-name="T1">Angle Type<text:tab/>Degrees<text:tab/>Description</text:span></text:p>
      <text:p text:style-name="Standard"><text:span text:style-name="T1">Right Angle<text:tab/>Exactly 90°<text:tab/>Like the corner of a square</text:span></text:p>
      <text:p text:style-name="Standard"><text:span text:style-name="T1">Acute Angle<text:tab/>Less than 90°<text:tab/>Small, sharp angle</text:span></text:p>
      <text:p text:style-name="Standard"><text:span text:style-name="T1">Obtuse Angle<text:tab/>More than 90°<text:tab/>Big, wide angle</text:span></text:p>
      <text:p text:style-name="Standard"><text:span text:style-name="T1">Straight Angle<text:tab/>Exactly 180°<text:tab/>A straight line</text:span></text:p>
      <text:p text:style-name="Standard"><text:span text:style-name="T1">📏 Measuring with a Protractor</text:span></text:p>
      <text:p text:style-name="Standard"><text:span text:style-name="T1">Line up one side of the angle with 0°</text:span></text:p>
      <text:p text:style-name="P1"/>
      <text:p text:style-name="Standard"><text:span text:style-name="T1">Read the number where the other side points</text:span></text:p>
      <text:p text:style-name="P1"/>
      <text:p text:style-name="Standard"><text:span text:style-name="T1">That’s the angle in degrees!</text:span></text:p>
      <text:p text:style-name="P1"/>
      <text:p text:style-name="Standard"><text:span text:style-name="T1">🔄 Estimating Angles</text:span></text:p>
      <text:p text:style-name="Standard"><text:span text:style-name="T1">Right angle = ⬜ (perfect corner)</text:span></text:p>
      <text:p text:style-name="P1"/>
      <text:p text:style-name="Standard"><text:span text:style-name="T1">Acute = smaller than a corner</text:span></text:p>
      <text:p text:style-name="P1"/>
      <text:p text:style-name="Standard"><text:span text:style-name="T1">Obtuse = wider than a corner</text:span></text:p>
      <text:p text:style-name="P1"/>
      <text:p text:style-name="Standard"><text:span text:style-name="T1">🧠 Try It Out!</text:span></text:p>
      <text:p text:style-name="Standard"><text:soft-page-break/><text:span text:style-name="T1">Is 45° acute, right, or obtuse?</text:span></text:p>
      <text:p text:style-name="P1"/>
      <text:p text:style-name="Standard"><text:span text:style-name="T1">What kind of angle is 120°?</text:span></text:p>
      <text:p text:style-name="P1"/>
      <text:p text:style-name="Standard"><text:span text:style-name="T1">Estimate: is the angle in a triangle usually acute or right?</text:span></text:p>
      <text:p text:style-name="P1"/>
      <text:p text:style-name="Standard"><text:span text:style-name="T1">Draw and label a 90° angle</text:span></text:p>
      <text:p text:style-name="P1"/>
      <text:p text:style-name="Standard"><text:span text:style-name="T1">BONUS: Name an object in real life with a right angle!</text:span></text:p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2kr54lh3tppq"/><text:span text:style-name="T1">📏 Grade 4 – Unit 13: Area and Perimeter</text:span></text:p>
      <text:p text:style-name="Standard"><text:span text:style-name="T1">Let’s revisit area and perimeter — two important ways to measure flat shapes.</text:span></text:p>
      <text:p text:style-name="P1"/>
      <text:p text:style-name="Standard"><text:span text:style-name="T1">🔲 What is Area?</text:span></text:p>
      <text:p text:style-name="Standard"><text:span text:style-name="T1">Area = the space inside a shape</text:span></text:p>
      <text:p text:style-name="Standard"><text:span text:style-name="T1">Measured in square units (like cm² or m²)</text:span></text:p>
      <text:p text:style-name="P1"/>
      <text:p text:style-name="Standard"><text:span text:style-name="T1">Formula for a rectangle:</text:span></text:p>
      <text:p text:style-name="P1"/>
      <text:p text:style-name="P1"/>
      <text:p text:style-name="Standard"><text:span text:style-name="T1">Area = length × width</text:span></text:p>
      <text:p text:style-name="Standard"><text:span text:style-name="T1">Example:</text:span></text:p>
      <text:p text:style-name="Standard"><text:span text:style-name="T1">A rectangle is 5 units long and 4 units wide:</text:span></text:p>
      <text:p text:style-name="P1"/>
      <text:p text:style-name="P1"/>
      <text:p text:style-name="P1"/>
      <text:p text:style-name="Standard"><text:span text:style-name="T1">Area = 5 × 4 = 20 square units</text:span></text:p>
      <text:p text:style-name="Standard"><text:span text:style-name="T1">🟦 What is Perimeter?</text:span></text:p>
      <text:p text:style-name="Standard"><text:soft-page-break/><text:span text:style-name="T1">Perimeter = the distance around a shape</text:span></text:p>
      <text:p text:style-name="Standard"><text:span text:style-name="T1">Measured in regular units (like cm, inches)</text:span></text:p>
      <text:p text:style-name="P1"/>
      <text:p text:style-name="Standard"><text:span text:style-name="T1">Formula for a rectangle:</text:span></text:p>
      <text:p text:style-name="P1"/>
      <text:p text:style-name="P1"/>
      <text:p text:style-name="Standard"><text:span text:style-name="T1">Perimeter = 2 × (length + width)</text:span></text:p>
      <text:p text:style-name="Standard"><text:span text:style-name="T1">Example:</text:span></text:p>
      <text:p text:style-name="Standard"><text:span text:style-name="T1">Length = 6, Width = 3</text:span></text:p>
      <text:p text:style-name="P1"/>
      <text:p text:style-name="P1"/>
      <text:p text:style-name="P1"/>
      <text:p text:style-name="Standard"><text:span text:style-name="T1">Perimeter = 2 × (6 + 3) = 2 × 9 = 18 units</text:span></text:p>
      <text:p text:style-name="Standard"><text:span text:style-name="T1">❗ Remember</text:span></text:p>
      <text:p text:style-name="Standard"><text:span text:style-name="T1">Area = inside</text:span></text:p>
      <text:p text:style-name="P1"/>
      <text:p text:style-name="Standard"><text:span text:style-name="T1">Perimeter = outside</text:span></text:p>
      <text:p text:style-name="P1"/>
      <text:p text:style-name="Standard"><text:span text:style-name="T1">Don’t mix them up!</text:span></text:p>
      <text:p text:style-name="P1"/>
      <text:p text:style-name="Standard"><text:span text:style-name="T1">🧠 Try It Out!</text:span></text:p>
      <text:p text:style-name="Standard"><text:span text:style-name="T1">What’s the area of a square with side 7 units?</text:span></text:p>
      <text:p text:style-name="P1"/>
      <text:p text:style-name="Standard"><text:span text:style-name="T1">What’s the perimeter of a rectangle that’s 10 by 4?</text:span></text:p>
      <text:p text:style-name="P1"/>
      <text:p text:style-name="Standard"><text:span text:style-name="T1">Area or perimeter: which would you use to tile a floor?</text:span></text:p>
      <text:p text:style-name="P1"/>
      <text:p text:style-name="Standard"><text:span text:style-name="T1">A rectangle has area 36 and width 6. What’s the length?</text:span></text:p>
      <text:p text:style-name="P1"/>
      <text:p text:style-name="Standard"><text:span text:style-name="T1">BONUS: Draw a shape with area = 12 and perimeter = 14. Is it a square?</text:span></text:p>
      <text:p text:style-name="P1"/>
      <text:p text:style-name="Standard"><text:span text:style-name="T1">Continue with Unit 14 – Units of Measurement?</text:span></text:p>
      <text:p text:style-name="P1"/>
      <text:p text:style-name="P1"><text:soft-page-break/></text:p>
      <text:p text:style-name="P1"/>
      <text:p text:style-name="P252"><text:bookmark text:name="_qagot9keiror"/></text:p>
      <text:p text:style-name="Heading_20_2"><text:bookmark text:name="_xzs2ukgm540g"/><text:span text:style-name="T1">📐 Grade 4 – Unit 14: Units of Measurement</text:span></text:p>
      <text:p text:style-name="Standard"><text:span text:style-name="T1">We use units to measure length, mass (weight), and capacity (volume).</text:span></text:p>
      <text:p text:style-name="P1"/>
      <text:p text:style-name="Standard"><text:span text:style-name="T1">📏 Length</text:span></text:p>
      <text:p text:style-name="P1"/>
      <text:p text:style-name="Standard"><text:span text:style-name="T1">Metric Units<text:tab/>U.S. Customary Units</text:span></text:p>
      <text:p text:style-name="Standard"><text:span text:style-name="T1">millimeter (mm)<text:tab/>inch (in)</text:span></text:p>
      <text:p text:style-name="Standard"><text:span text:style-name="T1">centimeter (cm)<text:tab/>foot (ft) = 12 inches</text:span></text:p>
      <text:p text:style-name="Standard"><text:span text:style-name="T1">meter (m)<text:tab/>yard (yd) = 3 feet</text:span></text:p>
      <text:p text:style-name="Standard"><text:span text:style-name="T1">kilometer (km)<text:tab/>mile = 1,760 yards</text:span></text:p>
      <text:p text:style-name="Standard"><text:span text:style-name="T1">⚖️ Mass (Weight)</text:span></text:p>
      <text:p text:style-name="P1"/>
      <text:p text:style-name="Standard"><text:span text:style-name="T1">Metric Units<text:tab/>U.S. Customary Units</text:span></text:p>
      <text:p text:style-name="Standard"><text:span text:style-name="T1">gram (g)<text:tab/>ounce (oz)</text:span></text:p>
      <text:p text:style-name="Standard"><text:span text:style-name="T1">kilogram (kg)<text:tab/>pound (lb) = 16 oz</text:span></text:p>
      <text:p text:style-name="Standard"><text:span text:style-name="T1">🧪 Capacity (Volume)</text:span></text:p>
      <text:p text:style-name="P1"/>
      <text:p text:style-name="Standard"><text:span text:style-name="T1">Metric Units<text:tab/>U.S. Customary Units</text:span></text:p>
      <text:p text:style-name="Standard"><text:span text:style-name="T1">milliliter (mL)<text:tab/>cup, pint, quart</text:span></text:p>
      <text:p text:style-name="Standard"><text:span text:style-name="T1">liter (L)<text:tab/>gallon = 4 quarts</text:span></text:p>
      <text:p text:style-name="Standard"><text:span text:style-name="T1">🔄 Converting Units</text:span></text:p>
      <text:p text:style-name="Standard"><text:span text:style-name="T1">Know basic conversions:</text:span></text:p>
      <text:p text:style-name="P1"/>
      <text:p text:style-name="Standard"><text:span text:style-name="T1">1 meter = 100 centimeters</text:span></text:p>
      <text:p text:style-name="P1"/>
      <text:p text:style-name="Standard"><text:span text:style-name="T1">1 kilogram = 1,000 grams</text:span></text:p>
      <text:p text:style-name="P1"/>
      <text:p text:style-name="Standard"><text:span text:style-name="T1">1 gallon = 4 quarts</text:span></text:p>
      <text:p text:style-name="P1"/>
      <text:p text:style-name="Standard"><text:span text:style-name="T1">1 foot = 12 inches</text:span></text:p>
      <text:p text:style-name="P1"><text:soft-page-break/></text:p>
      <text:p text:style-name="Standard"><text:span text:style-name="T1">🧠 Try It Out!</text:span></text:p>
      <text:p text:style-name="Standard"><text:span text:style-name="T1">How many centimeters in 3 meters?</text:span></text:p>
      <text:p text:style-name="P1"/>
      <text:p text:style-name="Standard"><text:span text:style-name="T1">Which is heavier: 1,000g or 2kg?</text:span></text:p>
      <text:p text:style-name="P1"/>
      <text:p text:style-name="Standard"><text:span text:style-name="T1">How many feet in 3 yards?</text:span></text:p>
      <text:p text:style-name="P1"/>
      <text:p text:style-name="Standard"><text:span text:style-name="T1">Which holds more: a liter or a cup?</text:span></text:p>
      <text:p text:style-name="P1"/>
      <text:p text:style-name="Standard"><text:span text:style-name="T1">BONUS: You run 5 kilometers. About how many meters is that?</text:span></text:p>
      <text:p text:style-name="P1"/>
      <text:p text:style-name="Standard"><text:span text:style-name="T1">🎉 Grade 4 complete! Want to start Grade 5 – Unit 1: Decimal Place Value next?</text:span></text:p>
      <text:p text:style-name="P1"/>
      <text:p text:style-name="P1"/>
      <text:p text:style-name="P1"/>
      <text:p text:style-name="P1"/>
      <text:p text:style-name="Heading_20_2"><text:bookmark text:name="_xcoylpkea3n4"/><text:span text:style-name="T1">🔢 Grade 5 – Unit 1: Decimal Place Value</text:span></text:p>
      <text:p text:style-name="Standard"><text:span text:style-name="T1">Decimals are numbers with digits after the decimal point.</text:span></text:p>
      <text:p text:style-name="Standard"><text:span text:style-name="T1">Each digit has a value based on its place.</text:span></text:p>
      <text:p text:style-name="P1"/>
      <text:p text:style-name="Standard"><text:span text:style-name="T1">📊 Place Value Chart (with Decimals)</text:span></text:p>
      <text:p text:style-name="P1"/>
      <text:p text:style-name="Standard"><text:span text:style-name="T1">Place<text:tab/>Example: 72.345</text:span></text:p>
      <text:p text:style-name="Standard"><text:span text:style-name="T1">Tens<text:tab/>7</text:span></text:p>
      <text:p text:style-name="Standard"><text:span text:style-name="T1">Ones<text:tab/>2</text:span></text:p>
      <text:p text:style-name="Standard"><text:span text:style-name="T1">. (decimal)<text:tab/></text:span></text:p>
      <text:p text:style-name="Standard"><text:span text:style-name="T1">Tenths<text:tab/>3</text:span></text:p>
      <text:p text:style-name="Standard"><text:span text:style-name="T1">Hundredths<text:tab/>4</text:span></text:p>
      <text:p text:style-name="Standard"><text:span text:style-name="T1">Thousandths<text:tab/>5</text:span></text:p>
      <text:p text:style-name="Standard"><text:span text:style-name="T1">🔍 What Each Place Means</text:span></text:p>
      <text:p text:style-name="Standard"><text:span text:style-name="T1">0.1 → one tenth = 1/10</text:span></text:p>
      <text:p text:style-name="P1"/>
      <text:p text:style-name="Standard"><text:soft-page-break/><text:span text:style-name="T1">0.01 → one hundredth = 1/100</text:span></text:p>
      <text:p text:style-name="P1"/>
      <text:p text:style-name="Standard"><text:span text:style-name="T1">0.001 → one thousandth = 1/1,000</text:span></text:p>
      <text:p text:style-name="P1"/>
      <text:p text:style-name="Standard"><text:span text:style-name="T1">🔁 Compare Decimals</text:span></text:p>
      <text:p text:style-name="Standard"><text:span text:style-name="T1">Line up digits and compare left to right:</text:span></text:p>
      <text:p text:style-name="P1"/>
      <text:p text:style-name="Standard"><text:span text:style-name="T1">go</text:span></text:p>
      <text:p text:style-name="P1"/>
      <text:p text:style-name="Standard"><text:span text:style-name="T1">0.6 &gt; 0.59 → tenths place wins <text:s/></text:span></text:p>
      <text:p text:style-name="Standard"><text:span text:style-name="T1">0.503 &lt; 0.53 → hundredths make the difference!</text:span></text:p>
      <text:p text:style-name="Standard"><text:span text:style-name="T1">💡 Expanded Form Example</text:span></text:p>
      <text:p text:style-name="Standard"><text:span text:style-name="T1">Number: 4.327</text:span></text:p>
      <text:p text:style-name="P1"/>
      <text:p text:style-name="P1"/>
      <text:p text:style-name="Standard"><text:span text:style-name="T1">= 4 + 0.3 + 0.02 + 0.007</text:span></text:p>
      <text:p text:style-name="Standard"><text:span text:style-name="T1">🧠 Try It Out!</text:span></text:p>
      <text:p text:style-name="Standard"><text:span text:style-name="T1">What’s the value of the 5 in 3.548?</text:span></text:p>
      <text:p text:style-name="P1"/>
      <text:p text:style-name="Standard"><text:span text:style-name="T1">Which is greater: 0.8 or 0.79?</text:span></text:p>
      <text:p text:style-name="P1"/>
      <text:p text:style-name="Standard"><text:span text:style-name="T1">Write 7.406 in expanded form</text:span></text:p>
      <text:p text:style-name="P1"/>
      <text:p text:style-name="Standard"><text:span text:style-name="T1">What does the 2 mean in 9.32?</text:span></text:p>
      <text:p text:style-name="P1"/>
      <text:p text:style-name="Standard"><text:span text:style-name="T1">BONUS: Arrange these in order from smallest to largest: 0.4, 0.04, 0.444</text:span></text:p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nvq5uftj95un"/><text:span text:style-name="T1">➕ Grade 5 – Unit 2: Add Decimals</text:span></text:p>
      <text:p text:style-name="Standard"><text:soft-page-break/><text:span text:style-name="T1">Adding decimals is just like adding whole numbers — just line up the decimal points!</text:span></text:p>
      <text:p text:style-name="P1"/>
      <text:p text:style-name="Standard"><text:span text:style-name="T1">🧮 Step-by-Step Example</text:span></text:p>
      <text:p text:style-name="Standard"><text:span text:style-name="T1">Add:</text:span></text:p>
      <text:p text:style-name="P1"/>
      <text:p text:style-name="P1"/>
      <text:p text:style-name="Standard"><text:span text:style-name="T1"><text:s text:c="2"/>3.75 <text:s/></text:span></text:p>
      <text:p text:style-name="Standard"><text:span text:style-name="T1">+ 2.4 <text:s/></text:span></text:p>
      <text:p text:style-name="Standard"><text:span text:style-name="T1">Step 1: Line up the decimals</text:span></text:p>
      <text:p text:style-name="P1"/>
      <text:p text:style-name="Standard"><text:span text:style-name="T1">markdown</text:span></text:p>
      <text:p text:style-name="P1"/>
      <text:p text:style-name="Standard"><text:span text:style-name="T1"><text:s text:c="2"/>3.75 <text:s/></text:span></text:p>
      <text:p text:style-name="Standard"><text:span text:style-name="T1">+ 2.40 <text:s/></text:span></text:p>
      <text:p text:style-name="Standard"><text:span text:style-name="T1">-------</text:span></text:p>
      <text:p text:style-name="Standard"><text:span text:style-name="T1"><text:s text:c="2"/>6.15</text:span></text:p>
      <text:p text:style-name="Standard"><text:span text:style-name="T1">Step 2: Add like normal</text:span></text:p>
      <text:p text:style-name="Standard"><text:span text:style-name="T1">(If needed, add a 0 to make the decimal places equal)</text:span></text:p>
      <text:p text:style-name="P1"/>
      <text:p text:style-name="Standard"><text:span text:style-name="T1">💡 Estimate First</text:span></text:p>
      <text:p text:style-name="Standard"><text:span text:style-name="T1">Estimate:</text:span></text:p>
      <text:p text:style-name="P1"/>
      <text:p text:style-name="P1"/>
      <text:p text:style-name="Standard"><text:span text:style-name="T1">3.75 + 2.4 ≈ 4 + 2 = 6</text:span></text:p>
      <text:p text:style-name="Standard"><text:span text:style-name="T1">Helps check if your answer makes sense!</text:span></text:p>
      <text:p text:style-name="P1"/>
      <text:p text:style-name="Standard"><text:span text:style-name="T1">🧃 Word Problem Example</text:span></text:p>
      <text:p text:style-name="Standard"><text:span text:style-name="T1">You drink 1.5 liters in the morning and 0.75 liters in the afternoon.</text:span></text:p>
      <text:p text:style-name="Standard"><text:span text:style-name="T1">How much did you drink in total?</text:span></text:p>
      <text:p text:style-name="P1"/>
      <text:p text:style-name="P1"/>
      <text:p text:style-name="Standard"><text:span text:style-name="T1">1.5 + 0.75 = 2.25 liters</text:span></text:p>
      <text:p text:style-name="Standard"><text:span text:style-name="T1">🧠 Try It Out!</text:span></text:p>
      <text:p text:style-name="Standard"><text:soft-page-break/><text:span text:style-name="T1">4.2 + 3.05 = ?</text:span></text:p>
      <text:p text:style-name="P1"/>
      <text:p text:style-name="Standard"><text:span text:style-name="T1">6.38 + 1.4 = ?</text:span></text:p>
      <text:p text:style-name="P1"/>
      <text:p text:style-name="Standard"><text:span text:style-name="T1">Estimate: 5.9 + 2.3 ≈ ?</text:span></text:p>
      <text:p text:style-name="P1"/>
      <text:p text:style-name="Standard"><text:span text:style-name="T1">Emma ran 2.45 miles on Monday and 3.1 miles on Tuesday. How far total?</text:span></text:p>
      <text:p text:style-name="P1"/>
      <text:p text:style-name="Standard"><text:span text:style-name="T1">BONUS: Add 12.005 + 8.95 — line up those decimals carefully!</text:span></text:p>
      <text:p text:style-name="P1"/>
      <text:p text:style-name="P1"/>
      <text:p text:style-name="P1"/>
      <text:p text:style-name="P1"/>
      <text:p text:style-name="P252"><text:bookmark text:name="_urr75cypdp9u"/></text:p>
      <text:p text:style-name="Heading_20_2"><text:bookmark text:name="_fbaf3ypa0ek5"/><text:span text:style-name="T1">➖ Grade 5 – Unit 3: Subtract Decimals</text:span></text:p>
      <text:p text:style-name="Standard"><text:span text:style-name="T1">Subtracting decimals is like subtracting whole numbers — just line up the decimal points!</text:span></text:p>
      <text:p text:style-name="P1"/>
      <text:p text:style-name="Standard"><text:span text:style-name="T1">🧮 Step-by-Step Example</text:span></text:p>
      <text:p text:style-name="Standard"><text:span text:style-name="T1">Subtract:</text:span></text:p>
      <text:p text:style-name="P1"/>
      <text:p text:style-name="P1"/>
      <text:p text:style-name="Standard"><text:span text:style-name="T1"><text:s text:c="2"/>5.6 <text:s/></text:span></text:p>
      <text:p text:style-name="Standard"><text:span text:style-name="T1">– 2.45</text:span></text:p>
      <text:p text:style-name="Standard"><text:span text:style-name="T1">Step 1: Line up the decimal points</text:span></text:p>
      <text:p text:style-name="Standard"><text:span text:style-name="T1">Step 2: Add a 0 to make the digits even:</text:span></text:p>
      <text:p text:style-name="P1"/>
      <text:p text:style-name="Standard"><text:span text:style-name="T1"><text:s text:c="2"/>5.60 <text:s/></text:span></text:p>
      <text:p text:style-name="Standard"><text:span text:style-name="T1">– 2.45 <text:s/></text:span></text:p>
      <text:p text:style-name="Standard"><text:span text:style-name="T1">-------</text:span></text:p>
      <text:p text:style-name="Standard"><text:span text:style-name="T1"><text:s text:c="2"/>3.15</text:span></text:p>
      <text:p text:style-name="Standard"><text:span text:style-name="T1">🔄 Borrowing with Decimals</text:span></text:p>
      <text:p text:style-name="Standard"><text:span text:style-name="T1">Sometimes you’ll need to borrow — just like whole numbers.</text:span></text:p>
      <text:p text:style-name="P1"/>
      <text:p text:style-name="Standard"><text:soft-page-break/><text:span text:style-name="T1">Example:</text:span></text:p>
      <text:p text:style-name="P1"/>
      <text:p text:style-name="Standard"><text:span text:style-name="T1"><text:s text:c="2"/>3.02 <text:s/></text:span></text:p>
      <text:p text:style-name="Standard"><text:span text:style-name="T1">– 1.67 <text:s/></text:span></text:p>
      <text:p text:style-name="Standard"><text:span text:style-name="T1">You’ll borrow from the ones or tenths place to subtract properly:</text:span></text:p>
      <text:p text:style-name="P1"/>
      <text:p text:style-name="P1"/>
      <text:p text:style-name="P1"/>
      <text:p text:style-name="Standard"><text:span text:style-name="T1">Answer: 1.35</text:span></text:p>
      <text:p text:style-name="Standard"><text:span text:style-name="T1">💡 Estimate First</text:span></text:p>
      <text:p text:style-name="Standard"><text:span text:style-name="T1">Estimate:</text:span></text:p>
      <text:p text:style-name="P1"/>
      <text:p text:style-name="P1"/>
      <text:p text:style-name="Standard"><text:span text:style-name="T1">5.6 – 2.45 ≈ 6 – 2 = 4</text:span></text:p>
      <text:p text:style-name="Standard"><text:span text:style-name="T1">🧠 Try It Out!</text:span></text:p>
      <text:p text:style-name="Standard"><text:span text:style-name="T1">7.4 – 3.25 = ?</text:span></text:p>
      <text:p text:style-name="P1"/>
      <text:p text:style-name="Standard"><text:span text:style-name="T1">9.08 – 2.6 = ?</text:span></text:p>
      <text:p text:style-name="P1"/>
      <text:p text:style-name="Standard"><text:span text:style-name="T1">Estimate: 8.75 – 3.2 ≈ ?</text:span></text:p>
      <text:p text:style-name="P1"/>
      <text:p text:style-name="Standard"><text:span text:style-name="T1">A rope is 10.5 meters long. You cut off 4.35 meters. How much is left?</text:span></text:p>
      <text:p text:style-name="P1"/>
      <text:p text:style-name="Standard"><text:span text:style-name="T1">BONUS: Subtract 12.005 – 8.95 — line up those decimals!</text:span></text:p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8v2p6y2jc4ef"/><text:span text:style-name="T1">➕➖ Grade 5 – Unit 4: Add and Subtract Fractions</text:span></text:p>
      <text:p text:style-name="Standard"><text:span text:style-name="T1">To add or subtract fractions, the denominators must be the same.</text:span></text:p>
      <text:p text:style-name="P1"/>
      <text:p text:style-name="Standard"><text:soft-page-break/><text:span text:style-name="T1">➕ Add Fractions with Same Denominator</text:span></text:p>
      <text:p text:style-name="Standard"><text:span text:style-name="T1">Just add the numerators:</text:span></text:p>
      <text:p text:style-name="P1"/>
      <text:p text:style-name="P1"/>
      <text:p text:style-name="P1"/>
      <text:p text:style-name="Standard"><text:span text:style-name="T1">3/8 + 2/8 = 5/8</text:span></text:p>
      <text:p text:style-name="Standard"><text:span text:style-name="T1">➖ Subtract Fractions with Same Denominator</text:span></text:p>
      <text:p text:style-name="P1"/>
      <text:p text:style-name="P1"/>
      <text:p text:style-name="Standard"><text:span text:style-name="T1">5/6 – 2/6 = 3/6 → simplify → 1/2</text:span></text:p>
      <text:p text:style-name="Standard"><text:span text:style-name="T1">🔁 Unlike Denominators?</text:span></text:p>
      <text:p text:style-name="Standard"><text:span text:style-name="T1">Find a common denominator first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1/4 + 1/3 <text:s/></text:span></text:p>
      <text:p text:style-name="Standard"><text:span text:style-name="T1">→ 3/12 + 4/12 = 7/12</text:span></text:p>
      <text:p text:style-name="Standard"><text:span text:style-name="T1">Multiply top and bottom to get equivalent fractions.</text:span></text:p>
      <text:p text:style-name="P1"/>
      <text:p text:style-name="Standard"><text:span text:style-name="T1">➕ Mixed Numbers</text:span></text:p>
      <text:p text:style-name="Standard"><text:span text:style-name="T1">Add the whole numbers and fractions separately:</text:span></text:p>
      <text:p text:style-name="P1"/>
      <text:p text:style-name="P1"/>
      <text:p text:style-name="P1"/>
      <text:p text:style-name="Standard"><text:span text:style-name="T1">2 1/4 + 3 1/2 <text:s/></text:span></text:p>
      <text:p text:style-name="Standard"><text:span text:style-name="T1">→ Convert: 2 1/4 = 9/4, 3 1/2 = 7/2 <text:s/></text:span></text:p>
      <text:p text:style-name="Standard"><text:span text:style-name="T1">→ Common denominator: 9/4 + 14/4 = 23/4 = 5 3/4</text:span></text:p>
      <text:p text:style-name="Standard"><text:span text:style-name="T1">(Or use LCM, add parts, simplify.)</text:span></text:p>
      <text:p text:style-name="P1"/>
      <text:p text:style-name="Standard"><text:span text:style-name="T1">🧠 Try It Out!</text:span></text:p>
      <text:p text:style-name="Standard"><text:span text:style-name="T1">5/6 – 1/6 = ?</text:span></text:p>
      <text:p text:style-name="P1"/>
      <text:p text:style-name="Standard"><text:soft-page-break/><text:span text:style-name="T1">2/3 + 1/4 = ?</text:span></text:p>
      <text:p text:style-name="P1"/>
      <text:p text:style-name="Standard"><text:span text:style-name="T1">3 1/2 + 2 1/3 = ?</text:span></text:p>
      <text:p text:style-name="P1"/>
      <text:p text:style-name="Standard"><text:span text:style-name="T1">Estimate: Is 1/2 + 3/4 more or less than 1?</text:span></text:p>
      <text:p text:style-name="P1"/>
      <text:p text:style-name="Standard"><text:span text:style-name="T1">BONUS: 4 5/6 – 2 2/3 = ?</text:span></text:p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ytl5iekc216a"/><text:span text:style-name="T1">✖️➗ Grade 5 – Unit 5: Multi-Digit Multiplication and Division</text:span></text:p>
      <text:p text:style-name="Standard"><text:span text:style-name="T1">You already know the basics — now let’s multiply and divide larger numbers!</text:span></text:p>
      <text:p text:style-name="P1"/>
      <text:p text:style-name="Standard"><text:span text:style-name="T1">✖️ Multi-Digit Multiplication</text:span></text:p>
      <text:p text:style-name="Standard"><text:span text:style-name="T1">Use the standard algorithm:</text:span></text:p>
      <text:p text:style-name="P1"/>
      <text:p text:style-name="Standard"><text:span text:style-name="T1">Example:</text:span></text:p>
      <text:p text:style-name="P1"/>
      <text:p text:style-name="Standard"><text:span text:style-name="T1"><text:s text:c="2"/>326 <text:s/></text:span></text:p>
      <text:p text:style-name="Standard"><text:span text:style-name="T1">× <text:s/>24 <text:s/></text:span></text:p>
      <text:p text:style-name="Standard"><text:span text:style-name="T1">Step 1: Multiply by 4</text:span></text:p>
      <text:p text:style-name="P1"/>
      <text:p text:style-name="P1"/>
      <text:p text:style-name="P1"/>
      <text:p text:style-name="Standard"><text:span text:style-name="T1"><text:s text:c="3"/>1304</text:span></text:p>
      <text:p text:style-name="Standard"><text:span text:style-name="T1">Step 2: Multiply by 20 (write one zero!)</text:span></text:p>
      <text:p text:style-name="P1"/>
      <text:p text:style-name="P1"/>
      <text:p text:style-name="P1"/>
      <text:p text:style-name="Standard"><text:span text:style-name="T1"><text:s text:c="2"/>6520</text:span></text:p>
      <text:p text:style-name="Standard"><text:soft-page-break/><text:span text:style-name="T1">Step 3: Add them:</text:span></text:p>
      <text:p text:style-name="P1"/>
      <text:p text:style-name="P1"/>
      <text:p text:style-name="P1"/>
      <text:p text:style-name="Standard"><text:span text:style-name="T1">1304 + 6520 = 7824</text:span></text:p>
      <text:p text:style-name="Standard"><text:span text:style-name="T1">➗ Long Division</text:span></text:p>
      <text:p text:style-name="Standard"><text:span text:style-name="T1">Let’s divide:</text:span></text:p>
      <text:p text:style-name="P1"/>
      <text:p text:style-name="P1"/>
      <text:p text:style-name="Standard"><text:span text:style-name="T1">3,768 ÷ 6</text:span></text:p>
      <text:p text:style-name="Standard"><text:span text:style-name="T1">Step-by-step:</text:span></text:p>
      <text:p text:style-name="P1"/>
      <text:p text:style-name="Standard"><text:span text:style-name="T1">6 into 37 → 6 times (6×6=36)</text:span></text:p>
      <text:p text:style-name="P1"/>
      <text:p text:style-name="Standard"><text:span text:style-name="T1">Bring down 6 → 6 into 6 = 1</text:span></text:p>
      <text:p text:style-name="P1"/>
      <text:p text:style-name="Standard"><text:span text:style-name="T1">Bring down 8 → 6 into 8 = 1, remainder 2</text:span></text:p>
      <text:p text:style-name="P1"/>
      <text:p text:style-name="Standard"><text:span text:style-name="T1">Answer: 628</text:span></text:p>
      <text:p text:style-name="P1"/>
      <text:p text:style-name="Standard"><text:span text:style-name="T1">💡 Estimate First</text:span></text:p>
      <text:p text:style-name="Standard"><text:span text:style-name="T1">Estimate 780 ÷ 6 → about 800 ÷ 8 = 100</text:span></text:p>
      <text:p text:style-name="Standard"><text:span text:style-name="T1">Helps you know if your answer is reasonable!</text:span></text:p>
      <text:p text:style-name="P1"/>
      <text:p text:style-name="Standard"><text:span text:style-name="T1">🧠 Try It Out!</text:span></text:p>
      <text:p text:style-name="Standard"><text:span text:style-name="T1">154 × 39 = ?</text:span></text:p>
      <text:p text:style-name="P1"/>
      <text:p text:style-name="Standard"><text:span text:style-name="T1">4,912 ÷ 8 = ?</text:span></text:p>
      <text:p text:style-name="P1"/>
      <text:p text:style-name="Standard"><text:span text:style-name="T1">Estimate: 672 ÷ 7 ≈ ?</text:span></text:p>
      <text:p text:style-name="P1"/>
      <text:p text:style-name="Standard"><text:span text:style-name="T1">A box holds 25 toys. How many in 36 boxes?</text:span></text:p>
      <text:p text:style-name="P1"/>
      <text:p text:style-name="Standard"><text:soft-page-break/><text:span text:style-name="T1">BONUS: Multiply 431 × 27 using the full algorithm.</text:span></text:p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op0876d5u1ch"/><text:span text:style-name="T1">✖️ Grade 5 – Unit 6: Multiply Fractions</text:span></text:p>
      <text:p text:style-name="Standard"><text:span text:style-name="T1">Multiplying fractions is straight across — top × top, bottom × bottom.</text:span></text:p>
      <text:p text:style-name="P1"/>
      <text:p text:style-name="Standard"><text:span text:style-name="T1">🔢 Fraction × Fraction</text:span></text:p>
      <text:p text:style-name="Standard"><text:span text:style-name="T1">Example:</text:span></text:p>
      <text:p text:style-name="P1"/>
      <text:p text:style-name="P1"/>
      <text:p text:style-name="Standard"><text:span text:style-name="T1">2/3 × 3/4 = (2×3)/(3×4) = 6/12 → simplify → 1/2</text:span></text:p>
      <text:p text:style-name="Standard"><text:span text:style-name="T1">🔢 Whole Number × Fraction</text:span></text:p>
      <text:p text:style-name="Standard"><text:span text:style-name="T1">Example:</text:span></text:p>
      <text:p text:style-name="P1"/>
      <text:p text:style-name="P1"/>
      <text:p text:style-name="Standard"><text:span text:style-name="T1">4 × 2/5 = (4×2)/5 = 8/5 = 1 3/5</text:span></text:p>
      <text:p text:style-name="Standard"><text:span text:style-name="T1">You can turn whole numbers into fractions:</text:span></text:p>
      <text:p text:style-name="P1"/>
      <text:p text:style-name="P1"/>
      <text:p text:style-name="P1"/>
      <text:p text:style-name="Standard"><text:span text:style-name="T1">4 = 4/1 → then multiply: 4/1 × 2/5</text:span></text:p>
      <text:p text:style-name="Standard"><text:span text:style-name="T1">✏️ Simplify When Possible</text:span></text:p>
      <text:p text:style-name="Standard"><text:span text:style-name="T1">Multiply first, then simplify the result.</text:span></text:p>
      <text:p text:style-name="P1"/>
      <text:p text:style-name="P1"/>
      <text:p text:style-name="P1"/>
      <text:p text:style-name="Standard"><text:span text:style-name="T1">3/6 × 2/3 = 6/18 = 1/3</text:span></text:p>
      <text:p text:style-name="Standard"><text:span text:style-name="T1">📦 Word Problem Example</text:span></text:p>
      <text:p text:style-name="Standard"><text:span text:style-name="T1">A recipe uses 3/4 cup of sugar. You’re making 2 batches.</text:span></text:p>
      <text:p text:style-name="P1"><text:soft-page-break/></text:p>
      <text:p text:style-name="P1"/>
      <text:p text:style-name="P1"/>
      <text:p text:style-name="Standard"><text:span text:style-name="T1">2 × 3/4 = 6/4 = 1 1/2 cups</text:span></text:p>
      <text:p text:style-name="Standard"><text:span text:style-name="T1">🧠 Try It Out!</text:span></text:p>
      <text:p text:style-name="Standard"><text:span text:style-name="T1">1/2 × 1/3 = ?</text:span></text:p>
      <text:p text:style-name="P1"/>
      <text:p text:style-name="Standard"><text:span text:style-name="T1">5 × 2/7 = ?</text:span></text:p>
      <text:p text:style-name="P1"/>
      <text:p text:style-name="Standard"><text:span text:style-name="T1">3/4 × 4/9 = ?</text:span></text:p>
      <text:p text:style-name="P1"/>
      <text:p text:style-name="Standard"><text:span text:style-name="T1">A ribbon is 2/3 meter long. What’s the total for 3 ribbons?</text:span></text:p>
      <text:p text:style-name="P1"/>
      <text:p text:style-name="Standard"><text:span text:style-name="T1">BONUS: Multiply 7/8 × 4/5 and simplify your answer.</text:span></text:p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wh8whea9yqfp"/><text:span text:style-name="T1">➗ Grade 5 – Unit 7: Divide Fractions</text:span></text:p>
      <text:p text:style-name="Standard"><text:span text:style-name="T1">To divide fractions, we use the rule:</text:span></text:p>
      <text:p text:style-name="Standard"><text:span text:style-name="T1">Keep, Change, Flip (also called "multiply by the reciprocal").</text:span></text:p>
      <text:p text:style-name="P1"/>
      <text:p text:style-name="Standard"><text:span text:style-name="T1">🔁 Keep, Change, Flip</text:span></text:p>
      <text:p text:style-name="Standard"><text:span text:style-name="T1">Example:</text:span></text:p>
      <text:p text:style-name="P1"/>
      <text:p text:style-name="P1"/>
      <text:p text:style-name="Standard"><text:span text:style-name="T1">1/2 ÷ 1/4 <text:s/></text:span></text:p>
      <text:p text:style-name="Standard"><text:span text:style-name="T1">→ Keep 1/2, change ÷ to ×, flip 1/4 to 4/1 <text:s/></text:span></text:p>
      <text:p text:style-name="Standard"><text:span text:style-name="T1">→ 1/2 × 4/1 = 4/2 = 2</text:span></text:p>
      <text:p text:style-name="Standard"><text:span text:style-name="T1">🧍 Whole Number ÷ Fraction</text:span></text:p>
      <text:p text:style-name="Standard"><text:span text:style-name="T1">Turn the whole number into a fraction:</text:span></text:p>
      <text:p text:style-name="P1"><text:soft-page-break/></text:p>
      <text:p text:style-name="P1"/>
      <text:p text:style-name="P1"/>
      <text:p text:style-name="Standard"><text:span text:style-name="T1">3 ÷ 1/2 → 3/1 ÷ 1/2 <text:s/></text:span></text:p>
      <text:p text:style-name="Standard"><text:span text:style-name="T1">→ 3/1 × 2/1 = 6/1 = 6</text:span></text:p>
      <text:p text:style-name="Standard"><text:span text:style-name="T1">Means: how many halves are in 3? Answer: 6 halves.</text:span></text:p>
      <text:p text:style-name="P1"/>
      <text:p text:style-name="Standard"><text:span text:style-name="T1">🍰 Word Problem Example</text:span></text:p>
      <text:p text:style-name="Standard"><text:span text:style-name="T1">You have 3 cups of flour. Each recipe needs 3/4 cup.</text:span></text:p>
      <text:p text:style-name="Standard"><text:span text:style-name="T1">How many recipes can you make?</text:span></text:p>
      <text:p text:style-name="P1"/>
      <text:p text:style-name="P1"/>
      <text:p text:style-name="P1"/>
      <text:p text:style-name="Standard"><text:span text:style-name="T1">3 ÷ 3/4 = 3/1 × 4/3 = 12/3 = 4 recipes</text:span></text:p>
      <text:p text:style-name="Standard"><text:span text:style-name="T1">🧠 Try It Out!</text:span></text:p>
      <text:p text:style-name="Standard"><text:span text:style-name="T1">1/3 ÷ 1/6 = ?</text:span></text:p>
      <text:p text:style-name="P1"/>
      <text:p text:style-name="Standard"><text:span text:style-name="T1">2 ÷ 1/4 = ?</text:span></text:p>
      <text:p text:style-name="P1"/>
      <text:p text:style-name="Standard"><text:span text:style-name="T1">5/8 ÷ 1/2 = ?</text:span></text:p>
      <text:p text:style-name="P1"/>
      <text:p text:style-name="Standard"><text:span text:style-name="T1">A rope is 6 meters long. Each piece is 3/4 meter. How many pieces?</text:span></text:p>
      <text:p text:style-name="P1"/>
      <text:p text:style-name="Standard"><text:span text:style-name="T1">BONUS: Divide 4/5 ÷ 2/3 and simplify.</text:span></text:p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q1661qdgswx6"/><text:span text:style-name="T1">✖️ Grade 5 – Unit 8: Multiply Decimals</text:span></text:p>
      <text:p text:style-name="Standard"><text:span text:style-name="T1">You multiply decimals like whole numbers — then count the decimal places in the answer.</text:span></text:p>
      <text:p text:style-name="P1"/>
      <text:p text:style-name="Standard"><text:soft-page-break/><text:span text:style-name="T1">🔢 Basic Steps</text:span></text:p>
      <text:p text:style-name="Standard"><text:span text:style-name="T1">Example:</text:span></text:p>
      <text:p text:style-name="P1"/>
      <text:p text:style-name="P1"/>
      <text:p text:style-name="Standard"><text:span text:style-name="T1">0.6 × 0.3 <text:s/></text:span></text:p>
      <text:p text:style-name="Standard"><text:span text:style-name="T1">→ 6 × 3 = 18 <text:s/></text:span></text:p>
      <text:p text:style-name="Standard"><text:span text:style-name="T1">→ Count 2 decimal places (1 from each number) <text:s/></text:span></text:p>
      <text:p text:style-name="Standard"><text:span text:style-name="T1">→ Final answer: 0.18</text:span></text:p>
      <text:p text:style-name="Standard"><text:span text:style-name="T1">🔢 Decimal × Whole Number</text:span></text:p>
      <text:p text:style-name="Standard"><text:span text:style-name="T1">Example:</text:span></text:p>
      <text:p text:style-name="P1"/>
      <text:p text:style-name="P1"/>
      <text:p text:style-name="Standard"><text:span text:style-name="T1">3.2 × 4 <text:s/></text:span></text:p>
      <text:p text:style-name="Standard"><text:span text:style-name="T1">→ 32 × 4 = 128 <text:s/></text:span></text:p>
      <text:p text:style-name="Standard"><text:span text:style-name="T1">→ One decimal place → 12.8</text:span></text:p>
      <text:p text:style-name="Standard"><text:span text:style-name="T1">🔁 Tip: Ignore the decimals at first</text:span></text:p>
      <text:p text:style-name="Standard"><text:span text:style-name="T1">Then put the decimal back in the answer by counting total decimal places.</text:span></text:p>
      <text:p text:style-name="P1"/>
      <text:p text:style-name="Standard"><text:span text:style-name="T1">🍩 Word Problem Example</text:span></text:p>
      <text:p text:style-name="Standard"><text:span text:style-name="T1">A donut costs $1.25. You buy 6.</text:span></text:p>
      <text:p text:style-name="P1"/>
      <text:p text:style-name="P1"/>
      <text:p text:style-name="P1"/>
      <text:p text:style-name="Standard"><text:span text:style-name="T1">1.25 × 6 = 7.50 <text:s/></text:span></text:p>
      <text:p text:style-name="Standard"><text:span text:style-name="T1">→ Total: $7.50</text:span></text:p>
      <text:p text:style-name="Standard"><text:span text:style-name="T1">🧠 Try It Out!</text:span></text:p>
      <text:p text:style-name="Standard"><text:span text:style-name="T1">0.4 × 0.7 = ?</text:span></text:p>
      <text:p text:style-name="P1"/>
      <text:p text:style-name="Standard"><text:span text:style-name="T1">5 × 1.6 = ?</text:span></text:p>
      <text:p text:style-name="P1"/>
      <text:p text:style-name="Standard"><text:span text:style-name="T1">0.25 × 0.3 = ?</text:span></text:p>
      <text:p text:style-name="P1"/>
      <text:p text:style-name="Standard"><text:span text:style-name="T1">Estimate: Is 3.1 × 2.5 closer to 6, 7, or 8?</text:span></text:p>
      <text:p text:style-name="P1"><text:soft-page-break/></text:p>
      <text:p text:style-name="Standard"><text:span text:style-name="T1">BONUS: Multiply 2.43 × 1.2 — how many decimal places?</text:span></text:p>
      <text:p text:style-name="P1"/>
      <text:p text:style-name="Standard"><text:span text:style-name="T1">Ready to continue with Unit 9 – Divide Decimals?</text:span></text:p>
      <text:p text:style-name="P1"/>
      <text:p text:style-name="P1"/>
      <text:p text:style-name="P1"/>
      <text:p text:style-name="P1"/>
      <text:p text:style-name="Heading_20_2"><text:bookmark text:name="_rzzbpgjdct0u"/><text:span text:style-name="T1">➗ Grade 5 – Unit 9: Divide Decimals</text:span></text:p>
      <text:p text:style-name="Standard"><text:span text:style-name="T1">You can divide decimals just like whole numbers — but watch where the decimal point goes!</text:span></text:p>
      <text:p text:style-name="P1"/>
      <text:p text:style-name="Standard"><text:span text:style-name="T1">🔢 Decimal ÷ Whole Number</text:span></text:p>
      <text:p text:style-name="Standard"><text:span text:style-name="T1">Example:</text:span></text:p>
      <text:p text:style-name="P1"/>
      <text:p text:style-name="P1"/>
      <text:p text:style-name="Standard"><text:span text:style-name="T1">6.4 ÷ 4 = ?</text:span></text:p>
      <text:p text:style-name="P1"/>
      <text:p text:style-name="Standard"><text:span text:style-name="T1">64 ÷ 4 = 16 → place the decimal:</text:span></text:p>
      <text:p text:style-name="Standard"><text:span text:style-name="T1">→ 6.4 ÷ 4 = 1.6</text:span></text:p>
      <text:p text:style-name="Standard"><text:span text:style-name="T1">🔢 Decimal ÷ Decimal</text:span></text:p>
      <text:p text:style-name="Standard"><text:span text:style-name="T1">Move the decimal in the divisor (the number you're dividing by) to make it a whole number — then do the same to the dividend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1.2 ÷ 0.4 <text:s/></text:span></text:p>
      <text:p text:style-name="Standard"><text:span text:style-name="T1">→ Move decimal in both: 12 ÷ 4 = 3 <text:s/></text:span></text:p>
      <text:p text:style-name="Standard"><text:span text:style-name="T1">Answer: 3</text:span></text:p>
      <text:p text:style-name="Standard"><text:span text:style-name="T1">💡 Tip</text:span></text:p>
      <text:p text:style-name="Standard"><text:span text:style-name="T1">Line up the digits carefully in long division. The decimal point in the quotient goes straight up from the dividend.</text:span></text:p>
      <text:p text:style-name="P1"/>
      <text:p text:style-name="Standard"><text:span text:style-name="T1">🍕 Word Problem Example</text:span></text:p>
      <text:p text:style-name="Standard"><text:span text:style-name="T1">You have 7.5 liters of juice. Each bottle holds 0.5 liters.</text:span></text:p>
      <text:p text:style-name="Standard"><text:soft-page-break/><text:span text:style-name="T1">How many bottles can you fill?</text:span></text:p>
      <text:p text:style-name="P1"/>
      <text:p text:style-name="P1"/>
      <text:p text:style-name="Standard"><text:span text:style-name="T1">7.5 ÷ 0.5 = 15 bottles</text:span></text:p>
      <text:p text:style-name="Standard"><text:span text:style-name="T1">🧠 Try It Out!</text:span></text:p>
      <text:p text:style-name="Standard"><text:span text:style-name="T1">8.4 ÷ 2 = ?</text:span></text:p>
      <text:p text:style-name="P1"/>
      <text:p text:style-name="Standard"><text:span text:style-name="T1">2.7 ÷ 0.3 = ?</text:span></text:p>
      <text:p text:style-name="P1"/>
      <text:p text:style-name="Standard"><text:span text:style-name="T1">5.25 ÷ 0.25 = ?</text:span></text:p>
      <text:p text:style-name="P1"/>
      <text:p text:style-name="Standard"><text:span text:style-name="T1">A rope is 9.6 meters long. Each piece is 1.2 meters. How many pieces?</text:span></text:p>
      <text:p text:style-name="P1"/>
      <text:p text:style-name="Standard"><text:span text:style-name="T1">BONUS: Divide 4.83 ÷ 0.3 — show your steps.</text:span></text:p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pbdd2axpmfcw"/><text:span text:style-name="T1">🔟 Grade 5 – Unit 10: Powers of Ten</text:span></text:p>
      <text:p text:style-name="Standard"><text:span text:style-name="T1">Powers of ten are numbers like 10, 100, 1,000 — made by multiplying 10 repeatedly.</text:span></text:p>
      <text:p text:style-name="P1"/>
      <text:p text:style-name="Standard"><text:span text:style-name="T1">🔢 What Is a Power of Ten?</text:span></text:p>
      <text:p text:style-name="P1"/>
      <text:p text:style-name="Standard"><text:span text:style-name="T1">Power<text:tab/>Value<text:tab/>Meaning</text:span></text:p>
      <text:p text:style-name="Standard"><text:span text:style-name="T1">10¹<text:tab/>10<text:tab/>10 × 1</text:span></text:p>
      <text:p text:style-name="Standard"><text:span text:style-name="T1">10²<text:tab/>100<text:tab/>10 × 10</text:span></text:p>
      <text:p text:style-name="Standard"><text:span text:style-name="T1">10³<text:tab/>1,000<text:tab/>10 × 10 × 10</text:span></text:p>
      <text:p text:style-name="Standard"><text:span text:style-name="T1">The exponent tells you how many zeros.</text:span></text:p>
      <text:p text:style-name="P1"/>
      <text:p text:style-name="Standard"><text:span text:style-name="T1">✖️ Multiply by Powers of Ten</text:span></text:p>
      <text:p text:style-name="Standard"><text:span text:style-name="T1">Move the decimal right.</text:span></text:p>
      <text:p text:style-name="P1"><text:soft-page-break/></text:p>
      <text:p text:style-name="Standard"><text:span text:style-name="T1">Example:</text:span></text:p>
      <text:p text:style-name="P1"/>
      <text:p text:style-name="Standard"><text:span text:style-name="T1">3.2 × 10 = 32 <text:s/></text:span></text:p>
      <text:p text:style-name="Standard"><text:span text:style-name="T1">3.2 × 100 = 320 <text:s/></text:span></text:p>
      <text:p text:style-name="Standard"><text:span text:style-name="T1">3.2 × 1,000 = 3,200</text:span></text:p>
      <text:p text:style-name="Standard"><text:span text:style-name="T1">➗ Divide by Powers of Ten</text:span></text:p>
      <text:p text:style-name="Standard"><text:span text:style-name="T1">Move the decimal left.</text:span></text:p>
      <text:p text:style-name="P1"/>
      <text:p text:style-name="Standard"><text:span text:style-name="T1">Example:</text:span></text:p>
      <text:p text:style-name="P1"/>
      <text:p text:style-name="Standard"><text:span text:style-name="T1">3.2 ÷ 10 = 0.32 <text:s/></text:span></text:p>
      <text:p text:style-name="Standard"><text:span text:style-name="T1">3.2 ÷ 100 = 0.032</text:span></text:p>
      <text:p text:style-name="Standard"><text:span text:style-name="T1">💡 Trick</text:span></text:p>
      <text:p text:style-name="Standard"><text:span text:style-name="T1">No calculator needed — just count the zeros to move the decimal!</text:span></text:p>
      <text:p text:style-name="P1"/>
      <text:p text:style-name="Standard"><text:span text:style-name="T1">🧠 Try It Out!</text:span></text:p>
      <text:p text:style-name="Standard"><text:span text:style-name="T1">4.5 × 10 = ?</text:span></text:p>
      <text:p text:style-name="P1"/>
      <text:p text:style-name="Standard"><text:span text:style-name="T1">67 ÷ 1,000 = ?</text:span></text:p>
      <text:p text:style-name="P1"/>
      <text:p text:style-name="Standard"><text:span text:style-name="T1">What’s 0.83 × 100?</text:span></text:p>
      <text:p text:style-name="P1"/>
      <text:p text:style-name="Standard"><text:span text:style-name="T1">Move the decimal: 12.3 → ×1,000 → ?</text:span></text:p>
      <text:p text:style-name="P1"/>
      <text:p text:style-name="Standard"><text:span text:style-name="T1">BONUS: 5.9 ÷ 10² = ?</text:span></text:p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1q3zi67gut9s"/><text:span text:style-name="T1">📦 Grade 5 – Unit 11: Volume</text:span></text:p>
      <text:p text:style-name="Standard"><text:soft-page-break/><text:span text:style-name="T1">Volume is the amount of space a 3D object takes up — like how much a box can hold.</text:span></text:p>
      <text:p text:style-name="P1"/>
      <text:p text:style-name="Standard"><text:span text:style-name="T1">🔲 Volume of a Rectangular Prism</text:span></text:p>
      <text:p text:style-name="Standard"><text:span text:style-name="T1">Use this formula:</text:span></text:p>
      <text:p text:style-name="P1"/>
      <text:p text:style-name="P1"/>
      <text:p text:style-name="P1"/>
      <text:p text:style-name="Standard"><text:span text:style-name="T1">Volume = length × width × height</text:span></text:p>
      <text:p text:style-name="Standard"><text:span text:style-name="T1">Measured in cubic units (like cm³, m³, in³)</text:span></text:p>
      <text:p text:style-name="P1"/>
      <text:p text:style-name="Standard"><text:span text:style-name="T1">🔢 Example</text:span></text:p>
      <text:p text:style-name="Standard"><text:span text:style-name="T1">A box is:</text:span></text:p>
      <text:p text:style-name="P1"/>
      <text:p text:style-name="Standard"><text:span text:style-name="T1">5 cm long</text:span></text:p>
      <text:p text:style-name="P1"/>
      <text:p text:style-name="Standard"><text:span text:style-name="T1">3 cm wide</text:span></text:p>
      <text:p text:style-name="P1"/>
      <text:p text:style-name="Standard"><text:span text:style-name="T1">2 cm high</text:span></text:p>
      <text:p text:style-name="P1"/>
      <text:p text:style-name="P1"/>
      <text:p text:style-name="P1"/>
      <text:p text:style-name="Standard"><text:span text:style-name="T1">Volume = 5 × 3 × 2 = 30 cm³</text:span></text:p>
      <text:p text:style-name="Standard"><text:span text:style-name="T1">📦 Real-Life Meaning</text:span></text:p>
      <text:p text:style-name="Standard"><text:span text:style-name="T1">If 1 cube = 1 cm³, then the box can hold 30 cubes.</text:span></text:p>
      <text:p text:style-name="P1"/>
      <text:p text:style-name="Standard"><text:span text:style-name="T1">🧠 Try It Out!</text:span></text:p>
      <text:p text:style-name="Standard"><text:span text:style-name="T1">Volume of a box: 6 × 4 × 2 = ?</text:span></text:p>
      <text:p text:style-name="P1"/>
      <text:p text:style-name="Standard"><text:span text:style-name="T1">A prism is 3 cm tall, 5 cm wide, and 5 cm long. What’s the volume?</text:span></text:p>
      <text:p text:style-name="P1"/>
      <text:p text:style-name="Standard"><text:span text:style-name="T1">True or False: Volume is measured in square units.</text:span></text:p>
      <text:p text:style-name="P1"/>
      <text:p text:style-name="Standard"><text:span text:style-name="T1">What is the volume of a cube that is 3 cm on each side?</text:span></text:p>
      <text:p text:style-name="P1"><text:soft-page-break/></text:p>
      <text:p text:style-name="Standard"><text:span text:style-name="T1">BONUS: A tank is 10 m long, 2 m wide, 1 m high. How many cubic meters of water can it hold?</text:span></text:p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x0sdl2d3av1a"/><text:span text:style-name="T1">📍 Grade 5 – Unit 12: Coordinate Plane</text:span></text:p>
      <text:p text:style-name="Standard"><text:span text:style-name="T1">A coordinate plane helps you find and graph points using numbers called coordinates.</text:span></text:p>
      <text:p text:style-name="P1"/>
      <text:p text:style-name="Standard"><text:span text:style-name="T1">🗺️ The Axes</text:span></text:p>
      <text:p text:style-name="Standard"><text:span text:style-name="T1">X-axis → horizontal (left to right)</text:span></text:p>
      <text:p text:style-name="P1"/>
      <text:p text:style-name="Standard"><text:span text:style-name="T1">Y-axis → vertical (up and down)</text:span></text:p>
      <text:p text:style-name="P1"/>
      <text:p text:style-name="Standard"><text:span text:style-name="T1">They meet at the origin (0, 0).</text:span></text:p>
      <text:p text:style-name="P1"/>
      <text:p text:style-name="Standard"><text:span text:style-name="T1">📍 Coordinates</text:span></text:p>
      <text:p text:style-name="Standard"><text:span text:style-name="T1">A point is written like this:</text:span></text:p>
      <text:p text:style-name="P1"/>
      <text:p text:style-name="P1"/>
      <text:p text:style-name="P1"/>
      <text:p text:style-name="Standard"><text:span text:style-name="T1">(x, y)</text:span></text:p>
      <text:p text:style-name="Standard"><text:span text:style-name="T1">x = how far you move across (→)</text:span></text:p>
      <text:p text:style-name="P1"/>
      <text:p text:style-name="Standard"><text:span text:style-name="T1">y = how far you move up (↑)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(3, 2) → go 3 units right, then 2 units up</text:span></text:p>
      <text:p text:style-name="Standard"><text:span text:style-name="T1">🗂️ Quadrant I</text:span></text:p>
      <text:p text:style-name="Standard"><text:soft-page-break/><text:span text:style-name="T1">You’ll mostly work in Quadrant I, where x and y are both positive.</text:span></text:p>
      <text:p text:style-name="P1"/>
      <text:p text:style-name="Standard"><text:span text:style-name="T1">🧠 Try It Out!</text:span></text:p>
      <text:p text:style-name="Standard"><text:span text:style-name="T1">Plot (4, 1) — where does it land?</text:span></text:p>
      <text:p text:style-name="P1"/>
      <text:p text:style-name="Standard"><text:span text:style-name="T1">What are the coordinates of a point that is 2 right and 5 up?</text:span></text:p>
      <text:p text:style-name="P1"/>
      <text:p text:style-name="Standard"><text:span text:style-name="T1">True or False: (0, 3) is on the y-axis</text:span></text:p>
      <text:p text:style-name="P1"/>
      <text:p text:style-name="Standard"><text:span text:style-name="T1">Which comes first in a coordinate pair: x or y?</text:span></text:p>
      <text:p text:style-name="P1"/>
      <text:p text:style-name="Standard"><text:span text:style-name="T1">BONUS: Plot these points and connect them — what shape do you make?</text:span></text:p>
      <text:p text:style-name="P1"/>
      <text:p text:style-name="Standard"><text:span text:style-name="T1">(1, 1), (1, 4), (4, 4), (4, 1)</text:span></text:p>
      <text:p text:style-name="P1"/>
      <text:p text:style-name="P1"/>
      <text:p text:style-name="P1"/>
      <text:p text:style-name="P1"/>
      <text:p text:style-name="P1"/>
      <text:p text:style-name="P252"><text:bookmark text:name="_8mwab9qnmp85"/></text:p>
      <text:p text:style-name="Heading_20_2"><text:bookmark text:name="_gw0p4gvgi8r"/><text:span text:style-name="T1">🧠 Grade 5 – Unit 13: Algebraic Thinking</text:span></text:p>
      <text:p text:style-name="Standard"><text:span text:style-name="T1">Algebra is all about finding unknown values and spotting patterns and rules.</text:span></text:p>
      <text:p text:style-name="P1"/>
      <text:p text:style-name="Standard"><text:span text:style-name="T1">❓ What’s a Variable?</text:span></text:p>
      <text:p text:style-name="Standard"><text:span text:style-name="T1">A variable is a letter that stands for a number.</text:span></text:p>
      <text:p text:style-name="Standard"><text:span text:style-name="T1">Common letters: x, y, n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x + 4 = 10 <text:s/></text:span></text:p>
      <text:p text:style-name="Standard"><text:span text:style-name="T1">→ What is x? <text:s/></text:span></text:p>
      <text:p text:style-name="Standard"><text:span text:style-name="T1">→ x = 6</text:span></text:p>
      <text:p text:style-name="Standard"><text:soft-page-break/><text:span text:style-name="T1">🔄 Expressions vs. Equations</text:span></text:p>
      <text:p text:style-name="Standard"><text:span text:style-name="T1">Expression: no equal sign → 3x + 5</text:span></text:p>
      <text:p text:style-name="P1"/>
      <text:p text:style-name="Standard"><text:span text:style-name="T1">Equation: has an equal sign → 2x = 8</text:span></text:p>
      <text:p text:style-name="P1"/>
      <text:p text:style-name="Standard"><text:span text:style-name="T1">🔍 Patterns and Rules</text:span></text:p>
      <text:p text:style-name="Standard"><text:span text:style-name="T1">You can write a rule for number patterns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Pattern: 2, 4, 6, 8, ... <text:s/></text:span></text:p>
      <text:p text:style-name="Standard"><text:span text:style-name="T1">Rule: Start at 2, add 2 each time <text:s/></text:span></text:p>
      <text:p text:style-name="Standard"><text:span text:style-name="T1">Expression: x = 2n</text:span></text:p>
      <text:p text:style-name="Standard"><text:span text:style-name="T1">🔢 Order of Operations</text:span></text:p>
      <text:p text:style-name="Standard"><text:span text:style-name="T1">Use PEMDAS:</text:span></text:p>
      <text:p text:style-name="P1"/>
      <text:p text:style-name="Standard"><text:span text:style-name="T1">css</text:span></text:p>
      <text:p text:style-name="P1"/>
      <text:p text:style-name="Standard"><text:span text:style-name="T1">P – Parentheses <text:s/></text:span></text:p>
      <text:p text:style-name="Standard"><text:span text:style-name="T1">E – Exponents <text:s/></text:span></text:p>
      <text:p text:style-name="Standard"><text:span text:style-name="T1">MD – Multiply &amp; Divide (left to right) <text:s/></text:span></text:p>
      <text:p text:style-name="Standard"><text:span text:style-name="T1">AS – Add &amp; Subtract (left to right)</text:span></text:p>
      <text:p text:style-name="Standard"><text:span text:style-name="T1">Example:</text:span></text:p>
      <text:p text:style-name="P1"/>
      <text:p text:style-name="Standard"><text:span text:style-name="T1">3 + (2 × 4) = 3 + 8 = 11</text:span></text:p>
      <text:p text:style-name="Standard"><text:span text:style-name="T1">🧠 Try It Out!</text:span></text:p>
      <text:p text:style-name="Standard"><text:span text:style-name="T1">Solve: x + 7 = 12</text:span></text:p>
      <text:p text:style-name="P1"/>
      <text:p text:style-name="Standard"><text:span text:style-name="T1">What’s the value of x in: 5x = 20?</text:span></text:p>
      <text:p text:style-name="P1"/>
      <text:p text:style-name="Standard"><text:span text:style-name="T1">Is 3n + 1 an expression or equation?</text:span></text:p>
      <text:p text:style-name="P1"/>
      <text:p text:style-name="Standard"><text:soft-page-break/><text:span text:style-name="T1">Rule: Start at 1, add 3 each time. List 5 numbers.</text:span></text:p>
      <text:p text:style-name="P1"/>
      <text:p text:style-name="Standard"><text:span text:style-name="T1">BONUS: Use PEMDAS — 6 + 2 × (3 + 1) = ?</text:span></text:p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6f70lvkvib7a"/><text:span text:style-name="T1">🔁 Grade 5 – Unit 14: Converting Units of Measure</text:span></text:p>
      <text:p text:style-name="Standard"><text:span text:style-name="T1">Sometimes you need to convert (change) a measurement into a different unit.</text:span></text:p>
      <text:p text:style-name="P1"/>
      <text:p text:style-name="Standard"><text:span text:style-name="T1">📏 Length</text:span></text:p>
      <text:p text:style-name="P1"/>
      <text:p text:style-name="Standard"><text:span text:style-name="T1">1 foot (ft)<text:tab/>= 12 inches (in)</text:span></text:p>
      <text:p text:style-name="Standard"><text:span text:style-name="T1">1 yard (yd)<text:tab/>= 3 feet or 36 inches</text:span></text:p>
      <text:p text:style-name="Standard"><text:span text:style-name="T1">1 mile<text:tab/>= 1,760 yards</text:span></text:p>
      <text:p text:style-name="Standard"><text:span text:style-name="T1">Example:</text:span></text:p>
      <text:p text:style-name="P1"/>
      <text:p text:style-name="Standard"><text:span text:style-name="T1">5 feet = 5 × 12 = 60 inches</text:span></text:p>
      <text:p text:style-name="Standard"><text:span text:style-name="T1">⚖️ Weight (Mass)</text:span></text:p>
      <text:p text:style-name="P1"/>
      <text:p text:style-name="Standard"><text:span text:style-name="T1">1 pound (lb)<text:tab/>= 16 ounces (oz)</text:span></text:p>
      <text:p text:style-name="Standard"><text:span text:style-name="T1">1 ton<text:tab/>= 2,000 pounds</text:span></text:p>
      <text:p text:style-name="Standard"><text:span text:style-name="T1">🧪 Capacity</text:span></text:p>
      <text:p text:style-name="Standard"><text:span text:style-name="T1">| 1 gallon | = 4 quarts | | 1 quart | = 2 pints | | 1 pint | = 2 cups |</text:span></text:p>
      <text:p text:style-name="P1"/>
      <text:p text:style-name="Standard"><text:span text:style-name="T1">Example:</text:span></text:p>
      <text:p text:style-name="P1"/>
      <text:p text:style-name="Standard"><text:span text:style-name="T1">2 gallons = 8 quarts</text:span></text:p>
      <text:p text:style-name="Standard"><text:span text:style-name="T1">🌍 Metric System (based on 10s)</text:span></text:p>
      <text:p text:style-name="Standard"><text:span text:style-name="T1">| 1 kilometer (km) | = 1,000 meters (m) | | 1 meter (m) | = 100 centimeters (cm) | | 1 centimeter | = 10 millimeters (mm) |</text:span></text:p>
      <text:p text:style-name="P1"/>
      <text:p text:style-name="Standard"><text:soft-page-break/><text:span text:style-name="T1">Just move the decimal left or right.</text:span></text:p>
      <text:p text:style-name="P1"/>
      <text:p text:style-name="Standard"><text:span text:style-name="T1">🧠 Try It Out!</text:span></text:p>
      <text:p text:style-name="Standard"><text:span text:style-name="T1">How many inches in 6 feet?</text:span></text:p>
      <text:p text:style-name="P1"/>
      <text:p text:style-name="Standard"><text:span text:style-name="T1">Convert 3 pounds to ounces</text:span></text:p>
      <text:p text:style-name="P1"/>
      <text:p text:style-name="Standard"><text:span text:style-name="T1">How many cups in 2 quarts?</text:span></text:p>
      <text:p text:style-name="P1"/>
      <text:p text:style-name="Standard"><text:span text:style-name="T1">Convert 1.5 meters to centimeters</text:span></text:p>
      <text:p text:style-name="P1"/>
      <text:p text:style-name="Standard"><text:span text:style-name="T1">BONUS: A race is 5 km long. How many meters is that?</text:span></text:p>
      <text:p text:style-name="P1"/>
      <text:p text:style-name="P1"/>
      <text:p text:style-name="P1"/>
      <text:p text:style-name="Heading_20_2"><text:bookmark text:name="_lr57hteiq12h"/><text:span text:style-name="T1">📊 Grade 5 – Unit 15: Line Plots</text:span></text:p>
      <text:p text:style-name="Standard"><text:span text:style-name="T1">A line plot shows data along a number line using X marks to show how often a value appears.</text:span></text:p>
      <text:p text:style-name="P1"/>
      <text:p text:style-name="Standard"><text:span text:style-name="T1">🔍 Example Line Plot</text:span></text:p>
      <text:p text:style-name="Standard"><text:span text:style-name="T1">Measuring the length (in inches) of pencils:</text:span></text:p>
      <text:p text:style-name="P1"/>
      <text:p text:style-name="P1"/>
      <text:p text:style-name="P1"/>
      <text:p text:style-name="Standard"><text:span text:style-name="T1">Length (inches): <text:s text:c="4"/>3 <text:s text:c="2"/>3.5 <text:s text:c="2"/>4 <text:s text:c="2"/>4.5 <text:s text:c="2"/>5</text:span></text:p>
      <text:p text:style-name="Standard"><text:span text:style-name="T1"><text:s text:c="20"/>-----------------------</text:span></text:p>
      <text:p text:style-name="Standard"><text:span text:style-name="T1"><text:s text:c="26"/>X <text:s text:c="3"/>X X <text:s text:c="3"/>X</text:span></text:p>
      <text:p text:style-name="Standard"><text:span text:style-name="T1"><text:s text:c="20"/>X X <text:s text:c="2"/>X <text:s text:c="3"/>X <text:s text:c="5"/>X</text:span></text:p>
      <text:p text:style-name="Standard"><text:span text:style-name="T1">This tells us:</text:span></text:p>
      <text:p text:style-name="P1"/>
      <text:p text:style-name="Standard"><text:span text:style-name="T1">Two pencils are 3 inches</text:span></text:p>
      <text:p text:style-name="P1"/>
      <text:p text:style-name="Standard"><text:span text:style-name="T1">Three pencils are 4 inches</text:span></text:p>
      <text:p text:style-name="P1"/>
      <text:p text:style-name="Standard"><text:soft-page-break/><text:span text:style-name="T1">Two pencils are 4.5 inches</text:span></text:p>
      <text:p text:style-name="P1"/>
      <text:p text:style-name="Standard"><text:span text:style-name="T1">One pencil is 5 inches</text:span></text:p>
      <text:p text:style-name="P1"/>
      <text:p text:style-name="Standard"><text:span text:style-name="T1">📏 Line Plots Can Show Fractions Too!</text:span></text:p>
      <text:p text:style-name="Standard"><text:span text:style-name="T1">You can have points like 1/2, 1/4, etc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X X X <text:s text:c="2"/>X X <text:s text:c="2"/>X <text:s/></text:span></text:p>
      <text:p text:style-name="Standard"><text:span text:style-name="T1">1/4 <text:s text:c="3"/>1/2 <text:s text:c="3"/>3/4</text:span></text:p>
      <text:p text:style-name="Standard"><text:span text:style-name="T1">→ 3 values at 1/4, 2 at 1/2, 1 at 3/4</text:span></text:p>
      <text:p text:style-name="P1"/>
      <text:p text:style-name="Standard"><text:span text:style-name="T1">🧠 Try It Out!</text:span></text:p>
      <text:p text:style-name="Standard"><text:span text:style-name="T1">What’s the most common value in the plot above?</text:span></text:p>
      <text:p text:style-name="P1"/>
      <text:p text:style-name="Standard"><text:span text:style-name="T1">How many total items are shown?</text:span></text:p>
      <text:p text:style-name="P1"/>
      <text:p text:style-name="Standard"><text:span text:style-name="T1">If each X represents 1 student, how many students have pencils longer than 4 inches?</text:span></text:p>
      <text:p text:style-name="P1"/>
      <text:p text:style-name="Standard"><text:span text:style-name="T1">What fraction appears the least in the second plot?</text:span></text:p>
      <text:p text:style-name="P1"/>
      <text:p text:style-name="Standard"><text:span text:style-name="T1">BONUS: Create a line plot for the data: 1/2, 1/2, 3/4, 1/4, 1/2, 3/4</text:span></text:p>
      <text:p text:style-name="P1"/>
      <text:p text:style-name="P1"/>
      <text:p text:style-name="P1"/>
      <text:p text:style-name="P1"/>
      <text:p text:style-name="P252"><text:bookmark text:name="_kqtsej5fbme3"/></text:p>
      <text:p text:style-name="P252"><text:bookmark text:name="_fq6kc43oyuv1"/></text:p>
      <text:p text:style-name="Heading_20_2"><text:bookmark text:name="_bcmamff9qx2"/><text:span text:style-name="T1">🔷 Grade 5 – Unit 16: Properties of Shapes</text:span></text:p>
      <text:p text:style-name="Standard"><text:span text:style-name="T1">Let’s explore what makes 2D shapes special — like their sides, angles, and symmetry.</text:span></text:p>
      <text:p text:style-name="P1"/>
      <text:p text:style-name="Standard"><text:soft-page-break/><text:span text:style-name="T1">📏 Classifying Shapes</text:span></text:p>
      <text:p text:style-name="Standard"><text:span text:style-name="T1">Shapes are grouped based on:</text:span></text:p>
      <text:p text:style-name="P1"/>
      <text:p text:style-name="Standard"><text:span text:style-name="T1">Number of sides</text:span></text:p>
      <text:p text:style-name="P1"/>
      <text:p text:style-name="Standard"><text:span text:style-name="T1">Types of angles</text:span></text:p>
      <text:p text:style-name="P1"/>
      <text:p text:style-name="Standard"><text:span text:style-name="T1">Equal sides</text:span></text:p>
      <text:p text:style-name="P1"/>
      <text:p text:style-name="Standard"><text:span text:style-name="T1">Parallel sides</text:span></text:p>
      <text:p text:style-name="P1"/>
      <text:p text:style-name="Standard"><text:span text:style-name="T1">🔹 Triangles</text:span></text:p>
      <text:p text:style-name="P1"/>
      <text:p text:style-name="Standard"><text:span text:style-name="T1">Type<text:tab/>Description</text:span></text:p>
      <text:p text:style-name="Standard"><text:span text:style-name="T1">Equilateral<text:tab/>3 equal sides, 3 equal angles</text:span></text:p>
      <text:p text:style-name="Standard"><text:span text:style-name="T1">Isosceles<text:tab/>2 equal sides, 2 equal angles</text:span></text:p>
      <text:p text:style-name="Standard"><text:span text:style-name="T1">Scalene<text:tab/>No equal sides or angles</text:span></text:p>
      <text:p text:style-name="Standard"><text:span text:style-name="T1">Right Triangle<text:tab/>Has one 90° (right) angle</text:span></text:p>
      <text:p text:style-name="Standard"><text:span text:style-name="T1">Acute Triangle<text:tab/>All angles &lt; 90°</text:span></text:p>
      <text:p text:style-name="Standard"><text:span text:style-name="T1">Obtuse Triangle<text:tab/>One angle &gt; 90°</text:span></text:p>
      <text:p text:style-name="Standard"><text:span text:style-name="T1">🔸 Quadrilaterals</text:span></text:p>
      <text:p text:style-name="P1"/>
      <text:p text:style-name="Standard"><text:span text:style-name="T1">Shape<text:tab/>Key Features</text:span></text:p>
      <text:p text:style-name="Standard"><text:span text:style-name="T1">Square<text:tab/>4 equal sides, 4 right angles</text:span></text:p>
      <text:p text:style-name="Standard"><text:span text:style-name="T1">Rectangle<text:tab/>Opposite sides equal, 4 right angles</text:span></text:p>
      <text:p text:style-name="Standard"><text:span text:style-name="T1">Rhombus<text:tab/>4 equal sides, opposite angles equal</text:span></text:p>
      <text:p text:style-name="Standard"><text:span text:style-name="T1">Parallelogram<text:tab/>Opposite sides parallel and equal</text:span></text:p>
      <text:p text:style-name="Standard"><text:span text:style-name="T1">Trapezoid<text:tab/>Only 1 pair of parallel sides</text:span></text:p>
      <text:p text:style-name="Standard"><text:span text:style-name="T1">Kite<text:tab/>2 pairs of equal-length sides (next to each other)</text:span></text:p>
      <text:p text:style-name="Standard"><text:span text:style-name="T1">🔁 Other Properties</text:span></text:p>
      <text:p text:style-name="Standard"><text:span text:style-name="T1">Parallel lines: never cross</text:span></text:p>
      <text:p text:style-name="P1"/>
      <text:p text:style-name="Standard"><text:span text:style-name="T1">Perpendicular lines: meet at 90°</text:span></text:p>
      <text:p text:style-name="P1"><text:soft-page-break/></text:p>
      <text:p text:style-name="Standard"><text:span text:style-name="T1">Symmetry: shape looks the same if folded or flipped</text:span></text:p>
      <text:p text:style-name="P1"/>
      <text:p text:style-name="Standard"><text:span text:style-name="T1">Angle types: acute (&lt;90°), right (90°), obtuse (&gt;90°)</text:span></text:p>
      <text:p text:style-name="P1"/>
      <text:p text:style-name="Standard"><text:span text:style-name="T1">🧠 Try It Out!</text:span></text:p>
      <text:p text:style-name="Standard"><text:span text:style-name="T1">Name a shape with 4 equal sides and no right angles.</text:span></text:p>
      <text:p text:style-name="P1"/>
      <text:p text:style-name="Standard"><text:span text:style-name="T1">True or False: All rectangles are squares.</text:span></text:p>
      <text:p text:style-name="P1"/>
      <text:p text:style-name="Standard"><text:span text:style-name="T1">What’s the difference between a rhombus and a square?</text:span></text:p>
      <text:p text:style-name="P1"/>
      <text:p text:style-name="Standard"><text:span text:style-name="T1">Which triangle has all angles less than 90°?</text:span></text:p>
      <text:p text:style-name="P1"/>
      <text:p text:style-name="Standard"><text:span text:style-name="T1">BONUS: Draw a quadrilateral with only one pair of parallel sides — what is it?</text:span></text:p>
      <text:p text:style-name="P1"/>
      <text:p text:style-name="Heading_20_2"><text:bookmark text:name="_kmw4i0ro9qye"/><text:span text:style-name="T1">⚖️ Grade 6 – Unit 1: Ratios</text:span></text:p>
      <text:p text:style-name="Standard"><text:span text:style-name="T1">A ratio is a way to compare two quantities.</text:span></text:p>
      <text:p text:style-name="Standard"><text:span text:style-name="T1">It tells how much of one thing there is compared to another.</text:span></text:p>
      <text:p text:style-name="P1"/>
      <text:p text:style-name="Standard"><text:span text:style-name="T1">🧃 What Is a Ratio?</text:span></text:p>
      <text:p text:style-name="Standard"><text:span text:style-name="T1">Ratios can be written in three ways:</text:span></text:p>
      <text:p text:style-name="P1"/>
      <text:p text:style-name="Standard"><text:span text:style-name="T1">3 to 2</text:span></text:p>
      <text:p text:style-name="P1"/>
      <text:p text:style-name="Standard"><text:span text:style-name="T1">3:2</text:span></text:p>
      <text:p text:style-name="P1"/>
      <text:p text:style-name="Standard"><text:span text:style-name="T1">3/2</text:span></text:p>
      <text:p text:style-name="P1"/>
      <text:p text:style-name="Standard"><text:span text:style-name="T1">All mean the same thing.</text:span></text:p>
      <text:p text:style-name="P1"/>
      <text:p text:style-name="Standard"><text:span text:style-name="T1">Example:</text:span></text:p>
      <text:p text:style-name="Standard"><text:span text:style-name="T1">If a recipe uses 3 cups of flour and 2 cups of sugar,</text:span></text:p>
      <text:p text:style-name="Standard"><text:soft-page-break/><text:span text:style-name="T1">→ The ratio of flour to sugar is 3:2</text:span></text:p>
      <text:p text:style-name="P1"/>
      <text:p text:style-name="Standard"><text:span text:style-name="T1">🔄 Equivalent Ratios</text:span></text:p>
      <text:p text:style-name="Standard"><text:span text:style-name="T1">Ratios are like fractions — you can scale them up or down.</text:span></text:p>
      <text:p text:style-name="P1"/>
      <text:p text:style-name="Standard"><text:span text:style-name="T1">Example:</text:span></text:p>
      <text:p text:style-name="Standard"><text:span text:style-name="T1">3:2 = 6:4 = 9:6</text:span></text:p>
      <text:p text:style-name="Standard"><text:span text:style-name="T1">(Just multiply both parts by the same number)</text:span></text:p>
      <text:p text:style-name="P1"/>
      <text:p text:style-name="Standard"><text:span text:style-name="T1">📊 Ratio Tables</text:span></text:p>
      <text:p text:style-name="P1"/>
      <text:p text:style-name="Standard"><text:span text:style-name="T1">Flour (cups)<text:tab/>Sugar (cups)</text:span></text:p>
      <text:p text:style-name="Standard"><text:span text:style-name="T1">3<text:tab/>2</text:span></text:p>
      <text:p text:style-name="Standard"><text:span text:style-name="T1">6<text:tab/>4</text:span></text:p>
      <text:p text:style-name="Standard"><text:span text:style-name="T1">9<text:tab/>6</text:span></text:p>
      <text:p text:style-name="Standard"><text:span text:style-name="T1">Ratio tables help you organize and extend ratios.</text:span></text:p>
      <text:p text:style-name="P1"/>
      <text:p text:style-name="Standard"><text:span text:style-name="T1">🧠 Try It Out!</text:span></text:p>
      <text:p text:style-name="Standard"><text:span text:style-name="T1">What’s the ratio of 4 apples to 6 bananas?</text:span></text:p>
      <text:p text:style-name="P1"/>
      <text:p text:style-name="Standard"><text:span text:style-name="T1">Is 2:3 equivalent to 6:9?</text:span></text:p>
      <text:p text:style-name="P1"/>
      <text:p text:style-name="Standard"><text:span text:style-name="T1">Complete the ratio table:</text:span></text:p>
      <text:p text:style-name="P1"/>
      <text:p text:style-name="Standard"><text:span text:style-name="T1">5:2 = __:4 = __:6</text:span></text:p>
      <text:p text:style-name="P1"/>
      <text:p text:style-name="Standard"><text:span text:style-name="T1">If there are 10 boys and 15 girls, what’s the ratio of boys to total students?</text:span></text:p>
      <text:p text:style-name="P1"/>
      <text:p text:style-name="Standard"><text:span text:style-name="T1">BONUS: You have red and blue beads in a 2:5 ratio. If you have 14 red beads, how many blue?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r45kcxnk78oh"/><text:span text:style-name="T1">➕➖ Grade 6 – Unit 2: Arithmetic with Rational Numbers</text:span></text:p>
      <text:p text:style-name="Standard"><text:span text:style-name="T1">Rational numbers are numbers that can be written as a fraction — this includes whole numbers, fractions, and decimals, even negatives.</text:span></text:p>
      <text:p text:style-name="P1"/>
      <text:p text:style-name="Standard"><text:span text:style-name="T1">🔢 Rational Number Examples</text:span></text:p>
      <text:p text:style-name="Standard"><text:span text:style-name="T1">3 (whole number)</text:span></text:p>
      <text:p text:style-name="P1"/>
      <text:p text:style-name="Standard"><text:span text:style-name="T1">–2 (negative integer)</text:span></text:p>
      <text:p text:style-name="P1"/>
      <text:p text:style-name="Standard"><text:span text:style-name="T1">1/2 (fraction)</text:span></text:p>
      <text:p text:style-name="P1"/>
      <text:p text:style-name="Standard"><text:span text:style-name="T1">–0.75 (decimal)</text:span></text:p>
      <text:p text:style-name="P1"/>
      <text:p text:style-name="Standard"><text:span text:style-name="T1">4/1 = 4 (any whole number is a rational number)</text:span></text:p>
      <text:p text:style-name="P1"/>
      <text:p text:style-name="Standard"><text:span text:style-name="T1">➕➖➗✖️ Operations</text:span></text:p>
      <text:p text:style-name="Standard"><text:span text:style-name="T1">You can add, subtract, multiply, and divide rational numbers — even when they’re negative or in fraction/decimal form.</text:span></text:p>
      <text:p text:style-name="P1"/>
      <text:p text:style-name="Standard"><text:span text:style-name="T1">1. Adding/Subtracting Fractions</text:span></text:p>
      <text:p text:style-name="Standard"><text:span text:style-name="T1">Make denominators the same:</text:span></text:p>
      <text:p text:style-name="P1"/>
      <text:p text:style-name="P1"/>
      <text:p text:style-name="P1"/>
      <text:p text:style-name="Standard"><text:span text:style-name="T1">1/3 + 1/6 = 2/6 + 1/6 = 3/6 = 1/2</text:span></text:p>
      <text:p text:style-name="Standard"><text:soft-page-break/><text:span text:style-name="T1">2. Multiplying Fractions</text:span></text:p>
      <text:p text:style-name="Standard"><text:span text:style-name="T1">Multiply straight across:</text:span></text:p>
      <text:p text:style-name="P1"/>
      <text:p text:style-name="P1"/>
      <text:p text:style-name="P1"/>
      <text:p text:style-name="Standard"><text:span text:style-name="T1">2/3 × 4/5 = 8/15</text:span></text:p>
      <text:p text:style-name="Standard"><text:span text:style-name="T1">3. Dividing Fractions</text:span></text:p>
      <text:p text:style-name="Standard"><text:span text:style-name="T1">Use Keep–Change–Flip:</text:span></text:p>
      <text:p text:style-name="P1"/>
      <text:p text:style-name="P1"/>
      <text:p text:style-name="P1"/>
      <text:p text:style-name="Standard"><text:span text:style-name="T1">3/4 ÷ 2/5 = 3/4 × 5/2 = 15/8</text:span></text:p>
      <text:p text:style-name="Standard"><text:span text:style-name="T1">4. Adding/Subtracting Decimals</text:span></text:p>
      <text:p text:style-name="Standard"><text:span text:style-name="T1">Line up the decimal points:</text:span></text:p>
      <text:p text:style-name="P1"/>
      <text:p text:style-name="P1"/>
      <text:p text:style-name="Standard"><text:span text:style-name="T1">3.25 – 1.4 = 1.85</text:span></text:p>
      <text:p text:style-name="Standard"><text:span text:style-name="T1">5. Multiplying/Dividing Decimals</text:span></text:p>
      <text:p text:style-name="Standard"><text:span text:style-name="T1">Ignore the decimal, multiply, then count decimal places:</text:span></text:p>
      <text:p text:style-name="P1"/>
      <text:p text:style-name="P1"/>
      <text:p text:style-name="Standard"><text:span text:style-name="T1">0.2 × 0.4 = 0.08 <text:s/></text:span></text:p>
      <text:p text:style-name="Standard"><text:span text:style-name="T1">3.6 ÷ 0.6 = 6</text:span></text:p>
      <text:p text:style-name="Standard"><text:span text:style-name="T1">🧠 Try It Out!</text:span></text:p>
      <text:p text:style-name="Standard"><text:span text:style-name="T1">What is –4 + 7?</text:span></text:p>
      <text:p text:style-name="P1"/>
      <text:p text:style-name="Standard"><text:span text:style-name="T1">2/3 – 1/6 = ?</text:span></text:p>
      <text:p text:style-name="P1"/>
      <text:p text:style-name="Standard"><text:span text:style-name="T1">3/5 × 2/3 = ?</text:span></text:p>
      <text:p text:style-name="P1"/>
      <text:p text:style-name="Standard"><text:span text:style-name="T1">–0.5 + 0.25 = ?</text:span></text:p>
      <text:p text:style-name="P1"/>
      <text:p text:style-name="Standard"><text:span text:style-name="T1">BONUS: 4/7 ÷ 2/3 = ?</text:span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m4g6b37vtpd3"/><text:span text:style-name="T1">🚗 Grade 6 – Unit 3: Rates and Percentages</text:span></text:p>
      <text:p text:style-name="Standard"><text:span text:style-name="T1">Rates compare two different units.</text:span></text:p>
      <text:p text:style-name="Standard"><text:span text:style-name="T1">Percentages compare to 100.</text:span></text:p>
      <text:p text:style-name="P1"/>
      <text:p text:style-name="Standard"><text:span text:style-name="T1">⚡ What Is a Rate?</text:span></text:p>
      <text:p text:style-name="Standard"><text:span text:style-name="T1">A rate tells how much of one thing happens for every one of another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60 miles per hour → 60 miles / 1 hour <text:s/></text:span></text:p>
      <text:p text:style-name="Standard"><text:span text:style-name="T1">$12 for 3 pounds → $4 per pound</text:span></text:p>
      <text:p text:style-name="Standard"><text:span text:style-name="T1">🔁 Unit Rates</text:span></text:p>
      <text:p text:style-name="Standard"><text:span text:style-name="T1">A unit rate has 1 as the denominator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$18 for 6 shirts → $18 ÷ 6 = $3 per shirt</text:span></text:p>
      <text:p text:style-name="Standard"><text:soft-page-break/><text:span text:style-name="T1">📈 What Is a Percent?</text:span></text:p>
      <text:p text:style-name="Standard"><text:span text:style-name="T1">Percent means “per 100.”</text:span></text:p>
      <text:p text:style-name="P1"/>
      <text:p text:style-name="P1"/>
      <text:p text:style-name="P1"/>
      <text:p text:style-name="Standard"><text:span text:style-name="T1">25% = 25 out of 100 = 25/100 = 0.25</text:span></text:p>
      <text:p text:style-name="Standard"><text:span text:style-name="T1">🔄 Converting</text:span></text:p>
      <text:p text:style-name="Standard"><text:span text:style-name="T1">Fraction → Percent: 1/2 = 50%</text:span></text:p>
      <text:p text:style-name="P1"/>
      <text:p text:style-name="Standard"><text:span text:style-name="T1">Decimal → Percent: 0.2 = 20%</text:span></text:p>
      <text:p text:style-name="P1"/>
      <text:p text:style-name="Standard"><text:span text:style-name="T1">Percent → Decimal: 75% = 0.75</text:span></text:p>
      <text:p text:style-name="P1"/>
      <text:p text:style-name="Standard"><text:span text:style-name="T1">📦 Word Problem Example</text:span></text:p>
      <text:p text:style-name="Standard"><text:span text:style-name="T1">A jacket is 30% off a $100 price:</text:span></text:p>
      <text:p text:style-name="P1"/>
      <text:p text:style-name="Standard"><text:span text:style-name="T1">shell</text:span></text:p>
      <text:p text:style-name="P1"/>
      <text:p text:style-name="Standard"><text:span text:style-name="T1">30% of $100 = 0.30 × 100 = $30 off → Pay $70</text:span></text:p>
      <text:p text:style-name="Standard"><text:span text:style-name="T1">🧠 Try It Out!</text:span></text:p>
      <text:p text:style-name="Standard"><text:span text:style-name="T1">What is the unit rate: $24 for 8 books?</text:span></text:p>
      <text:p text:style-name="P1"/>
      <text:p text:style-name="Standard"><text:span text:style-name="T1">Convert 3/4 to a percent</text:span></text:p>
      <text:p text:style-name="P1"/>
      <text:p text:style-name="Standard"><text:span text:style-name="T1">What is 20% of 60?</text:span></text:p>
      <text:p text:style-name="P1"/>
      <text:p text:style-name="Standard"><text:span text:style-name="T1">A car travels 150 miles in 3 hours. What is its rate?</text:span></text:p>
      <text:p text:style-name="P1"/>
      <text:p text:style-name="Standard"><text:span text:style-name="T1">BONUS: A store gives 15% off a $200 item — how much is the discount?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vsf9wnihqwzk"/><text:span text:style-name="T1">🧮 Grade 6 – Unit 4: Exponents and Order of Operations</text:span></text:p>
      <text:p text:style-name="Standard"><text:span text:style-name="T1">Let’s power up your math with exponents and solve problems in the correct order!</text:span></text:p>
      <text:p text:style-name="P1"/>
      <text:p text:style-name="Standard"><text:span text:style-name="T1">🔢 What Is an Exponent?</text:span></text:p>
      <text:p text:style-name="Standard"><text:span text:style-name="T1">An exponent tells you how many times to multiply a number by itself.</text:span></text:p>
      <text:p text:style-name="P1"/>
      <text:p text:style-name="Standard"><text:span text:style-name="T1">Example:</text:span></text:p>
      <text:p text:style-name="P1"/>
      <text:p text:style-name="Standard"><text:span text:style-name="T1">3² = 3 × 3 = 9 <text:s/></text:span></text:p>
      <text:p text:style-name="Standard"><text:span text:style-name="T1">2⁴ = 2 × 2 × 2 × 2 = 16</text:span></text:p>
      <text:p text:style-name="Standard"><text:span text:style-name="T1">The base is the number (like 2 or 3)</text:span></text:p>
      <text:p text:style-name="P1"/>
      <text:p text:style-name="Standard"><text:span text:style-name="T1">The exponent is the little number above it</text:span></text:p>
      <text:p text:style-name="P1"/>
      <text:p text:style-name="Standard"><text:span text:style-name="T1">🔤 Order of Operations (PEMDAS)</text:span></text:p>
      <text:p text:style-name="Standard"><text:span text:style-name="T1">Solve expressions in this order:</text:span></text:p>
      <text:p text:style-name="P1"/>
      <text:p text:style-name="Standard"><text:span text:style-name="T1">css</text:span></text:p>
      <text:p text:style-name="P1"/>
      <text:p text:style-name="Standard"><text:span text:style-name="T1">P – Parentheses <text:s/></text:span></text:p>
      <text:p text:style-name="Standard"><text:span text:style-name="T1">E – Exponents <text:s/></text:span></text:p>
      <text:p text:style-name="Standard"><text:span text:style-name="T1">MD – Multiply &amp; Divide (left to right) <text:s/></text:span></text:p>
      <text:p text:style-name="Standard"><text:span text:style-name="T1">AS – Add &amp; Subtract (left to right)</text:span></text:p>
      <text:p text:style-name="Standard"><text:soft-page-break/><text:span text:style-name="T1">Example:</text:span></text:p>
      <text:p text:style-name="P1"/>
      <text:p text:style-name="Standard"><text:span text:style-name="T1">5 + (2 × 3)² <text:s/></text:span></text:p>
      <text:p text:style-name="Standard"><text:span text:style-name="T1">→ 2 × 3 = 6 <text:s/></text:span></text:p>
      <text:p text:style-name="Standard"><text:span text:style-name="T1">→ 6² = 36 <text:s/></text:span></text:p>
      <text:p text:style-name="Standard"><text:span text:style-name="T1">→ 5 + 36 = 41</text:span></text:p>
      <text:p text:style-name="Standard"><text:span text:style-name="T1">❗Common Mistake</text:span></text:p>
      <text:p text:style-name="Standard"><text:span text:style-name="T1">Don't do addition before multiplication!</text:span></text:p>
      <text:p text:style-name="Standard"><text:span text:style-name="T1">Always follow the PEMDAS steps.</text:span></text:p>
      <text:p text:style-name="P1"/>
      <text:p text:style-name="Standard"><text:span text:style-name="T1">🧠 Try It Out!</text:span></text:p>
      <text:p text:style-name="Standard"><text:span text:style-name="T1">4³ = ?</text:span></text:p>
      <text:p text:style-name="P1"/>
      <text:p text:style-name="Standard"><text:span text:style-name="T1">What comes first: parentheses or exponents?</text:span></text:p>
      <text:p text:style-name="P1"/>
      <text:p text:style-name="Standard"><text:span text:style-name="T1">Solve: 2 + 3 × 4 = ?</text:span></text:p>
      <text:p text:style-name="P1"/>
      <text:p text:style-name="Standard"><text:span text:style-name="T1">Solve: (5 + 1)² – 3 = ?</text:span></text:p>
      <text:p text:style-name="P1"/>
      <text:p text:style-name="Standard"><text:span text:style-name="T1">BONUS: Simplify: 8 + 2 × (6 – 3)²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Heading_20_2"><text:bookmark text:name="_ejgm2poyw91j"/><text:span text:style-name="T1">➖ Grade 6 – Unit 5: Negative Numbers</text:span></text:p>
      <text:p text:style-name="Standard"><text:span text:style-name="T1">Negative numbers are numbers less than zero.</text:span></text:p>
      <text:p text:style-name="Standard"><text:span text:style-name="T1">They’re used in real life for temperature, debt, elevation, and more.</text:span></text:p>
      <text:p text:style-name="P1"/>
      <text:p text:style-name="Standard"><text:span text:style-name="T1">🔻 Where Are They on the Number Line?</text:span></text:p>
      <text:p text:style-name="Standard"><text:span text:style-name="T1">python-repl</text:span></text:p>
      <text:p text:style-name="P1"/>
      <text:p text:style-name="Standard"><text:span text:style-name="T1">... –3 <text:s text:c="2"/>–2 <text:s text:c="2"/>–1 <text:s text:c="2"/>0 <text:s text:c="2"/>1 <text:s text:c="2"/>2 <text:s text:c="2"/>3 ...</text:span></text:p>
      <text:p text:style-name="Standard"><text:span text:style-name="T1">The farther left, the smaller the number</text:span></text:p>
      <text:p text:style-name="P1"/>
      <text:p text:style-name="Standard"><text:span text:style-name="T1">–4 &lt; –1, and –2 &lt; 0</text:span></text:p>
      <text:p text:style-name="P1"/>
      <text:p text:style-name="Standard"><text:span text:style-name="T1">🔁 Adding &amp; Subtracting Negatives</text:span></text:p>
      <text:p text:style-name="Standard"><text:span text:style-name="T1">Add a negative:</text:span></text:p>
      <text:p text:style-name="P1"/>
      <text:p text:style-name="Standard"><text:span text:style-name="T1">3 + (–2) = 1 <text:s/></text:span></text:p>
      <text:p text:style-name="Standard"><text:span text:style-name="T1">–4 + (–5) = –9</text:span></text:p>
      <text:p text:style-name="Standard"><text:span text:style-name="T1">Subtract a negative:</text:span></text:p>
      <text:p text:style-name="P1"/>
      <text:p text:style-name="P1"/>
      <text:p text:style-name="Standard"><text:span text:style-name="T1">5 – (–3) = 8 → double negative = add <text:s/></text:span></text:p>
      <text:p text:style-name="Standard"><text:span text:style-name="T1">–2 – 4 = –6</text:span></text:p>
      <text:p text:style-name="Standard"><text:span text:style-name="T1">✖️➗ Multiplying &amp; Dividing Negatives</text:span></text:p>
      <text:p text:style-name="P1"/>
      <text:p text:style-name="Standard"><text:span text:style-name="T1">Rule<text:tab/>Result</text:span></text:p>
      <text:p text:style-name="Standard"><text:span text:style-name="T1">Positive × Positive<text:tab/>Positive</text:span></text:p>
      <text:p text:style-name="Standard"><text:span text:style-name="T1">Positive × Negative<text:tab/>Negative</text:span></text:p>
      <text:p text:style-name="Standard"><text:span text:style-name="T1">Negative × Negative<text:tab/>Positive</text:span></text:p>
      <text:p text:style-name="Standard"><text:span text:style-name="T1">Same rules for division.</text:span></text:p>
      <text:p text:style-name="P1"/>
      <text:p text:style-name="Standard"><text:span text:style-name="T1">Example:</text:span></text:p>
      <text:p text:style-name="P1"/>
      <text:p text:style-name="Standard"><text:soft-page-break/><text:span text:style-name="T1">–3 × 4 = –12 <text:s/></text:span></text:p>
      <text:p text:style-name="Standard"><text:span text:style-name="T1">–3 × –4 = 12</text:span></text:p>
      <text:p text:style-name="Standard"><text:span text:style-name="T1">🧠 Try It Out!</text:span></text:p>
      <text:p text:style-name="Standard"><text:span text:style-name="T1">What is –5 + 7?</text:span></text:p>
      <text:p text:style-name="P1"/>
      <text:p text:style-name="Standard"><text:span text:style-name="T1">What’s greater: –3 or –8?</text:span></text:p>
      <text:p text:style-name="P1"/>
      <text:p text:style-name="Standard"><text:span text:style-name="T1">Solve: 6 – (–2) = ?</text:span></text:p>
      <text:p text:style-name="P1"/>
      <text:p text:style-name="Standard"><text:span text:style-name="T1">Multiply: –4 × –6 = ?</text:span></text:p>
      <text:p text:style-name="P1"/>
      <text:p text:style-name="Standard"><text:span text:style-name="T1">BONUS: A submarine dives 50 meters below sea level (0 m). Then it dives 20 more. What’s its position?</text:span></text:p>
      <text:p text:style-name="P1"/>
      <text:p text:style-name="P1"/>
      <text:p text:style-name="Heading_20_2"><text:bookmark text:name="_l5jz21cffkn9"/><text:span text:style-name="T1">🔣 Grade 6 – Unit 6: Variables &amp; Expressions</text:span></text:p>
      <text:p text:style-name="Standard"><text:span text:style-name="T1">A variable is a letter that represents a number.</text:span></text:p>
      <text:p text:style-name="Standard"><text:span text:style-name="T1">An expression is a math phrase without an equal sign.</text:span></text:p>
      <text:p text:style-name="P1"/>
      <text:p text:style-name="Standard"><text:span text:style-name="T1">🔤 Variables</text:span></text:p>
      <text:p text:style-name="Standard"><text:span text:style-name="T1">Common variables: x, y, n</text:span></text:p>
      <text:p text:style-name="P1"/>
      <text:p text:style-name="Standard"><text:span text:style-name="T1">Example:</text:span></text:p>
      <text:p text:style-name="Standard"><text:span text:style-name="T1">java</text:span></text:p>
      <text:p text:style-name="P1"/>
      <text:p text:style-name="Standard"><text:span text:style-name="T1">x + 3 <text:s/></text:span></text:p>
      <text:p text:style-name="Standard"><text:span text:style-name="T1">(If x = 5, then x + 3 = 8)</text:span></text:p>
      <text:p text:style-name="Standard"><text:span text:style-name="T1">🧮 Expressions</text:span></text:p>
      <text:p text:style-name="Standard"><text:span text:style-name="T1">Expressions can include:</text:span></text:p>
      <text:p text:style-name="P1"/>
      <text:p text:style-name="Standard"><text:span text:style-name="T1">Variables</text:span></text:p>
      <text:p text:style-name="P1"/>
      <text:p text:style-name="Standard"><text:span text:style-name="T1">Numbers</text:span></text:p>
      <text:p text:style-name="P1"/>
      <text:p text:style-name="Standard"><text:soft-page-break/><text:span text:style-name="T1">Operations (+, –, ×, ÷)</text:span></text:p>
      <text:p text:style-name="P1"/>
      <text:p text:style-name="Standard"><text:span text:style-name="T1">Examples:</text:span></text:p>
      <text:p text:style-name="P1"/>
      <text:p text:style-name="P1"/>
      <text:p text:style-name="Standard"><text:span text:style-name="T1">2x + 7 <text:s/></text:span></text:p>
      <text:p text:style-name="Standard"><text:span text:style-name="T1">4(n – 1) <text:s/></text:span></text:p>
      <text:p text:style-name="Standard"><text:span text:style-name="T1">🔄 Evaluate an Expression</text:span></text:p>
      <text:p text:style-name="Standard"><text:span text:style-name="T1">Replace the variable with a number and solve.</text:span></text:p>
      <text:p text:style-name="P1"/>
      <text:p text:style-name="Standard"><text:span text:style-name="T1">Example:</text:span></text:p>
      <text:p text:style-name="Standard"><text:span text:style-name="T1">java</text:span></text:p>
      <text:p text:style-name="P1"/>
      <text:p text:style-name="Standard"><text:span text:style-name="T1">If x = 3, then:</text:span></text:p>
      <text:p text:style-name="Standard"><text:span text:style-name="T1">2x + 1 = 2(3) + 1 = 6 + 1 = 7</text:span></text:p>
      <text:p text:style-name="Standard"><text:span text:style-name="T1">📦 Word Phrases to Expressions</text:span></text:p>
      <text:p text:style-name="Standard"><text:span text:style-name="T1">"3 more than x" → x + 3</text:span></text:p>
      <text:p text:style-name="P1"/>
      <text:p text:style-name="Standard"><text:span text:style-name="T1">"Twice a number" → 2x</text:span></text:p>
      <text:p text:style-name="P1"/>
      <text:p text:style-name="Standard"><text:span text:style-name="T1">"5 less than a number" → x – 5</text:span></text:p>
      <text:p text:style-name="P1"/>
      <text:p text:style-name="Standard"><text:span text:style-name="T1">🧠 Try It Out!</text:span></text:p>
      <text:p text:style-name="Standard"><text:span text:style-name="T1">Evaluate: 5x if x = 4</text:span></text:p>
      <text:p text:style-name="P1"/>
      <text:p text:style-name="Standard"><text:span text:style-name="T1">Write an expression for: "7 less than n"</text:span></text:p>
      <text:p text:style-name="P1"/>
      <text:p text:style-name="Standard"><text:span text:style-name="T1">If y = 2, what is y² + 1?</text:span></text:p>
      <text:p text:style-name="P1"/>
      <text:p text:style-name="Standard"><text:span text:style-name="T1">Translate: "3 times the sum of x and 4"</text:span></text:p>
      <text:p text:style-name="P1"/>
      <text:p text:style-name="Standard"><text:span text:style-name="T1">BONUS: If t = 10, evaluate: 4(t – 2) + 6</text:span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5ecbl4wf10l9"/><text:span text:style-name="T1">⚖️ Grade 6 – Unit 7: Equations &amp; Inequalities</text:span></text:p>
      <text:p text:style-name="Standard"><text:span text:style-name="T1">An equation has an equal sign ( = ).</text:span></text:p>
      <text:p text:style-name="Standard"><text:span text:style-name="T1">An inequality compares values using &lt;, &gt;, ≤, ≥.</text:span></text:p>
      <text:p text:style-name="P1"/>
      <text:p text:style-name="Standard"><text:span text:style-name="T1">🔢 Solving Equations</text:span></text:p>
      <text:p text:style-name="Standard"><text:span text:style-name="T1">Find the value of the variable that makes the equation true.</text:span></text:p>
      <text:p text:style-name="P1"/>
      <text:p text:style-name="Standard"><text:span text:style-name="T1">Example:</text:span></text:p>
      <text:p text:style-name="P1"/>
      <text:p text:style-name="Standard"><text:span text:style-name="T1">x + 5 = 12 <text:s/></text:span></text:p>
      <text:p text:style-name="Standard"><text:span text:style-name="T1">→ x = 12 – 5 = 7</text:span></text:p>
      <text:p text:style-name="Standard"><text:span text:style-name="T1">Use inverse operations to solve:</text:span></text:p>
      <text:p text:style-name="P1"/>
      <text:p text:style-name="Standard"><text:span text:style-name="T1">Undo addition with subtraction</text:span></text:p>
      <text:p text:style-name="P1"/>
      <text:p text:style-name="Standard"><text:span text:style-name="T1">Undo multiplication with division</text:span></text:p>
      <text:p text:style-name="P1"/>
      <text:p text:style-name="Standard"><text:span text:style-name="T1">🔀 Multi-Step Equations</text:span></text:p>
      <text:p text:style-name="Standard"><text:span text:style-name="T1">Example:</text:span></text:p>
      <text:p text:style-name="P1"/>
      <text:p text:style-name="P1"><text:soft-page-break/></text:p>
      <text:p text:style-name="Standard"><text:span text:style-name="T1">2x + 3 = 11 <text:s/></text:span></text:p>
      <text:p text:style-name="Standard"><text:span text:style-name="T1">→ Subtract 3: 2x = 8 <text:s/></text:span></text:p>
      <text:p text:style-name="Standard"><text:span text:style-name="T1">→ Divide by 2: x = 4</text:span></text:p>
      <text:p text:style-name="Standard"><text:span text:style-name="T1">🔺 Inequalities</text:span></text:p>
      <text:p text:style-name="Standard"><text:span text:style-name="T1">Inequalities show a range of values.</text:span></text:p>
      <text:p text:style-name="P1"/>
      <text:p text:style-name="P1"/>
      <text:p text:style-name="Standard"><text:span text:style-name="T1">Symbol<text:tab/>Meaning<text:tab/>Example</text:span></text:p>
      <text:p text:style-name="Standard"><text:span text:style-name="T1">&lt;<text:tab/>Less than<text:tab/>x &lt; 5</text:span></text:p>
      <text:p text:style-name="Standard"><text:span text:style-name="T1">&gt;<text:tab/>Greater than<text:tab/>x &gt; 3</text:span></text:p>
      <text:p text:style-name="Standard"><text:span text:style-name="T1">≤<text:tab/>Less than or equal<text:tab/>x ≤ 10</text:span></text:p>
      <text:p text:style-name="Standard"><text:span text:style-name="T1">≥<text:tab/>Greater than or equal<text:tab/>x ≥ 0</text:span></text:p>
      <text:p text:style-name="Standard"><text:span text:style-name="T1">📉 Graphing Inequalities</text:span></text:p>
      <text:p text:style-name="Standard"><text:span text:style-name="T1">Use a number line:</text:span></text:p>
      <text:p text:style-name="P1"/>
      <text:p text:style-name="Standard"><text:span text:style-name="T1">Open circle ○ for &lt; or &gt;</text:span></text:p>
      <text:p text:style-name="P1"/>
      <text:p text:style-name="Standard"><text:span text:style-name="T1">Closed circle ● for ≤ or ≥</text:span></text:p>
      <text:p text:style-name="P1"/>
      <text:p text:style-name="Standard"><text:span text:style-name="T1">Shade the direction that matches the symbol</text:span></text:p>
      <text:p text:style-name="P1"/>
      <text:p text:style-name="Standard"><text:span text:style-name="T1">🧠 Try It Out!</text:span></text:p>
      <text:p text:style-name="Standard"><text:span text:style-name="T1">Solve: x – 3 = 9</text:span></text:p>
      <text:p text:style-name="P1"/>
      <text:p text:style-name="Standard"><text:span text:style-name="T1">Solve: 4x = 20</text:span></text:p>
      <text:p text:style-name="P1"/>
      <text:p text:style-name="Standard"><text:span text:style-name="T1">Is 7 a soluti</text:span></text:p>
      <text:p text:style-name="P1"/>
      <text:p text:style-name="Standard"><text:span text:style-name="T1">Solve: 2x + 1 = 11</text:span></text:p>
      <text:p text:style-name="P1"/>
      <text:p text:style-name="Standard"><text:span text:style-name="T1">BONUS: Graph x ≥ 2 on a number line</text:span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5eaksusuj9te"/><text:span text:style-name="T1">🔷 Grade 6 – Unit 8: Plane Figures</text:span></text:p>
      <text:p text:style-name="Standard"><text:span text:style-name="T1">Plane figures are 2D shapes — flat shapes like triangles, rectangles, and circles.</text:span></text:p>
      <text:p text:style-name="P1"/>
      <text:p text:style-name="Standard"><text:span text:style-name="T1">📐 Key Vocabulary</text:span></text:p>
      <text:p text:style-name="Standard"><text:span text:style-name="T1">Side: a straight edge of a shape</text:span></text:p>
      <text:p text:style-name="P1"/>
      <text:p text:style-name="Standard"><text:span text:style-name="T1">Angle: where two sides meet</text:span></text:p>
      <text:p text:style-name="P1"/>
      <text:p text:style-name="Standard"><text:span text:style-name="T1">Vertex: a corner</text:span></text:p>
      <text:p text:style-name="P1"/>
      <text:p text:style-name="Standard"><text:span text:style-name="T1">Polygon: closed shape with straight sides</text:span></text:p>
      <text:p text:style-name="P1"/>
      <text:p text:style-name="Standard"><text:span text:style-name="T1">🔺 Types of Plane Figures</text:span></text:p>
      <text:p text:style-name="P1"/>
      <text:p text:style-name="Standard"><text:span text:style-name="T1">Shape<text:tab/>Sides<text:tab/>Special Features</text:span></text:p>
      <text:p text:style-name="Standard"><text:span text:style-name="T1">Triangle<text:tab/>3<text:tab/>Angles add up to 180°</text:span></text:p>
      <text:p text:style-name="Standard"><text:span text:style-name="T1">Quadrilateral<text:tab/>4<text:tab/>Angles add up to 360°</text:span></text:p>
      <text:p text:style-name="Standard"><text:span text:style-name="T1">Pentagon<text:tab/>5<text:tab/>Regular = 5 equal sides and angles</text:span></text:p>
      <text:p text:style-name="Standard"><text:span text:style-name="T1">Hexagon<text:tab/>6<text:tab/>Common in tiling and nature (e.g., honeycombs)</text:span></text:p>
      <text:p text:style-name="Standard"><text:span text:style-name="T1">Circle<text:tab/>0<text:tab/>No sides or angles</text:span></text:p>
      <text:p text:style-name="Standard"><text:soft-page-break/><text:span text:style-name="T1">🔢 Area Formulas</text:span></text:p>
      <text:p text:style-name="P1"/>
      <text:p text:style-name="Standard"><text:span text:style-name="T1">Shape<text:tab/>Formula</text:span></text:p>
      <text:p text:style-name="Standard"><text:span text:style-name="T1">Rectangle<text:tab/>Area = length × width</text:span></text:p>
      <text:p text:style-name="Standard"><text:span text:style-name="T1">Triangle<text:tab/>Area = ½ × base × height</text:span></text:p>
      <text:p text:style-name="Standard"><text:span text:style-name="T1">Parallelogram<text:tab/>Area = base × height</text:span></text:p>
      <text:p text:style-name="Standard"><text:span text:style-name="T1">Trapezoid<text:tab/>Area = ½ × (base₁ + base₂) × height</text:span></text:p>
      <text:p text:style-name="Standard"><text:span text:style-name="T1">Circle<text:tab/>Area = π × r² (π ≈ 3.14)</text:span></text:p>
      <text:p text:style-name="Standard"><text:span text:style-name="T1">📐 Angle Types</text:span></text:p>
      <text:p text:style-name="Standard"><text:span text:style-name="T1">Acute: &lt; 90°</text:span></text:p>
      <text:p text:style-name="P1"/>
      <text:p text:style-name="Standard"><text:span text:style-name="T1">Right: = 90°</text:span></text:p>
      <text:p text:style-name="P1"/>
      <text:p text:style-name="Standard"><text:span text:style-name="T1">Obtuse: &gt; 90°</text:span></text:p>
      <text:p text:style-name="P1"/>
      <text:p text:style-name="Standard"><text:span text:style-name="T1">Straight: = 180°</text:span></text:p>
      <text:p text:style-name="P1"/>
      <text:p text:style-name="Standard"><text:span text:style-name="T1">🧠 Try It Out!</text:span></text:p>
      <text:p text:style-name="Standard"><text:span text:style-name="T1">What shape has 4 equal sides and 4 right angles?</text:span></text:p>
      <text:p text:style-name="P1"/>
      <text:p text:style-name="Standard"><text:span text:style-name="T1">Find the area of a triangle with base 10 and height 4</text:span></text:p>
      <text:p text:style-name="P1"/>
      <text:p text:style-name="Standard"><text:span text:style-name="T1">Classify an angle that measures 110°</text:span></text:p>
      <text:p text:style-name="P1"/>
      <text:p text:style-name="Standard"><text:span text:style-name="T1">How many degrees in a triangle?</text:span></text:p>
      <text:p text:style-name="P1"/>
      <text:p text:style-name="Standard"><text:span text:style-name="T1">BONUS: A trapezoid has bases 6 and 10, height 4 — what’s its area?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ruwvr1uequgx"/><text:span text:style-name="T1">📍 Grade 6 – Unit 9: Coordinate Plane</text:span></text:p>
      <text:p text:style-name="Standard"><text:span text:style-name="T1">A coordinate plane is a grid made of a horizontal x-axis and a vertical y-axis.</text:span></text:p>
      <text:p text:style-name="P1"/>
      <text:p text:style-name="Standard"><text:span text:style-name="T1">🔢 Four Quadrants</text:span></text:p>
      <text:p text:style-name="Standard"><text:span text:style-name="T1">The axes split the plane into four quadrants:</text:span></text:p>
      <text:p text:style-name="P1"/>
      <text:p text:style-name="Standard"><text:span text:style-name="T1">less</text:span></text:p>
      <text:p text:style-name="P1"/>
      <text:p text:style-name="Standard"><text:span text:style-name="T1"><text:s text:c="7"/>↑</text:span></text:p>
      <text:p text:style-name="Standard"><text:span text:style-name="T1"><text:s text:c="3"/>II <text:s/>| <text:s/>I</text:span></text:p>
      <text:p text:style-name="Standard"><text:span text:style-name="T1"><text:s text:c="2"/>_________→ <text:s/></text:span></text:p>
      <text:p text:style-name="Standard"><text:span text:style-name="T1"><text:s text:c="3"/>III | <text:s/>IV</text:span></text:p>
      <text:p text:style-name="Standard"><text:span text:style-name="T1"><text:s text:c="7"/>↓</text:span></text:p>
      <text:p text:style-name="Standard"><text:span text:style-name="T1">Quadrant I: (+, +)</text:span></text:p>
      <text:p text:style-name="P1"/>
      <text:p text:style-name="Standard"><text:span text:style-name="T1">Quadrant II: (–, +)</text:span></text:p>
      <text:p text:style-name="P1"/>
      <text:p text:style-name="Standard"><text:span text:style-name="T1">Quadrant III: (–, –)</text:span></text:p>
      <text:p text:style-name="P1"/>
      <text:p text:style-name="Standard"><text:span text:style-name="T1">Quadrant IV: (+, –)</text:span></text:p>
      <text:p text:style-name="P1"/>
      <text:p text:style-name="Standard"><text:span text:style-name="T1">📍 Coordinates</text:span></text:p>
      <text:p text:style-name="Standard"><text:span text:style-name="T1">Coordinates are written as (x, y)</text:span></text:p>
      <text:p text:style-name="P1"/>
      <text:p text:style-name="Standard"><text:span text:style-name="T1">Move x units left/right</text:span></text:p>
      <text:p text:style-name="P1"><text:soft-page-break/></text:p>
      <text:p text:style-name="Standard"><text:span text:style-name="T1">Move y units up/down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(3, –2) → right 3, down 2 <text:s/></text:span></text:p>
      <text:p text:style-name="Standard"><text:span text:style-name="T1">(–4, 5) → left 4, up 5</text:span></text:p>
      <text:p text:style-name="Standard"><text:span text:style-name="T1">📈 Graphing on a Grid</text:span></text:p>
      <text:p text:style-name="Standard"><text:span text:style-name="T1">Start at the origin (0, 0)</text:span></text:p>
      <text:p text:style-name="P1"/>
      <text:p text:style-name="Standard"><text:span text:style-name="T1">Move along the x-axis</text:span></text:p>
      <text:p text:style-name="P1"/>
      <text:p text:style-name="Standard"><text:span text:style-name="T1">Then move along the y-axis</text:span></text:p>
      <text:p text:style-name="P1"/>
      <text:p text:style-name="Standard"><text:span text:style-name="T1">🧠 Try It Out!</text:span></text:p>
      <text:p text:style-name="Standard"><text:span text:style-name="T1">Which quadrant is (–3, –2) in?</text:span></text:p>
      <text:p text:style-name="P1"/>
      <text:p text:style-name="Standard"><text:span text:style-name="T1">Plot the point (0, 4) — where is it?</text:span></text:p>
      <text:p text:style-name="P1"/>
      <text:p text:style-name="Standard"><text:span text:style-name="T1">What are the coordinates of a point 2 left and 3 up?</text:span></text:p>
      <text:p text:style-name="P1"/>
      <text:p text:style-name="Standard"><text:span text:style-name="T1">True or False: (5, 0) is on the y-axis</text:span></text:p>
      <text:p text:style-name="P1"/>
      <text:p text:style-name="Standard"><text:span text:style-name="T1">BONUS: Plot (–2, –3), (–2, 1), (1, 1), (1, –3). What shape do they form?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Heading_20_2"><text:bookmark text:name="_bp38wjpcrs5e"/><text:span text:style-name="T1">📦 Grade 6 – Unit 10: 3D Figures</text:span></text:p>
      <text:p text:style-name="Standard"><text:span text:style-name="T1">3D figures have length, width, and height — they take up space and have volume.</text:span></text:p>
      <text:p text:style-name="P1"/>
      <text:p text:style-name="Standard"><text:span text:style-name="T1">🔲 Common 3D Shapes</text:span></text:p>
      <text:p text:style-name="P1"/>
      <text:p text:style-name="Standard"><text:span text:style-name="T1">Shape<text:tab/>Faces<text:tab/>Edges<text:tab/>Vertices<text:tab/>Example</text:span></text:p>
      <text:p text:style-name="Standard"><text:span text:style-name="T1">Cube<text:tab/>6<text:tab/>12<text:tab/>8<text:tab/>Dice</text:span></text:p>
      <text:p text:style-name="Standard"><text:span text:style-name="T1">Rectangular Prism<text:tab/>6<text:tab/>12<text:tab/>8<text:tab/>Shoebox</text:span></text:p>
      <text:p text:style-name="Standard"><text:span text:style-name="T1">Cylinder<text:tab/>3<text:tab/>2<text:tab/>0<text:tab/>Can</text:span></text:p>
      <text:p text:style-name="Standard"><text:span text:style-name="T1">Sphere<text:tab/>1<text:tab/>0<text:tab/>0<text:tab/>Ball</text:span></text:p>
      <text:p text:style-name="Standard"><text:span text:style-name="T1">Cone<text:tab/>2<text:tab/>1<text:tab/>1<text:tab/>Ice cream cone</text:span></text:p>
      <text:p text:style-name="Standard"><text:span text:style-name="T1">Pyramid (square)<text:tab/>5<text:tab/>8<text:tab/>5<text:tab/>Egyptian pyramid</text:span></text:p>
      <text:p text:style-name="Standard"><text:span text:style-name="T1">📐 Surface Area</text:span></text:p>
      <text:p text:style-name="Standard"><text:span text:style-name="T1">Surface area is the total area of all faces.</text:span></text:p>
      <text:p text:style-name="P1"/>
      <text:p text:style-name="Standard"><text:span text:style-name="T1">Example:</text:span></text:p>
      <text:p text:style-name="Standard"><text:span text:style-name="T1">A cube has 6 faces. If one face = 4 cm²,</text:span></text:p>
      <text:p text:style-name="Standard"><text:span text:style-name="T1">→ Surface area = 6 × 4 = 24 cm²</text:span></text:p>
      <text:p text:style-name="P1"/>
      <text:p text:style-name="Standard"><text:span text:style-name="T1">📏 Volume Formulas</text:span></text:p>
      <text:p text:style-name="P1"/>
      <text:p text:style-name="Standard"><text:span text:style-name="T1">Shape<text:tab/>Formula</text:span></text:p>
      <text:p text:style-name="Standard"><text:span text:style-name="T1">Rect. Prism<text:tab/>V = length × width × height</text:span></text:p>
      <text:p text:style-name="Standard"><text:span text:style-name="T1">Cube<text:tab/>V = side³</text:span></text:p>
      <text:p text:style-name="Standard"><text:span text:style-name="T1">Cylinder<text:tab/>V = π × r² × height</text:span></text:p>
      <text:p text:style-name="Standard"><text:span text:style-name="T1">🧠 Try It Out!</text:span></text:p>
      <text:p text:style-name="Standard"><text:span text:style-name="T1">How many faces does a rectangular prism have?</text:span></text:p>
      <text:p text:style-name="P1"><text:soft-page-break/></text:p>
      <text:p text:style-name="Standard"><text:span text:style-name="T1">What is the volume of a box that’s 5 × 3 × 2?</text:span></text:p>
      <text:p text:style-name="P1"/>
      <text:p text:style-name="Standard"><text:span text:style-name="T1">Name a 3D shape with no edges</text:span></text:p>
      <text:p text:style-name="P1"/>
      <text:p text:style-name="Standard"><text:span text:style-name="T1">True or False: A cone has a circular base</text:span></text:p>
      <text:p text:style-name="P1"/>
      <text:p text:style-name="Standard"><text:span text:style-name="T1">BONUS: A cube has sides 4 cm long. What is its volume?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xy7dbuqohlt2"/><text:span text:style-name="T1">📊 Grade 6 – Unit 11: Data and Statistics</text:span></text:p>
      <text:p text:style-name="Standard"><text:span text:style-name="T1">Statistics helps us collect, organize, and understand data.</text:span></text:p>
      <text:p text:style-name="Standard"><text:span text:style-name="T1">Let’s learn how to describe what numbers tell us!</text:span></text:p>
      <text:p text:style-name="P1"/>
      <text:p text:style-name="Standard"><text:span text:style-name="T1">📋 Types of Data</text:span></text:p>
      <text:p text:style-name="Standard"><text:span text:style-name="T1">Numerical: numbers (like heights, test scores)</text:span></text:p>
      <text:p text:style-name="P1"/>
      <text:p text:style-name="Standard"><text:span text:style-name="T1">Categorical: labels (like colors, favorite foods)</text:span></text:p>
      <text:p text:style-name="P1"/>
      <text:p text:style-name="Standard"><text:span text:style-name="T1">🔢 Measures of Center</text:span></text:p>
      <text:p text:style-name="P1"/>
      <text:p text:style-name="Standard"><text:soft-page-break/><text:span text:style-name="T1">Name<text:tab/>What it Means</text:span></text:p>
      <text:p text:style-name="Standard"><text:span text:style-name="T1">Mean<text:tab/>Average (add all, divide by count)</text:span></text:p>
      <text:p text:style-name="Standard"><text:span text:style-name="T1">Median<text:tab/>Middle number (in order)</text:span></text:p>
      <text:p text:style-name="Standard"><text:span text:style-name="T1">Mode<text:tab/>Most frequent number</text:span></text:p>
      <text:p text:style-name="Standard"><text:span text:style-name="T1">Range<text:tab/>Difference between high and low</text:span></text:p>
      <text:p text:style-name="Standard"><text:span text:style-name="T1">Example:</text:span></text:p>
      <text:p text:style-name="P1"/>
      <text:p text:style-name="P1"/>
      <text:p text:style-name="Standard"><text:span text:style-name="T1">Data: 2, 4, 4, 6, 8 <text:s/></text:span></text:p>
      <text:p text:style-name="Standard"><text:span text:style-name="T1">Mean = (2+4+4+6+8)/5 = 24/5 = 4.8 <text:s/></text:span></text:p>
      <text:p text:style-name="Standard"><text:span text:style-name="T1">Median = 4 <text:s/></text:span></text:p>
      <text:p text:style-name="Standard"><text:span text:style-name="T1">Mode = 4 <text:s/></text:span></text:p>
      <text:p text:style-name="Standard"><text:span text:style-name="T1">Range = 8 – 2 = 6</text:span></text:p>
      <text:p text:style-name="Standard"><text:span text:style-name="T1">📈 Graphing Data</text:span></text:p>
      <text:p text:style-name="Standard"><text:span text:style-name="T1">Line plot: X marks on a number line</text:span></text:p>
      <text:p text:style-name="P1"/>
      <text:p text:style-name="Standard"><text:span text:style-name="T1">Histogram: bars show frequency in intervals</text:span></text:p>
      <text:p text:style-name="P1"/>
      <text:p text:style-name="Standard"><text:span text:style-name="T1">Box plot: shows median and quartiles</text:span></text:p>
      <text:p text:style-name="P1"/>
      <text:p text:style-name="Standard"><text:span text:style-name="T1">📦 Word Problem Example</text:span></text:p>
      <text:p text:style-name="Standard"><text:span text:style-name="T1">A group of students scores: 85, 90, 85, 70, 100</text:span></text:p>
      <text:p text:style-name="Standard"><text:span text:style-name="T1">→ Mean? → (85 + 90 + 85 + 70 + 100) ÷ 5 = 86</text:span></text:p>
      <text:p text:style-name="P1"/>
      <text:p text:style-name="Standard"><text:span text:style-name="T1">🧠 Try It Out!</text:span></text:p>
      <text:p text:style-name="Standard"><text:span text:style-name="T1">Find the mean of: 3, 5, 8, 9</text:span></text:p>
      <text:p text:style-name="P1"/>
      <text:p text:style-name="Standard"><text:span text:style-name="T1">What is the median of: 7, 2, 4, 6, 9?</text:span></text:p>
      <text:p text:style-name="P1"/>
      <text:p text:style-name="Standard"><text:span text:style-name="T1">What’s the mode of: 10, 12, 10, 14?</text:span></text:p>
      <text:p text:style-name="P1"/>
      <text:p text:style-name="Standard"><text:span text:style-name="T1">Find the range of: 25, 30, 20, 35</text:span></text:p>
      <text:p text:style-name="P1"/>
      <text:p text:style-name="Standard"><text:soft-page-break/><text:span text:style-name="T1">BONUS: Make a line plot for these numbers: 2, 2, 3, 4, 4, 4, 5</text:span></text:p>
      <text:p text:style-name="P1"/>
      <text:p text:style-name="Standard"><text:span text:style-name="T1">🎉 Grade 6 complete! Would you like to start Grade 7 – Unit 1: Proportional Relationships next?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ibq1sb1jh9c"/><text:span text:style-name="T1">⚖️ Grade 7 – Unit 1: Proportional Relationships</text:span></text:p>
      <text:p text:style-name="Standard"><text:span text:style-name="T1">A proportional relationship is when two quantities increase or decrease at the same rate.</text:span></text:p>
      <text:p text:style-name="P1"/>
      <text:p text:style-name="Standard"><text:span text:style-name="T1">🔢 What Does Proportional Mean?</text:span></text:p>
      <text:p text:style-name="Standard"><text:span text:style-name="T1">If the ratio between two values is constant, they are proportional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x: 2 → 4 → 6 <text:s/></text:span></text:p>
      <text:p text:style-name="Standard"><text:span text:style-name="T1">y: 10 → 20 → 30 <text:s/></text:span></text:p>
      <text:p text:style-name="Standard"><text:span text:style-name="T1">→ Each y = 5 × x → constant ratio = 5</text:span></text:p>
      <text:p text:style-name="Standard"><text:span text:style-name="T1">📏 Constant of Proportionality (k)</text:span></text:p>
      <text:p text:style-name="Standard"><text:span text:style-name="T1">Use the formula:</text:span></text:p>
      <text:p text:style-name="P1"/>
      <text:p text:style-name="P1"/>
      <text:p text:style-name="P1"/>
      <text:p text:style-name="Standard"><text:span text:style-name="T1">y = kx</text:span></text:p>
      <text:p text:style-name="Standard"><text:soft-page-break/><text:span text:style-name="T1">Where k is the constant of proportionality.</text:span></text:p>
      <text:p text:style-name="P1"/>
      <text:p text:style-name="Standard"><text:span text:style-name="T1">Example:</text:span></text:p>
      <text:p text:style-name="Standard"><text:span text:style-name="T1">java</text:span></text:p>
      <text:p text:style-name="P1"/>
      <text:p text:style-name="Standard"><text:span text:style-name="T1">If y = 12 when x = 4 → k = y ÷ x = 12 ÷ 4 = 3 <text:s/></text:span></text:p>
      <text:p text:style-name="Standard"><text:span text:style-name="T1">So: y = 3x</text:span></text:p>
      <text:p text:style-name="Standard"><text:span text:style-name="T1">📊 Tables &amp; Graphs</text:span></text:p>
      <text:p text:style-name="Standard"><text:span text:style-name="T1">A proportional table has equal ratios</text:span></text:p>
      <text:p text:style-name="P1"/>
      <text:p text:style-name="Standard"><text:span text:style-name="T1">A proportional graph is a straight line through the origin (0, 0)</text:span></text:p>
      <text:p text:style-name="P1"/>
      <text:p text:style-name="Standard"><text:span text:style-name="T1">🧠 Try It Out!</text:span></text:p>
      <text:p text:style-name="Standard"><text:span text:style-name="T1">If x = 3 and y = 12, what is the constant of proportionality?</text:span></text:p>
      <text:p text:style-name="P1"/>
      <text:p text:style-name="Standard"><text:span text:style-name="T1">Write the equation for: x = 5, y = 40</text:span></text:p>
      <text:p text:style-name="P1"/>
      <text:p text:style-name="Standard"><text:span text:style-name="T1">Is this table proportional?</text:span></text:p>
      <text:p text:style-name="P1"/>
      <text:p text:style-name="P1"/>
      <text:p text:style-name="Standard"><text:span text:style-name="T1">x<text:tab/>y</text:span></text:p>
      <text:p text:style-name="Standard"><text:span text:style-name="T1">1<text:tab/>4</text:span></text:p>
      <text:p text:style-name="Standard"><text:span text:style-name="T1">2<text:tab/>8</text:span></text:p>
      <text:p text:style-name="Standard"><text:span text:style-name="T1">3<text:tab/>12</text:span></text:p>
      <text:p text:style-name="Standard"><text:span text:style-name="T1">True or False: A proportional graph must go through (0, 0)</text:span></text:p>
      <text:p text:style-name="P1"/>
      <text:p text:style-name="Standard"><text:span text:style-name="T1">BONUS: A car travels 180 miles in 3 hours. How far in 5 hours?</text:span></text:p>
      <text:p text:style-name="P1"/>
      <text:p text:style-name="Standard"><text:span text:style-name="T1">Ready to continue with Unit 2 – Rates and Percentages?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grwlrpn0iq1s"/><text:span text:style-name="T1">📈 Grade 7 – Unit 2: Rates and Percentages</text:span></text:p>
      <text:p text:style-name="Standard"><text:span text:style-name="T1">This unit builds on what you learned in Grade 6 — now with multi-step problems and percent increase/decrease.</text:span></text:p>
      <text:p text:style-name="P1"/>
      <text:p text:style-name="Standard"><text:span text:style-name="T1">🔁 Unit Rates</text:span></text:p>
      <text:p text:style-name="Standard"><text:span text:style-name="T1">A unit rate compares something to 1 unit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$18 for 3 books → 18 ÷ 3 = $6 per book</text:span></text:p>
      <text:p text:style-name="Standard"><text:span text:style-name="T1">💯 Percent Problems</text:span></text:p>
      <text:p text:style-name="Standard"><text:span text:style-name="T1">Percent = “out of 100”</text:span></text:p>
      <text:p text:style-name="P1"/>
      <text:p text:style-name="P1"/>
      <text:p text:style-name="Standard"><text:span text:style-name="T1">Type<text:tab/>Formula</text:span></text:p>
      <text:p text:style-name="Standard"><text:span text:style-name="T1">Finding a percent<text:tab/>part ÷ whole × 100</text:span></text:p>
      <text:p text:style-name="Standard"><text:span text:style-name="T1">Finding the part<text:tab/>percent × whole</text:span></text:p>
      <text:p text:style-name="Standard"><text:span text:style-name="T1">Finding the whole<text:tab/>part ÷ percent</text:span></text:p>
      <text:p text:style-name="Standard"><text:span text:style-name="T1">Example:</text:span></text:p>
      <text:p text:style-name="P1"/>
      <text:p text:style-name="P1"/>
      <text:p text:style-name="Standard"><text:span text:style-name="T1">What is 30% of 80? → 0.30 × 80 = 24</text:span></text:p>
      <text:p text:style-name="Standard"><text:span text:style-name="T1">🔺 Percent Increase/Decrease</text:span></text:p>
      <text:p text:style-name="Standard"><text:span text:style-name="T1">Use:</text:span></text:p>
      <text:p text:style-name="P1"/>
      <text:p text:style-name="Standard"><text:soft-page-break/><text:span text:style-name="T1">cpp</text:span></text:p>
      <text:p text:style-name="P1"/>
      <text:p text:style-name="Standard"><text:span text:style-name="T1">% change = (new – original) ÷ original × 100</text:span></text:p>
      <text:p text:style-name="Standard"><text:span text:style-name="T1">Example:</text:span></text:p>
      <text:p text:style-name="Standard"><text:span text:style-name="T1">Price goes from $50 to $65</text:span></text:p>
      <text:p text:style-name="Standard"><text:span text:style-name="T1">→ (65 – 50) ÷ 50 × 100 = 30% increase</text:span></text:p>
      <text:p text:style-name="P1"/>
      <text:p text:style-name="Standard"><text:span text:style-name="T1">🧠 Try It Out!</text:span></text:p>
      <text:p text:style-name="Standard"><text:span text:style-name="T1">Find the unit rate: $45 for 9 shirts</text:span></text:p>
      <text:p text:style-name="P1"/>
      <text:p text:style-name="Standard"><text:span text:style-name="T1">What is 25% of 60?</text:span></text:p>
      <text:p text:style-name="P1"/>
      <text:p text:style-name="Standard"><text:span text:style-name="T1">A price drops from $100 to $75 — what's the percent decrease?</text:span></text:p>
      <text:p text:style-name="P1"/>
      <text:p text:style-name="Standard"><text:span text:style-name="T1">A jacket costs $80 and is 20% off — what's the sale price?</text:span></text:p>
      <text:p text:style-name="P1"/>
      <text:p text:style-name="Standard"><text:span text:style-name="T1">BONUS: A test score went from 72 to 90. What’s the percent increase?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sei3xtqmap6w"/><text:span text:style-name="T1">➕➖ Grade 7 – Unit 3: Integers – Addition and Subtraction</text:span></text:p>
      <text:p text:style-name="Standard"><text:span text:style-name="T1">Integers include positive numbers, negative numbers, and zero.</text:span></text:p>
      <text:p text:style-name="P1"><text:soft-page-break/></text:p>
      <text:p text:style-name="Standard"><text:span text:style-name="T1">🔢 Adding Integers</text:span></text:p>
      <text:p text:style-name="Standard"><text:span text:style-name="T1">Same signs: Add and keep the sign</text:span></text:p>
      <text:p text:style-name="P1"/>
      <text:p text:style-name="Standard"><text:span text:style-name="T1">–4 + (–3) = –7 <text:s/></text:span></text:p>
      <text:p text:style-name="Standard"><text:span text:style-name="T1">5 + 2 = 7</text:span></text:p>
      <text:p text:style-name="Standard"><text:span text:style-name="T1">Different signs: Subtract and take the sign of the bigger number</text:span></text:p>
      <text:p text:style-name="P1"/>
      <text:p text:style-name="Standard"><text:span text:style-name="T1">7 + (–10) = –3 <text:s/></text:span></text:p>
      <text:p text:style-name="Standard"><text:span text:style-name="T1">–6 + 4 = –2</text:span></text:p>
      <text:p text:style-name="Standard"><text:span text:style-name="T1">➖ Subtracting Integers</text:span></text:p>
      <text:p text:style-name="Standard"><text:span text:style-name="T1">Change subtracti</text:span></text:p>
      <text:p text:style-name="P1"/>
      <text:p text:style-name="Standard"><text:span text:style-name="T1">nginx</text:span></text:p>
      <text:p text:style-name="P1"/>
      <text:p text:style-name="Standard"><text:span text:style-name="T1">a – b = a + (–b)</text:span></text:p>
      <text:p text:style-name="Standard"><text:span text:style-name="T1">Example:</text:span></text:p>
      <text:p text:style-name="P1"/>
      <text:p text:style-name="Standard"><text:span text:style-name="T1">5 – (–2) = 5 + 2 = 7 <text:s/></text:span></text:p>
      <text:p text:style-name="Standard"><text:span text:style-name="T1">–3 – 4 = –7</text:span></text:p>
      <text:p text:style-name="Standard"><text:span text:style-name="T1">📏 Number Line Tip</text:span></text:p>
      <text:p text:style-name="Standard"><text:span text:style-name="T1">Use a number line to visualize:</text:span></text:p>
      <text:p text:style-name="P1"/>
      <text:p text:style-name="Standard"><text:span text:style-name="T1">Right = positive</text:span></text:p>
      <text:p text:style-name="P1"/>
      <text:p text:style-name="Standard"><text:span text:style-name="T1">Left = negative</text:span></text:p>
      <text:p text:style-name="P1"/>
      <text:p text:style-name="Standard"><text:span text:style-name="T1">🧠 Try It Out!</text:span></text:p>
      <text:p text:style-name="Standard"><text:span text:style-name="T1">–5 + 3 = ?</text:span></text:p>
      <text:p text:style-name="P1"/>
      <text:p text:style-name="Standard"><text:span text:style-name="T1">8 + (–2) = ?</text:span></text:p>
      <text:p text:style-name="P1"/>
      <text:p text:style-name="Standard"><text:span text:style-name="T1">–4 – 6 = ?</text:span></text:p>
      <text:p text:style-name="P1"><text:soft-page-break/></text:p>
      <text:p text:style-name="Standard"><text:span text:style-name="T1">0 – (–9) = ?</text:span></text:p>
      <text:p text:style-name="P1"/>
      <text:p text:style-name="Standard"><text:span text:style-name="T1">BONUS: A diver is 10 meters below sea level. He descends 6 more meters. Where is he now?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2"><text:bookmark text:name="_cd585w5ebs3z"/></text:p>
      <text:p text:style-name="Heading_20_2"><text:bookmark text:name="_jqks3qw1vnhq"/><text:span text:style-name="T1">➕➖ Grade 7 – Unit 4: Rational Numbers – Addition &amp; Subtraction</text:span></text:p>
      <text:p text:style-name="Standard"><text:span text:style-name="T1">Rational numbers are numbers that can be written as fractions or decimals, including negatives.</text:span></text:p>
      <text:p text:style-name="P1"/>
      <text:p text:style-name="Standard"><text:span text:style-name="T1">🔢 Adding &amp; Subtracting Decimals</text:span></text:p>
      <text:p text:style-name="Standard"><text:span text:style-name="T1">Line up the decimal points.</text:span></text:p>
      <text:p text:style-name="P1"/>
      <text:p text:style-name="Standard"><text:span text:style-name="T1">Example:</text:span></text:p>
      <text:p text:style-name="P1"/>
      <text:p text:style-name="Standard"><text:span text:style-name="T1">–3.5 + 2.1 = –1.4 <text:s/></text:span></text:p>
      <text:p text:style-name="Standard"><text:span text:style-name="T1">5.75 – 6.2 = –0.45</text:span></text:p>
      <text:p text:style-name="Standard"><text:span text:style-name="T1">➕➖ Fractions (With Same Denominators)</text:span></text:p>
      <text:p text:style-name="Standard"><text:span text:style-name="T1">Just add or subtract the numerators:</text:span></text:p>
      <text:p text:style-name="P1"/>
      <text:p text:style-name="P1"/>
      <text:p text:style-name="P1"/>
      <text:p text:style-name="Standard"><text:soft-page-break/><text:span text:style-name="T1">3/5 + (–1/5) = 2/5 <text:s/></text:span></text:p>
      <text:p text:style-name="Standard"><text:span text:style-name="T1">–4/7 – 2/7 = –6/7</text:span></text:p>
      <text:p text:style-name="Standard"><text:span text:style-name="T1">🔁 Fractions (With Different Denominators)</text:span></text:p>
      <text:p text:style-name="Standard"><text:span text:style-name="T1">Find a common denominator first:</text:span></text:p>
      <text:p text:style-name="P1"/>
      <text:p text:style-name="P1"/>
      <text:p text:style-name="P1"/>
      <text:p text:style-name="Standard"><text:span text:style-name="T1">1/2 + (–1/4) → 2/4 + (–1/4) = 1/4</text:span></text:p>
      <text:p text:style-name="Standard"><text:span text:style-name="T1">✨ Word Problem Example</text:span></text:p>
      <text:p text:style-name="Standard"><text:span text:style-name="T1">A bank account has –$25. You deposit $40:</text:span></text:p>
      <text:p text:style-name="P1"/>
      <text:p text:style-name="P1"/>
      <text:p text:style-name="P1"/>
      <text:p text:style-name="Standard"><text:span text:style-name="T1">–25 + 40 = 15 → New balance = $15</text:span></text:p>
      <text:p text:style-name="Standard"><text:span text:style-name="T1">🧠 Try It Out!</text:span></text:p>
      <text:p text:style-name="Standard"><text:span text:style-name="T1">–3.2 + 5.7 = ?</text:span></text:p>
      <text:p text:style-name="P1"/>
      <text:p text:style-name="Standard"><text:span text:style-name="T1">4/9 – 7/9 = ?</text:span></text:p>
      <text:p text:style-name="P1"/>
      <text:p text:style-name="Standard"><text:span text:style-name="T1">–2.5 – 1.3 = ?</text:span></text:p>
      <text:p text:style-name="P1"/>
      <text:p text:style-name="Standard"><text:span text:style-name="T1">1/2 + (–3/8) = ?</text:span></text:p>
      <text:p text:style-name="P1"/>
      <text:p text:style-name="Standard"><text:span text:style-name="T1">BONUS: A submarine is 50 meters below sea level. It rises 37.6 meters. What’s its new depth?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Heading_20_2"><text:bookmark text:name="_xnt83okuc9gz"/><text:span text:style-name="T1">✖️➗ Grade 7 – Unit 5: Negative Numbers – Multiplication &amp; Division</text:span></text:p>
      <text:p text:style-name="Standard"><text:span text:style-name="T1">You already know how to multiply and divide — now apply it to negative numbers!</text:span></text:p>
      <text:p text:style-name="P1"/>
      <text:p text:style-name="Standard"><text:span text:style-name="T1">🔁 Multiplication Rules</text:span></text:p>
      <text:p text:style-name="P1"/>
      <text:p text:style-name="Standard"><text:span text:style-name="T1">Sign 1<text:tab/>Sign 2<text:tab/>Result</text:span></text:p>
      <text:p text:style-name="Standard"><text:span text:style-name="T1">+ × +<text:tab/>=<text:tab/>+</text:span></text:p>
      <text:p text:style-name="Standard"><text:span text:style-name="T1">+ × –<text:tab/>=<text:tab/>–</text:span></text:p>
      <text:p text:style-name="Standard"><text:span text:style-name="T1">– × +<text:tab/>=<text:tab/>–</text:span></text:p>
      <text:p text:style-name="Standard"><text:span text:style-name="T1">– × –<text:tab/>=<text:tab/>+</text:span></text:p>
      <text:p text:style-name="Standard"><text:span text:style-name="T1">Example:</text:span></text:p>
      <text:p text:style-name="P1"/>
      <text:p text:style-name="Standard"><text:span text:style-name="T1">–3 × 4 = –12 <text:s/></text:span></text:p>
      <text:p text:style-name="Standard"><text:span text:style-name="T1">–6 × –2 = 12</text:span></text:p>
      <text:p text:style-name="Standard"><text:span text:style-name="T1">🔁 Division Rules</text:span></text:p>
      <text:p text:style-name="Standard"><text:span text:style-name="T1">Same rules as multiplication!</text:span></text:p>
      <text:p text:style-name="P1"/>
      <text:p text:style-name="Standard"><text:span text:style-name="T1">Example:</text:span></text:p>
      <text:p text:style-name="P1"/>
      <text:p text:style-name="Standard"><text:span text:style-name="T1">12 ÷ (–3) = –4 <text:s/></text:span></text:p>
      <text:p text:style-name="Standard"><text:span text:style-name="T1">(–20) ÷ (–5) = 4</text:span></text:p>
      <text:p text:style-name="Standard"><text:span text:style-name="T1">🧊 Tip to Remember</text:span></text:p>
      <text:p text:style-name="Standard"><text:span text:style-name="T1">Same signs = positive</text:span></text:p>
      <text:p text:style-name="Standard"><text:span text:style-name="T1">Different signs = negative</text:span></text:p>
      <text:p text:style-name="P1"/>
      <text:p text:style-name="Standard"><text:span text:style-name="T1">🧠 Try It Out!</text:span></text:p>
      <text:p text:style-name="Standard"><text:span text:style-name="T1">–8 × 6 = ?</text:span></text:p>
      <text:p text:style-name="P1"/>
      <text:p text:style-name="Standard"><text:soft-page-break/><text:span text:style-name="T1">36 ÷ (–9) = ?</text:span></text:p>
      <text:p text:style-name="P1"/>
      <text:p text:style-name="Standard"><text:span text:style-name="T1">–7 × –3 = ?</text:span></text:p>
      <text:p text:style-name="P1"/>
      <text:p text:style-name="Standard"><text:span text:style-name="T1">(–18) ÷ 3 = ?</text:span></text:p>
      <text:p text:style-name="P1"/>
      <text:p text:style-name="Standard"><text:span text:style-name="T1">BONUS: A submarine descends at 4 meters per minute for 6 minutes. What is its change in depth?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my72f8q3duva"/><text:span text:style-name="T1">🧮 Grade 7 – Unit 6: Expressions, Equations, &amp; Inequalities</text:span></text:p>
      <text:p text:style-name="Standard"><text:span text:style-name="T1">Let’s build and solve with variables, equal signs, and comparison symbols.</text:span></text:p>
      <text:p text:style-name="P1"/>
      <text:p text:style-name="Standard"><text:span text:style-name="T1">🔣 Expressions</text:span></text:p>
      <text:p text:style-name="Standard"><text:span text:style-name="T1">An expression is a math phrase with no equal sign.</text:span></text:p>
      <text:p text:style-name="P1"/>
      <text:p text:style-name="Standard"><text:span text:style-name="T1">Example:</text:span></text:p>
      <text:p text:style-name="Standard"><text:span text:style-name="T1">css</text:span></text:p>
      <text:p text:style-name="P1"/>
      <text:p text:style-name="Standard"><text:span text:style-name="T1">3x + 5 <text:s/></text:span></text:p>
      <text:p text:style-name="Standard"><text:span text:style-name="T1">2(a – 4)</text:span></text:p>
      <text:p text:style-name="Standard"><text:span text:style-name="T1">You evaluate expressions by plugging in values.</text:span></text:p>
      <text:p text:style-name="P1"><text:soft-page-break/></text:p>
      <text:p text:style-name="Standard"><text:span text:style-name="T1">⚖️ Equations</text:span></text:p>
      <text:p text:style-name="Standard"><text:span text:style-name="T1">An equation has an equal sign and can be solved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2x + 1 = 7 <text:s/></text:span></text:p>
      <text:p text:style-name="Standard"><text:span text:style-name="T1">→ Subtract 1: 2x = 6 <text:s/></text:span></text:p>
      <text:p text:style-name="Standard"><text:span text:style-name="T1">→ Divide by 2: x = 3</text:span></text:p>
      <text:p text:style-name="Standard"><text:span text:style-name="T1">Use inverse operations to isolate the variable.</text:span></text:p>
      <text:p text:style-name="P1"/>
      <text:p text:style-name="Standard"><text:span text:style-name="T1">🔺 Inequalities</text:span></text:p>
      <text:p text:style-name="Standard"><text:span text:style-name="T1">Inequalities compare values using:</text:span></text:p>
      <text:p text:style-name="P1"/>
      <text:p text:style-name="P1"/>
      <text:p text:style-name="Standard"><text:span text:style-name="T1">Symbol<text:tab/>Meaning</text:span></text:p>
      <text:p text:style-name="Standard"><text:span text:style-name="T1">&lt;<text:tab/>Less than</text:span></text:p>
      <text:p text:style-name="Standard"><text:span text:style-name="T1">&gt;<text:tab/>Greater than</text:span></text:p>
      <text:p text:style-name="Standard"><text:span text:style-name="T1">≤<text:tab/>Less than or equal</text:span></text:p>
      <text:p text:style-name="Standard"><text:span text:style-name="T1">≥<text:tab/>Greater than or equal</text:span></text:p>
      <text:p text:style-name="Standard"><text:span text:style-name="T1">Example:</text:span></text:p>
      <text:p text:style-name="Standard"><text:span text:style-name="T1">nginx</text:span></text:p>
      <text:p text:style-name="P1"/>
      <text:p text:style-name="Standard"><text:span text:style-name="T1">x + 4 &lt; 10 → x &lt; 6</text:span></text:p>
      <text:p text:style-name="Standard"><text:span text:style-name="T1">You can graph the solution on a number line.</text:span></text:p>
      <text:p text:style-name="P1"/>
      <text:p text:style-name="Standard"><text:span text:style-name="T1">❗ Important:</text:span></text:p>
      <text:p text:style-name="Standard"><text:span text:style-name="T1">When multiplying or dividing by a negative in an inequality, flip the symbol.</text:span></text:p>
      <text:p text:style-name="P1"/>
      <text:p text:style-name="Standard"><text:span text:style-name="T1">Example:</text:span></text:p>
      <text:p text:style-name="P1"/>
      <text:p text:style-name="Standard"><text:span text:style-name="T1">–2x &gt; 8 → x &lt; –4</text:span></text:p>
      <text:p text:style-name="Standard"><text:soft-page-break/><text:span text:style-name="T1">🧠 Try It Out!</text:span></text:p>
      <text:p text:style-name="Standard"><text:span text:style-name="T1">Simplify: 2(x + 3)</text:span></text:p>
      <text:p text:style-name="P1"/>
      <text:p text:style-name="Standard"><text:span text:style-name="T1">Solve: 4x – 5 = 11</text:span></text:p>
      <text:p text:style-name="P1"/>
      <text:p text:style-name="Standard"><text:span text:style-name="T1">Solve and graph: x + 2 ≤ 7</text:span></text:p>
      <text:p text:style-name="P1"/>
      <text:p text:style-name="Standard"><text:span text:style-name="T1">Solve: –3x ≥ 9</text:span></text:p>
      <text:p text:style-name="P1"/>
      <text:p text:style-name="Standard"><text:span text:style-name="T1">BONUS: A number is increased by 4 and is less than 10 — write and solve the inequality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mnaze6rv4unj"/><text:span text:style-name="T1">🎲 Grade 7 – Unit 7: Statistics and Probability</text:span></text:p>
      <text:p text:style-name="Standard"><text:span text:style-name="T1">This unit helps you analyze data and understand the likelihood of events happening.</text:span></text:p>
      <text:p text:style-name="P1"/>
      <text:p text:style-name="Standard"><text:span text:style-name="T1">📊 Statistics</text:span></text:p>
      <text:p text:style-name="Standard"><text:span text:style-name="T1">Statistics is about collecting, organizing, and interpreting data.</text:span></text:p>
      <text:p text:style-name="P1"/>
      <text:p text:style-name="Standard"><text:span text:style-name="T1">Measures of Center:</text:span></text:p>
      <text:p text:style-name="Standard"><text:span text:style-name="T1">Mean → average</text:span></text:p>
      <text:p text:style-name="P1"/>
      <text:p text:style-name="Standard"><text:soft-page-break/><text:span text:style-name="T1">Median → middle number</text:span></text:p>
      <text:p text:style-name="P1"/>
      <text:p text:style-name="Standard"><text:span text:style-name="T1">Mode → most frequent</text:span></text:p>
      <text:p text:style-name="P1"/>
      <text:p text:style-name="Standard"><text:span text:style-name="T1">Range → difference between highest and lowest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Data: 3, 4, 4, 5, 6 <text:s/></text:span></text:p>
      <text:p text:style-name="Standard"><text:span text:style-name="T1">Mean = (3+4+4+5+6)/5 = 4.4 <text:s/></text:span></text:p>
      <text:p text:style-name="Standard"><text:span text:style-name="T1">Median = 4 <text:s/></text:span></text:p>
      <text:p text:style-name="Standard"><text:span text:style-name="T1">Mode = 4 <text:s/></text:span></text:p>
      <text:p text:style-name="Standard"><text:span text:style-name="T1">Range = 6 – 3 = 3</text:span></text:p>
      <text:p text:style-name="Standard"><text:span text:style-name="T1">📈 Box Plots (Box-and-Whisker)</text:span></text:p>
      <text:p text:style-name="Standard"><text:span text:style-name="T1">A box plot shows:</text:span></text:p>
      <text:p text:style-name="P1"/>
      <text:p text:style-name="Standard"><text:span text:style-name="T1">Mmum</text:span></text:p>
      <text:p text:style-name="P1"/>
      <text:p text:style-name="Standard"><text:span text:style-name="T1">Q1 (lower quartile)</text:span></text:p>
      <text:p text:style-name="P1"/>
      <text:p text:style-name="Standard"><text:span text:style-name="T1">Median</text:span></text:p>
      <text:p text:style-name="P1"/>
      <text:p text:style-name="Standard"><text:span text:style-name="T1">Q3 (upper quartile)</text:span></text:p>
      <text:p text:style-name="P1"/>
      <text:p text:style-name="Standard"><text:span text:style-name="T1">Maximum</text:span></text:p>
      <text:p text:style-name="P1"/>
      <text:p text:style-name="Standard"><text:span text:style-name="T1">Use it to visualize spread and compare data sets.</text:span></text:p>
      <text:p text:style-name="P1"/>
      <text:p text:style-name="Standard"><text:span text:style-name="T1">🎲 Probability</text:span></text:p>
      <text:p text:style-name="Standard"><text:span text:style-name="T1">Probability is the chance that something happens.</text:span></text:p>
      <text:p text:style-name="P1"/>
      <text:p text:style-name="Standard"><text:span text:style-name="T1">Formula:</text:span></text:p>
      <text:p text:style-name="P1"><text:soft-page-break/></text:p>
      <text:p text:style-name="P1"/>
      <text:p text:style-name="P1"/>
      <text:p text:style-name="Standard"><text:span text:style-name="T1">P(event) = favorable outcomes ÷ total outcomes</text:span></text:p>
      <text:p text:style-name="Standard"><text:span text:style-name="T1">Example:</text:span></text:p>
      <text:p text:style-name="Standard"><text:span text:style-name="T1">Roll a number less than 5 on a 6-sided die:</text:span></text:p>
      <text:p text:style-name="P1"/>
      <text:p text:style-name="P1"/>
      <text:p text:style-name="P1"/>
      <text:p text:style-name="Standard"><text:span text:style-name="T1">P = 4/6 = 2/3</text:span></text:p>
      <text:p text:style-name="Standard"><text:span text:style-name="T1">🎯 Experimental vs. Theoretical Probability</text:span></text:p>
      <text:p text:style-name="Standard"><text:span text:style-name="T1">Theoretical: based on math</text:span></text:p>
      <text:p text:style-name="P1"/>
      <text:p text:style-name="Standard"><text:span text:style-name="T1">Experimental: based on actual trials</text:span></text:p>
      <text:p text:style-name="P1"/>
      <text:p text:style-name="Standard"><text:span text:style-name="T1">🧠 Try It Out!</text:span></text:p>
      <text:p text:style-name="Standard"><text:span text:style-name="T1">Find the mean: 2, 5, 7, 8</text:span></text:p>
      <text:p text:style-name="P1"/>
      <text:p text:style-name="Standard"><text:span text:style-name="T1">What’s the probability of flipping heads on a coin?</text:span></text:p>
      <text:p text:style-name="P1"/>
      <text:p text:style-name="Standard"><text:span text:style-name="T1">What’s the mode: 4, 6, 6, 6, 7, 8?</text:span></text:p>
      <text:p text:style-name="P1"/>
      <text:p text:style-name="Standard"><text:span text:style-name="T1">A bag has 2 red, 3 green, and 5 blue marbles. What’s P(green)?</text:span></text:p>
      <text:p text:style-name="P1"/>
      <text:p text:style-name="Standard"><text:span text:style-name="T1">BONUS: Draw and label a box plot for: 1, 3, 4, 7, 9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Heading_20_2"><text:bookmark text:name="_hwioealee0fw"/><text:span text:style-name="T1">📐 Grade 7 – Unit 8: Scale Copies</text:span></text:p>
      <text:p text:style-name="Standard"><text:span text:style-name="T1">A scale copy is a figure that’s the same shape as the original — just larger or smaller.</text:span></text:p>
      <text:p text:style-name="P1"/>
      <text:p text:style-name="Standard"><text:span text:style-name="T1">🔁 What Stays the Same?</text:span></text:p>
      <text:p text:style-name="Standard"><text:span text:style-name="T1">Angles stay the same</text:span></text:p>
      <text:p text:style-name="P1"/>
      <text:p text:style-name="Standard"><text:span text:style-name="T1">Side lengths change, but all by the same scale factor</text:span></text:p>
      <text:p text:style-name="P1"/>
      <text:p text:style-name="Standard"><text:span text:style-name="T1">🔢 Scale Factor</text:span></text:p>
      <text:p text:style-name="Standard"><text:span text:style-name="T1">The number you multiply each side by to get the new figure.</text:span></text:p>
      <text:p text:style-name="P1"/>
      <text:p text:style-name="Standard"><text:span text:style-name="T1">Example:</text:span></text:p>
      <text:p text:style-name="Standard"><text:span text:style-name="T1">Original side = 4</text:span></text:p>
      <text:p text:style-name="Standard"><text:span text:style-name="T1">Scale factor = 3</text:span></text:p>
      <text:p text:style-name="Standard"><text:span text:style-name="T1">→ New side = 4 × 3 = 12</text:span></text:p>
      <text:p text:style-name="P1"/>
      <text:p text:style-name="Standard"><text:span text:style-name="T1">⚠️ Important</text:span></text:p>
      <text:p text:style-name="Standard"><text:span text:style-name="T1">Scale factor &gt; 1 → figure gets bigger</text:span></text:p>
      <text:p text:style-name="P1"/>
      <text:p text:style-name="Standard"><text:span text:style-name="T1">Scale factor &lt; 1 → figure gets smaller</text:span></text:p>
      <text:p text:style-name="P1"/>
      <text:p text:style-name="Standard"><text:span text:style-name="T1">✏️ How to Check if It’s a Scale Copy</text:span></text:p>
      <text:p text:style-name="Standard"><text:span text:style-name="T1">Same angle measures</text:span></text:p>
      <text:p text:style-name="P1"/>
      <text:p text:style-name="Standard"><text:span text:style-name="T1">All side lengths multiplied by the same number</text:span></text:p>
      <text:p text:style-name="P1"/>
      <text:p text:style-name="Standard"><text:span text:style-name="T1">If both are true → it's a scale copy.</text:span></text:p>
      <text:p text:style-name="P1"><text:soft-page-break/></text:p>
      <text:p text:style-name="Standard"><text:span text:style-name="T1">🧠 Try It Out!</text:span></text:p>
      <text:p text:style-name="Standard"><text:span text:style-name="T1">A triangle has sides 3, 4, 5. What are the side lengths if the scale factor is 2?</text:span></text:p>
      <text:p text:style-name="P1"/>
      <text:p text:style-name="Standard"><text:span text:style-name="T1">What’s the scale factor if a side goes from 5 to 15?</text:span></text:p>
      <text:p text:style-name="P1"/>
      <text:p text:style-name="Standard"><text:span text:style-name="T1">Are these scale copies?</text:span></text:p>
      <text:p text:style-name="P1"/>
      <text:p text:style-name="Standard"><text:span text:style-name="T1">Figure A: sides 2, 4, 6</text:span></text:p>
      <text:p text:style-name="P1"/>
      <text:p text:style-name="Standard"><text:span text:style-name="T1">Figure B: sides 4, 8, 12</text:span></text:p>
      <text:p text:style-name="P1"/>
      <text:p text:style-name="Standard"><text:span text:style-name="T1">A rectangle is scaled by 0.5. Is it bigger or smaller?</text:span></text:p>
      <text:p text:style-name="P1"/>
      <text:p text:style-name="Standard"><text:span text:style-name="T1">BONUS: A shape has an area of 20. A scale factor of 3 is applied. What happens to the area?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14s3q4b1bk7y"/></text:p>
      <text:p text:style-name="Heading_20_2"><text:bookmark text:name="_64y8kckxfvqr"/><text:span text:style-name="T1">🔷 Grade 7 – Unit 9: Geometry</text:span></text:p>
      <text:p text:style-name="Standard"><text:span text:style-name="T1">This unit focuses on understanding angles, area, surface area, and volume of geometric shapes.</text:span></text:p>
      <text:p text:style-name="P1"/>
      <text:p text:style-name="Standard"><text:span text:style-name="T1">📐 Angle Relationships</text:span></text:p>
      <text:p text:style-name="P1"><text:soft-page-break/></text:p>
      <text:p text:style-name="Standard"><text:span text:style-name="T1">Relationship<text:tab/>Rule</text:span></text:p>
      <text:p text:style-name="Standard"><text:span text:style-name="T1">Vertical angles<text:tab/>Opposite angles → equal</text:span></text:p>
      <text:p text:style-name="Standard"><text:span text:style-name="T1">Adjacent angles<text:tab/>Next to each other</text:span></text:p>
      <text:p text:style-name="Standard"><text:span text:style-name="T1">Supplementary angles<text:tab/>Add up to 180°</text:span></text:p>
      <text:p text:style-name="Standard"><text:span text:style-name="T1">Complementary angles<text:tab/>Add up to 90°</text:span></text:p>
      <text:p text:style-name="Standard"><text:span text:style-name="T1">Triangle angles<text:tab/>Always add up to 180°</text:span></text:p>
      <text:p text:style-name="Standard"><text:span text:style-name="T1">🟩 Area of 2D Shapes</text:span></text:p>
      <text:p text:style-name="P1"/>
      <text:p text:style-name="Standard"><text:span text:style-name="T1">Shape<text:tab/>Formula</text:span></text:p>
      <text:p text:style-name="Standard"><text:span text:style-name="T1">Triangle<text:tab/>A = ½ × base × height</text:span></text:p>
      <text:p text:style-name="Standard"><text:span text:style-name="T1">Trapezoid<text:tab/>A = ½ × (base₁ + base₂) × height</text:span></text:p>
      <text:p text:style-name="Standard"><text:span text:style-name="T1">Circle<text:tab/>A = π × r²</text:span></text:p>
      <text:p text:style-name="Standard"><text:span text:style-name="T1">📦 Surface Area</text:span></text:p>
      <text:p text:style-name="Standard"><text:span text:style-name="T1">Add the area of all faces.</text:span></text:p>
      <text:p text:style-name="P1"/>
      <text:p text:style-name="Standard"><text:span text:style-name="T1">Rectangular Prism: SA = 2lw + 2lh + 2wh</text:span></text:p>
      <text:p text:style-name="P1"/>
      <text:p text:style-name="Standard"><text:span text:style-name="T1">Cylinder: SA = 2πr² + 2πrh</text:span></text:p>
      <text:p text:style-name="P1"/>
      <text:p text:style-name="Standard"><text:span text:style-name="T1">📐 Volume</text:span></text:p>
      <text:p text:style-name="P1"/>
      <text:p text:style-name="Standard"><text:span text:style-name="T1">Shape<text:tab/>Formula</text:span></text:p>
      <text:p text:style-name="Standard"><text:span text:style-name="T1">Rectangular Prism<text:tab/>V = l × w × h</text:span></text:p>
      <text:p text:style-name="Standard"><text:span text:style-name="T1">Cylinder<text:tab/>V = π × r² × h</text:span></text:p>
      <text:p text:style-name="Standard"><text:span text:style-name="T1">🧠 Try It Out!</text:span></text:p>
      <text:p text:style-name="Standard"><text:span text:style-name="T1">What’s the area of a triangle with base 10 and height 6?</text:span></text:p>
      <text:p text:style-name="P1"/>
      <text:p text:style-name="Standard"><text:span text:style-name="T1">Find the missing angle: one angle is 60°, the other is 90°, what’s the third?</text:span></text:p>
      <text:p text:style-name="P1"/>
      <text:p text:style-name="Standard"><text:span text:style-name="T1">Volume of a box: 5 × 3 × 2 = ?</text:span></text:p>
      <text:p text:style-name="P1"/>
      <text:p text:style-name="Standard"><text:span text:style-name="T1">Surface area of a cube with side 4?</text:span></text:p>
      <text:p text:style-name="P1"><text:soft-page-break/></text:p>
      <text:p text:style-name="Standard"><text:span text:style-name="T1">BONUS: A cylinder has radius 3 cm and height 5 cm. Find its volume (use π ≈ 3.14)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nafv2aylcyr6"/><text:span text:style-name="T1">🔢 Grade 8 – Unit 1: Numbers and Operations</text:span></text:p>
      <text:p text:style-name="Standard"><text:span text:style-name="T1">This unit covers real numbers, irrational numbers, scientific notation, and roots.</text:span></text:p>
      <text:p text:style-name="P1"/>
      <text:p text:style-name="Standard"><text:span text:style-name="T1">🧮 Types of Numbers</text:span></text:p>
      <text:p text:style-name="P1"/>
      <text:p text:style-name="Standard"><text:span text:style-name="T1">Type<text:tab/>Example<text:tab/>Description</text:span></text:p>
      <text:p text:style-name="Standard"><text:span text:style-name="T1">Rational<text:tab/>1/2, 0.75, –4<text:tab/>Can be written as a fraction</text:span></text:p>
      <text:p text:style-name="Standard"><text:span text:style-name="T1">Irrational<text:tab/>√2, π<text:tab/>Cannot be written as a fraction, never ends or repeats</text:span></text:p>
      <text:p text:style-name="Standard"><text:span text:style-name="T1">Real<text:tab/>All rational and irrational numbers<text:tab/></text:span></text:p>
      <text:p text:style-name="Standard"><text:span text:style-name="T1">📏 Square Roots &amp; Cube Roots</text:span></text:p>
      <text:p text:style-name="Standard"><text:span text:style-name="T1">√16 = 4 because 4² = 16</text:span></text:p>
      <text:p text:style-name="P1"/>
      <text:p text:style-name="Standard"><text:span text:style-name="T1">∛27 = 3 because 3³ = 27</text:span></text:p>
      <text:p text:style-name="P1"/>
      <text:p text:style-name="Standard"><text:span text:style-name="T1">Not all square roots are rational:</text:span></text:p>
      <text:p text:style-name="P1"/>
      <text:p text:style-name="P1"/>
      <text:p text:style-name="P1"/>
      <text:p text:style-name="Standard"><text:span text:style-name="T1">√2 ≈ 1.41 (irrational)</text:span></text:p>
      <text:p text:style-name="Standard"><text:soft-page-break/><text:span text:style-name="T1">🧪 Scientific Notation</text:span></text:p>
      <text:p text:style-name="Standard"><text:span text:style-name="T1">Used to write very big or small numbers.</text:span></text:p>
      <text:p text:style-name="P1"/>
      <text:p text:style-name="Standard"><text:span text:style-name="T1">Example:</text:span></text:p>
      <text:p text:style-name="P1"/>
      <text:p text:style-name="Standard"><text:span text:style-name="T1">5,000 = 5 × 10³ <text:s/></text:span></text:p>
      <text:p text:style-name="Standard"><text:span text:style-name="T1">0.006 = 6 × 10⁻³</text:span></text:p>
      <text:p text:style-name="Standard"><text:span text:style-name="T1">💡 Estimating Roots</text:span></text:p>
      <text:p text:style-name="Standard"><text:span text:style-name="T1">Find two perfect squares the number falls between:</text:span></text:p>
      <text:p text:style-name="P1"/>
      <text:p text:style-name="P1"/>
      <text:p text:style-name="P1"/>
      <text:p text:style-name="Standard"><text:span text:style-name="T1">√50 is between √49 (7) and √64 (8) → So √50 ≈ 7.1</text:span></text:p>
      <text:p text:style-name="Standard"><text:span text:style-name="T1">🧠 Try It Out!</text:span></text:p>
      <text:p text:style-name="Standard"><text:span text:style-name="T1">Is 0.25 rational or irrational?</text:span></text:p>
      <text:p text:style-name="P1"/>
      <text:p text:style-name="Standard"><text:span text:style-name="T1">Estimate √20</text:span></text:p>
      <text:p text:style-name="P1"/>
      <text:p text:style-name="Standard"><text:span text:style-name="T1">Write 3,200,000 in scientific notation</text:span></text:p>
      <text:p text:style-name="P1"/>
      <text:p text:style-name="Standard"><text:span text:style-name="T1">Is π rational or irrational?</text:span></text:p>
      <text:p text:style-name="P1"/>
      <text:p text:style-name="Standard"><text:span text:style-name="T1">BONUS: Between which two integers does √90 fall?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Heading_20_2"><text:bookmark text:name="_6x3yc1m7hx78"/><text:span text:style-name="T1">🧩 Grade 8 – Unit 2: Solving Equations with One Unknown</text:span></text:p>
      <text:p text:style-name="Standard"><text:span text:style-name="T1">This unit focuses on solving linear equations that include variables, fractions, and parentheses.</text:span></text:p>
      <text:p text:style-name="P1"/>
      <text:p text:style-name="Standard"><text:span text:style-name="T1">🔁 Goal: Isolate the Variable</text:span></text:p>
      <text:p text:style-name="Standard"><text:span text:style-name="T1">Use inverse operations to undo addition, subtraction, multiplication, or division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2x + 5 = 11 <text:s/></text:span></text:p>
      <text:p text:style-name="Standard"><text:span text:style-name="T1">→ Subtract 5: 2x = 6 <text:s/></text:span></text:p>
      <text:p text:style-name="Standard"><text:span text:style-name="T1">→ Divide by 2: x = 3</text:span></text:p>
      <text:p text:style-name="Standard"><text:span text:style-name="T1">🧮 Equations with Fractions</text:span></text:p>
      <text:p text:style-name="Standard"><text:span text:style-name="T1">Multiply both sides by the least common denominator to eliminate fractions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x/3 + 2 = 5 <text:s/></text:span></text:p>
      <text:p text:style-name="Standard"><text:span text:style-name="T1">→ Subtract 2: x/3 = 3 <text:s/></text:span></text:p>
      <text:p text:style-name="Standard"><text:span text:style-name="T1">→ Multiply by 3: x = 9</text:span></text:p>
      <text:p text:style-name="Standard"><text:span text:style-name="T1">📐 Equations with Parentheses</text:span></text:p>
      <text:p text:style-name="Standard"><text:span text:style-name="T1">Use the distributive property first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3(x – 4) = 12 <text:s/></text:span></text:p>
      <text:p text:style-name="Standard"><text:span text:style-name="T1">→ 3x – 12 = 12 <text:s/></text:span></text:p>
      <text:p text:style-name="Standard"><text:soft-page-break/><text:span text:style-name="T1">→ Add 12: 3x = 24 <text:s/></text:span></text:p>
      <text:p text:style-name="Standard"><text:span text:style-name="T1">→ Divide: x = 8</text:span></text:p>
      <text:p text:style-name="Standard"><text:span text:style-name="T1">🔄 Equations with Variables on Both Sides</text:span></text:p>
      <text:p text:style-name="Standard"><text:span text:style-name="T1">Move all variables to one side, numbers to the other.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2x + 3 = x + 7 <text:s/></text:span></text:p>
      <text:p text:style-name="Standard"><text:span text:style-name="T1">→ Subtract x: x + 3 = 7 <text:s/></text:span></text:p>
      <text:p text:style-name="Standard"><text:span text:style-name="T1">→ Subtract 3: x = 4</text:span></text:p>
      <text:p text:style-name="Standard"><text:span text:style-name="T1">🧠 Try It Out!</text:span></text:p>
      <text:p text:style-name="Standard"><text:span text:style-name="T1">Solve: 5x – 2 = 18</text:span></text:p>
      <text:p text:style-name="P1"/>
      <text:p text:style-name="Standard"><text:span text:style-name="T1">Solve: x/4 + 1 = 5</text:span></text:p>
      <text:p text:style-name="P1"/>
      <text:p text:style-name="Standard"><text:span text:style-name="T1">Distribute and solve: 2(x + 3) = 14</text:span></text:p>
      <text:p text:style-name="P1"/>
      <text:p text:style-name="Standard"><text:span text:style-name="T1">Solve: 4x – 5 = 2x + 3</text:span></text:p>
      <text:p text:style-name="P1"/>
      <text:p text:style-name="Standard"><text:span text:style-name="T1">BONUS: Solve: (x – 1)/2 = (x + 3)/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52"><text:bookmark text:name="_rgdyhne1068s"/></text:p>
      <text:p text:style-name="Heading_20_2"><text:bookmark text:name="_wjroqlnznnli"/><text:span text:style-name="T1">📈 Grade 8 – Unit 3: Linear Equations and Functions</text:span></text:p>
      <text:p text:style-name="Standard"><text:span text:style-name="T1">A linear equation makes a straight line when graphed.</text:span></text:p>
      <text:p text:style-name="Standard"><text:span text:style-name="T1">A function is a rule where each input has one output.</text:span></text:p>
      <text:p text:style-name="P1"/>
      <text:p text:style-name="Standard"><text:span text:style-name="T1">📊 Slope-Intercept Form</text:span></text:p>
      <text:p text:style-name="Standard"><text:span text:style-name="T1">The most common linear equation form:</text:span></text:p>
      <text:p text:style-name="P1"/>
      <text:p text:style-name="P1"/>
      <text:p text:style-name="P1"/>
      <text:p text:style-name="Standard"><text:span text:style-name="T1">y = mx + b</text:span></text:p>
      <text:p text:style-name="Standard"><text:span text:style-name="T1">m = slope (rise over run)</text:span></text:p>
      <text:p text:style-name="P1"/>
      <text:p text:style-name="Standard"><text:span text:style-name="T1">b = y-intercept (where the line crosses the y-axis)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y = 2x + 3 → slope = 2, y-intercept = 3</text:span></text:p>
      <text:p text:style-name="Standard"><text:span text:style-name="T1">📐 Finding Slope</text:span></text:p>
      <text:p text:style-name="Standard"><text:span text:style-name="T1">Use two points:</text:span></text:p>
      <text:p text:style-name="P1"/>
      <text:p text:style-name="P1"/>
      <text:p text:style-name="P1"/>
      <text:p text:style-name="Standard"><text:span text:style-name="T1">Slope = (change in y) ÷ (change in x) <text:s/></text:span></text:p>
      <text:p text:style-name="Standard"><text:span text:style-name="T1">m = (y₂ – y₁) / (x₂ – x₁)</text:span></text:p>
      <text:p text:style-name="Standard"><text:span text:style-name="T1">Example:</text:span></text:p>
      <text:p text:style-name="Standard"><text:span text:style-name="T1">From (1, 2) to (3, 6):</text:span></text:p>
      <text:p text:style-name="P1"/>
      <text:p text:style-name="P1"/>
      <text:p text:style-name="P1"/>
      <text:p text:style-name="Standard"><text:span text:style-name="T1">m = (6 – 2)/(3 – 1) = 4/2 = 2</text:span></text:p>
      <text:p text:style-name="Standard"><text:soft-page-break/><text:span text:style-name="T1">📥 What Is a Function?</text:span></text:p>
      <text:p text:style-name="Standard"><text:span text:style-name="T1">A function pairs each input with only one output.</text:span></text:p>
      <text:p text:style-name="P1"/>
      <text:p text:style-name="Standard"><text:span text:style-name="T1">Example:</text:span></text:p>
      <text:p text:style-name="Standard"><text:span text:style-name="T1">java</text:span></text:p>
      <text:p text:style-name="P1"/>
      <text:p text:style-name="Standard"><text:span text:style-name="T1">f(x) = x + 5 <text:s/></text:span></text:p>
      <text:p text:style-name="Standard"><text:span text:style-name="T1">If x = 2, then f(x) = 7</text:span></text:p>
      <text:p text:style-name="Standard"><text:span text:style-name="T1">🧠 Try It Out!</text:span></text:p>
      <text:p text:style-name="Standard"><text:span text:style-name="T1">What is the slope in y = –3x + 1?</text:span></text:p>
      <text:p text:style-name="P1"/>
      <text:p text:style-name="Standard"><text:span text:style-name="T1">Find the y-intercept: y = 4x – 2</text:span></text:p>
      <text:p text:style-name="P1"/>
      <text:p text:style-name="Standard"><text:span text:style-name="T1">Is this a function? {(1, 2), (2, 3), (1, 4)}</text:span></text:p>
      <text:p text:style-name="P1"/>
      <text:p text:style-name="Standard"><text:span text:style-name="T1">Find the slope between (2, 5) and (4, 11)</text:span></text:p>
      <text:p text:style-name="P1"/>
      <text:p text:style-name="Standard"><text:span text:style-name="T1">BONUS: Write a function rule for a line that passes through (0, 3) with slope –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2"><text:bookmark text:name="_i1btk5yhfo43"/></text:p>
      <text:p text:style-name="Heading_20_2"><text:bookmark text:name="_935i8cucdnk7"/><text:span text:style-name="T1">🔄 Grade 8 – Unit 4: Systems of Equations</text:span></text:p>
      <text:p text:style-name="Standard"><text:soft-page-break/><text:span text:style-name="T1">A system of equations is two or more equations with the same variables.</text:span></text:p>
      <text:p text:style-name="Standard"><text:span text:style-name="T1">You solve them to find where the lines intersect — the solution.</text:span></text:p>
      <text:p text:style-name="P1"/>
      <text:p text:style-name="Standard"><text:span text:style-name="T1">🎯 Goal: Find the point (x, y) that works in both equations.</text:span></text:p>
      <text:p text:style-name="Standard"><text:span text:style-name="T1">✏️ 3 Methods to Solve a System</text:span></text:p>
      <text:p text:style-name="Standard"><text:span text:style-name="T1">1. Graphing</text:span></text:p>
      <text:p text:style-name="Standard"><text:span text:style-name="T1">Graph both lines</text:span></text:p>
      <text:p text:style-name="P1"/>
      <text:p text:style-name="Standard"><text:span text:style-name="T1">The intersection point = solution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y = 2x + 1 <text:s/></text:span></text:p>
      <text:p text:style-name="Standard"><text:span text:style-name="T1">y = –x + 4 <text:s/></text:span></text:p>
      <text:p text:style-name="Standard"><text:span text:style-name="T1">→ They cross at (1, 3)</text:span></text:p>
      <text:p text:style-name="Standard"><text:span text:style-name="T1">2. Substitution</text:span></text:p>
      <text:p text:style-name="Standard"><text:span text:style-name="T1">Solve one equation for a variable</text:span></text:p>
      <text:p text:style-name="P1"/>
      <text:p text:style-name="Standard"><text:span text:style-name="T1">Plug into the other</text:span></text:p>
      <text:p text:style-name="P1"/>
      <text:p text:style-name="Standard"><text:span text:style-name="T1">Example:</text:span></text:p>
      <text:p text:style-name="P1"/>
      <text:p text:style-name="P1"/>
      <text:p text:style-name="Standard"><text:span text:style-name="T1">y = 2x <text:s/></text:span></text:p>
      <text:p text:style-name="Standard"><text:span text:style-name="T1">x + y = 9 <text:s/></text:span></text:p>
      <text:p text:style-name="Standard"><text:span text:style-name="T1">→ x + 2x = 9 → 3x = 9 → x = 3 <text:s/></text:span></text:p>
      <text:p text:style-name="Standard"><text:span text:style-name="T1">→ y = 2(3) = 6 → solution: (3, 6)</text:span></text:p>
      <text:p text:style-name="Standard"><text:span text:style-name="T1">3. Elimination</text:span></text:p>
      <text:p text:style-name="Standard"><text:span text:style-name="T1">Add or subtract equations to cancel a variable</text:span></text:p>
      <text:p text:style-name="P1"/>
      <text:p text:style-name="Standard"><text:span text:style-name="T1">Example:</text:span></text:p>
      <text:p text:style-name="P1"/>
      <text:p text:style-name="P1"><text:soft-page-break/></text:p>
      <text:p text:style-name="Standard"><text:span text:style-name="T1">x + y = 7 <text:s/></text:span></text:p>
      <text:p text:style-name="Standard"><text:span text:style-name="T1">x – y = 1 <text:s/></text:span></text:p>
      <text:p text:style-name="Standard"><text:span text:style-name="T1">→ Add: 2x = 8 → x = 4 <text:s/></text:span></text:p>
      <text:p text:style-name="Standard"><text:span text:style-name="T1">→ Plug in: 4 + y = 7 → y = 3 → solution: (4, 3)</text:span></text:p>
      <text:p text:style-name="Standard"><text:span text:style-name="T1">🧠 Try It Out!</text:span></text:p>
      <text:p text:style-name="Standard"><text:span text:style-name="T1">Solve by substitution: y = x + 1, 2x + y = 7</text:span></text:p>
      <text:p text:style-name="P1"/>
      <text:p text:style-name="Standard"><text:span text:style-name="T1">Solve by elimination:</text:span></text:p>
      <text:p text:style-name="Standard"><text:span text:style-name="T1">x + y = 10</text:span></text:p>
      <text:p text:style-name="Standard"><text:span text:style-name="T1">x – y = 2</text:span></text:p>
      <text:p text:style-name="P1"/>
      <text:p text:style-name="Standard"><text:span text:style-name="T1">What’s the soluti</text:span></text:p>
      <text:p text:style-name="P1"/>
      <text:p text:style-name="Standard"><text:span text:style-name="T1">True or False: Two lines that never meet have no solution</text:span></text:p>
      <text:p text:style-name="P1"/>
      <text:p text:style-name="Standard"><text:span text:style-name="T1">BONUS: A system has no solution — what do the graphs look like?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f2i3fsx4eu2x"/><text:span text:style-name="T1">📐 Grade 8 – Unit 5: Geometry</text:span></text:p>
      <text:p text:style-name="Standard"><text:span text:style-name="T1">This unit focuses on angles, congruent shapes, and applying the Pythagorean Theorem.</text:span></text:p>
      <text:p text:style-name="P1"><text:soft-page-break/></text:p>
      <text:p text:style-name="Standard"><text:span text:style-name="T1">📏 Angle Relationships</text:span></text:p>
      <text:p text:style-name="P1"/>
      <text:p text:style-name="Standard"><text:span text:style-name="T1">Relationship<text:tab/>Description</text:span></text:p>
      <text:p text:style-name="Standard"><text:span text:style-name="T1">Vertical Angles<text:tab/>Opposite angles → equal</text:span></text:p>
      <text:p text:style-name="Standard"><text:span text:style-name="T1">Supplementary Angles<text:tab/>Add to 180°</text:span></text:p>
      <text:p text:style-name="Standard"><text:span text:style-name="T1">Complementary Angles<text:tab/>Add to 90°</text:span></text:p>
      <text:p text:style-name="Standard"><text:span text:style-name="T1">Triangle Angles<text:tab/>Always add to 180°</text:span></text:p>
      <text:p text:style-name="Standard"><text:span text:style-name="T1">🧩 Congruence</text:span></text:p>
      <text:p text:style-name="Standard"><text:span text:style-name="T1">Two figures are congruent if they have:</text:span></text:p>
      <text:p text:style-name="P1"/>
      <text:p text:style-name="Standard"><text:span text:style-name="T1">Same shape and size</text:span></text:p>
      <text:p text:style-name="P1"/>
      <text:p text:style-name="Standard"><text:span text:style-name="T1">Can be moved (rotated, flipped, slid) to match</text:span></text:p>
      <text:p text:style-name="P1"/>
      <text:p text:style-name="Standard"><text:span text:style-name="T1">🧮 Pythagorean Theorem</text:span></text:p>
      <text:p text:style-name="Standard"><text:span text:style-name="T1">Used in right triangles to find a missing side:</text:span></text:p>
      <text:p text:style-name="P1"/>
      <text:p text:style-name="Standard"><text:span text:style-name="T1">r</text:span></text:p>
      <text:p text:style-name="P1"/>
      <text:p text:style-name="Standard"><text:span text:style-name="T1">a² + b² = c² <text:s/></text:span></text:p>
      <text:p text:style-name="Standard"><text:span text:style-name="T1">(c = hypotenuse)</text:span></text:p>
      <text:p text:style-name="Standard"><text:span text:style-name="T1">Example:</text:span></text:p>
      <text:p text:style-name="Standard"><text:span text:style-name="T1">java</text:span></text:p>
      <text:p text:style-name="P1"/>
      <text:p text:style-name="Standard"><text:span text:style-name="T1">If a = 3 and b = 4 <text:s/></text:span></text:p>
      <text:p text:style-name="Standard"><text:span text:style-name="T1">→ 3² + 4² = c² → 9 + 16 = 25 → c = 5</text:span></text:p>
      <text:p text:style-name="Standard"><text:span text:style-name="T1">🧠 Try It Out!</text:span></text:p>
      <text:p text:style-name="Standard"><text:span text:style-name="T1">Find the missing side: a = 6, b = 8</text:span></text:p>
      <text:p text:style-name="P1"/>
      <text:p text:style-name="Standard"><text:span text:style-name="T1">Two angles are 40° and 90° — what's the third angle?</text:span></text:p>
      <text:p text:style-name="P1"/>
      <text:p text:style-name="Standard"><text:span text:style-name="T1">True or False: Congruent figures must face the same way</text:span></text:p>
      <text:p text:style-name="P1"><text:soft-page-break/></text:p>
      <text:p text:style-name="Standard"><text:span text:style-name="T1">Are vertical angles always equal?</text:span></text:p>
      <text:p text:style-name="P1"/>
      <text:p text:style-name="Standard"><text:span text:style-name="T1">BONUS: A right triangle has one leg 5 and hypotenuse 13. What’s the other leg?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3rpuuspclyct"/><text:span text:style-name="T1">🔄 Grade 8 – Unit 6: Geometric Transformations</text:span></text:p>
      <text:p text:style-name="Standard"><text:span text:style-name="T1">Transformations move or change a figure while keeping its shape and size.</text:span></text:p>
      <text:p text:style-name="P1"/>
      <text:p text:style-name="Standard"><text:span text:style-name="T1">✏️ Types of Transformations</text:span></text:p>
      <text:p text:style-name="P1"/>
      <text:p text:style-name="Standard"><text:span text:style-name="T1">Type<text:tab/>Description</text:span></text:p>
      <text:p text:style-name="Standard"><text:span text:style-name="T1">Translation<text:tab/>Slides the shape (no turn or flip)</text:span></text:p>
      <text:p text:style-name="Standard"><text:span text:style-name="T1">Reflection<text:tab/>Flips the shape over a line</text:span></text:p>
      <text:p text:style-name="Standard"><text:span text:style-name="T1">Rotation<text:tab/>Turns the shape around a point</text:span></text:p>
      <text:p text:style-name="Standard"><text:span text:style-name="T1">Dilation<text:tab/>Resizes the shape (makes it bigger or smaller)</text:span></text:p>
      <text:p text:style-name="Standard"><text:span text:style-name="T1">🎯 Rigid Transformations</text:span></text:p>
      <text:p text:style-name="Standard"><text:span text:style-name="T1">Translation, reflection, and rotation are rigid</text:span></text:p>
      <text:p text:style-name="P1"/>
      <text:p text:style-name="Standard"><text:span text:style-name="T1">They keep the figure congruent (same shape and size)</text:span></text:p>
      <text:p text:style-name="P1"/>
      <text:p text:style-name="Standard"><text:soft-page-break/><text:span text:style-name="T1">📏 Dilation and Scale Factor</text:span></text:p>
      <text:p text:style-name="Standard"><text:span text:style-name="T1">Dilation changes size but keeps shape</text:span></text:p>
      <text:p text:style-name="P1"/>
      <text:p text:style-name="Standard"><text:span text:style-name="T1">Scale factor &gt; 1 → enlargement</text:span></text:p>
      <text:p text:style-name="P1"/>
      <text:p text:style-name="Standard"><text:span text:style-name="T1">Scale factor &lt; 1 → reduction</text:span></text:p>
      <text:p text:style-name="P1"/>
      <text:p text:style-name="Standard"><text:span text:style-name="T1">📍 Describing Transformations</text:span></text:p>
      <text:p text:style-name="Standard"><text:span text:style-name="T1">Translation: "5 units right, 2 units up"</text:span></text:p>
      <text:p text:style-name="P1"/>
      <text:p text:style-name="Standard"><text:span text:style-name="T1">Reflection: "across the x-axis"</text:span></text:p>
      <text:p text:style-name="P1"/>
      <text:p text:style-name="Standard"><text:span text:style-name="T1">Rotation: "90° clockwise around the origin"</text:span></text:p>
      <text:p text:style-name="P1"/>
      <text:p text:style-name="Standard"><text:span text:style-name="T1">Dilation: "scale factor 2, center at (0, 0)"</text:span></text:p>
      <text:p text:style-name="P1"/>
      <text:p text:style-name="Standard"><text:span text:style-name="T1">🧠 Try It Out!</text:span></text:p>
      <text:p text:style-name="Standard"><text:span text:style-name="T1">What transformation flips a shape?</text:span></text:p>
      <text:p text:style-name="P1"/>
      <text:p text:style-name="Standard"><text:span text:style-name="T1">If a triangle is rotated 180° around the origin, is it congruent?</text:span></text:p>
      <text:p text:style-name="P1"/>
      <text:p text:style-name="Standard"><text:span text:style-name="T1">A shape is dilated by a factor of 0.5 — is it larger or smaller?</text:span></text:p>
      <text:p text:style-name="P1"/>
      <text:p text:style-name="Standard"><text:span text:style-name="T1">Describe the translation from (2, 3) to (5, 7)</text:span></text:p>
      <text:p text:style-name="P1"/>
      <text:p text:style-name="Standard"><text:span text:style-name="T1">BONUS: A figure is reflected over the y-axis and then translated 3 units down. Describe the full transformation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ymrt51en7brc"/><text:span text:style-name="T1">📊 Grade 8 – Unit 7: Data and Modeling</text:span></text:p>
      <text:p text:style-name="Standard"><text:span text:style-name="T1">This unit helps you analyze data, understand trends, and create models to represent real-world relationships.</text:span></text:p>
      <text:p text:style-name="P1"/>
      <text:p text:style-name="Standard"><text:span text:style-name="T1">📈 Scatter Plots</text:span></text:p>
      <text:p text:style-name="Standard"><text:span text:style-name="T1">A scatter plot shows data points on a graph.</text:span></text:p>
      <text:p text:style-name="Standard"><text:span text:style-name="T1">It helps you see patterns, trends, or correlations.</text:span></text:p>
      <text:p text:style-name="P1"/>
      <text:p text:style-name="Standard"><text:span text:style-name="T1">Types of trends:</text:span></text:p>
      <text:p text:style-name="Standard"><text:span text:style-name="T1">Positive → points go up (as x increases, y increases)</text:span></text:p>
      <text:p text:style-name="P1"/>
      <text:p text:style-name="Standard"><text:span text:style-name="T1">Negative → points go down</text:span></text:p>
      <text:p text:style-name="P1"/>
      <text:p text:style-name="Standard"><text:span text:style-name="T1">No correlation → points are scattered randomly</text:span></text:p>
      <text:p text:style-name="P1"/>
      <text:p text:style-name="Standard"><text:span text:style-name="T1">📉 Line of Best Fit</text:span></text:p>
      <text:p text:style-name="Standard"><text:span text:style-name="T1">A straight line that best represents the data.</text:span></text:p>
      <text:p text:style-name="Standard"><text:span text:style-name="T1">You can estimate it and write its equation in:</text:span></text:p>
      <text:p text:style-name="P1"/>
      <text:p text:style-name="P1"/>
      <text:p text:style-name="P1"/>
      <text:p text:style-name="Standard"><text:span text:style-name="T1">y = mx + b</text:span></text:p>
      <text:p text:style-name="Standard"><text:span text:style-name="T1">This is a linear model.</text:span></text:p>
      <text:p text:style-name="P1"/>
      <text:p text:style-name="Standard"><text:span text:style-name="T1">🧮 Interpreting Models</text:span></text:p>
      <text:p text:style-name="Standard"><text:span text:style-name="T1">From the equation of a line:</text:span></text:p>
      <text:p text:style-name="P1"/>
      <text:p text:style-name="Standard"><text:soft-page-break/><text:span text:style-name="T1">Slope (m) tells the rate of change</text:span></text:p>
      <text:p text:style-name="P1"/>
      <text:p text:style-name="Standard"><text:span text:style-name="T1">Y-intercept (b) is the starting value when x = 0</text:span></text:p>
      <text:p text:style-name="P1"/>
      <text:p text:style-name="Standard"><text:span text:style-name="T1">📊 Two-Way Tables</text:span></text:p>
      <text:p text:style-name="Standard"><text:span text:style-name="T1">Used to organize data for two categories.</text:span></text:p>
      <text:p text:style-name="P1"/>
      <text:p text:style-name="Standard"><text:span text:style-name="T1">Example:</text:span></text:p>
      <text:p text:style-name="P1"/>
      <text:p text:style-name="Standard"><text:span text:style-name="T1">Likes Math<text:tab/>Doesn't Like Math<text:tab/>Total</text:span></text:p>
      <text:p text:style-name="Standard"><text:span text:style-name="T1">Boys<text:tab/>12<text:tab/>8<text:tab/>20</text:span></text:p>
      <text:p text:style-name="Standard"><text:span text:style-name="T1">Girls<text:tab/>15<text:tab/>5<text:tab/>20</text:span></text:p>
      <text:p text:style-name="Standard"><text:span text:style-name="T1">Total<text:tab/>27<text:tab/>13<text:tab/>40</text:span></text:p>
      <text:p text:style-name="Standard"><text:span text:style-name="T1">You can find joint, marginal, and conditional frequencies from this.</text:span></text:p>
      <text:p text:style-name="P1"/>
      <text:p text:style-name="Standard"><text:span text:style-name="T1">🧠 Try It Out!</text:span></text:p>
      <text:p text:style-name="Standard"><text:span text:style-name="T1">Is this correlation positive, negative, or none: hours studied vs. test score?</text:span></text:p>
      <text:p text:style-name="P1"/>
      <text:p text:style-name="Standard"><text:span text:style-name="T1">What does the slope mean in y = 2x + 5?</text:span></text:p>
      <text:p text:style-name="P1"/>
      <text:p text:style-name="Standard"><text:span text:style-name="T1">Use the table to find: how many students don’t like math?</text:span></text:p>
      <text:p text:style-name="P1"/>
      <text:p text:style-name="Standard"><text:span text:style-name="T1">Estimate a line of best fit for points near y = –x + 4</text:span></text:p>
      <text:p text:style-name="P1"/>
      <text:p text:style-name="Standard"><text:span text:style-name="T1">BONUS: A scatter plot shows height vs. shoe size — explain what a line of best fit might help you predict.</text:span></text:p>
      <text:p text:style-name="P1"/>
      <text:p text:style-name="Heading_20_2"><text:bookmark text:name="_2h2bzo417doj"/><text:span text:style-name="T1">Quiz Answers</text:span></text:p>
      <text:p text:style-name="Heading_20_3"><text:bookmark text:name="_fo9j0f6szkle"/><text:span text:style-name="T1">Pre-Maths</text:span></text:p>
      <text:p text:style-name="P2"><text:span text:style-name="T2">Pre-Maths Chapter 2: Basic Maths</text:span></text:p>
      <text:list xml:id="list713721574" text:style-name="WWNum36">
        <text:list-item>
          <text:p text:style-name="P4"><text:span text:style-name="T1">4 + 3 = </text:span><text:span text:style-name="T2">7<text:line-break/></text:span></text:p>
        </text:list-item>
        <text:list-item>
          <text:p text:style-name="P83"><text:span text:style-name="T1">10 – 6 = </text:span><text:span text:style-name="T2">4<text:line-break/></text:span></text:p>
        </text:list-item>
        <text:list-item>
          <text:p text:style-name="P83"><text:span text:style-name="T1">5 × 2 = </text:span><text:span text:style-name="T2">10<text:line-break/></text:span></text:p>
        </text:list-item>
        <text:list-item>
          <text:p text:style-name="P83"><text:span text:style-name="T1">8 ÷ 4 = </text:span><text:span text:style-name="T2">2<text:line-break/></text:span></text:p>
        </text:list-item>
        <text:list-item>
          <text:p text:style-name="P162"><text:soft-page-break/><text:span text:style-name="T1">3 + 2 × 2 = </text:span><text:span text:style-name="T2">7</text:span><text:span text:style-name="T1"> (multiplication first: 2 × 2 = 4, then 3 + 4)<text:line-break/></text:span></text:p>
        </text:list-item>
      </text:list>
      <text:p text:style-name="P2"><text:span text:style-name="T2">Pre-Maths Chapter 3</text:span></text:p>
      <text:list xml:id="list3479215030" text:style-name="WWNum37">
        <text:list-item>
          <text:p text:style-name="P5"><text:span text:style-name="T1">39 + 26 = </text:span><text:span text:style-name="T2">65<text:line-break/></text:span></text:p>
        </text:list-item>
        <text:list-item>
          <text:p text:style-name="P84"><text:span text:style-name="T1">85 – 47 = </text:span><text:span text:style-name="T2">38<text:line-break/></text:span></text:p>
        </text:list-item>
        <text:list-item>
          <text:p text:style-name="P84"><text:span text:style-name="T1">61 + 14 = </text:span><text:span text:style-name="T2">75<text:line-break/></text:span></text:p>
        </text:list-item>
        <text:list-item>
          <text:p text:style-name="P84"><text:span text:style-name="T1">50 – 29 = </text:span><text:span text:style-name="T2">21<text:line-break/></text:span></text:p>
        </text:list-item>
        <text:list-item>
          <text:p text:style-name="P163"><text:span text:style-name="T1">48 + 36 – 20 = </text:span><text:span text:style-name="T2">64</text:span></text:p>
        </text:list-item>
      </text:list>
      <text:p text:style-name="P248"><text:bookmark text:name="_mnqcudy7qfze"/><text:span text:style-name="T1">Grade 2</text:span></text:p>
      <text:p text:style-name="P2"><text:span text:style-name="T2">Grade 2 – Chapter 4</text:span></text:p>
      <text:list xml:id="list3756346989" text:style-name="WWNum25">
        <text:list-item>
          <text:p text:style-name="P6"><text:span text:style-name="T1">123 + 456 = </text:span><text:span text:style-name="T2">579<text:line-break/></text:span></text:p>
        </text:list-item>
        <text:list-item>
          <text:p text:style-name="P85"><text:span text:style-name="T1">980 – 345 = </text:span><text:span text:style-name="T2">635<text:line-break/></text:span></text:p>
        </text:list-item>
        <text:list-item>
          <text:p text:style-name="P85"><text:span text:style-name="T1">305 + 197 = </text:span><text:span text:style-name="T2">502<text:line-break/></text:span></text:p>
        </text:list-item>
        <text:list-item>
          <text:p text:style-name="P85"><text:span text:style-name="T1">402 – 189 = </text:span><text:span text:style-name="T2">213<text:line-break/></text:span></text:p>
        </text:list-item>
        <text:list-item>
          <text:p text:style-name="P164"><text:span text:style-name="T1">456 + 129 – 300 = </text:span><text:span text:style-name="T2">285<text:line-break/></text:span></text:p>
        </text:list-item>
      </text:list>
      <text:p text:style-name="P2"><text:span text:style-name="T2">Grade 2 – Chapter 5</text:span></text:p>
      <text:list xml:id="list3605689848" text:style-name="WWNum2">
        <text:list-item>
          <text:p text:style-name="P7"><text:span text:style-name="T1">1 quarter + 2 nickels + 4 pennies = </text:span><text:span text:style-name="T2">39¢<text:line-break/></text:span></text:p>
        </text:list-item>
        <text:list-item>
          <text:p text:style-name="P86"><text:span text:style-name="T1">Can you buy a toy that costs 65¢ with 50¢? → </text:span><text:span text:style-name="T2">No<text:line-break/></text:span></text:p>
        </text:list-item>
        <text:list-item>
          <text:p text:style-name="P86"><text:span text:style-name="T1">2:15 + 30 minutes = </text:span><text:span text:style-name="T2">2:45<text:line-break/></text:span></text:p>
        </text:list-item>
        <text:list-item>
          <text:p text:style-name="P86"><text:span text:style-name="T1">9 o’clock<text:line-break/></text:span></text:p>
        </text:list-item>
        <text:list-item>
          <text:p text:style-name="P165"><text:span text:style-name="T1">$5 – $3.75 = </text:span><text:span text:style-name="T2">$1.25</text:span><text:span text:style-name="T1"> change<text:line-break/></text:span></text:p>
        </text:list-item>
      </text:list>
      <text:p text:style-name="P2"><text:span text:style-name="T2">Grade 2 – Chapter 6</text:span></text:p>
      <text:list xml:id="list54809290" text:style-name="WWNum40">
        <text:list-item>
          <text:p text:style-name="P8"><text:span text:style-name="T1">50 cm &lt; 1 meter → </text:span><text:span text:style-name="T2">Shorter<text:line-break/></text:span></text:p>
        </text:list-item>
        <text:list-item>
          <text:p text:style-name="P87"><text:span text:style-name="T1">1 kg of feathers vs. 1 kg of bricks → </text:span><text:span text:style-name="T2">Same weight<text:line-break/></text:span></text:p>
        </text:list-item>
        <text:list-item>
          <text:p text:style-name="P87"><text:span text:style-name="T1">1 quart &gt; 1 cup → </text:span><text:span text:style-name="T2">Quart<text:line-break/></text:span></text:p>
        </text:list-item>
        <text:list-item>
          <text:p text:style-name="P87"><text:span text:style-name="T1">2 kg backpack → </text:span><text:span text:style-name="T2">Medium-heavy<text:line-break/></text:span></text:p>
        </text:list-item>
        <text:list-item>
          <text:p text:style-name="P166"><text:span text:style-name="T1">3 feet = </text:span><text:span text:style-name="T2">36 inches<text:line-break/></text:span></text:p>
        </text:list-item>
      </text:list>
      <text:p text:style-name="P2"><text:span text:style-name="T2">Grade 2 – Chapter 7</text:span></text:p>
      <text:list xml:id="list2586841706" text:style-name="WWNum50">
        <text:list-item>
          <text:p text:style-name="P9"><text:span text:style-name="T1">Most votes = </text:span><text:span text:style-name="T2">Grape<text:line-break/></text:span></text:p>
        </text:list-item>
        <text:list-item>
          <text:p text:style-name="P88"><text:span text:style-name="T1">More cats than fish = </text:span><text:span text:style-name="T2">2 more<text:line-break/></text:span></text:p>
        </text:list-item>
        <text:list-item>
          <text:p text:style-name="P88"><text:span text:style-name="T1">⚽ = 2 → 4 soccer balls = </text:span><text:span text:style-name="T2">8 kids<text:line-break/></text:span></text:p>
        </text:list-item>
        <text:list-item>
          <text:p text:style-name="P167"><text:span text:style-name="T1">Bar graph: Red = 6, Blue = 3, Green = 5<text:line-break/></text:span></text:p>
        </text:list-item>
      </text:list>
      <text:p text:style-name="P2"><text:span text:style-name="T2">Grade 2 – Chapter 8</text:span></text:p>
      <text:list xml:id="list2984501535" text:style-name="WWNum3">
        <text:list-item>
          <text:p text:style-name="P10"><text:span text:style-name="T1">Hexagon = </text:span><text:span text:style-name="T2">6 sides<text:line-break/></text:span></text:p>
        </text:list-item>
        <text:list-item>
          <text:p text:style-name="P89"><text:soft-page-break/><text:span text:style-name="T1">Circle has </text:span><text:span text:style-name="T2">no corners<text:line-break/></text:span></text:p>
        </text:list-item>
        <text:list-item>
          <text:p text:style-name="P89"><text:span text:style-name="T1">Can shape = </text:span><text:span text:style-name="T2">Cylinder<text:line-break/></text:span></text:p>
        </text:list-item>
        <text:list-item>
          <text:p text:style-name="P89"><text:span text:style-name="T1">More edges: </text:span><text:span text:style-name="T2">Cube<text:line-break/></text:span></text:p>
        </text:list-item>
        <text:list-item>
          <text:p text:style-name="P168"><text:span text:style-name="T1">BONUS: (your own drawing)<text:line-break/></text:span></text:p>
        </text:list-item>
      </text:list>
      <text:p text:style-name="P249"><text:bookmark text:name="_x4kxhe7spq16"/><text:span text:style-name="T1">Grade 3</text:span></text:p>
      <text:p text:style-name="P2"><text:span text:style-name="T2">Grade 3 – Unit 1: Intro to Multiplication</text:span></text:p>
      <text:list xml:id="list3836554770" text:style-name="WWNum62">
        <text:list-item>
          <text:p text:style-name="P11"><text:span text:style-name="T1">4 × 2 = </text:span><text:span text:style-name="T2">8<text:line-break/></text:span></text:p>
        </text:list-item>
        <text:list-item>
          <text:p text:style-name="P90"><text:span text:style-name="T1">3 × 3 as addition → </text:span><text:span text:style-name="T2">3 + 3 + 3 = 9<text:line-break/></text:span></text:p>
        </text:list-item>
        <text:list-item>
          <text:p text:style-name="P90"><text:span text:style-name="T1">Array for 2 × 5 → 2 rows of 5 blocks<text:line-break/></text:span></text:p>
        </text:list-item>
        <text:list-item>
          <text:p text:style-name="P90"><text:span text:style-name="T1">0 × 9 = </text:span><text:span text:style-name="T2">0<text:line-break/></text:span></text:p>
        </text:list-item>
        <text:list-item>
          <text:p text:style-name="P169"><text:span text:style-name="T1">BONUS: 3 chairs × 6 tables = </text:span><text:span text:style-name="T2">18 chairs<text:line-break/></text:span></text:p>
        </text:list-item>
      </text:list>
      <text:p text:style-name="P2"><text:span text:style-name="T2">Grade 3 – Unit 2: 1-Digit Multiplication</text:span></text:p>
      <text:list xml:id="list546099605" text:style-name="WWNum34">
        <text:list-item>
          <text:p text:style-name="P12"><text:span text:style-name="T1">6 × 2 = </text:span><text:span text:style-name="T2">12<text:line-break/></text:span></text:p>
        </text:list-item>
        <text:list-item>
          <text:p text:style-name="P91"><text:span text:style-name="T1">Same as 3 × 7 = </text:span><text:span text:style-name="T2">7 × 3 = 21<text:line-break/></text:span></text:p>
        </text:list-item>
        <text:list-item>
          <text:p text:style-name="P91"><text:span text:style-name="T1">5 × 7 = </text:span><text:span text:style-name="T2">35<text:line-break/></text:span></text:p>
        </text:list-item>
        <text:list-item>
          <text:p text:style-name="P91"><text:span text:style-name="T1">0 × 8 = </text:span><text:span text:style-name="T2">0<text:line-break/></text:span></text:p>
        </text:list-item>
        <text:list-item>
          <text:p text:style-name="P170"><text:span text:style-name="T1">BONUS: 9 hands × 5 fingers = </text:span><text:span text:style-name="T2">45 fingers<text:line-break/></text:span></text:p>
        </text:list-item>
      </text:list>
      <text:p text:style-name="P2"><text:span text:style-name="T2">Grade 3 – Unit 3: Addition, Subtraction, Estimation</text:span></text:p>
      <text:list xml:id="list1421470548" text:style-name="WWNum46">
        <text:list-item>
          <text:p text:style-name="P13"><text:span text:style-name="T1">426 + 389 = </text:span><text:span text:style-name="T2">815<text:line-break/></text:span></text:p>
        </text:list-item>
        <text:list-item>
          <text:p text:style-name="P92"><text:span text:style-name="T1">802 – 476 = </text:span><text:span text:style-name="T2">326<text:line-break/></text:span></text:p>
        </text:list-item>
        <text:list-item>
          <text:p text:style-name="P92"><text:span text:style-name="T1">Estimate: 219 + 342 ≈ </text:span><text:span text:style-name="T2">560<text:line-break/></text:span></text:p>
        </text:list-item>
        <text:list-item>
          <text:p text:style-name="P92"><text:span text:style-name="T1">Estimate: 721 – 299 ≈ </text:span><text:span text:style-name="T2">420<text:line-break/></text:span></text:p>
        </text:list-item>
        <text:list-item>
          <text:p text:style-name="P171"><text:span text:style-name="T1">BONUS: 496 is very close to 500 → </text:span><text:span text:style-name="T2">Yes<text:line-break/></text:span></text:p>
        </text:list-item>
      </text:list>
      <text:p text:style-name="P2"><text:span text:style-name="T2">Grade 3 – Unit 4: Intro to Division</text:span></text:p>
      <text:list xml:id="list3178798088" text:style-name="WWNum24">
        <text:list-item>
          <text:p text:style-name="P14"><text:span text:style-name="T1">20 ÷ 5 = </text:span><text:span text:style-name="T2">4<text:line-break/></text:span></text:p>
        </text:list-item>
        <text:list-item>
          <text:p text:style-name="P93"><text:span text:style-name="T1">15 ÷ 3 = </text:span><text:span text:style-name="T2">5<text:line-break/></text:span></text:p>
        </text:list-item>
        <text:list-item>
          <text:p text:style-name="P93"><text:span text:style-name="T1">42 ÷ 7 = </text:span><text:span text:style-name="T2">6<text:line-break/></text:span></text:p>
        </text:list-item>
        <text:list-item>
          <text:p text:style-name="P93"><text:span text:style-name="T1">18 ÷ 6 = </text:span><text:span text:style-name="T2">3<text:line-break/></text:span></text:p>
        </text:list-item>
        <text:list-item>
          <text:p text:style-name="P172"><text:span text:style-name="T1">BONUS: 0 ÷ 9 = </text:span><text:span text:style-name="T2">0<text:line-break/></text:span></text:p>
        </text:list-item>
      </text:list>
      <text:p text:style-name="P2"><text:span text:style-name="T2">Grade 3 – Unit 5: Understand Fractions</text:span></text:p>
      <text:list xml:id="list3818838082" text:style-name="WWNum77">
        <text:list-item>
          <text:p text:style-name="P15"><text:span text:style-name="T1">One out of 2 = </text:span><text:span text:style-name="T2">1/2<text:line-break/></text:span></text:p>
        </text:list-item>
        <text:list-item>
          <text:p text:style-name="P94"><text:span text:style-name="T1">Ate 5 of 8 pieces = </text:span><text:span text:style-name="T2">5/8<text:line-break/></text:span></text:p>
        </text:list-item>
        <text:list-item>
          <text:p text:style-name="P94"><text:span text:style-name="T1">1/2 of a circle shaded (your drawing)<text:line-break/></text:span></text:p>
        </text:list-item>
        <text:list-item>
          <text:p text:style-name="P94"><text:soft-page-break/><text:span text:style-name="T1">1/2 &gt; 1/3<text:line-break/></text:span></text:p>
        </text:list-item>
        <text:list-item>
          <text:p text:style-name="P173"><text:span text:style-name="T1">BONUS: 2/5<text:line-break/></text:span></text:p>
        </text:list-item>
      </text:list>
      <text:p text:style-name="P2"><text:span text:style-name="T2">Grade 3 – Unit 6: Equivalent &amp; Comparing Fractions</text:span></text:p>
      <text:list xml:id="list1727859880" text:style-name="WWNum47">
        <text:list-item>
          <text:p text:style-name="P16"><text:span text:style-name="T1">2/3 vs 3/4 → </text:span><text:span text:style-name="T2">3/4 is bigger<text:line-break/></text:span></text:p>
        </text:list-item>
        <text:list-item>
          <text:p text:style-name="P95"><text:span text:style-name="T1">1/2 = 2/4 → </text:span><text:span text:style-name="T2">Yes<text:line-break/></text:span></text:p>
        </text:list-item>
        <text:list-item>
          <text:p text:style-name="P95"><text:span text:style-name="T1">3/6 = </text:span><text:span text:style-name="T2">6/12<text:line-break/></text:span></text:p>
        </text:list-item>
        <text:list-item>
          <text:p text:style-name="P95"><text:span text:style-name="T1">4/8 = 1/2 → </text:span><text:span text:style-name="T2">Yes<text:line-break/></text:span></text:p>
        </text:list-item>
        <text:list-item>
          <text:p text:style-name="P174"><text:span text:style-name="T1">BONUS: All at </text:span><text:span text:style-name="T2">1/2<text:line-break/></text:span></text:p>
        </text:list-item>
      </text:list>
      <text:p text:style-name="P2"><text:span text:style-name="T2">Grade 3 – Unit 7: More with Multiplication and Division</text:span></text:p>
      <text:list xml:id="list4000303796" text:style-name="WWNum33">
        <text:list-item>
          <text:p text:style-name="P17"><text:span text:style-name="T1">7 × 6 = </text:span><text:span text:style-name="T2">42<text:line-break/></text:span></text:p>
        </text:list-item>
        <text:list-item>
          <text:p text:style-name="P96"><text:span text:style-name="T1">48 ÷ 8 = </text:span><text:span text:style-name="T2">6<text:line-break/></text:span></text:p>
        </text:list-item>
        <text:list-item>
          <text:p text:style-name="P96"><text:span text:style-name="T1">4 × 9 = </text:span><text:span text:style-name="T2">36<text:line-break/></text:span></text:p>
        </text:list-item>
        <text:list-item>
          <text:p text:style-name="P96"><text:span text:style-name="T1">24 ÷ 6 = </text:span><text:span text:style-name="T2">4<text:line-break/></text:span></text:p>
        </text:list-item>
        <text:list-item>
          <text:p text:style-name="P96"><text:span text:style-name="T1">BONUS:<text:line-break/></text:span></text:p>
          <text:list>
            <text:list-item>
              <text:p text:style-name="P241"><text:span text:style-name="T1">3 × 4 = 12<text:line-break/></text:span></text:p>
            </text:list-item>
            <text:list-item>
              <text:p text:style-name="P241"><text:span text:style-name="T1">4 × 3 = 12<text:line-break/></text:span></text:p>
            </text:list-item>
            <text:list-item>
              <text:p text:style-name="P241"><text:span text:style-name="T1">6 × 2 = 12<text:line-break/></text:span></text:p>
            </text:list-item>
            <text:list-item>
              <text:p text:style-name="P241"><text:span text:style-name="T1">12 ÷ 3 = 4<text:line-break/></text:span></text:p>
            </text:list-item>
            <text:list-item>
              <text:p text:style-name="P241"><text:span text:style-name="T1">12 ÷ 4 = 3<text:line-break/></text:span></text:p>
            </text:list-item>
            <text:list-item>
              <text:p text:style-name="P242"><text:span text:style-name="T1">12 ÷ 2 = 6<text:line-break/></text:span></text:p>
            </text:list-item>
          </text:list>
        </text:list-item>
      </text:list>
      <text:p text:style-name="P2"><text:span text:style-name="T2">Grade 3 – Unit 8: Patterns</text:span></text:p>
      <text:list xml:id="list2669410062" text:style-name="WWNum16">
        <text:list-item>
          <text:p text:style-name="P18"><text:span text:style-name="T1">100, 90, 80, → </text:span><text:span text:style-name="T2">70<text:line-break/></text:span></text:p>
        </text:list-item>
        <text:list-item>
          <text:p text:style-name="P97"><text:span text:style-name="T1">7, 14, 21, 28 → </text:span><text:span text:style-name="T2">35<text:line-break/></text:span></text:p>
        </text:list-item>
        <text:list-item>
          <text:p text:style-name="P97"><text:span text:style-name="T1">4 × 9 = </text:span><text:span text:style-name="T2">36<text:line-break/></text:span></text:p>
        </text:list-item>
        <text:list-item>
          <text:p text:style-name="P97"><text:span text:style-name="T1">5 × 4 = </text:span><text:span text:style-name="T2">20<text:line-break/></text:span></text:p>
        </text:list-item>
        <text:list-item>
          <text:p text:style-name="P175"><text:span text:style-name="T1">BONUS: </text:span><text:span text:style-name="T2">Doubles</text:span><text:span text:style-name="T1"> pattern → 1, 2, 4, 8, 16, </text:span><text:span text:style-name="T2">32<text:line-break/></text:span></text:p>
        </text:list-item>
      </text:list>
      <text:p text:style-name="P2"><text:span text:style-name="T2">Grade 3 – Unit 9: Quadrilaterals</text:span></text:p>
      <text:list xml:id="list566766821" text:style-name="WWNum69">
        <text:list-item>
          <text:p text:style-name="P19"><text:span text:style-name="T1">Trapezoid has only 1 pair → </text:span><text:span text:style-name="T2">Correct<text:line-break/></text:span></text:p>
        </text:list-item>
        <text:list-item>
          <text:p text:style-name="P98"><text:span text:style-name="T1">A square </text:span><text:span text:style-name="T2">is</text:span><text:span text:style-name="T1"> a rhombus → </text:span><text:span text:style-name="T2">True<text:line-break/></text:span></text:p>
        </text:list-item>
        <text:list-item>
          <text:p text:style-name="P98"><text:span text:style-name="T1">Your drawing of a kite (2 pairs of equal sides)<text:line-break/></text:span></text:p>
        </text:list-item>
        <text:list-item>
          <text:p text:style-name="P98"><text:span text:style-name="T1">Right angles: square, rectangle<text:line-break/></text:span></text:p>
        </text:list-item>
        <text:list-item>
          <text:p text:style-name="P176"><text:span text:style-name="T1">BONUS: Your custom chart<text:line-break/></text:span></text:p>
        </text:list-item>
      </text:list>
      <text:p text:style-name="P2"><text:span text:style-name="T2">Grade 3 – Unit 10: Area</text:span></text:p>
      <text:list xml:id="list1117907512" text:style-name="WWNum38">
        <text:list-item>
          <text:p text:style-name="P20"><text:soft-page-break/><text:span text:style-name="T1">4 × 6 = </text:span><text:span text:style-name="T2">24<text:line-break/></text:span></text:p>
        </text:list-item>
        <text:list-item>
          <text:p text:style-name="P99"><text:span text:style-name="T1">3 × 4 = </text:span><text:span text:style-name="T2">12</text:span><text:span text:style-name="T1"> → Yes<text:line-break/></text:span></text:p>
        </text:list-item>
        <text:list-item>
          <text:p text:style-name="P99"><text:span text:style-name="T1">Drawing: any 2 × 5 or 5 × 2 shape<text:line-break/></text:span></text:p>
        </text:list-item>
        <text:list-item>
          <text:p text:style-name="P99"><text:span text:style-name="T1">Area ≠ length + width → </text:span><text:span text:style-name="T2">False<text:line-break/></text:span></text:p>
        </text:list-item>
        <text:list-item>
          <text:p text:style-name="P177"><text:span text:style-name="T1">BONUS: √36 = </text:span><text:span text:style-name="T2">6<text:line-break/></text:span></text:p>
        </text:list-item>
      </text:list>
      <text:p text:style-name="P2"><text:span text:style-name="T2">Grade 3 – Unit 11: Perimeter</text:span></text:p>
      <text:list xml:id="list1641847992" text:style-name="WWNum6">
        <text:list-item>
          <text:p text:style-name="P21"><text:span text:style-name="T1">Square with side 5 → 5 × 4 = </text:span><text:span text:style-name="T2">20<text:line-break/></text:span></text:p>
        </text:list-item>
        <text:list-item>
          <text:p text:style-name="P100"><text:span text:style-name="T1">Rectangle 7 + 3 → 2(7+3) = </text:span><text:span text:style-name="T2">20<text:line-break/></text:span></text:p>
        </text:list-item>
        <text:list-item>
          <text:p text:style-name="P100"><text:span text:style-name="T1">6 + 6 + 2 + 2 = </text:span><text:span text:style-name="T2">16<text:line-break/></text:span></text:p>
        </text:list-item>
        <text:list-item>
          <text:p text:style-name="P100"><text:span text:style-name="T1">Triangle 4 + 4 + 4 = </text:span><text:span text:style-name="T2">12<text:line-break/></text:span></text:p>
        </text:list-item>
        <text:list-item>
          <text:p text:style-name="P178"><text:span text:style-name="T1">BONUS: 40 ÷ 4 = </text:span><text:span text:style-name="T2">10<text:line-break/></text:span></text:p>
        </text:list-item>
      </text:list>
      <text:p text:style-name="P2"><text:span text:style-name="T2">Grade 3 – Unit 12: Time</text:span></text:p>
      <text:list xml:id="list1085703182" text:style-name="WWNum28">
        <text:list-item>
          <text:p text:style-name="P22"><text:span text:style-name="T1">5 o’clock<text:line-break/></text:span></text:p>
        </text:list-item>
        <text:list-item>
          <text:p text:style-name="P101"><text:span text:style-name="T1">2 hours = </text:span><text:span text:style-name="T2">120 minutes<text:line-break/></text:span></text:p>
        </text:list-item>
        <text:list-item>
          <text:p text:style-name="P101"><text:span text:style-name="T1">6:00 – 4:30 = </text:span><text:span text:style-name="T2">1 hour 30 min<text:line-break/></text:span></text:p>
        </text:list-item>
        <text:list-item>
          <text:p text:style-name="P101"><text:span text:style-name="T1">6:15 is </text:span><text:span text:style-name="T2">after</text:span><text:span text:style-name="T1"> 6:00<text:line-break/></text:span></text:p>
        </text:list-item>
        <text:list-item>
          <text:p text:style-name="P179"><text:span text:style-name="T1">BONUS: 3:45 + 50 min = </text:span><text:span text:style-name="T2">4:35<text:line-break/></text:span></text:p>
        </text:list-item>
      </text:list>
      <text:p text:style-name="P2"><text:span text:style-name="T2">Grade 3 – Unit 13: Measurement</text:span></text:p>
      <text:list xml:id="list1355941491" text:style-name="WWNum23">
        <text:list-item>
          <text:p text:style-name="P23"><text:span text:style-name="T1">1 foot = 12 inches → longer than 10"<text:line-break/></text:span></text:p>
        </text:list-item>
        <text:list-item>
          <text:p text:style-name="P102"><text:span text:style-name="T1">1 kg = </text:span><text:span text:style-name="T2">1,000 g<text:line-break/></text:span></text:p>
        </text:list-item>
        <text:list-item>
          <text:p text:style-name="P102"><text:span text:style-name="T1">A pool → measured in </text:span><text:span text:style-name="T2">liters<text:line-break/></text:span></text:p>
        </text:list-item>
        <text:list-item>
          <text:p text:style-name="P102"><text:span text:style-name="T1">1 kg &gt; 500g → </text:span><text:span text:style-name="T2">1 kg<text:line-break/></text:span></text:p>
        </text:list-item>
        <text:list-item>
          <text:p text:style-name="P180"><text:span text:style-name="T1">BONUS: 3 ft = </text:span><text:span text:style-name="T2">36 inches<text:line-break/></text:span></text:p>
        </text:list-item>
      </text:list>
      <text:p text:style-name="P2"><text:span text:style-name="T2">Grade 3 – Unit 14: Data</text:span></text:p>
      <text:list xml:id="list545735240" text:style-name="WWNum26">
        <text:list-item>
          <text:p text:style-name="P24"><text:span text:style-name="T1">3 symbols (🐱) = 2 × 3 = </text:span><text:span text:style-name="T2">6 cats<text:line-break/></text:span></text:p>
        </text:list-item>
        <text:list-item>
          <text:p text:style-name="P103"><text:span text:style-name="T1">Most pets → </text:span><text:span text:style-name="T2">Cats<text:line-break/></text:span></text:p>
        </text:list-item>
        <text:list-item>
          <text:p text:style-name="P103"><text:span text:style-name="T1">Fiction (6) – Science (3) = </text:span><text:span text:style-name="T2">3 more<text:line-break/></text:span></text:p>
        </text:list-item>
        <text:list-item>
          <text:p text:style-name="P103"><text:span text:style-name="T1">Your favorite chart (opinion)<text:line-break/></text:span></text:p>
        </text:list-item>
        <text:list-item>
          <text:p text:style-name="P181"><text:span text:style-name="T1">BONUS: Custom tally/chart</text:span></text:p>
        </text:list-item>
      </text:list>
      <text:p text:style-name="P248"><text:bookmark text:name="_gt6k7btaunvh"/></text:p>
      <text:p text:style-name="P248"><text:bookmark text:name="_2oed0uepy1au"/><text:span text:style-name="T1">Grade 4</text:span></text:p>
      <text:p text:style-name="P2"><text:span text:style-name="T2">Unit 1: Place Value</text:span></text:p>
      <text:list xml:id="list3898779385" text:style-name="WWNum18">
        <text:list-item>
          <text:p text:style-name="P25"><text:span text:style-name="T1">Value of 7 in 7,154 → </text:span><text:span text:style-name="T2">7,000<text:line-break/></text:span></text:p>
        </text:list-item>
        <text:list-item>
          <text:p text:style-name="P104"><text:soft-page-break/><text:span text:style-name="T1">5,682 expanded form → </text:span><text:span text:style-name="T2">5,000 + 600 + 80 + 2<text:line-break/></text:span></text:p>
        </text:list-item>
        <text:list-item>
          <text:p text:style-name="P104"><text:span text:style-name="T1">2,947 rounded to nearest 100 → </text:span><text:span text:style-name="T2">2,900<text:line-break/></text:span></text:p>
        </text:list-item>
        <text:list-item>
          <text:p text:style-name="P104"><text:span text:style-name="T1">Greater: 4,920 &gt; 4,209 → </text:span><text:span text:style-name="T2">4,920<text:line-break/></text:span></text:p>
        </text:list-item>
        <text:list-item>
          <text:p text:style-name="P182"><text:span text:style-name="T1">BONUS: Smallest 4-digit using 3, 0, 8, 1 → </text:span><text:span text:style-name="T2">1,038<text:line-break/></text:span></text:p>
        </text:list-item>
      </text:list>
      <text:p text:style-name="P2"><text:span text:style-name="T2">Unit 2: Addition, Subtraction, Estimation</text:span></text:p>
      <text:list xml:id="list2018952988" text:style-name="WWNum75">
        <text:list-item>
          <text:p text:style-name="P26"><text:span text:style-name="T1">4,286 + 3,105 = </text:span><text:span text:style-name="T2">7,391<text:line-break/></text:span></text:p>
        </text:list-item>
        <text:list-item>
          <text:p text:style-name="P105"><text:span text:style-name="T1">9,000 – 6,752 = </text:span><text:span text:style-name="T2">2,248<text:line-break/></text:span></text:p>
        </text:list-item>
        <text:list-item>
          <text:p text:style-name="P105"><text:span text:style-name="T1">6,837 rounded to nearest 100 → </text:span><text:span text:style-name="T2">6,800<text:line-break/></text:span></text:p>
        </text:list-item>
        <text:list-item>
          <text:p text:style-name="P105"><text:span text:style-name="T1">Estimate: 3,246 + 2,679 ≈ </text:span><text:span text:style-name="T2">6,000<text:line-break/></text:span></text:p>
        </text:list-item>
        <text:list-item>
          <text:p text:style-name="P183"><text:span text:style-name="T1">BONUS: Yes — </text:span><text:span text:style-name="T2">6,992</text:span><text:span text:style-name="T1"> is close to </text:span><text:span text:style-name="T2">7,000<text:line-break/></text:span></text:p>
        </text:list-item>
      </text:list>
      <text:p text:style-name="P2"><text:span text:style-name="T2">Unit 3: Multiply by 1-Digit Numbers</text:span></text:p>
      <text:list xml:id="list2837751759" text:style-name="WWNum21">
        <text:list-item>
          <text:p text:style-name="P27"><text:span text:style-name="T1">327 × 2 = </text:span><text:span text:style-name="T2">654<text:line-break/></text:span></text:p>
        </text:list-item>
        <text:list-item>
          <text:p text:style-name="P106"><text:span text:style-name="T1">186 × 5 = </text:span><text:span text:style-name="T2">930<text:line-break/></text:span></text:p>
        </text:list-item>
        <text:list-item>
          <text:p text:style-name="P106"><text:span text:style-name="T1">Estimate: 489 × 6 ≈ </text:span><text:span text:style-name="T2">3,000<text:line-break/></text:span></text:p>
        </text:list-item>
        <text:list-item>
          <text:p text:style-name="P106"><text:span text:style-name="T1">213 books × 3 shelves = </text:span><text:span text:style-name="T2">639<text:line-break/></text:span></text:p>
        </text:list-item>
        <text:list-item>
          <text:p text:style-name="P184"><text:span text:style-name="T1">BONUS: 409 × 7 = </text:span><text:span text:style-name="T2">2,863<text:line-break/></text:span></text:p>
        </text:list-item>
      </text:list>
      <text:p text:style-name="P2"><text:span text:style-name="T2">Unit 4: Multiply by 2-Digit Numbers</text:span></text:p>
      <text:list xml:id="list4018388781" text:style-name="WWNum56">
        <text:list-item>
          <text:p text:style-name="P28"><text:span text:style-name="T1">21 × 13 = </text:span><text:span text:style-name="T2">273<text:line-break/></text:span></text:p>
        </text:list-item>
        <text:list-item>
          <text:p text:style-name="P107"><text:span text:style-name="T1">46 × 32 = </text:span><text:span text:style-name="T2">1,472<text:line-break/></text:span></text:p>
        </text:list-item>
        <text:list-item>
          <text:p text:style-name="P107"><text:span text:style-name="T1">Estimate: 48 × 19 ≈ </text:span><text:span text:style-name="T2">960<text:line-break/></text:span></text:p>
        </text:list-item>
        <text:list-item>
          <text:p text:style-name="P107"><text:span text:style-name="T1">34 students × 15 buses = </text:span><text:span text:style-name="T2">510<text:line-break/></text:span></text:p>
        </text:list-item>
        <text:list-item>
          <text:p text:style-name="P185"><text:span text:style-name="T1">BONUS: 67 × 24 = </text:span><text:span text:style-name="T2">1,608<text:line-break/></text:span></text:p>
        </text:list-item>
      </text:list>
      <text:p text:style-name="P2"><text:span text:style-name="T2">Unit 5: Division</text:span></text:p>
      <text:list xml:id="list2605373677" text:style-name="WWNum31">
        <text:list-item>
          <text:p text:style-name="P29"><text:span text:style-name="T1">684 ÷ 3 = </text:span><text:span text:style-name="T2">228<text:line-break/></text:span></text:p>
        </text:list-item>
        <text:list-item>
          <text:p text:style-name="P108"><text:span text:style-name="T1">135 ÷ 4 = </text:span><text:span text:style-name="T2">33 R3<text:line-break/></text:span></text:p>
        </text:list-item>
        <text:list-item>
          <text:p text:style-name="P108"><text:span text:style-name="T1">Estimate: 912 ÷ 3 ≈ </text:span><text:span text:style-name="T2">300<text:line-break/></text:span></text:p>
        </text:list-item>
        <text:list-item>
          <text:p text:style-name="P108"><text:span text:style-name="T1">150 ÷ 6 = </text:span><text:span text:style-name="T2">25<text:line-break/></text:span></text:p>
        </text:list-item>
        <text:list-item>
          <text:p text:style-name="P186"><text:span text:style-name="T1">BONUS: 1,024 ÷ 8 = </text:span><text:span text:style-name="T2">128<text:line-break/></text:span></text:p>
        </text:list-item>
      </text:list>
      <text:p text:style-name="P2"><text:span text:style-name="T2">Unit 6: Factors, Multiples, Patterns</text:span></text:p>
      <text:list xml:id="list108594241" text:style-name="WWNum22">
        <text:list-item>
          <text:p text:style-name="P30"><text:span text:style-name="T1">Factors of 18: </text:span><text:span text:style-name="T2">1, 2, 3, 6, 9, 18<text:line-break/></text:span></text:p>
        </text:list-item>
        <text:list-item>
          <text:p text:style-name="P109"><text:span text:style-name="T1">First 5 multiples of 7: </text:span><text:span text:style-name="T2">7, 14, 21, 28, 35<text:line-break/></text:span></text:p>
        </text:list-item>
        <text:list-item>
          <text:p text:style-name="P109"><text:span text:style-name="T1">Next number: 2, 4, 8, 16 → </text:span><text:span text:style-name="T2">32<text:line-break/></text:span></text:p>
        </text:list-item>
        <text:list-item>
          <text:p text:style-name="P109"><text:span text:style-name="T1">24 is a multiple of 6 → </text:span><text:span text:style-name="T2">Yes<text:line-break/></text:span></text:p>
        </text:list-item>
        <text:list-item>
          <text:p text:style-name="P187"><text:soft-page-break/><text:span text:style-name="T1">BONUS: 5, 10, 20, 40...<text:line-break/></text:span></text:p>
        </text:list-item>
      </text:list>
      <text:p text:style-name="P2"><text:span text:style-name="T2">Unit 7: Equivalent &amp; Comparing Fractions</text:span></text:p>
      <text:list xml:id="list942975216" text:style-name="WWNum14">
        <text:list-item>
          <text:p text:style-name="P31"><text:span text:style-name="T1">2/3 = 4/6 → </text:span><text:span text:style-name="T2">Yes<text:line-break/></text:span></text:p>
        </text:list-item>
        <text:list-item>
          <text:p text:style-name="P110"><text:span text:style-name="T1">3/5 &gt; 3/8 → </text:span><text:span text:style-name="T2">Yes<text:line-break/></text:span></text:p>
        </text:list-item>
        <text:list-item>
          <text:p text:style-name="P110"><text:span text:style-name="T1">Two equal to 5/6: </text:span><text:span text:style-name="T2">10/12, 15/18<text:line-break/></text:span></text:p>
        </text:list-item>
        <text:list-item>
          <text:p text:style-name="P110"><text:span text:style-name="T1">7/10 vs 3/4 → </text:span><text:span text:style-name="T2">3/4 is greater<text:line-break/></text:span></text:p>
        </text:list-item>
        <text:list-item>
          <text:p text:style-name="P188"><text:span text:style-name="T1">BONUS: All three fall at </text:span><text:span text:style-name="T2">1/2<text:line-break/></text:span></text:p>
        </text:list-item>
      </text:list>
      <text:p text:style-name="P2"><text:span text:style-name="T2">Unit 8: Add &amp; Subtract Fractions</text:span></text:p>
      <text:list xml:id="list3829021647" text:style-name="WWNum49">
        <text:list-item>
          <text:p text:style-name="P32"><text:span text:style-name="T1">3/10 + 4/10 = </text:span><text:span text:style-name="T2">7/10<text:line-break/></text:span></text:p>
        </text:list-item>
        <text:list-item>
          <text:p text:style-name="P111"><text:span text:style-name="T1">7/9 – 2/9 = </text:span><text:span text:style-name="T2">5/9<text:line-break/></text:span></text:p>
        </text:list-item>
        <text:list-item>
          <text:p text:style-name="P111"><text:span text:style-name="T1">2/3 + 1/6 → </text:span><text:span text:style-name="T2">4/6 + 1/6 = 5/6<text:line-break/></text:span></text:p>
        </text:list-item>
        <text:list-item>
          <text:p text:style-name="P111"><text:span text:style-name="T1">5/6 – 1/3 → </text:span><text:span text:style-name="T2">5/6 – 2/6 = 3/6 = 1/2<text:line-break/></text:span></text:p>
        </text:list-item>
        <text:list-item>
          <text:p text:style-name="P189"><text:span text:style-name="T1">BONUS: 3/8 + 2/8 = </text:span><text:span text:style-name="T2">5/8<text:line-break/></text:span></text:p>
        </text:list-item>
      </text:list>
      <text:p text:style-name="P2"><text:span text:style-name="T2">Unit 9: Multiply Fractions</text:span></text:p>
      <text:list xml:id="list1381405011" text:style-name="WWNum52">
        <text:list-item>
          <text:p text:style-name="P33"><text:span text:style-name="T1">3 × 1/5 = </text:span><text:span text:style-name="T2">3/5<text:line-break/></text:span></text:p>
        </text:list-item>
        <text:list-item>
          <text:p text:style-name="P112"><text:span text:style-name="T1">2/3 × 1/2 = </text:span><text:span text:style-name="T2">2/6 = 1/3<text:line-break/></text:span></text:p>
        </text:list-item>
        <text:list-item>
          <text:p text:style-name="P112"><text:span text:style-name="T1">4 × 1/6 = </text:span><text:span text:style-name="T2">4/6 = 2/3<text:line-break/></text:span></text:p>
        </text:list-item>
        <text:list-item>
          <text:p text:style-name="P112"><text:span text:style-name="T1">1/3 × 3/4 = </text:span><text:span text:style-name="T2">3/12 = 1/4<text:line-break/></text:span></text:p>
        </text:list-item>
        <text:list-item>
          <text:p text:style-name="P190"><text:span text:style-name="T1">BONUS: 2/5 × 5/6 = </text:span><text:span text:style-name="T2">10/30 = 1/3<text:line-break/></text:span></text:p>
        </text:list-item>
      </text:list>
      <text:p text:style-name="P2"><text:span text:style-name="T2">Unit 10: Understand Decimals</text:span></text:p>
      <text:list xml:id="list3748837544" text:style-name="WWNum8">
        <text:list-item>
          <text:p text:style-name="P34"><text:span text:style-name="T1">0.3 = </text:span><text:span text:style-name="T2">3/10<text:line-break/></text:span></text:p>
        </text:list-item>
        <text:list-item>
          <text:p text:style-name="P113"><text:span text:style-name="T1">0.6 → 6 means </text:span><text:span text:style-name="T2">6 tenths<text:line-break/></text:span></text:p>
        </text:list-item>
        <text:list-item>
          <text:p text:style-name="P113"><text:span text:style-name="T1">0.8 &gt; 0.65 → </text:span><text:span text:style-name="T2">True<text:line-break/></text:span></text:p>
        </text:list-item>
        <text:list-item>
          <text:p text:style-name="P113"><text:span text:style-name="T1">1/4 = </text:span><text:span text:style-name="T2">0.25<text:line-break/></text:span></text:p>
        </text:list-item>
        <text:list-item>
          <text:p text:style-name="P191"><text:span text:style-name="T1">BONUS: </text:span><text:span text:style-name="T2">0.3, 0.4<text:line-break/></text:span></text:p>
        </text:list-item>
      </text:list>
      <text:p text:style-name="P2"><text:span text:style-name="T2">Unit 11: Plane Figures</text:span></text:p>
      <text:list xml:id="list3430851935" text:style-name="WWNum32">
        <text:list-item>
          <text:p text:style-name="P35"><text:span text:style-name="T1">Hexagon has </text:span><text:span text:style-name="T2">6 sides<text:line-break/></text:span></text:p>
        </text:list-item>
        <text:list-item>
          <text:p text:style-name="P114"><text:span text:style-name="T1">Rectangles and squares have right angles<text:line-break/></text:span></text:p>
        </text:list-item>
        <text:list-item>
          <text:p text:style-name="P114"><text:span text:style-name="T1">Circle → no sides or angles<text:line-break/></text:span></text:p>
        </text:list-item>
        <text:list-item>
          <text:p text:style-name="P114"><text:span text:style-name="T1">All triangles have </text:span><text:span text:style-name="T2">3 sides and 3 angles<text:line-break/></text:span></text:p>
        </text:list-item>
        <text:list-item>
          <text:p text:style-name="P192"><text:span text:style-name="T1">BONUS: </text:span><text:span text:style-name="T2">Pentagon<text:line-break/></text:span></text:p>
        </text:list-item>
      </text:list>
      <text:p text:style-name="P2"><text:span text:style-name="T2">Unit 12: Measuring Angles</text:span></text:p>
      <text:list xml:id="list847700067" text:style-name="WWNum1">
        <text:list-item>
          <text:p text:style-name="P36"><text:span text:style-name="T1">45° → </text:span><text:span text:style-name="T2">Acute<text:line-break/></text:span></text:p>
        </text:list-item>
        <text:list-item>
          <text:p text:style-name="P115"><text:soft-page-break/><text:span text:style-name="T1">120° → </text:span><text:span text:style-name="T2">Obtuse<text:line-break/></text:span></text:p>
        </text:list-item>
        <text:list-item>
          <text:p text:style-name="P115"><text:span text:style-name="T1">Most triangle angles → </text:span><text:span text:style-name="T2">Acute<text:line-break/></text:span></text:p>
        </text:list-item>
        <text:list-item>
          <text:p text:style-name="P115"><text:span text:style-name="T1">Draw 90° angle<text:line-break/></text:span></text:p>
        </text:list-item>
        <text:list-item>
          <text:p text:style-name="P193"><text:span text:style-name="T1">BONUS: A book corner, paper, window frame → </text:span><text:span text:style-name="T2">Right angle<text:line-break/></text:span></text:p>
        </text:list-item>
      </text:list>
      <text:p text:style-name="P2"><text:span text:style-name="T2">Unit 13: Area &amp; Perimeter</text:span></text:p>
      <text:list xml:id="list1959397711" text:style-name="WWNum57">
        <text:list-item>
          <text:p text:style-name="P37"><text:span text:style-name="T1">Square 7 × 7 = </text:span><text:span text:style-name="T2">49<text:line-break/></text:span></text:p>
        </text:list-item>
        <text:list-item>
          <text:p text:style-name="P116"><text:span text:style-name="T1">Rectangle 10 + 4 = 14 → 2 × 14 = </text:span><text:span text:style-name="T2">28<text:line-break/></text:span></text:p>
        </text:list-item>
        <text:list-item>
          <text:p text:style-name="P116"><text:span text:style-name="T1">Tile a floor → use </text:span><text:span text:style-name="T2">area<text:line-break/></text:span></text:p>
        </text:list-item>
        <text:list-item>
          <text:p text:style-name="P116"><text:span text:style-name="T1">Area 36, width 6 → length = </text:span><text:span text:style-name="T2">6<text:line-break/></text:span></text:p>
        </text:list-item>
        <text:list-item>
          <text:p text:style-name="P194"><text:span text:style-name="T1">BONUS: Example → rectangle 3 × 4<text:line-break/></text:span></text:p>
        </text:list-item>
      </text:list>
      <text:p text:style-name="P2"><text:span text:style-name="T2">Unit 14: Units of Measurement</text:span></text:p>
      <text:list xml:id="list3016205088" text:style-name="WWNum72">
        <text:list-item>
          <text:p text:style-name="P38"><text:span text:style-name="T1">3 meters = </text:span><text:span text:style-name="T2">300 cm<text:line-break/></text:span></text:p>
        </text:list-item>
        <text:list-item>
          <text:p text:style-name="P117"><text:span text:style-name="T1">2 kg &gt; 1,000 g → </text:span><text:span text:style-name="T2">Yes<text:line-break/></text:span></text:p>
        </text:list-item>
        <text:list-item>
          <text:p text:style-name="P117"><text:span text:style-name="T1">3 yards = </text:span><text:span text:style-name="T2">9 feet<text:line-break/></text:span></text:p>
        </text:list-item>
        <text:list-item>
          <text:p text:style-name="P117"><text:span text:style-name="T1">Liter &gt; cup → </text:span><text:span text:style-name="T2">Yes<text:line-break/></text:span></text:p>
        </text:list-item>
        <text:list-item>
          <text:p text:style-name="P195"><text:span text:style-name="T1">BONUS: 5 km = </text:span><text:span text:style-name="T2">5,000 meters<text:line-break/></text:span></text:p>
        </text:list-item>
      </text:list>
      <text:p text:style-name="Standard"><draw:rect text:anchor-type="as-char" style:rel-width="100%" draw:z-index="0" draw:style-name="gr1" draw:text-style-name="P253" svg:width="0.0012in" svg:height="0.0213in"><text:p/></draw:rect></text:p>
      <text:p text:style-name="P251"><text:bookmark text:name="_nnfyu65b11qw"/><text:span text:style-name="T3">Grade 5</text:span></text:p>
      <text:p text:style-name="P243"><text:span text:style-name="T2">Unit 1: Decimal Place Value</text:span></text:p>
      <text:list xml:id="list1619819054" text:style-name="WWNum67">
        <text:list-item>
          <text:p text:style-name="P39"><text:span text:style-name="T1">Value of 5 in 3.548 → </text:span><text:span text:style-name="T2">0.05<text:line-break/></text:span></text:p>
        </text:list-item>
        <text:list-item>
          <text:p text:style-name="P118"><text:span text:style-name="T1">0.8 &gt; 0.79 → </text:span><text:span text:style-name="T2">Yes<text:line-break/></text:span></text:p>
        </text:list-item>
        <text:list-item>
          <text:p text:style-name="P118"><text:span text:style-name="T1">7.406 expanded form: </text:span><text:span text:style-name="T2">7 + 0.4 + 0.006<text:line-break/></text:span></text:p>
        </text:list-item>
        <text:list-item>
          <text:p text:style-name="P118"><text:span text:style-name="T1">2 in 9.32 → </text:span><text:span text:style-name="T2">2 hundredths<text:line-break/></text:span></text:p>
        </text:list-item>
        <text:list-item>
          <text:p text:style-name="P196"><text:span text:style-name="T1">BONUS: 0.04, 0.4, 0.444 → </text:span><text:span text:style-name="T2">In order: 0.04 &lt; 0.4 &lt; 0.444<text:line-break/></text:span></text:p>
        </text:list-item>
      </text:list>
      <text:p text:style-name="P2"><text:span text:style-name="T2">Unit 2: Add Decimals</text:span></text:p>
      <text:list xml:id="list591956304" text:style-name="WWNum59">
        <text:list-item>
          <text:p text:style-name="P40"><text:span text:style-name="T1">4.2 + 3.05 = </text:span><text:span text:style-name="T2">7.25<text:line-break/></text:span></text:p>
        </text:list-item>
        <text:list-item>
          <text:p text:style-name="P119"><text:span text:style-name="T1">6.38 + 1.4 = </text:span><text:span text:style-name="T2">7.78<text:line-break/></text:span></text:p>
        </text:list-item>
        <text:list-item>
          <text:p text:style-name="P119"><text:span text:style-name="T1">Estimate: 5.9 + 2.3 ≈ </text:span><text:span text:style-name="T2">8<text:line-break/></text:span></text:p>
        </text:list-item>
        <text:list-item>
          <text:p text:style-name="P119"><text:span text:style-name="T1">2.45 + 3.1 = </text:span><text:span text:style-name="T2">5.55<text:line-break/></text:span></text:p>
        </text:list-item>
        <text:list-item>
          <text:p text:style-name="P197"><text:span text:style-name="T1">BONUS: 12.005 + 8.950 = </text:span><text:span text:style-name="T2">20.955<text:line-break/></text:span></text:p>
        </text:list-item>
      </text:list>
      <text:p text:style-name="P2"><text:span text:style-name="T2">Unit 3: Subtract Decimals</text:span></text:p>
      <text:list xml:id="list4181828109" text:style-name="WWNum44">
        <text:list-item>
          <text:p text:style-name="P41"><text:span text:style-name="T1">7.4 – 3.25 = </text:span><text:span text:style-name="T2">4.15<text:line-break/></text:span></text:p>
        </text:list-item>
        <text:list-item>
          <text:p text:style-name="P120"><text:span text:style-name="T1">9.08 – 2.6 = </text:span><text:span text:style-name="T2">6.48<text:line-break/></text:span></text:p>
        </text:list-item>
        <text:list-item>
          <text:p text:style-name="P120"><text:soft-page-break/><text:span text:style-name="T1">Estimate: 8.75 – 3.2 ≈ </text:span><text:span text:style-name="T2">5.5<text:line-break/></text:span></text:p>
        </text:list-item>
        <text:list-item>
          <text:p text:style-name="P120"><text:span text:style-name="T1">10.5 – 4.35 = </text:span><text:span text:style-name="T2">6.15<text:line-break/></text:span></text:p>
        </text:list-item>
        <text:list-item>
          <text:p text:style-name="P198"><text:span text:style-name="T1">BONUS: 12.005 – 8.95 = </text:span><text:span text:style-name="T2">3.055<text:line-break/></text:span></text:p>
        </text:list-item>
      </text:list>
      <text:p text:style-name="P2"><text:span text:style-name="T2">Unit 4: Add &amp; Subtract Fractions</text:span></text:p>
      <text:list xml:id="list248190984" text:style-name="WWNum29">
        <text:list-item>
          <text:p text:style-name="P42"><text:span text:style-name="T1">5/6 – 1/6 = </text:span><text:span text:style-name="T2">4/6 = 2/3<text:line-break/></text:span></text:p>
        </text:list-item>
        <text:list-item>
          <text:p text:style-name="P121"><text:span text:style-name="T1">2/3 + 1/4 = </text:span><text:span text:style-name="T2">8/12 + 3/12 = 11/12<text:line-break/></text:span></text:p>
        </text:list-item>
        <text:list-item>
          <text:p text:style-name="P121"><text:span text:style-name="T1">3 1/2 + 2 1/3 = </text:span><text:span text:style-name="T2">5 5/6<text:line-break/></text:span></text:p>
        </text:list-item>
        <text:list-item>
          <text:p text:style-name="P121"><text:span text:style-name="T1">1/2 + 3/4 = </text:span><text:span text:style-name="T2">1.25 → more than 1<text:line-break/></text:span></text:p>
        </text:list-item>
        <text:list-item>
          <text:p text:style-name="P199"><text:span text:style-name="T1">BONUS: 4 5/6 – 2 2/3 = </text:span><text:span text:style-name="T2">2 1/6<text:line-break/></text:span></text:p>
        </text:list-item>
      </text:list>
      <text:p text:style-name="P2"><text:span text:style-name="T2">Unit 5: Multi-Digit Multiplication &amp; Division</text:span></text:p>
      <text:list xml:id="list3434138309" text:style-name="WWNum7">
        <text:list-item>
          <text:p text:style-name="P43"><text:span text:style-name="T1">154 × 39 = </text:span><text:span text:style-name="T2">6,006<text:line-break/></text:span></text:p>
        </text:list-item>
        <text:list-item>
          <text:p text:style-name="P122"><text:span text:style-name="T1">4,912 ÷ 8 = </text:span><text:span text:style-name="T2">614<text:line-break/></text:span></text:p>
        </text:list-item>
        <text:list-item>
          <text:p text:style-name="P122"><text:span text:style-name="T1">Estimate: 672 ÷ 7 ≈ </text:span><text:span text:style-name="T2">96<text:line-break/></text:span></text:p>
        </text:list-item>
        <text:list-item>
          <text:p text:style-name="P122"><text:span text:style-name="T1">25 toys × 36 boxes = </text:span><text:span text:style-name="T2">900<text:line-break/></text:span></text:p>
        </text:list-item>
        <text:list-item>
          <text:p text:style-name="P200"><text:span text:style-name="T1">BONUS: 431 × 27 = </text:span><text:span text:style-name="T2">11,637<text:line-break/></text:span></text:p>
        </text:list-item>
      </text:list>
      <text:p text:style-name="P2"><text:span text:style-name="T2">Unit 6: Multiply Fractions</text:span></text:p>
      <text:list xml:id="list1294040351" text:style-name="WWNum4">
        <text:list-item>
          <text:p text:style-name="P44"><text:span text:style-name="T1">1/2 × 1/3 = </text:span><text:span text:style-name="T2">1/6<text:line-break/></text:span></text:p>
        </text:list-item>
        <text:list-item>
          <text:p text:style-name="P123"><text:span text:style-name="T1">5 × 2/7 = </text:span><text:span text:style-name="T2">10/7 = 1 3/7<text:line-break/></text:span></text:p>
        </text:list-item>
        <text:list-item>
          <text:p text:style-name="P123"><text:span text:style-name="T1">3/4 × 4/9 = </text:span><text:span text:style-name="T2">12/36 = 1/3<text:line-break/></text:span></text:p>
        </text:list-item>
        <text:list-item>
          <text:p text:style-name="P123"><text:span text:style-name="T1">2/3 × 3 = </text:span><text:span text:style-name="T2">2<text:line-break/></text:span></text:p>
        </text:list-item>
        <text:list-item>
          <text:p text:style-name="P201"><text:span text:style-name="T1">BONUS: 7/8 × 4/5 = </text:span><text:span text:style-name="T2">28/40 = 7/10<text:line-break/></text:span></text:p>
        </text:list-item>
      </text:list>
      <text:p text:style-name="P2"><text:span text:style-name="T2">Unit 7: Divide Fractions</text:span></text:p>
      <text:list xml:id="list3392818032" text:style-name="WWNum41">
        <text:list-item>
          <text:p text:style-name="P45"><text:span text:style-name="T1">1/3 ÷ 1/6 = </text:span><text:span text:style-name="T2">2<text:line-break/></text:span></text:p>
        </text:list-item>
        <text:list-item>
          <text:p text:style-name="P124"><text:span text:style-name="T1">2 ÷ 1/4 = </text:span><text:span text:style-name="T2">8<text:line-break/></text:span></text:p>
        </text:list-item>
        <text:list-item>
          <text:p text:style-name="P124"><text:span text:style-name="T1">5/8 ÷ 1/2 = </text:span><text:span text:style-name="T2">1 1/4<text:line-break/></text:span></text:p>
        </text:list-item>
        <text:list-item>
          <text:p text:style-name="P124"><text:span text:style-name="T1">6 ÷ 3/4 = </text:span><text:span text:style-name="T2">8<text:line-break/></text:span></text:p>
        </text:list-item>
        <text:list-item>
          <text:p text:style-name="P202"><text:span text:style-name="T1">BONUS: 4/5 ÷ 2/3 = </text:span><text:span text:style-name="T2">4/5 × 3/2 = 12/10 = 6/5 = 1 1/5<text:line-break/></text:span></text:p>
        </text:list-item>
      </text:list>
      <text:p text:style-name="P2"><text:span text:style-name="T2">Unit 8: Multiply Decimals</text:span></text:p>
      <text:list xml:id="list643038400" text:style-name="WWNum70">
        <text:list-item>
          <text:p text:style-name="P46"><text:span text:style-name="T1">0.4 × 0.7 = </text:span><text:span text:style-name="T2">0.28<text:line-break/></text:span></text:p>
        </text:list-item>
        <text:list-item>
          <text:p text:style-name="P125"><text:span text:style-name="T1">5 × 1.6 = </text:span><text:span text:style-name="T2">8.0<text:line-break/></text:span></text:p>
        </text:list-item>
        <text:list-item>
          <text:p text:style-name="P125"><text:span text:style-name="T1">0.25 × 0.3 = </text:span><text:span text:style-name="T2">0.075<text:line-break/></text:span></text:p>
        </text:list-item>
        <text:list-item>
          <text:p text:style-name="P125"><text:span text:style-name="T1">Estimate: 3.1 × 2.5 ≈ </text:span><text:span text:style-name="T2">7.5<text:line-break/></text:span></text:p>
        </text:list-item>
        <text:list-item>
          <text:p text:style-name="P203"><text:span text:style-name="T1">BONUS: 2.43 × 1.2 = </text:span><text:span text:style-name="T2">2.916<text:line-break/></text:span></text:p>
        </text:list-item>
      </text:list>
      <text:p text:style-name="P2"><text:soft-page-break/><text:span text:style-name="T2">Unit 9: Divide Decimals</text:span></text:p>
      <text:list xml:id="list1863457511" text:style-name="WWNum65">
        <text:list-item>
          <text:p text:style-name="P47"><text:span text:style-name="T1">8.4 ÷ 2 = </text:span><text:span text:style-name="T2">4.2<text:line-break/></text:span></text:p>
        </text:list-item>
        <text:list-item>
          <text:p text:style-name="P126"><text:span text:style-name="T1">2.7 ÷ 0.3 = </text:span><text:span text:style-name="T2">9<text:line-break/></text:span></text:p>
        </text:list-item>
        <text:list-item>
          <text:p text:style-name="P126"><text:span text:style-name="T1">5.25 ÷ 0.25 = </text:span><text:span text:style-name="T2">21<text:line-break/></text:span></text:p>
        </text:list-item>
        <text:list-item>
          <text:p text:style-name="P126"><text:span text:style-name="T1">9.6 ÷ 1.2 = </text:span><text:span text:style-name="T2">8<text:line-break/></text:span></text:p>
        </text:list-item>
        <text:list-item>
          <text:p text:style-name="P204"><text:span text:style-name="T1">BONUS: 4.83 ÷ 0.3 = </text:span><text:span text:style-name="T2">16.1<text:line-break/></text:span></text:p>
        </text:list-item>
      </text:list>
      <text:p text:style-name="P2"><text:span text:style-name="T2">Unit 10: Powers of Ten</text:span></text:p>
      <text:list xml:id="list742568061" text:style-name="WWNum61">
        <text:list-item>
          <text:p text:style-name="P48"><text:span text:style-name="T1">4.5 × 10 = </text:span><text:span text:style-name="T2">45<text:line-break/></text:span></text:p>
        </text:list-item>
        <text:list-item>
          <text:p text:style-name="P127"><text:span text:style-name="T1">67 ÷ 1,000 = </text:span><text:span text:style-name="T2">0.067<text:line-break/></text:span></text:p>
        </text:list-item>
        <text:list-item>
          <text:p text:style-name="P127"><text:span text:style-name="T1">0.83 × 100 = </text:span><text:span text:style-name="T2">83<text:line-break/></text:span></text:p>
        </text:list-item>
        <text:list-item>
          <text:p text:style-name="P127"><text:span text:style-name="T1">12.3 × 1,000 = </text:span><text:span text:style-name="T2">12,300<text:line-break/></text:span></text:p>
        </text:list-item>
        <text:list-item>
          <text:p text:style-name="P205"><text:span text:style-name="T1">BONUS: 5.9 ÷ 10² = </text:span><text:span text:style-name="T2">0.059<text:line-break/></text:span></text:p>
        </text:list-item>
      </text:list>
      <text:p text:style-name="P2"><text:span text:style-name="T2">Unit 11: Volume</text:span></text:p>
      <text:list xml:id="list4112231203" text:style-name="WWNum54">
        <text:list-item>
          <text:p text:style-name="P49"><text:span text:style-name="T1">6 × 4 × 2 = </text:span><text:span text:style-name="T2">48 cm³<text:line-break/></text:span></text:p>
        </text:list-item>
        <text:list-item>
          <text:p text:style-name="P128"><text:span text:style-name="T1">3 × 5 × 5 = </text:span><text:span text:style-name="T2">75 cm³<text:line-break/></text:span></text:p>
        </text:list-item>
        <text:list-item>
          <text:p text:style-name="P128"><text:span text:style-name="T1">Volume is in square units → </text:span><text:span text:style-name="T2">False<text:line-break/></text:span></text:p>
        </text:list-item>
        <text:list-item>
          <text:p text:style-name="P128"><text:span text:style-name="T1">Cube 3³ = </text:span><text:span text:style-name="T2">27 cm³<text:line-break/></text:span></text:p>
        </text:list-item>
        <text:list-item>
          <text:p text:style-name="P206"><text:span text:style-name="T1">BONUS: 10 × 2 × 1 = </text:span><text:span text:style-name="T2">20 m³<text:line-break/></text:span></text:p>
        </text:list-item>
      </text:list>
      <text:p text:style-name="P2"><text:span text:style-name="T2">Unit 12: Coordinate Plane</text:span></text:p>
      <text:list xml:id="list3307220765" text:style-name="WWNum45">
        <text:list-item>
          <text:p text:style-name="P50"><text:span text:style-name="T1">(4, 1) → 4 right, 1 up<text:line-break/></text:span></text:p>
        </text:list-item>
        <text:list-item>
          <text:p text:style-name="P129"><text:span text:style-name="T1">2 right, 5 up → (2, 5)<text:line-break/></text:span></text:p>
        </text:list-item>
        <text:list-item>
          <text:p text:style-name="P129"><text:span text:style-name="T1">(0, 3) is </text:span><text:span text:style-name="T2">on y-axis</text:span><text:span text:style-name="T1"> → </text:span><text:span text:style-name="T2">True<text:line-break/></text:span></text:p>
        </text:list-item>
        <text:list-item>
          <text:p text:style-name="P129"><text:span text:style-name="T1">x comes first → </text:span><text:span text:style-name="T2">True<text:line-break/></text:span></text:p>
        </text:list-item>
        <text:list-item>
          <text:p text:style-name="P207"><text:span text:style-name="T1">BONUS: Connect points forms → </text:span><text:span text:style-name="T2">Square<text:line-break/></text:span></text:p>
        </text:list-item>
      </text:list>
      <text:p text:style-name="P2"><text:span text:style-name="T2">Unit 13: Algebraic Thinking</text:span></text:p>
      <text:list xml:id="list2016008833" text:style-name="WWNum10">
        <text:list-item>
          <text:p text:style-name="P51"><text:span text:style-name="T1">x + 7 = 12 → x = </text:span><text:span text:style-name="T2">5<text:line-break/></text:span></text:p>
        </text:list-item>
        <text:list-item>
          <text:p text:style-name="P130"><text:span text:style-name="T1">5x = 20 → x = </text:span><text:span text:style-name="T2">4<text:line-break/></text:span></text:p>
        </text:list-item>
        <text:list-item>
          <text:p text:style-name="P130"><text:span text:style-name="T1">3n + 1 → </text:span><text:span text:style-name="T2">Expression<text:line-break/></text:span></text:p>
        </text:list-item>
        <text:list-item>
          <text:p text:style-name="P130"><text:span text:style-name="T1">Rule: 1, 4, 7, 10, 13<text:line-break/></text:span></text:p>
        </text:list-item>
        <text:list-item>
          <text:p text:style-name="P208"><text:span text:style-name="T1">BONUS: 6 + 2 × (3 + 1) = 6 + 8 = </text:span><text:span text:style-name="T2">14<text:line-break/></text:span></text:p>
        </text:list-item>
      </text:list>
      <text:p text:style-name="P2"><text:span text:style-name="T2">Unit 14: Converting Units</text:span></text:p>
      <text:list xml:id="list4240188095" text:style-name="WWNum74">
        <text:list-item>
          <text:p text:style-name="P52"><text:span text:style-name="T1">6 ft × 12 = </text:span><text:span text:style-name="T2">72 in<text:line-break/></text:span></text:p>
        </text:list-item>
        <text:list-item>
          <text:p text:style-name="P131"><text:span text:style-name="T1">3 lb = </text:span><text:span text:style-name="T2">48 oz<text:line-break/></text:span></text:p>
        </text:list-item>
        <text:list-item>
          <text:p text:style-name="P131"><text:soft-page-break/><text:span text:style-name="T1">2 qt = </text:span><text:span text:style-name="T2">8 cups<text:line-break/></text:span></text:p>
        </text:list-item>
        <text:list-item>
          <text:p text:style-name="P131"><text:span text:style-name="T1">1.5 m = </text:span><text:span text:style-name="T2">150 cm<text:line-break/></text:span></text:p>
        </text:list-item>
        <text:list-item>
          <text:p text:style-name="P209"><text:span text:style-name="T1">BONUS: 5 km = </text:span><text:span text:style-name="T2">5,000 m<text:line-break/></text:span></text:p>
        </text:list-item>
      </text:list>
      <text:p text:style-name="P2"><text:span text:style-name="T2">Unit 15: Line Plots</text:span></text:p>
      <text:list xml:id="list184604351" text:style-name="WWNum42">
        <text:list-item>
          <text:p text:style-name="P53"><text:span text:style-name="T1">Most common = </text:span><text:span text:style-name="T2">1/2<text:line-break/></text:span></text:p>
        </text:list-item>
        <text:list-item>
          <text:p text:style-name="P132"><text:span text:style-name="T1">Total items = </text:span><text:span text:style-name="T2">6<text:line-break/></text:span></text:p>
        </text:list-item>
        <text:list-item>
          <text:p text:style-name="P132"><text:span text:style-name="T1">4 inches = </text:span><text:span text:style-name="T2">3 pencils<text:line-break/><text:line-break/></text:span></text:p>
        </text:list-item>
        <text:list-item>
          <text:p text:style-name="P132"><text:span text:style-name="T1">Least in second = </text:span><text:span text:style-name="T2">3/4<text:line-break/></text:span></text:p>
        </text:list-item>
        <text:list-item>
          <text:p text:style-name="P210"><text:span text:style-name="T1">BONUS: Your plot with 1/4, 1/2, 3/4<text:line-break/></text:span></text:p>
        </text:list-item>
      </text:list>
      <text:p text:style-name="P2"><text:span text:style-name="T2">Unit 16: Properties of Shapes</text:span></text:p>
      <text:list xml:id="list556540127" text:style-name="WWNum60">
        <text:list-item>
          <text:p text:style-name="P54"><text:span text:style-name="T1">4 equal sides, no right angles → </text:span><text:span text:style-name="T2">Rhombus<text:line-break/></text:span></text:p>
        </text:list-item>
        <text:list-item>
          <text:p text:style-name="P133"><text:span text:style-name="T1">All rectangles are squares → </text:span><text:span text:style-name="T2">False<text:line-break/></text:span></text:p>
        </text:list-item>
        <text:list-item>
          <text:p text:style-name="P133"><text:span text:style-name="T1">Rhombus vs Square → angles<text:line-break/></text:span></text:p>
        </text:list-item>
        <text:list-item>
          <text:p text:style-name="P133"><text:span text:style-name="T1">Triangle with all &lt; 90° → </text:span><text:span text:style-name="T2">Acute triangle<text:line-break/></text:span></text:p>
        </text:list-item>
        <text:list-item>
          <text:p text:style-name="P211"><text:span text:style-name="T1">BONUS: </text:span><text:span text:style-name="T2">Trapezoid</text:span></text:p>
        </text:list-item>
      </text:list>
      <text:p text:style-name="P251"><text:bookmark text:name="_umpw10qs0rmu"/><text:span text:style-name="T3">Grade 6</text:span></text:p>
      <text:p text:style-name="P2"><text:span text:style-name="T2">Unit 1: Ratios</text:span></text:p>
      <text:list xml:id="list302536809" text:style-name="WWNum12">
        <text:list-item>
          <text:p text:style-name="P55"><text:span text:style-name="T1">4 apples to 6 bananas: </text:span><text:span text:style-name="T2">4:6</text:span><text:span text:style-name="T1"> or </text:span><text:span text:style-name="T2">2:3<text:line-break/></text:span></text:p>
        </text:list-item>
        <text:list-item>
          <text:p text:style-name="P134"><text:span text:style-name="T1">2:3 equivalent to 6:9? </text:span><text:span text:style-name="T2">Yes<text:line-break/></text:span></text:p>
        </text:list-item>
        <text:list-item>
          <text:p text:style-name="P134"><text:span text:style-name="T1">5:2 = __:4 = __:6 → </text:span><text:span text:style-name="T2">10:4</text:span><text:span text:style-name="T1">, </text:span><text:span text:style-name="T2">15:6<text:line-break/></text:span></text:p>
        </text:list-item>
        <text:list-item>
          <text:p text:style-name="P134"><text:span text:style-name="T1">10 boys, 15 girls → boys to total: </text:span><text:span text:style-name="T2">10:25<text:line-break/></text:span></text:p>
        </text:list-item>
        <text:list-item>
          <text:p text:style-name="P212"><text:span text:style-name="T1">BONUS: 14 red beads (2:5 ratio) → </text:span><text:span text:style-name="T2">35 blue beads<text:line-break/></text:span></text:p>
        </text:list-item>
      </text:list>
      <text:p text:style-name="P2"><text:span text:style-name="T2">Unit 2: Arithmetic with Rational Numbers</text:span></text:p>
      <text:list xml:id="list2661472404" text:style-name="WWNum11">
        <text:list-item>
          <text:p text:style-name="P56"><text:span text:style-name="T1">–4 + 7 = </text:span><text:span text:style-name="T2">3<text:line-break/></text:span></text:p>
        </text:list-item>
        <text:list-item>
          <text:p text:style-name="P135"><text:span text:style-name="T1">2/3 – 1/6 = </text:span><text:span text:style-name="T2">1/2<text:line-break/></text:span></text:p>
        </text:list-item>
        <text:list-item>
          <text:p text:style-name="P135"><text:span text:style-name="T1">3/5 × 2/3 = </text:span><text:span text:style-name="T2">2/5<text:line-break/></text:span></text:p>
        </text:list-item>
        <text:list-item>
          <text:p text:style-name="P135"><text:span text:style-name="T1">–0.5 + 0.25 = </text:span><text:span text:style-name="T2">–0.25<text:line-break/></text:span></text:p>
        </text:list-item>
        <text:list-item>
          <text:p text:style-name="P213"><text:span text:style-name="T1">BONUS: 4/7 ÷ 2/3 = </text:span><text:span text:style-name="T2">6/7<text:line-break/></text:span></text:p>
        </text:list-item>
      </text:list>
      <text:p text:style-name="P2"><text:span text:style-name="T2">Unit 3: Rates and Percentages</text:span></text:p>
      <text:list xml:id="list360065325" text:style-name="WWNum58">
        <text:list-item>
          <text:p text:style-name="P57"><text:span text:style-name="T1">$24 for 8 books → </text:span><text:span text:style-name="T2">$3 per book<text:line-break/></text:span></text:p>
        </text:list-item>
        <text:list-item>
          <text:p text:style-name="P136"><text:span text:style-name="T1">3/4 = </text:span><text:span text:style-name="T2">75%<text:line-break/></text:span></text:p>
        </text:list-item>
        <text:list-item>
          <text:p text:style-name="P136"><text:span text:style-name="T1">20% of 60 = </text:span><text:span text:style-name="T2">12<text:line-break/></text:span></text:p>
        </text:list-item>
        <text:list-item>
          <text:p text:style-name="P136"><text:span text:style-name="T1">150 miles in 3 hours → </text:span><text:span text:style-name="T2">50 mph<text:line-break/></text:span></text:p>
        </text:list-item>
        <text:list-item>
          <text:p text:style-name="P214"><text:soft-page-break/><text:span text:style-name="T1">BONUS: 15% of $200 = </text:span><text:span text:style-name="T2">$30<text:line-break/></text:span></text:p>
        </text:list-item>
      </text:list>
      <text:p text:style-name="P2"><text:span text:style-name="T2">Unit 4: Exponents and Order of Operations</text:span></text:p>
      <text:list xml:id="list3568156273" text:style-name="WWNum19">
        <text:list-item>
          <text:p text:style-name="P58"><text:span text:style-name="T1">4³ = </text:span><text:span text:style-name="T2">64<text:line-break/></text:span></text:p>
        </text:list-item>
        <text:list-item>
          <text:p text:style-name="P137"><text:span text:style-name="T1">Parentheses or exponents first? → </text:span><text:span text:style-name="T2">Parentheses<text:line-break/></text:span></text:p>
        </text:list-item>
        <text:list-item>
          <text:p text:style-name="P137"><text:span text:style-name="T1">2 + 3 × 4 = </text:span><text:span text:style-name="T2">14<text:line-break/></text:span></text:p>
        </text:list-item>
        <text:list-item>
          <text:p text:style-name="P137"><text:span text:style-name="T1">(5 + 1)² – 3 = </text:span><text:span text:style-name="T2">33<text:line-break/></text:span></text:p>
        </text:list-item>
        <text:list-item>
          <text:p text:style-name="P215"><text:span text:style-name="T1">BONUS: 8 + 2 × (6 – 3)² = </text:span><text:span text:style-name="T2">26<text:line-break/></text:span></text:p>
        </text:list-item>
      </text:list>
      <text:p text:style-name="P2"><text:span text:style-name="T2">Unit 5: Negative Numbers</text:span></text:p>
      <text:list xml:id="list3574697907" text:style-name="WWNum71">
        <text:list-item>
          <text:p text:style-name="P59"><text:span text:style-name="T1">–5 + 7 = </text:span><text:span text:style-name="T2">2<text:line-break/></text:span></text:p>
        </text:list-item>
        <text:list-item>
          <text:p text:style-name="P138"><text:span text:style-name="T1">Greater: –3 or –8 → </text:span><text:span text:style-name="T2">–3<text:line-break/></text:span></text:p>
        </text:list-item>
        <text:list-item>
          <text:p text:style-name="P138"><text:span text:style-name="T1">6 – (–2) = </text:span><text:span text:style-name="T2">8<text:line-break/></text:span></text:p>
        </text:list-item>
        <text:list-item>
          <text:p text:style-name="P138"><text:span text:style-name="T1">–4 × –6 = </text:span><text:span text:style-name="T2">24<text:line-break/></text:span></text:p>
        </text:list-item>
        <text:list-item>
          <text:p text:style-name="P216"><text:span text:style-name="T1">BONUS: Submarine: </text:span><text:span text:style-name="T2">–70 m<text:line-break/></text:span></text:p>
        </text:list-item>
      </text:list>
      <text:p text:style-name="P2"><text:span text:style-name="T2">Unit 6: Variables &amp; Expressions</text:span></text:p>
      <text:list xml:id="list2865700817" text:style-name="WWNum9">
        <text:list-item>
          <text:p text:style-name="P60"><text:span text:style-name="T1">5x if x = 4 → </text:span><text:span text:style-name="T2">20<text:line-break/></text:span></text:p>
        </text:list-item>
        <text:list-item>
          <text:p text:style-name="P139"><text:span text:style-name="T1">“7 less than n” → </text:span><text:span text:style-name="T2">n – 7<text:line-break/></text:span></text:p>
        </text:list-item>
        <text:list-item>
          <text:p text:style-name="P139"><text:span text:style-name="T1">y² + 1 if y = 2 → </text:span><text:span text:style-name="T2">5<text:line-break/></text:span></text:p>
        </text:list-item>
        <text:list-item>
          <text:p text:style-name="P139"><text:span text:style-name="T1">3 times (x + 4) → </text:span><text:span text:style-name="T2">3(x + 4)<text:line-break/></text:span></text:p>
        </text:list-item>
        <text:list-item>
          <text:p text:style-name="P217"><text:span text:style-name="T1">BONUS: 4(t – 2) + 6 if t=10 → </text:span><text:span text:style-name="T2">38<text:line-break/></text:span></text:p>
        </text:list-item>
      </text:list>
      <text:p text:style-name="P2"><text:span text:style-name="T2">Unit 7: Equations &amp; Inequalities</text:span></text:p>
      <text:list xml:id="list3051599628" text:style-name="WWNum5">
        <text:list-item>
          <text:p text:style-name="P61"><text:span text:style-name="T1">x – 3 = 9 → </text:span><text:span text:style-name="T2">x = 12<text:line-break/></text:span></text:p>
        </text:list-item>
        <text:list-item>
          <text:p text:style-name="P140"><text:span text:style-name="T1">4x = 20 → </text:span><text:span text:style-name="T2">x = 5<text:line-break/></text:span></text:p>
        </text:list-item>
        <text:list-item>
          <text:p text:style-name="P140"><text:span text:style-name="T1">Is 7 a solution of x – 3 = 4? → </text:span><text:span text:style-name="T2">Yes<text:line-break/></text:span></text:p>
        </text:list-item>
        <text:list-item>
          <text:p text:style-name="P140"><text:span text:style-name="T1">2x + 1 = 11 → </text:span><text:span text:style-name="T2">x = 5<text:line-break/></text:span></text:p>
        </text:list-item>
        <text:list-item>
          <text:p text:style-name="P218"><text:span text:style-name="T1">BONUS: Graph x ≥ 2 → </text:span><text:span text:style-name="T2">solid dot at 2, shade right<text:line-break/></text:span></text:p>
        </text:list-item>
      </text:list>
      <text:p text:style-name="P2"><text:span text:style-name="T2">Unit 8: Plane Figures</text:span></text:p>
      <text:list xml:id="list2281947072" text:style-name="WWNum27">
        <text:list-item>
          <text:p text:style-name="P62"><text:span text:style-name="T1">4 equal sides &amp; right angles → </text:span><text:span text:style-name="T2">Square<text:line-break/></text:span></text:p>
        </text:list-item>
        <text:list-item>
          <text:p text:style-name="P141"><text:span text:style-name="T1">Triangle area: b=10, h=4 → </text:span><text:span text:style-name="T2">20<text:line-break/></text:span></text:p>
        </text:list-item>
        <text:list-item>
          <text:p text:style-name="P141"><text:span text:style-name="T1">110° = </text:span><text:span text:style-name="T2">Obtuse angle<text:line-break/></text:span></text:p>
        </text:list-item>
        <text:list-item>
          <text:p text:style-name="P141"><text:span text:style-name="T1">Triangle angles = </text:span><text:span text:style-name="T2">180°<text:line-break/></text:span></text:p>
        </text:list-item>
        <text:list-item>
          <text:p text:style-name="P219"><text:span text:style-name="T1">BONUS: Trapezoid with bases 6, 10; h = 4 → </text:span><text:span text:style-name="T2">Area = 32<text:line-break/></text:span></text:p>
        </text:list-item>
      </text:list>
      <text:p text:style-name="P2"><text:span text:style-name="T2">Unit 9: Coordinate Plane</text:span></text:p>
      <text:list xml:id="list387595701" text:style-name="WWNum20">
        <text:list-item>
          <text:p text:style-name="P63"><text:span text:style-name="T1">(–3, –2) → </text:span><text:span text:style-name="T2">Quadrant III<text:line-break/></text:span></text:p>
        </text:list-item>
        <text:list-item>
          <text:p text:style-name="P142"><text:soft-page-break/><text:span text:style-name="T1">(0, 4) → </text:span><text:span text:style-name="T2">Y-axis<text:line-break/></text:span></text:p>
        </text:list-item>
        <text:list-item>
          <text:p text:style-name="P142"><text:span text:style-name="T1">2 left, 3 up → </text:span><text:span text:style-name="T2">(–2, 3)<text:line-break/></text:span></text:p>
        </text:list-item>
        <text:list-item>
          <text:p text:style-name="P142"><text:span text:style-name="T1">(5, 0) on y-axis? → </text:span><text:span text:style-name="T2">False<text:line-break/></text:span></text:p>
        </text:list-item>
        <text:list-item>
          <text:p text:style-name="P220"><text:span text:style-name="T1">BONUS: Points form a </text:span><text:span text:style-name="T2">Rectangle<text:line-break/></text:span></text:p>
        </text:list-item>
      </text:list>
      <text:p text:style-name="P2"><text:span text:style-name="T2">Unit 10: 3D Figures</text:span></text:p>
      <text:list xml:id="list142274932" text:style-name="WWNum55">
        <text:list-item>
          <text:p text:style-name="P64"><text:span text:style-name="T1">Rectangular prism → </text:span><text:span text:style-name="T2">6 faces<text:line-break/></text:span></text:p>
        </text:list-item>
        <text:list-item>
          <text:p text:style-name="P143"><text:span text:style-name="T1">Volume 5×3×2 → </text:span><text:span text:style-name="T2">30<text:line-break/></text:span></text:p>
        </text:list-item>
        <text:list-item>
          <text:p text:style-name="P143"><text:span text:style-name="T1">Shape with no edges → </text:span><text:span text:style-name="T2">Sphere<text:line-break/></text:span></text:p>
        </text:list-item>
        <text:list-item>
          <text:p text:style-name="P143"><text:span text:style-name="T1">Cone has circular base? → </text:span><text:span text:style-name="T2">True<text:line-break/></text:span></text:p>
        </text:list-item>
        <text:list-item>
          <text:p text:style-name="P221"><text:span text:style-name="T1">BONUS: Cube with side 4 → Volume = </text:span><text:span text:style-name="T2">64 cm³<text:line-break/></text:span></text:p>
        </text:list-item>
      </text:list>
      <text:p text:style-name="P2"><text:span text:style-name="T2">Unit 11: Data and Statistics</text:span></text:p>
      <text:list xml:id="list2754758486" text:style-name="WWNum64">
        <text:list-item>
          <text:p text:style-name="P65"><text:span text:style-name="T1">Mean of 3, 5, 8, 9 → </text:span><text:span text:style-name="T2">6.25<text:line-break/></text:span></text:p>
        </text:list-item>
        <text:list-item>
          <text:p text:style-name="P144"><text:span text:style-name="T1">Median of 2, 4, 6, 7, 9 → </text:span><text:span text:style-name="T2">6<text:line-break/></text:span></text:p>
        </text:list-item>
        <text:list-item>
          <text:p text:style-name="P144"><text:span text:style-name="T1">Mode of 10, 12, 10, 14 → </text:span><text:span text:style-name="T2">10<text:line-break/></text:span></text:p>
        </text:list-item>
        <text:list-item>
          <text:p text:style-name="P144"><text:span text:style-name="T1">Range of 20–35 → </text:span><text:span text:style-name="T2">15<text:line-break/></text:span></text:p>
        </text:list-item>
        <text:list-item>
          <text:p text:style-name="P222"><text:span text:style-name="T1">BONUS: Line plot for 2, 2, 3, 4, 4, 4, 5 → done!<text:line-break/></text:span></text:p>
        </text:list-item>
      </text:list>
      <text:p text:style-name="P250"><text:bookmark text:name="_bw1gme2eksmn"/><text:span text:style-name="T3">Grade 7</text:span></text:p>
      <text:p text:style-name="P2"><text:span text:style-name="T2">Unit 1: Proportional Relationships</text:span></text:p>
      <text:list xml:id="list458632348" text:style-name="WWNum76">
        <text:list-item>
          <text:p text:style-name="P66"><text:span text:style-name="T1">x = 3, y = 12 → </text:span><text:span text:style-name="T2">k = 4<text:line-break/></text:span></text:p>
        </text:list-item>
        <text:list-item>
          <text:p text:style-name="P145"><text:span text:style-name="T1">x = 5, y = 40 → </text:span><text:span text:style-name="T2">y = 8x<text:line-break/></text:span></text:p>
        </text:list-item>
        <text:list-item>
          <text:p text:style-name="P145"><text:span text:style-name="T1">Table proportional? Yes (ratios 4, 8, 12 over 1, 2, 3 are all </text:span><text:span text:style-name="T2">4:1</text:span><text:span text:style-name="T1">)<text:line-break/></text:span></text:p>
        </text:list-item>
        <text:list-item>
          <text:p text:style-name="P145"><text:span text:style-name="T1">Graph through (0, 0)? </text:span><text:span text:style-name="T2">True<text:line-break/></text:span></text:p>
        </text:list-item>
        <text:list-item>
          <text:p text:style-name="P223"><text:span text:style-name="T1">BONUS: 180 miles in 3h → 60 mph × 5h = </text:span><text:span text:style-name="T2">300 miles<text:line-break/></text:span></text:p>
        </text:list-item>
      </text:list>
      <text:p text:style-name="P2"><text:span text:style-name="T2">Unit 2: Rates and Percentages</text:span></text:p>
      <text:list xml:id="list3844247141" text:style-name="WWNum30">
        <text:list-item>
          <text:p text:style-name="P67"><text:span text:style-name="T1">$45/9 shirts → </text:span><text:span text:style-name="T2">$5 per shirt<text:line-break/></text:span></text:p>
        </text:list-item>
        <text:list-item>
          <text:p text:style-name="P146"><text:span text:style-name="T1">25% of 60 → </text:span><text:span text:style-name="T2">15<text:line-break/></text:span></text:p>
        </text:list-item>
        <text:list-item>
          <text:p text:style-name="P146"><text:span text:style-name="T1">$100 → $75 → </text:span><text:span text:style-name="T2">25% decrease<text:line-break/></text:span></text:p>
        </text:list-item>
        <text:list-item>
          <text:p text:style-name="P146"><text:span text:style-name="T1">$80 with 20% off → </text:span><text:span text:style-name="T2">$64<text:line-break/></text:span></text:p>
        </text:list-item>
        <text:list-item>
          <text:p text:style-name="P224"><text:span text:style-name="T1">BONUS: From 72 → 90 → </text:span><text:span text:style-name="T2">25% increase<text:line-break/></text:span></text:p>
        </text:list-item>
      </text:list>
      <text:p text:style-name="P2"><text:span text:style-name="T2">Unit 3: Integers – Add/Sub</text:span></text:p>
      <text:list xml:id="list628567586" text:style-name="WWNum51">
        <text:list-item>
          <text:p text:style-name="P68"><text:span text:style-name="T1">–5 + 3 = </text:span><text:span text:style-name="T2">–2<text:line-break/></text:span></text:p>
        </text:list-item>
        <text:list-item>
          <text:p text:style-name="P147"><text:span text:style-name="T1">8 + (–2) = </text:span><text:span text:style-name="T2">6<text:line-break/></text:span></text:p>
        </text:list-item>
        <text:list-item>
          <text:p text:style-name="P147"><text:span text:style-name="T1">–4 – 6 = </text:span><text:span text:style-name="T2">–10<text:line-break/></text:span></text:p>
        </text:list-item>
        <text:list-item>
          <text:p text:style-name="P147"><text:soft-page-break/><text:span text:style-name="T1">0 – (–9) = </text:span><text:span text:style-name="T2">9<text:line-break/></text:span></text:p>
        </text:list-item>
        <text:list-item>
          <text:p text:style-name="P225"><text:span text:style-name="T1">BONUS: –10 – 6 = </text:span><text:span text:style-name="T2">–16<text:line-break/></text:span></text:p>
        </text:list-item>
      </text:list>
      <text:p text:style-name="P2"><text:span text:style-name="T2">Unit 4: Rational Numbers – Add/Sub</text:span></text:p>
      <text:list xml:id="list2488442180" text:style-name="WWNum63">
        <text:list-item>
          <text:p text:style-name="P69"><text:span text:style-name="T1">–3.2 + 5.7 = </text:span><text:span text:style-name="T2">2.5<text:line-break/></text:span></text:p>
        </text:list-item>
        <text:list-item>
          <text:p text:style-name="P148"><text:span text:style-name="T1">4/9 – 7/9 = </text:span><text:span text:style-name="T2">–1/3<text:line-break/></text:span></text:p>
        </text:list-item>
        <text:list-item>
          <text:p text:style-name="P148"><text:span text:style-name="T1">–2.5 – 1.3 = </text:span><text:span text:style-name="T2">–3.8<text:line-break/></text:span></text:p>
        </text:list-item>
        <text:list-item>
          <text:p text:style-name="P148"><text:span text:style-name="T1">1/2 + (–3/8) = </text:span><text:span text:style-name="T2">1/8<text:line-break/></text:span></text:p>
        </text:list-item>
        <text:list-item>
          <text:p text:style-name="P226"><text:span text:style-name="T1">BONUS: –50 + 37.6 = </text:span><text:span text:style-name="T2">–12.4<text:line-break/></text:span></text:p>
        </text:list-item>
      </text:list>
      <text:p text:style-name="P2"><text:span text:style-name="T2">Unit 5: Negatives – × and ÷</text:span></text:p>
      <text:list xml:id="list1086484388" text:style-name="WWNum43">
        <text:list-item>
          <text:p text:style-name="P70"><text:span text:style-name="T1">–8 × 6 = </text:span><text:span text:style-name="T2">–48<text:line-break/></text:span></text:p>
        </text:list-item>
        <text:list-item>
          <text:p text:style-name="P149"><text:span text:style-name="T1">36 ÷ (–9) = </text:span><text:span text:style-name="T2">–4<text:line-break/></text:span></text:p>
        </text:list-item>
        <text:list-item>
          <text:p text:style-name="P149"><text:span text:style-name="T1">–7 × –3 = </text:span><text:span text:style-name="T2">21<text:line-break/></text:span></text:p>
        </text:list-item>
        <text:list-item>
          <text:p text:style-name="P149"><text:span text:style-name="T1">–18 ÷ 3 = </text:span><text:span text:style-name="T2">–6<text:line-break/></text:span></text:p>
        </text:list-item>
        <text:list-item>
          <text:p text:style-name="P227"><text:span text:style-name="T1">BONUS: –4 × 6 = </text:span><text:span text:style-name="T2">–24 meters<text:line-break/></text:span></text:p>
        </text:list-item>
      </text:list>
      <text:p text:style-name="P2"><text:span text:style-name="T2">Unit 6: Expressions, Equations, Inequalities</text:span></text:p>
      <text:list xml:id="list2496587800" text:style-name="WWNum15">
        <text:list-item>
          <text:p text:style-name="P71"><text:span text:style-name="T1">Simplify 2(x + 3) → </text:span><text:span text:style-name="T2">2x + 6<text:line-break/></text:span></text:p>
        </text:list-item>
        <text:list-item>
          <text:p text:style-name="P150"><text:span text:style-name="T1">4x – 5 = 11 → </text:span><text:span text:style-name="T2">x = 4<text:line-break/></text:span></text:p>
        </text:list-item>
        <text:list-item>
          <text:p text:style-name="P150"><text:span text:style-name="T1">x + 2 ≤ 7 → </text:span><text:span text:style-name="T2">x ≤ 5<text:line-break/></text:span></text:p>
        </text:list-item>
        <text:list-item>
          <text:p text:style-name="P150"><text:span text:style-name="T1">–3x ≥ 9 → </text:span><text:span text:style-name="T2">x ≤ –3<text:line-break/></text:span></text:p>
        </text:list-item>
        <text:list-item>
          <text:p text:style-name="P228"><text:span text:style-name="T1">BONUS: x + 4 &lt; 10 → </text:span><text:span text:style-name="T2">x &lt; 6<text:line-break/></text:span></text:p>
        </text:list-item>
      </text:list>
      <text:p text:style-name="P2"><text:span text:style-name="T2">Unit 7: Statistics and Probability</text:span></text:p>
      <text:list xml:id="list1290938626" text:style-name="WWNum79">
        <text:list-item>
          <text:p text:style-name="P72"><text:span text:style-name="T1">Mean of 2, 5, 7, 8 → </text:span><text:span text:style-name="T2">5.5<text:line-break/></text:span></text:p>
        </text:list-item>
        <text:list-item>
          <text:p text:style-name="P151"><text:span text:style-name="T1">Probability of heads → </text:span><text:span text:style-name="T2">1/2<text:line-break/></text:span></text:p>
        </text:list-item>
        <text:list-item>
          <text:p text:style-name="P151"><text:span text:style-name="T1">Mode: 6<text:line-break/></text:span></text:p>
        </text:list-item>
        <text:list-item>
          <text:p text:style-name="P151"><text:span text:style-name="T1">P(green) from 2 red, 3 green, 5 blue → </text:span><text:span text:style-name="T2">3/10<text:line-break/></text:span></text:p>
        </text:list-item>
        <text:list-item>
          <text:p text:style-name="P229"><text:span text:style-name="T1">BONUS: Box plot: min=1, Q1=2, med=3.5, Q3=4, max=5<text:line-break/></text:span></text:p>
        </text:list-item>
      </text:list>
      <text:p text:style-name="P2"><text:span text:style-name="T2">Unit 8: Scale Copies</text:span></text:p>
      <text:list xml:id="list3415728112" text:style-name="WWNum17">
        <text:list-item>
          <text:p text:style-name="P73"><text:span text:style-name="T1">Scale factor = 2 → </text:span><text:span text:style-name="T2">6, 8, 10<text:line-break/></text:span></text:p>
        </text:list-item>
        <text:list-item>
          <text:p text:style-name="P152"><text:span text:style-name="T1">5 to 15 → </text:span><text:span text:style-name="T2">Scale factor = 3<text:line-break/></text:span></text:p>
        </text:list-item>
        <text:list-item>
          <text:p text:style-name="P152"><text:span text:style-name="T1">Figures A and B → </text:span><text:span text:style-name="T2">Yes, same ratio<text:line-break/></text:span></text:p>
        </text:list-item>
        <text:list-item>
          <text:p text:style-name="P152"><text:span text:style-name="T1">0.5 = </text:span><text:span text:style-name="T2">smaller<text:line-break/></text:span></text:p>
        </text:list-item>
        <text:list-item>
          <text:p text:style-name="P230"><text:span text:style-name="T1">BONUS: Area × scale² → 20 × 9 = </text:span><text:span text:style-name="T2">180<text:line-break/></text:span></text:p>
        </text:list-item>
      </text:list>
      <text:p text:style-name="P2"><text:span text:style-name="T2">Unit 9: Geometry</text:span></text:p>
      <text:list xml:id="list1909677777" text:style-name="WWNum35">
        <text:list-item>
          <text:p text:style-name="P74"><text:soft-page-break/><text:span text:style-name="T1">Triangle area: 10 × 6 × ½ = </text:span><text:span text:style-name="T2">30<text:line-break/></text:span></text:p>
        </text:list-item>
        <text:list-item>
          <text:p text:style-name="P153"><text:span text:style-name="T1">40° + 90° → third = </text:span><text:span text:style-name="T2">50°<text:line-break/></text:span></text:p>
        </text:list-item>
        <text:list-item>
          <text:p text:style-name="P153"><text:span text:style-name="T1">Volume: 5 × 3 × 2 = </text:span><text:span text:style-name="T2">30<text:line-break/></text:span></text:p>
        </text:list-item>
        <text:list-item>
          <text:p text:style-name="P153"><text:span text:style-name="T1">Cube SA: 6 × (4²) = </text:span><text:span text:style-name="T2">96<text:line-break/></text:span></text:p>
        </text:list-item>
        <text:list-item>
          <text:p text:style-name="P231"><text:span text:style-name="T1">BONUS: Volume = π × 3² × 5 = </text:span><text:span text:style-name="T2">141.3 cm³<text:line-break/></text:span></text:p>
        </text:list-item>
      </text:list>
      <text:p text:style-name="P244"><draw:rect text:anchor-type="as-char" style:rel-width="100%" draw:z-index="1" draw:style-name="gr2" draw:text-style-name="P253" svg:width="0.0012in" svg:height="0.0213in"><text:p/></draw:rect></text:p>
      <text:p text:style-name="P250"><text:bookmark text:name="_8vou2m3tdeqz"/><text:span text:style-name="T3">Grade 8</text:span></text:p>
      <text:p text:style-name="P2"><text:span text:style-name="T2">Unit 1: Numbers &amp; Operations</text:span></text:p>
      <text:list xml:id="list1632339685" text:style-name="WWNum13">
        <text:list-item>
          <text:p text:style-name="P75"><text:span text:style-name="T1">0.25 → </text:span><text:span text:style-name="T2">Rational<text:line-break/></text:span></text:p>
        </text:list-item>
        <text:list-item>
          <text:p text:style-name="P154"><text:span text:style-name="T1">√20 ≈ </text:span><text:span text:style-name="T2">4.5<text:line-break/></text:span></text:p>
        </text:list-item>
        <text:list-item>
          <text:p text:style-name="P154"><text:span text:style-name="T1">3.2×10⁶<text:line-break/></text:span></text:p>
        </text:list-item>
        <text:list-item>
          <text:p text:style-name="P154"><text:span text:style-name="T1">π → </text:span><text:span text:style-name="T2">Irrational<text:line-break/></text:span></text:p>
        </text:list-item>
        <text:list-item>
          <text:p text:style-name="P232"><text:span text:style-name="T1">BONUS: √90 between </text:span><text:span text:style-name="T2">9 and 10<text:line-break/></text:span></text:p>
        </text:list-item>
      </text:list>
      <text:p text:style-name="P2"><text:span text:style-name="T2">Unit 2: Solving Equations</text:span></text:p>
      <text:list xml:id="list3814375635" text:style-name="WWNum78">
        <text:list-item>
          <text:p text:style-name="P76"><text:span text:style-name="T1">5x – 2 = 18 → </text:span><text:span text:style-name="T2">x = 4<text:line-break/></text:span></text:p>
        </text:list-item>
        <text:list-item>
          <text:p text:style-name="P155"><text:span text:style-name="T1">x/4 + 1 = 5 → </text:span><text:span text:style-name="T2">x = 16<text:line-break/></text:span></text:p>
        </text:list-item>
        <text:list-item>
          <text:p text:style-name="P155"><text:span text:style-name="T1">2(x + 3) = 14 → </text:span><text:span text:style-name="T2">x = 4<text:line-break/></text:span></text:p>
        </text:list-item>
        <text:list-item>
          <text:p text:style-name="P155"><text:span text:style-name="T1">4x – 5 = 2x + 3 → </text:span><text:span text:style-name="T2">x = 4<text:line-break/></text:span></text:p>
        </text:list-item>
        <text:list-item>
          <text:p text:style-name="P233"><text:span text:style-name="T1">BONUS: (x – 1)/2 = (x + 3)/4 → </text:span><text:span text:style-name="T2">x = 5<text:line-break/></text:span></text:p>
        </text:list-item>
      </text:list>
      <text:p text:style-name="P2"><text:span text:style-name="T2">Unit 3: Linear Equations &amp; Functions</text:span></text:p>
      <text:list xml:id="list1968591327" text:style-name="WWNum53">
        <text:list-item>
          <text:p text:style-name="P77"><text:span text:style-name="T1">Slope of y = –3x + 1 → </text:span><text:span text:style-name="T2">–3<text:line-break/></text:span></text:p>
        </text:list-item>
        <text:list-item>
          <text:p text:style-name="P156"><text:span text:style-name="T1">Y-intercept of y = 4x – 2 → </text:span><text:span text:style-name="T2">–2<text:line-break/></text:span></text:p>
        </text:list-item>
        <text:list-item>
          <text:p text:style-name="P156"><text:span text:style-name="T1">Is {(1, 2), (2, 3), (1, 4)} a function? </text:span><text:span text:style-name="T2">No<text:line-break/></text:span></text:p>
        </text:list-item>
        <text:list-item>
          <text:p text:style-name="P156"><text:span text:style-name="T1">Slope between (2, 5) and (4, 11) → </text:span><text:span text:style-name="T2">3<text:line-break/></text:span></text:p>
        </text:list-item>
        <text:list-item>
          <text:p text:style-name="P234"><text:span text:style-name="T1">BONUS: Through (0,3), slope –2 → y = </text:span><text:span text:style-name="T2">–2x + 3<text:line-break/></text:span></text:p>
        </text:list-item>
      </text:list>
      <text:p text:style-name="P2"><text:span text:style-name="T2">Unit 4: Systems of Equations</text:span></text:p>
      <text:list xml:id="list545192924" text:style-name="WWNum68">
        <text:list-item>
          <text:p text:style-name="P78"><text:span text:style-name="T1">Substitution: y = x + 1, 2x + y = 7 → </text:span><text:span text:style-name="T2">x = 2, y = 3<text:line-break/></text:span></text:p>
        </text:list-item>
        <text:list-item>
          <text:p text:style-name="P157"><text:span text:style-name="T1">Elimination: x + y = 10, x – y = 2 → </text:span><text:span text:style-name="T2">x = 6, y = 4<text:line-break/></text:span></text:p>
        </text:list-item>
        <text:list-item>
          <text:p text:style-name="P235"><text:span text:style-name="T1">No solution → </text:span><text:span text:style-name="T2">Parallel lines<text:line-break/></text:span></text:p>
        </text:list-item>
      </text:list>
      <text:p text:style-name="P2"><text:span text:style-name="T2">Unit 5: Geometry</text:span></text:p>
      <text:list xml:id="list3826354069" text:style-name="WWNum66">
        <text:list-item>
          <text:p text:style-name="P79"><text:span text:style-name="T1">a = 6, b = 8 → c = </text:span><text:span text:style-name="T2">10<text:line-break/></text:span></text:p>
        </text:list-item>
        <text:list-item>
          <text:p text:style-name="P158"><text:span text:style-name="T1">40° + 90° → third = </text:span><text:span text:style-name="T2">50°<text:line-break/></text:span></text:p>
        </text:list-item>
        <text:list-item>
          <text:p text:style-name="P158"><text:span text:style-name="T1">Congruent = </text:span><text:span text:style-name="T2">False</text:span><text:span text:style-name="T1"> (can be rotated or flipped)<text:line-break/></text:span></text:p>
        </text:list-item>
        <text:list-item>
          <text:p text:style-name="P158"><text:soft-page-break/><text:span text:style-name="T1">Vertical angles = </text:span><text:span text:style-name="T2">Always equal<text:line-break/></text:span></text:p>
        </text:list-item>
        <text:list-item>
          <text:p text:style-name="P236"><text:span text:style-name="T1">BONUS: a = 5, c = 13 → b = </text:span><text:span text:style-name="T2">12<text:line-break/></text:span></text:p>
        </text:list-item>
      </text:list>
      <text:p text:style-name="P2"><text:span text:style-name="T2">Unit 6: Transformations</text:span></text:p>
      <text:list xml:id="list1936563525" text:style-name="WWNum73">
        <text:list-item>
          <text:p text:style-name="P80"><text:span text:style-name="T1">Flip = </text:span><text:span text:style-name="T2">Reflection<text:line-break/></text:span></text:p>
        </text:list-item>
        <text:list-item>
          <text:p text:style-name="P159"><text:span text:style-name="T1">180° rotation = </text:span><text:span text:style-name="T2">Yes, congruent<text:line-break/></text:span></text:p>
        </text:list-item>
        <text:list-item>
          <text:p text:style-name="P159"><text:span text:style-name="T1">Dilation by 0.5 = </text:span><text:span text:style-name="T2">Smaller<text:line-break/></text:span></text:p>
        </text:list-item>
        <text:list-item>
          <text:p text:style-name="P159"><text:span text:style-name="T1">(2, 3) → (5, 7) → </text:span><text:span text:style-name="T2">Right 3, up 4<text:line-break/></text:span></text:p>
        </text:list-item>
        <text:list-item>
          <text:p text:style-name="P237"><text:span text:style-name="T1">BONUS: Reflection over y-axis → (–x, y), then down 3 → (–x, y–3)<text:line-break/></text:span></text:p>
        </text:list-item>
      </text:list>
      <text:p text:style-name="P2"><text:span text:style-name="T2">Unit 7: Data &amp; Modeling</text:span></text:p>
      <text:list xml:id="list270866488" text:style-name="WWNum39">
        <text:list-item>
          <text:p text:style-name="P81"><text:span text:style-name="T1">Hours vs. test score → </text:span><text:span text:style-name="T2">Positive<text:line-break/></text:span></text:p>
        </text:list-item>
        <text:list-item>
          <text:p text:style-name="P160"><text:span text:style-name="T1">y = 2x + 5 → slope = </text:span><text:span text:style-name="T2">2<text:line-break/></text:span></text:p>
        </text:list-item>
        <text:list-item>
          <text:p text:style-name="P160"><text:span text:style-name="T1">Don’t like math: 8 + 5 = </text:span><text:span text:style-name="T2">13<text:line-break/></text:span></text:p>
        </text:list-item>
        <text:list-item>
          <text:p text:style-name="P160"><text:span text:style-name="T1">Line of best fit: y ≈ </text:span><text:span text:style-name="T2">–x + 4<text:line-break/></text:span></text:p>
        </text:list-item>
        <text:list-item>
          <text:p text:style-name="P238"><text:span text:style-name="T1">BONUS: Predict shoe size from height trend → </text:span><text:span text:style-name="T2">Positive correlation</text:span></text:p>
        </text:list-item>
      </text:list>
      <text:p text:style-name="P24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Courier New" fo:font-family="'Courier New'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Courier New" fo:font-family="'Courier New'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Courier New" fo:font-family="'Courier New'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Courier New" fo:font-family="'Courier New'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Courier New" fo:font-family="'Courier New'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Courier New" fo:font-family="'Courier New'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Courier New" fo:font-family="'Courier New'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Courier New" fo:font-family="'Courier New'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font-name="Courier New" fo:font-family="'Courier New'" style:font-family-generic="roman" style:font-pitch="variable"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font-name="Courier New" fo:font-family="'Courier New'" style:font-family-generic="roman" style:font-pitch="variable"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font-name="Courier New" fo:font-family="'Courier New'" style:font-family-generic="roman" style:font-pitch="variable" style:text-underline-style="none"/>
    </style:style>
    <style:style style:name="ListLabel_20_290" style:display-name="ListLabel 290" style:family="text">
      <style:text-properties style:font-name="Courier New" fo:font-family="'Courier New'" style:font-family-generic="roman" style:font-pitch="variable"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font-name="Courier New" fo:font-family="'Courier New'" style:font-family-generic="roman" style:font-pitch="variable"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font-name="Courier New" fo:font-family="'Courier New'" style:font-family-generic="roman" style:font-pitch="variable"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font-name="Courier New" fo:font-family="'Courier New'" style:font-family-generic="roman" style:font-pitch="variable"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font-name="Courier New" fo:font-family="'Courier New'" style:font-family-generic="roman" style:font-pitch="variable"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font-name="Courier New" fo:font-family="'Courier New'" style:font-family-generic="roman" style:font-pitch="variable"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font-name="Courier New" fo:font-family="'Courier New'" style:font-family-generic="roman" style:font-pitch="variable"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text-underline-style="none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style:font-name="Courier New" fo:font-family="'Courier New'" style:font-family-generic="roman" style:font-pitch="variable" style:text-underline-style="none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style:text-underline-style="none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style:font-name="Courier New" fo:font-family="'Courier New'" style:font-family-generic="roman" style:font-pitch="variable" style:text-underline-style="none"/>
    </style:style>
    <style:style style:name="ListLabel_20_443" style:display-name="ListLabel 443" style:family="text">
      <style:text-properties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style:font-name="Courier New" fo:font-family="'Courier New'" style:font-family-generic="roman" style:font-pitch="variable" style:text-underline-style="none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style:font-name="Courier New" fo:font-family="'Courier New'" style:font-family-generic="roman" style:font-pitch="variable" style:text-underline-style="none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style:text-underline-style="none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style:text-underline-style="none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496" style:display-name="ListLabel 496" style:family="text">
      <style:text-properties style:text-underline-style="none"/>
    </style:style>
    <style:style style:name="ListLabel_20_497" style:display-name="ListLabel 497" style:family="text">
      <style:text-properties style:text-underline-style="none"/>
    </style:style>
    <style:style style:name="ListLabel_20_498" style:display-name="ListLabel 498" style:family="text">
      <style:text-properties style:text-underline-style="none"/>
    </style:style>
    <style:style style:name="ListLabel_20_499" style:display-name="ListLabel 499" style:family="text">
      <style:text-properties style:text-underline-style="none"/>
    </style:style>
    <style:style style:name="ListLabel_20_500" style:display-name="ListLabel 500" style:family="text">
      <style:text-properties style:text-underline-style="none"/>
    </style:style>
    <style:style style:name="ListLabel_20_501" style:display-name="ListLabel 501" style:family="text">
      <style:text-properties style:text-underline-style="none"/>
    </style:style>
    <style:style style:name="ListLabel_20_502" style:display-name="ListLabel 502" style:family="text">
      <style:text-properties style:text-underline-style="none"/>
    </style:style>
    <style:style style:name="ListLabel_20_503" style:display-name="ListLabel 503" style:family="text">
      <style:text-properties style:text-underline-style="none"/>
    </style:style>
    <style:style style:name="ListLabel_20_504" style:display-name="ListLabel 504" style:family="text">
      <style:text-properties style:text-underline-style="none"/>
    </style:style>
    <style:style style:name="ListLabel_20_505" style:display-name="ListLabel 505" style:family="text">
      <style:text-properties style:font-name="Courier New" fo:font-family="'Courier New'" style:font-family-generic="roman" style:font-pitch="variable" style:text-underline-style="none"/>
    </style:style>
    <style:style style:name="ListLabel_20_506" style:display-name="ListLabel 506" style:family="text">
      <style:text-properties style:text-underline-style="none"/>
    </style:style>
    <style:style style:name="ListLabel_20_507" style:display-name="ListLabel 507" style:family="text">
      <style:text-properties style:text-underline-style="none"/>
    </style:style>
    <style:style style:name="ListLabel_20_508" style:display-name="ListLabel 508" style:family="text">
      <style:text-properties style:text-underline-style="none"/>
    </style:style>
    <style:style style:name="ListLabel_20_509" style:display-name="ListLabel 509" style:family="text">
      <style:text-properties style:text-underline-style="none"/>
    </style:style>
    <style:style style:name="ListLabel_20_510" style:display-name="ListLabel 510" style:family="text">
      <style:text-properties style:text-underline-style="none"/>
    </style:style>
    <style:style style:name="ListLabel_20_511" style:display-name="ListLabel 511" style:family="text">
      <style:text-properties style:text-underline-style="none"/>
    </style:style>
    <style:style style:name="ListLabel_20_512" style:display-name="ListLabel 512" style:family="text">
      <style:text-properties style:text-underline-style="none"/>
    </style:style>
    <style:style style:name="ListLabel_20_513" style:display-name="ListLabel 513" style:family="text">
      <style:text-properties style:text-underline-style="none"/>
    </style:style>
    <style:style style:name="ListLabel_20_514" style:display-name="ListLabel 514" style:family="text">
      <style:text-properties style:text-underline-style="none"/>
    </style:style>
    <style:style style:name="ListLabel_20_515" style:display-name="ListLabel 515" style:family="text">
      <style:text-properties style:text-underline-style="none"/>
    </style:style>
    <style:style style:name="ListLabel_20_516" style:display-name="ListLabel 516" style:family="text">
      <style:text-properties style:text-underline-style="none"/>
    </style:style>
    <style:style style:name="ListLabel_20_517" style:display-name="ListLabel 517" style:family="text">
      <style:text-properties style:text-underline-style="none"/>
    </style:style>
    <style:style style:name="ListLabel_20_518" style:display-name="ListLabel 518" style:family="text">
      <style:text-properties style:text-underline-style="none"/>
    </style:style>
    <style:style style:name="ListLabel_20_519" style:display-name="ListLabel 519" style:family="text">
      <style:text-properties style:text-underline-style="none"/>
    </style:style>
    <style:style style:name="ListLabel_20_520" style:display-name="ListLabel 520" style:family="text">
      <style:text-properties style:text-underline-style="none"/>
    </style:style>
    <style:style style:name="ListLabel_20_521" style:display-name="ListLabel 521" style:family="text">
      <style:text-properties style:text-underline-style="none"/>
    </style:style>
    <style:style style:name="ListLabel_20_522" style:display-name="ListLabel 522" style:family="text">
      <style:text-properties style:text-underline-style="none"/>
    </style:style>
    <style:style style:name="ListLabel_20_523" style:display-name="ListLabel 523" style:family="text">
      <style:text-properties style:text-underline-style="none"/>
    </style:style>
    <style:style style:name="ListLabel_20_524" style:display-name="ListLabel 524" style:family="text">
      <style:text-properties style:text-underline-style="none"/>
    </style:style>
    <style:style style:name="ListLabel_20_525" style:display-name="ListLabel 525" style:family="text">
      <style:text-properties style:text-underline-style="none"/>
    </style:style>
    <style:style style:name="ListLabel_20_526" style:display-name="ListLabel 526" style:family="text">
      <style:text-properties style:text-underline-style="none"/>
    </style:style>
    <style:style style:name="ListLabel_20_527" style:display-name="ListLabel 527" style:family="text">
      <style:text-properties style:text-underline-style="none"/>
    </style:style>
    <style:style style:name="ListLabel_20_528" style:display-name="ListLabel 528" style:family="text">
      <style:text-properties style:text-underline-style="none"/>
    </style:style>
    <style:style style:name="ListLabel_20_529" style:display-name="ListLabel 529" style:family="text">
      <style:text-properties style:text-underline-style="none"/>
    </style:style>
    <style:style style:name="ListLabel_20_530" style:display-name="ListLabel 530" style:family="text">
      <style:text-properties style:text-underline-style="none"/>
    </style:style>
    <style:style style:name="ListLabel_20_531" style:display-name="ListLabel 531" style:family="text">
      <style:text-properties style:text-underline-style="none"/>
    </style:style>
    <style:style style:name="ListLabel_20_532" style:display-name="ListLabel 532" style:family="text">
      <style:text-properties style:font-name="Courier New" fo:font-family="'Courier New'" style:font-family-generic="roman" style:font-pitch="variable" style:text-underline-style="none"/>
    </style:style>
    <style:style style:name="ListLabel_20_533" style:display-name="ListLabel 533" style:family="text">
      <style:text-properties style:text-underline-style="none"/>
    </style:style>
    <style:style style:name="ListLabel_20_534" style:display-name="ListLabel 534" style:family="text">
      <style:text-properties style:text-underline-style="none"/>
    </style:style>
    <style:style style:name="ListLabel_20_535" style:display-name="ListLabel 535" style:family="text">
      <style:text-properties style:text-underline-style="none"/>
    </style:style>
    <style:style style:name="ListLabel_20_536" style:display-name="ListLabel 536" style:family="text">
      <style:text-properties style:text-underline-style="none"/>
    </style:style>
    <style:style style:name="ListLabel_20_537" style:display-name="ListLabel 537" style:family="text">
      <style:text-properties style:text-underline-style="none"/>
    </style:style>
    <style:style style:name="ListLabel_20_538" style:display-name="ListLabel 538" style:family="text">
      <style:text-properties style:text-underline-style="none"/>
    </style:style>
    <style:style style:name="ListLabel_20_539" style:display-name="ListLabel 539" style:family="text">
      <style:text-properties style:text-underline-style="none"/>
    </style:style>
    <style:style style:name="ListLabel_20_540" style:display-name="ListLabel 540" style:family="text">
      <style:text-properties style:text-underline-style="none"/>
    </style:style>
    <style:style style:name="ListLabel_20_541" style:display-name="ListLabel 541" style:family="text">
      <style:text-properties style:text-underline-style="none"/>
    </style:style>
    <style:style style:name="ListLabel_20_542" style:display-name="ListLabel 542" style:family="text">
      <style:text-properties style:text-underline-style="none"/>
    </style:style>
    <style:style style:name="ListLabel_20_543" style:display-name="ListLabel 543" style:family="text">
      <style:text-properties style:text-underline-style="none"/>
    </style:style>
    <style:style style:name="ListLabel_20_544" style:display-name="ListLabel 544" style:family="text">
      <style:text-properties style:text-underline-style="none"/>
    </style:style>
    <style:style style:name="ListLabel_20_545" style:display-name="ListLabel 545" style:family="text">
      <style:text-properties style:text-underline-style="none"/>
    </style:style>
    <style:style style:name="ListLabel_20_546" style:display-name="ListLabel 546" style:family="text">
      <style:text-properties style:text-underline-style="none"/>
    </style:style>
    <style:style style:name="ListLabel_20_547" style:display-name="ListLabel 547" style:family="text">
      <style:text-properties style:text-underline-style="none"/>
    </style:style>
    <style:style style:name="ListLabel_20_548" style:display-name="ListLabel 548" style:family="text">
      <style:text-properties style:text-underline-style="none"/>
    </style:style>
    <style:style style:name="ListLabel_20_549" style:display-name="ListLabel 549" style:family="text">
      <style:text-properties style:text-underline-style="none"/>
    </style:style>
    <style:style style:name="ListLabel_20_550" style:display-name="ListLabel 550" style:family="text">
      <style:text-properties style:font-name="Courier New" fo:font-family="'Courier New'" style:font-family-generic="roman" style:font-pitch="variable" style:text-underline-style="none"/>
    </style:style>
    <style:style style:name="ListLabel_20_551" style:display-name="ListLabel 551" style:family="text">
      <style:text-properties style:text-underline-style="none"/>
    </style:style>
    <style:style style:name="ListLabel_20_552" style:display-name="ListLabel 552" style:family="text">
      <style:text-properties style:text-underline-style="none"/>
    </style:style>
    <style:style style:name="ListLabel_20_553" style:display-name="ListLabel 553" style:family="text">
      <style:text-properties style:text-underline-style="none"/>
    </style:style>
    <style:style style:name="ListLabel_20_554" style:display-name="ListLabel 554" style:family="text">
      <style:text-properties style:text-underline-style="none"/>
    </style:style>
    <style:style style:name="ListLabel_20_555" style:display-name="ListLabel 555" style:family="text">
      <style:text-properties style:text-underline-style="none"/>
    </style:style>
    <style:style style:name="ListLabel_20_556" style:display-name="ListLabel 556" style:family="text">
      <style:text-properties style:text-underline-style="none"/>
    </style:style>
    <style:style style:name="ListLabel_20_557" style:display-name="ListLabel 557" style:family="text">
      <style:text-properties style:text-underline-style="none"/>
    </style:style>
    <style:style style:name="ListLabel_20_558" style:display-name="ListLabel 558" style:family="text">
      <style:text-properties style:text-underline-style="none"/>
    </style:style>
    <style:style style:name="ListLabel_20_559" style:display-name="ListLabel 559" style:family="text">
      <style:text-properties style:font-name="Courier New" fo:font-family="'Courier New'" style:font-family-generic="roman" style:font-pitch="variable" style:text-underline-style="none"/>
    </style:style>
    <style:style style:name="ListLabel_20_560" style:display-name="ListLabel 560" style:family="text">
      <style:text-properties style:text-underline-style="none"/>
    </style:style>
    <style:style style:name="ListLabel_20_561" style:display-name="ListLabel 561" style:family="text">
      <style:text-properties style:text-underline-style="none"/>
    </style:style>
    <style:style style:name="ListLabel_20_562" style:display-name="ListLabel 562" style:family="text">
      <style:text-properties style:text-underline-style="none"/>
    </style:style>
    <style:style style:name="ListLabel_20_563" style:display-name="ListLabel 563" style:family="text">
      <style:text-properties style:text-underline-style="none"/>
    </style:style>
    <style:style style:name="ListLabel_20_564" style:display-name="ListLabel 564" style:family="text">
      <style:text-properties style:text-underline-style="none"/>
    </style:style>
    <style:style style:name="ListLabel_20_565" style:display-name="ListLabel 565" style:family="text">
      <style:text-properties style:text-underline-style="none"/>
    </style:style>
    <style:style style:name="ListLabel_20_566" style:display-name="ListLabel 566" style:family="text">
      <style:text-properties style:text-underline-style="none"/>
    </style:style>
    <style:style style:name="ListLabel_20_567" style:display-name="ListLabel 567" style:family="text">
      <style:text-properties style:text-underline-style="none"/>
    </style:style>
    <style:style style:name="ListLabel_20_568" style:display-name="ListLabel 568" style:family="text">
      <style:text-properties style:font-name="Courier New" fo:font-family="'Courier New'" style:font-family-generic="roman" style:font-pitch="variable" style:text-underline-style="none"/>
    </style:style>
    <style:style style:name="ListLabel_20_569" style:display-name="ListLabel 569" style:family="text">
      <style:text-properties style:text-underline-style="none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style:text-underline-style="none"/>
    </style:style>
    <style:style style:name="ListLabel_20_578" style:display-name="ListLabel 578" style:family="text">
      <style:text-properties style:text-underline-style="none"/>
    </style:style>
    <style:style style:name="ListLabel_20_579" style:display-name="ListLabel 579" style:family="text">
      <style:text-properties style:text-underline-style="none"/>
    </style:style>
    <style:style style:name="ListLabel_20_580" style:display-name="ListLabel 580" style:family="text">
      <style:text-properties style:text-underline-style="none"/>
    </style:style>
    <style:style style:name="ListLabel_20_581" style:display-name="ListLabel 581" style:family="text">
      <style:text-properties style:text-underline-style="none"/>
    </style:style>
    <style:style style:name="ListLabel_20_582" style:display-name="ListLabel 582" style:family="text">
      <style:text-properties style:text-underline-style="none"/>
    </style:style>
    <style:style style:name="ListLabel_20_583" style:display-name="ListLabel 583" style:family="text">
      <style:text-properties style:text-underline-style="none"/>
    </style:style>
    <style:style style:name="ListLabel_20_584" style:display-name="ListLabel 584" style:family="text">
      <style:text-properties style:text-underline-style="none"/>
    </style:style>
    <style:style style:name="ListLabel_20_585" style:display-name="ListLabel 585" style:family="text">
      <style:text-properties style:text-underline-style="none"/>
    </style:style>
    <style:style style:name="ListLabel_20_586" style:display-name="ListLabel 586" style:family="text">
      <style:text-properties style:font-name="Courier New" fo:font-family="'Courier New'" style:font-family-generic="roman" style:font-pitch="variable" style:text-underline-style="none"/>
    </style:style>
    <style:style style:name="ListLabel_20_587" style:display-name="ListLabel 587" style:family="text">
      <style:text-properties style:text-underline-style="none"/>
    </style:style>
    <style:style style:name="ListLabel_20_588" style:display-name="ListLabel 588" style:family="text">
      <style:text-properties style:text-underline-style="none"/>
    </style:style>
    <style:style style:name="ListLabel_20_589" style:display-name="ListLabel 589" style:family="text">
      <style:text-properties style:text-underline-style="none"/>
    </style:style>
    <style:style style:name="ListLabel_20_590" style:display-name="ListLabel 590" style:family="text">
      <style:text-properties style:text-underline-style="none"/>
    </style:style>
    <style:style style:name="ListLabel_20_591" style:display-name="ListLabel 591" style:family="text">
      <style:text-properties style:text-underline-style="none"/>
    </style:style>
    <style:style style:name="ListLabel_20_592" style:display-name="ListLabel 592" style:family="text">
      <style:text-properties style:text-underline-style="none"/>
    </style:style>
    <style:style style:name="ListLabel_20_593" style:display-name="ListLabel 593" style:family="text">
      <style:text-properties style:text-underline-style="none"/>
    </style:style>
    <style:style style:name="ListLabel_20_594" style:display-name="ListLabel 594" style:family="text">
      <style:text-properties style:text-underline-style="none"/>
    </style:style>
    <style:style style:name="ListLabel_20_595" style:display-name="ListLabel 595" style:family="text">
      <style:text-properties style:text-underline-style="none"/>
    </style:style>
    <style:style style:name="ListLabel_20_596" style:display-name="ListLabel 596" style:family="text">
      <style:text-properties style:text-underline-style="none"/>
    </style:style>
    <style:style style:name="ListLabel_20_597" style:display-name="ListLabel 597" style:family="text">
      <style:text-properties style:text-underline-style="none"/>
    </style:style>
    <style:style style:name="ListLabel_20_598" style:display-name="ListLabel 598" style:family="text">
      <style:text-properties style:text-underline-style="none"/>
    </style:style>
    <style:style style:name="ListLabel_20_599" style:display-name="ListLabel 599" style:family="text">
      <style:text-properties style:text-underline-style="none"/>
    </style:style>
    <style:style style:name="ListLabel_20_600" style:display-name="ListLabel 600" style:family="text">
      <style:text-properties style:text-underline-style="none"/>
    </style:style>
    <style:style style:name="ListLabel_20_601" style:display-name="ListLabel 601" style:family="text">
      <style:text-properties style:text-underline-style="none"/>
    </style:style>
    <style:style style:name="ListLabel_20_602" style:display-name="ListLabel 602" style:family="text">
      <style:text-properties style:text-underline-style="none"/>
    </style:style>
    <style:style style:name="ListLabel_20_603" style:display-name="ListLabel 603" style:family="text">
      <style:text-properties style:text-underline-style="none"/>
    </style:style>
    <style:style style:name="ListLabel_20_604" style:display-name="ListLabel 604" style:family="text">
      <style:text-properties style:font-name="Courier New" fo:font-family="'Courier New'" style:font-family-generic="roman" style:font-pitch="variable" style:text-underline-style="none"/>
    </style:style>
    <style:style style:name="ListLabel_20_605" style:display-name="ListLabel 605" style:family="text">
      <style:text-properties style:text-underline-style="none"/>
    </style:style>
    <style:style style:name="ListLabel_20_606" style:display-name="ListLabel 606" style:family="text">
      <style:text-properties style:text-underline-style="none"/>
    </style:style>
    <style:style style:name="ListLabel_20_607" style:display-name="ListLabel 607" style:family="text">
      <style:text-properties style:text-underline-style="none"/>
    </style:style>
    <style:style style:name="ListLabel_20_608" style:display-name="ListLabel 608" style:family="text">
      <style:text-properties style:text-underline-style="none"/>
    </style:style>
    <style:style style:name="ListLabel_20_609" style:display-name="ListLabel 609" style:family="text">
      <style:text-properties style:text-underline-style="none"/>
    </style:style>
    <style:style style:name="ListLabel_20_610" style:display-name="ListLabel 610" style:family="text">
      <style:text-properties style:text-underline-style="none"/>
    </style:style>
    <style:style style:name="ListLabel_20_611" style:display-name="ListLabel 611" style:family="text">
      <style:text-properties style:text-underline-style="none"/>
    </style:style>
    <style:style style:name="ListLabel_20_612" style:display-name="ListLabel 612" style:family="text">
      <style:text-properties style:text-underline-style="none"/>
    </style:style>
    <style:style style:name="ListLabel_20_613" style:display-name="ListLabel 613" style:family="text">
      <style:text-properties style:font-name="Courier New" fo:font-family="'Courier New'" style:font-family-generic="roman" style:font-pitch="variable" style:text-underline-style="none"/>
    </style:style>
    <style:style style:name="ListLabel_20_614" style:display-name="ListLabel 614" style:family="text">
      <style:text-properties style:text-underline-style="none"/>
    </style:style>
    <style:style style:name="ListLabel_20_615" style:display-name="ListLabel 615" style:family="text">
      <style:text-properties style:text-underline-style="none"/>
    </style:style>
    <style:style style:name="ListLabel_20_616" style:display-name="ListLabel 616" style:family="text">
      <style:text-properties style:text-underline-style="none"/>
    </style:style>
    <style:style style:name="ListLabel_20_617" style:display-name="ListLabel 617" style:family="text">
      <style:text-properties style:text-underline-style="none"/>
    </style:style>
    <style:style style:name="ListLabel_20_618" style:display-name="ListLabel 618" style:family="text">
      <style:text-properties style:text-underline-style="none"/>
    </style:style>
    <style:style style:name="ListLabel_20_619" style:display-name="ListLabel 619" style:family="text">
      <style:text-properties style:text-underline-style="none"/>
    </style:style>
    <style:style style:name="ListLabel_20_620" style:display-name="ListLabel 620" style:family="text">
      <style:text-properties style:text-underline-style="none"/>
    </style:style>
    <style:style style:name="ListLabel_20_621" style:display-name="ListLabel 621" style:family="text">
      <style:text-properties style:text-underline-style="none"/>
    </style:style>
    <style:style style:name="ListLabel_20_622" style:display-name="ListLabel 622" style:family="text">
      <style:text-properties style:text-underline-style="none"/>
    </style:style>
    <style:style style:name="ListLabel_20_623" style:display-name="ListLabel 623" style:family="text">
      <style:text-properties style:text-underline-style="none"/>
    </style:style>
    <style:style style:name="ListLabel_20_624" style:display-name="ListLabel 624" style:family="text">
      <style:text-properties style:text-underline-style="none"/>
    </style:style>
    <style:style style:name="ListLabel_20_625" style:display-name="ListLabel 625" style:family="text">
      <style:text-properties style:text-underline-style="none"/>
    </style:style>
    <style:style style:name="ListLabel_20_626" style:display-name="ListLabel 626" style:family="text">
      <style:text-properties style:text-underline-style="none"/>
    </style:style>
    <style:style style:name="ListLabel_20_627" style:display-name="ListLabel 627" style:family="text">
      <style:text-properties style:text-underline-style="none"/>
    </style:style>
    <style:style style:name="ListLabel_20_628" style:display-name="ListLabel 628" style:family="text">
      <style:text-properties style:text-underline-style="none"/>
    </style:style>
    <style:style style:name="ListLabel_20_629" style:display-name="ListLabel 629" style:family="text">
      <style:text-properties style:text-underline-style="none"/>
    </style:style>
    <style:style style:name="ListLabel_20_630" style:display-name="ListLabel 630" style:family="text">
      <style:text-properties style:text-underline-style="none"/>
    </style:style>
    <style:style style:name="ListLabel_20_631" style:display-name="ListLabel 631" style:family="text">
      <style:text-properties style:text-underline-style="none"/>
    </style:style>
    <style:style style:name="ListLabel_20_632" style:display-name="ListLabel 632" style:family="text">
      <style:text-properties style:text-underline-style="none"/>
    </style:style>
    <style:style style:name="ListLabel_20_633" style:display-name="ListLabel 633" style:family="text">
      <style:text-properties style:text-underline-style="none"/>
    </style:style>
    <style:style style:name="ListLabel_20_634" style:display-name="ListLabel 634" style:family="text">
      <style:text-properties style:text-underline-style="none"/>
    </style:style>
    <style:style style:name="ListLabel_20_635" style:display-name="ListLabel 635" style:family="text">
      <style:text-properties style:text-underline-style="none"/>
    </style:style>
    <style:style style:name="ListLabel_20_636" style:display-name="ListLabel 636" style:family="text">
      <style:text-properties style:text-underline-style="none"/>
    </style:style>
    <style:style style:name="ListLabel_20_637" style:display-name="ListLabel 637" style:family="text">
      <style:text-properties style:text-underline-style="none"/>
    </style:style>
    <style:style style:name="ListLabel_20_638" style:display-name="ListLabel 638" style:family="text">
      <style:text-properties style:text-underline-style="none"/>
    </style:style>
    <style:style style:name="ListLabel_20_639" style:display-name="ListLabel 639" style:family="text">
      <style:text-properties style:text-underline-style="none"/>
    </style:style>
    <style:style style:name="ListLabel_20_640" style:display-name="ListLabel 640" style:family="text">
      <style:text-properties style:text-underline-style="none"/>
    </style:style>
    <style:style style:name="ListLabel_20_641" style:display-name="ListLabel 641" style:family="text">
      <style:text-properties style:text-underline-style="none"/>
    </style:style>
    <style:style style:name="ListLabel_20_642" style:display-name="ListLabel 642" style:family="text">
      <style:text-properties style:text-underline-style="none"/>
    </style:style>
    <style:style style:name="ListLabel_20_643" style:display-name="ListLabel 643" style:family="text">
      <style:text-properties style:text-underline-style="none"/>
    </style:style>
    <style:style style:name="ListLabel_20_644" style:display-name="ListLabel 644" style:family="text">
      <style:text-properties style:text-underline-style="none"/>
    </style:style>
    <style:style style:name="ListLabel_20_645" style:display-name="ListLabel 645" style:family="text">
      <style:text-properties style:text-underline-style="none"/>
    </style:style>
    <style:style style:name="ListLabel_20_646" style:display-name="ListLabel 646" style:family="text">
      <style:text-properties style:text-underline-style="none"/>
    </style:style>
    <style:style style:name="ListLabel_20_647" style:display-name="ListLabel 647" style:family="text">
      <style:text-properties style:text-underline-style="none"/>
    </style:style>
    <style:style style:name="ListLabel_20_648" style:display-name="ListLabel 648" style:family="text">
      <style:text-properties style:text-underline-style="none"/>
    </style:style>
    <style:style style:name="ListLabel_20_649" style:display-name="ListLabel 649" style:family="text">
      <style:text-properties style:font-name="Courier New" fo:font-family="'Courier New'" style:font-family-generic="roman" style:font-pitch="variable" style:text-underline-style="none"/>
    </style:style>
    <style:style style:name="ListLabel_20_650" style:display-name="ListLabel 650" style:family="text">
      <style:text-properties style:text-underline-style="none"/>
    </style:style>
    <style:style style:name="ListLabel_20_651" style:display-name="ListLabel 651" style:family="text">
      <style:text-properties style:text-underline-style="none"/>
    </style:style>
    <style:style style:name="ListLabel_20_652" style:display-name="ListLabel 652" style:family="text">
      <style:text-properties style:text-underline-style="none"/>
    </style:style>
    <style:style style:name="ListLabel_20_653" style:display-name="ListLabel 653" style:family="text">
      <style:text-properties style:text-underline-style="none"/>
    </style:style>
    <style:style style:name="ListLabel_20_654" style:display-name="ListLabel 654" style:family="text">
      <style:text-properties style:text-underline-style="none"/>
    </style:style>
    <style:style style:name="ListLabel_20_655" style:display-name="ListLabel 655" style:family="text">
      <style:text-properties style:text-underline-style="none"/>
    </style:style>
    <style:style style:name="ListLabel_20_656" style:display-name="ListLabel 656" style:family="text">
      <style:text-properties style:text-underline-style="none"/>
    </style:style>
    <style:style style:name="ListLabel_20_657" style:display-name="ListLabel 657" style:family="text">
      <style:text-properties style:text-underline-style="none"/>
    </style:style>
    <style:style style:name="ListLabel_20_658" style:display-name="ListLabel 658" style:family="text">
      <style:text-properties style:text-underline-style="none"/>
    </style:style>
    <style:style style:name="ListLabel_20_659" style:display-name="ListLabel 659" style:family="text">
      <style:text-properties style:text-underline-style="none"/>
    </style:style>
    <style:style style:name="ListLabel_20_660" style:display-name="ListLabel 660" style:family="text">
      <style:text-properties style:text-underline-style="none"/>
    </style:style>
    <style:style style:name="ListLabel_20_661" style:display-name="ListLabel 661" style:family="text">
      <style:text-properties style:text-underline-style="none"/>
    </style:style>
    <style:style style:name="ListLabel_20_662" style:display-name="ListLabel 662" style:family="text">
      <style:text-properties style:text-underline-style="none"/>
    </style:style>
    <style:style style:name="ListLabel_20_663" style:display-name="ListLabel 663" style:family="text">
      <style:text-properties style:text-underline-style="none"/>
    </style:style>
    <style:style style:name="ListLabel_20_664" style:display-name="ListLabel 664" style:family="text">
      <style:text-properties style:text-underline-style="none"/>
    </style:style>
    <style:style style:name="ListLabel_20_665" style:display-name="ListLabel 665" style:family="text">
      <style:text-properties style:text-underline-style="none"/>
    </style:style>
    <style:style style:name="ListLabel_20_666" style:display-name="ListLabel 666" style:family="text">
      <style:text-properties style:text-underline-style="none"/>
    </style:style>
    <style:style style:name="ListLabel_20_667" style:display-name="ListLabel 667" style:family="text">
      <style:text-properties style:text-underline-style="none"/>
    </style:style>
    <style:style style:name="ListLabel_20_668" style:display-name="ListLabel 668" style:family="text">
      <style:text-properties style:text-underline-style="none"/>
    </style:style>
    <style:style style:name="ListLabel_20_669" style:display-name="ListLabel 669" style:family="text">
      <style:text-properties style:text-underline-style="none"/>
    </style:style>
    <style:style style:name="ListLabel_20_670" style:display-name="ListLabel 670" style:family="text">
      <style:text-properties style:text-underline-style="none"/>
    </style:style>
    <style:style style:name="ListLabel_20_671" style:display-name="ListLabel 671" style:family="text">
      <style:text-properties style:text-underline-style="none"/>
    </style:style>
    <style:style style:name="ListLabel_20_672" style:display-name="ListLabel 672" style:family="text">
      <style:text-properties style:text-underline-style="none"/>
    </style:style>
    <style:style style:name="ListLabel_20_673" style:display-name="ListLabel 673" style:family="text">
      <style:text-properties style:text-underline-style="none"/>
    </style:style>
    <style:style style:name="ListLabel_20_674" style:display-name="ListLabel 674" style:family="text">
      <style:text-properties style:text-underline-style="none"/>
    </style:style>
    <style:style style:name="ListLabel_20_675" style:display-name="ListLabel 675" style:family="text">
      <style:text-properties style:text-underline-style="none"/>
    </style:style>
    <style:style style:name="ListLabel_20_676" style:display-name="ListLabel 676" style:family="text">
      <style:text-properties style:font-name="Courier New" fo:font-family="'Courier New'" style:font-family-generic="roman" style:font-pitch="variable" style:text-underline-style="none"/>
    </style:style>
    <style:style style:name="ListLabel_20_677" style:display-name="ListLabel 677" style:family="text">
      <style:text-properties style:text-underline-style="none"/>
    </style:style>
    <style:style style:name="ListLabel_20_678" style:display-name="ListLabel 678" style:family="text">
      <style:text-properties style:text-underline-style="none"/>
    </style:style>
    <style:style style:name="ListLabel_20_679" style:display-name="ListLabel 679" style:family="text">
      <style:text-properties style:text-underline-style="none"/>
    </style:style>
    <style:style style:name="ListLabel_20_680" style:display-name="ListLabel 680" style:family="text">
      <style:text-properties style:text-underline-style="none"/>
    </style:style>
    <style:style style:name="ListLabel_20_681" style:display-name="ListLabel 681" style:family="text">
      <style:text-properties style:text-underline-style="none"/>
    </style:style>
    <style:style style:name="ListLabel_20_682" style:display-name="ListLabel 682" style:family="text">
      <style:text-properties style:text-underline-style="none"/>
    </style:style>
    <style:style style:name="ListLabel_20_683" style:display-name="ListLabel 683" style:family="text">
      <style:text-properties style:text-underline-style="none"/>
    </style:style>
    <style:style style:name="ListLabel_20_684" style:display-name="ListLabel 684" style:family="text">
      <style:text-properties style:text-underline-style="none"/>
    </style:style>
    <style:style style:name="ListLabel_20_685" style:display-name="ListLabel 685" style:family="text">
      <style:text-properties style:font-name="Courier New" fo:font-family="'Courier New'" style:font-family-generic="roman" style:font-pitch="variable" style:text-underline-style="none"/>
    </style:style>
    <style:style style:name="ListLabel_20_686" style:display-name="ListLabel 686" style:family="text">
      <style:text-properties style:text-underline-style="none"/>
    </style:style>
    <style:style style:name="ListLabel_20_687" style:display-name="ListLabel 687" style:family="text">
      <style:text-properties style:text-underline-style="none"/>
    </style:style>
    <style:style style:name="ListLabel_20_688" style:display-name="ListLabel 688" style:family="text">
      <style:text-properties style:text-underline-style="none"/>
    </style:style>
    <style:style style:name="ListLabel_20_689" style:display-name="ListLabel 689" style:family="text">
      <style:text-properties style:text-underline-style="none"/>
    </style:style>
    <style:style style:name="ListLabel_20_690" style:display-name="ListLabel 690" style:family="text">
      <style:text-properties style:text-underline-style="none"/>
    </style:style>
    <style:style style:name="ListLabel_20_691" style:display-name="ListLabel 691" style:family="text">
      <style:text-properties style:text-underline-style="none"/>
    </style:style>
    <style:style style:name="ListLabel_20_692" style:display-name="ListLabel 692" style:family="text">
      <style:text-properties style:text-underline-style="none"/>
    </style:style>
    <style:style style:name="ListLabel_20_693" style:display-name="ListLabel 693" style:family="text">
      <style:text-properties style:text-underline-style="none"/>
    </style:style>
    <style:style style:name="ListLabel_20_694" style:display-name="ListLabel 694" style:family="text">
      <style:text-properties style:font-name="Courier New" fo:font-family="'Courier New'" style:font-family-generic="roman" style:font-pitch="variable" style:text-underline-style="none"/>
    </style:style>
    <style:style style:name="ListLabel_20_695" style:display-name="ListLabel 695" style:family="text">
      <style:text-properties style:text-underline-style="none"/>
    </style:style>
    <style:style style:name="ListLabel_20_696" style:display-name="ListLabel 696" style:family="text">
      <style:text-properties style:text-underline-style="none"/>
    </style:style>
    <style:style style:name="ListLabel_20_697" style:display-name="ListLabel 697" style:family="text">
      <style:text-properties style:text-underline-style="none"/>
    </style:style>
    <style:style style:name="ListLabel_20_698" style:display-name="ListLabel 698" style:family="text">
      <style:text-properties style:text-underline-style="none"/>
    </style:style>
    <style:style style:name="ListLabel_20_699" style:display-name="ListLabel 699" style:family="text">
      <style:text-properties style:text-underline-style="none"/>
    </style:style>
    <style:style style:name="ListLabel_20_700" style:display-name="ListLabel 700" style:family="text">
      <style:text-properties style:text-underline-style="none"/>
    </style:style>
    <style:style style:name="ListLabel_20_701" style:display-name="ListLabel 701" style:family="text">
      <style:text-properties style:text-underline-style="none"/>
    </style:style>
    <style:style style:name="ListLabel_20_702" style:display-name="ListLabel 702" style:family="text">
      <style:text-properties style:text-underline-style="none"/>
    </style:style>
    <style:style style:name="ListLabel_20_703" style:display-name="ListLabel 703" style:family="text">
      <style:text-properties style:font-name="Courier New" fo:font-family="'Courier New'" style:font-family-generic="roman" style:font-pitch="variable" style:text-underline-style="none"/>
    </style:style>
    <style:style style:name="ListLabel_20_704" style:display-name="ListLabel 704" style:family="text">
      <style:text-properties style:text-underline-style="none"/>
    </style:style>
    <style:style style:name="ListLabel_20_705" style:display-name="ListLabel 705" style:family="text">
      <style:text-properties style:text-underline-style="none"/>
    </style:style>
    <style:style style:name="ListLabel_20_706" style:display-name="ListLabel 706" style:family="text">
      <style:text-properties style:text-underline-style="none"/>
    </style:style>
    <style:style style:name="ListLabel_20_707" style:display-name="ListLabel 707" style:family="text">
      <style:text-properties style:text-underline-style="none"/>
    </style:style>
    <style:style style:name="ListLabel_20_708" style:display-name="ListLabel 708" style:family="text">
      <style:text-properties style:text-underline-style="none"/>
    </style:style>
    <style:style style:name="ListLabel_20_709" style:display-name="ListLabel 709" style:family="text">
      <style:text-properties style:text-underline-style="none"/>
    </style:style>
    <style:style style:name="ListLabel_20_710" style:display-name="ListLabel 710" style:family="text">
      <style:text-properties style:text-underline-style="none"/>
    </style:style>
    <style:style style:name="ListLabel_20_711" style:display-name="ListLabel 71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7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7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7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0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1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1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1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1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1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1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2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2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3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3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3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4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4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4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4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4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4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4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5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5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5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5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5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5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5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6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6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6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6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6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6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6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6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7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7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7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7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7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7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8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8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8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8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8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8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8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9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9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9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9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9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9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9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0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0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0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0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0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0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0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1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1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1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1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1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1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1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1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2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2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52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2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2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2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2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2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3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53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3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3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3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3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3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3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54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4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4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4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4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4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4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4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5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5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5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5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5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5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5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5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5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55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6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6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6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6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6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6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6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56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7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7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7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7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7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7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7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7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8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8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8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8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8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bullet text:level="1" text:style-name="ListLabel_20_58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8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8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9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9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9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9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59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9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9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9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0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0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0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60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0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0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0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0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1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1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61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1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1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1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1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1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2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62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2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2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2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2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2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2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bullet text:level="1" text:style-name="ListLabel_20_63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3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3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3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3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3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3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3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bullet text:level="1" text:style-name="ListLabel_20_64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4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4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4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4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4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4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4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4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64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5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5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5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5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5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5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5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bullet text:level="1" text:style-name="ListLabel_20_65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6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6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6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6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6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6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bullet text:level="1" text:style-name="ListLabel_20_66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6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7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7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7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7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7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text:style-name="ListLabel_20_67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7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7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8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8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8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8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bullet text:level="1" text:style-name="ListLabel_20_68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8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8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8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9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9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9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bullet text:level="1" text:style-name="ListLabel_20_69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9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9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9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9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0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0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bullet text:level="1" text:style-name="ListLabel_20_70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0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0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0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0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0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1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42" meta:paragraph-count="2777" meta:word-count="17447" meta:character-count="78330" meta:non-whitespace-character-count="62783"/>
    <meta:generator>LibreOfficeDev/6.0.5.2$Linux_X86_64 LibreOffice_project/</meta:generator>
  </office:meta>
</office:document-meta>
</file>